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99.99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eurist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dge frequency Fal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0451905727386475" calcext:value-type="float">
            <text:p>0.0451905727</text:p>
          </table:table-cell>
          <table:table-cell office:value-type="string" calcext:value-type="string">
            <text:p>e21&amp;e4|e0&amp;e1&amp;e2&amp;e3&amp;e4|e0&amp;e8|e9&amp;e3&amp;e4|e0&amp;e5&amp;e6&amp;e7&amp;e2&amp;e3&amp;e4|e21&amp;e20&amp;e13&amp;e8|e21&amp;e20&amp;e7&amp;e14&amp;e8|e9&amp;e10&amp;e11&amp;e12&amp;e8|e9&amp;e10&amp;e6&amp;e13&amp;e8|e9&amp;e3&amp;e20&amp;e13&amp;e8|e9&amp;e10&amp;e15&amp;e16&amp;e12&amp;e8|e9&amp;e17&amp;e16&amp;e12&amp;e8|e9&amp;e17&amp;e19&amp;e11&amp;e12&amp;e8|e9&amp;e17&amp;e19&amp;e6&amp;e13&amp;e8|e9&amp;e10&amp;e6&amp;e7&amp;e14&amp;e8|e9&amp;e17&amp;e16&amp;e18&amp;e6&amp;e13&amp;e8|e9&amp;e3&amp;e20&amp;e7&amp;e14&amp;e8|e9&amp;e17&amp;e19&amp;e6&amp;e7&amp;e14&amp;e8|e21&amp;e20&amp;e7&amp;e2&amp;e10&amp;e11&amp;e12&amp;e8|e9&amp;e17&amp;e16&amp;e18&amp;e6&amp;e7&amp;e14&amp;e8|e21&amp;e20&amp;e7&amp;e2&amp;e10&amp;e15&amp;e16&amp;e12&amp;e8|e21&amp;e20&amp;e7&amp;e2&amp;e17&amp;e16&amp;e12&amp;e8|e21&amp;e20&amp;e7&amp;e2&amp;e17&amp;e19&amp;e11&amp;e12&amp;e8</text:p>
          </table:table-cell>
          <table:table-cell office:value-type="float" office:value="0.00547409057617188" calcext:value-type="float">
            <text:p>0.0054740906</text:p>
          </table:table-cell>
          <table:table-cell office:value-type="float" office:value="316" calcext:value-type="float">
            <text:p>316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0.488040447235107" calcext:value-type="float">
            <text:p>0.4880404472</text:p>
          </table:table-cell>
          <table:table-cell office:value-type="string" calcext:value-type="string">
            <text:p>e20&amp;e6|e20&amp;e10&amp;e7|e18&amp;e9&amp;e6|e20&amp;e3&amp;e4&amp;e5|e0&amp;e1&amp;e7|e0&amp;e1&amp;e2&amp;e6|e18&amp;e15&amp;e4&amp;e5|e0&amp;e16&amp;e4&amp;e5|e18&amp;e9&amp;e10&amp;e7|e18&amp;e13&amp;e14&amp;e6|e0&amp;e8&amp;e9&amp;e6|e18&amp;e13&amp;e12&amp;e7|e18&amp;e9&amp;e3&amp;e4&amp;e5|e18&amp;e13&amp;e12&amp;e2&amp;e6|e20&amp;e3&amp;e4&amp;e19&amp;e1&amp;e7|e18&amp;e15&amp;e11&amp;e14&amp;e6|e20&amp;e3&amp;e11&amp;e12&amp;e7|e0&amp;e16&amp;e11&amp;e17&amp;e9&amp;e6|e0&amp;e16&amp;e11&amp;e14&amp;e6|e18&amp;e13&amp;e14&amp;e10&amp;e7|e0&amp;e8&amp;e15&amp;e4&amp;e5|e0&amp;e8&amp;e9&amp;e10&amp;e7|e0&amp;e8&amp;e13&amp;e14&amp;e6|e18&amp;e15&amp;e4&amp;e19&amp;e1&amp;e7|e0&amp;e1&amp;e2&amp;e3&amp;e4&amp;e5|e18&amp;e15&amp;e11&amp;e12&amp;e7|e0&amp;e16&amp;e11&amp;e12&amp;e7|e18&amp;e15&amp;e4&amp;e19&amp;e1&amp;e2&amp;e6|e18&amp;e13&amp;e14&amp;e3&amp;e4&amp;e5|e18&amp;e15&amp;e11&amp;e12&amp;e2&amp;e6|e0&amp;e16&amp;e11&amp;e12&amp;e2&amp;e6|e18&amp;e15&amp;e11&amp;e14&amp;e10&amp;e7|e0&amp;e8&amp;e13&amp;e12&amp;e7|e0&amp;e16&amp;e11&amp;e17&amp;e9&amp;e10&amp;e7|e0&amp;e16&amp;e11&amp;e14&amp;e10&amp;e7|e0&amp;e8&amp;e9&amp;e3&amp;e4&amp;e5|e0&amp;e8&amp;e13&amp;e12&amp;e2&amp;e6|e0&amp;e8&amp;e15&amp;e11&amp;e14&amp;e6|e18&amp;e9&amp;e3&amp;e4&amp;e19&amp;e1&amp;e7|e0&amp;e8&amp;e13&amp;e14&amp;e10&amp;e7|e18&amp;e9&amp;e3&amp;e11&amp;e12&amp;e7|e18&amp;e13&amp;e12&amp;e2&amp;e3&amp;e4&amp;e5|e0&amp;e8&amp;e15&amp;e11&amp;e12&amp;e7|e0&amp;e8&amp;e13&amp;e14&amp;e3&amp;e4&amp;e5|e0&amp;e8&amp;e15&amp;e11&amp;e12&amp;e2&amp;e6|e20&amp;e3&amp;e4&amp;e19&amp;e8&amp;e13&amp;e12&amp;e7|e0&amp;e8&amp;e15&amp;e11&amp;e14&amp;e10&amp;e7|e18&amp;e13&amp;e14&amp;e3&amp;e4&amp;e19&amp;e1&amp;e7|e0&amp;e8&amp;e9&amp;e3&amp;e11&amp;e12&amp;e7|e0&amp;e8&amp;e13&amp;e12&amp;e2&amp;e3&amp;e4&amp;e5</text:p>
          </table:table-cell>
          <table:table-cell office:value-type="float" office:value="0.0366427898406982" calcext:value-type="float">
            <text:p>0.0366427898</text:p>
          </table:table-cell>
          <table:table-cell office:value-type="float" office:value="2044" calcext:value-type="float">
            <text:p>2044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1.70378518104553" calcext:value-type="float">
            <text:p>1.703785181</text:p>
          </table:table-cell>
          <table:table-cell office:value-type="string" calcext:value-type="string">
            <text:p>e21&amp;e16|e22&amp;e9|e21&amp;e14&amp;e9|e22&amp;e8&amp;e7|e21&amp;e14&amp;e8&amp;e7|e0&amp;e20&amp;e16|e0&amp;e17&amp;e19&amp;e9|e0&amp;e20&amp;e14&amp;e9|e0&amp;e1&amp;e2&amp;e3&amp;e9|e22&amp;e8&amp;e18&amp;e13&amp;e16|e0&amp;e1&amp;e13&amp;e16|e22&amp;e8&amp;e11&amp;e15&amp;e23&amp;e20&amp;e16|e0&amp;e1&amp;e2&amp;e10&amp;e11&amp;e12&amp;e9|e0&amp;e1&amp;e2&amp;e10&amp;e7|e22&amp;e8&amp;e18&amp;e2&amp;e23&amp;e20&amp;e16|e0&amp;e17&amp;e19&amp;e8&amp;e7|e22&amp;e4&amp;e5&amp;e6&amp;e7|e0&amp;e1&amp;e13&amp;e14&amp;e9|e0&amp;e20&amp;e14&amp;e8&amp;e7|e0&amp;e17&amp;e5&amp;e12&amp;e9|e21&amp;e14&amp;e4&amp;e5&amp;e6&amp;e7|e0&amp;e1&amp;e2&amp;e3&amp;e8&amp;e7|e22&amp;e8&amp;e11&amp;e15&amp;e23&amp;e1&amp;e13&amp;e16|e22&amp;e4&amp;e5&amp;e15&amp;e10&amp;e7|e22&amp;e4&amp;e5&amp;e15&amp;e23&amp;e20&amp;e16|e0&amp;e17&amp;e5&amp;e6&amp;e7|e21&amp;e14&amp;e4&amp;e5&amp;e15&amp;e10&amp;e7|e0&amp;e17&amp;e5&amp;e15&amp;e3&amp;e9|e0&amp;e1&amp;e13&amp;e14&amp;e8&amp;e7|e0&amp;e17&amp;e19&amp;e8&amp;e18&amp;e13&amp;e16|e22&amp;e4&amp;e5&amp;e6&amp;e18&amp;e13&amp;e16|e0&amp;e17&amp;e5&amp;e12&amp;e8&amp;e7|e22&amp;e4&amp;e5&amp;e6&amp;e18&amp;e2&amp;e23&amp;e20&amp;e16|e0&amp;e17&amp;e5&amp;e15&amp;e10&amp;e7|e22&amp;e4&amp;e5&amp;e15&amp;e23&amp;e1&amp;e13&amp;e16|e0&amp;e17&amp;e5&amp;e6&amp;e18&amp;e2&amp;e3&amp;e9|e0&amp;e20&amp;e14&amp;e4&amp;e5&amp;e6&amp;e7|e22&amp;e4&amp;e5&amp;e15&amp;e10&amp;e18&amp;e13&amp;e16|e0&amp;e1&amp;e2&amp;e3&amp;e4&amp;e5&amp;e6&amp;e7|e0&amp;e17&amp;e5&amp;e15&amp;e3&amp;e8&amp;e7|e0&amp;e17&amp;e5&amp;e6&amp;e18&amp;e13&amp;e16|e0&amp;e17&amp;e5&amp;e12&amp;e8&amp;e18&amp;e13&amp;e16|e0&amp;e20&amp;e14&amp;e4&amp;e5&amp;e15&amp;e10&amp;e7|e0&amp;e17&amp;e5&amp;e6&amp;e18&amp;e13&amp;e14&amp;e9|e0&amp;e1&amp;e13&amp;e14&amp;e4&amp;e5&amp;e6&amp;e7|e0&amp;e17&amp;e5&amp;e15&amp;e10&amp;e18&amp;e13&amp;e16|e0&amp;e17&amp;e5&amp;e15&amp;e10&amp;e18&amp;e13&amp;e14&amp;e9|e0&amp;e17&amp;e5&amp;e15&amp;e3&amp;e8&amp;e18&amp;e13&amp;e16|e0&amp;e1&amp;e13&amp;e14&amp;e4&amp;e5&amp;e15&amp;e10&amp;e7</text:p>
          </table:table-cell>
          <table:table-cell office:value-type="float" office:value="0.113779783248901" calcext:value-type="float">
            <text:p>0.1137797832</text:p>
          </table:table-cell>
          <table:table-cell office:value-type="float" office:value="6142" calcext:value-type="float">
            <text:p>6142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17.1316530704498" calcext:value-type="float">
            <text:p>17.1316530704</text:p>
          </table:table-cell>
          <table:table-cell office:value-type="string" calcext:value-type="string">
            <text:p>e27&amp;e15|e28&amp;e18&amp;e15|e28&amp;e14&amp;e12|e0&amp;e20&amp;e12|e0&amp;e1&amp;e15|e27&amp;e2&amp;e12|e27&amp;e13&amp;e14&amp;e12|e21&amp;e17&amp;e15|e0&amp;e20&amp;e10&amp;e18&amp;e15|e21&amp;e25&amp;e18&amp;e15|e28&amp;e18&amp;e2&amp;e12|e0&amp;e16&amp;e4&amp;e18&amp;e15|e21&amp;e7&amp;e8|e28&amp;e14&amp;e22&amp;e1&amp;e15|e21&amp;e25&amp;e14&amp;e12|e0&amp;e16&amp;e9&amp;e8|e0&amp;e16&amp;e4&amp;e14&amp;e12|e0&amp;e1&amp;e2&amp;e12|e0&amp;e1&amp;e13&amp;e14&amp;e12|e0&amp;e20&amp;e3&amp;e4&amp;e18&amp;e15|e21&amp;e17&amp;e2&amp;e12|e21&amp;e11&amp;e4&amp;e18&amp;e15|e21&amp;e7&amp;e19&amp;e18&amp;e15|e28&amp;e14&amp;e3&amp;e24&amp;e1&amp;e15|e21&amp;e17&amp;e13&amp;e14&amp;e12|e28&amp;e5&amp;e6&amp;e17&amp;e15|e28&amp;e14&amp;e3&amp;e9&amp;e8|e0&amp;e20&amp;e3&amp;e9&amp;e8|e21&amp;e11&amp;e24&amp;e20&amp;e12|e27&amp;e2&amp;e3&amp;e9&amp;e8|e21&amp;e11&amp;e24&amp;e1&amp;e15|e0&amp;e16&amp;e9&amp;e19&amp;e18&amp;e15|e21&amp;e11&amp;e9&amp;e8|e21&amp;e25&amp;e18&amp;e2&amp;e12|e21&amp;e11&amp;e4&amp;e14&amp;e12|e21&amp;e7&amp;e19&amp;e14&amp;e12|e27&amp;e13&amp;e14&amp;e3&amp;e9&amp;e8|e0&amp;e16&amp;e4&amp;e18&amp;e2&amp;e12|e28&amp;e5&amp;e23&amp;e20&amp;e12|e28&amp;e14&amp;e22&amp;e16&amp;e9&amp;e8|e21&amp;e7&amp;e26&amp;e4&amp;e18&amp;e15|e28&amp;e5&amp;e23&amp;e1&amp;e15|e21&amp;e25&amp;e14&amp;e22&amp;e1&amp;e15|e27&amp;e2&amp;e22&amp;e16&amp;e9&amp;e8|e28&amp;e5&amp;e6&amp;e7&amp;e8|e0&amp;e16&amp;e9&amp;e19&amp;e14&amp;e12|e21&amp;e7&amp;e26&amp;e24&amp;e20&amp;e12|e21&amp;e7&amp;e26&amp;e24&amp;e1&amp;e15|e27&amp;e13&amp;e5&amp;e23&amp;e20&amp;e12|e27&amp;e13&amp;e14&amp;e22&amp;e16&amp;e9&amp;e8|e21&amp;e11&amp;e24&amp;e20&amp;e10&amp;e18&amp;e15|e21&amp;e7&amp;e26&amp;e4&amp;e14&amp;e12|e27&amp;e13&amp;e5&amp;e6&amp;e7&amp;e8|e28&amp;e18&amp;e2&amp;e3&amp;e9&amp;e8|e0&amp;e20&amp;e3&amp;e9&amp;e19&amp;e18&amp;e15|e21&amp;e11&amp;e9&amp;e19&amp;e18&amp;e15|e0&amp;e20&amp;e10&amp;e5&amp;e6&amp;e17&amp;e15|e21&amp;e11&amp;e4&amp;e18&amp;e2&amp;e12|e21&amp;e25&amp;e14&amp;e3&amp;e24&amp;e1&amp;e15|e21&amp;e7&amp;e19&amp;e18&amp;e2&amp;e12|e21&amp;e25&amp;e14&amp;e3&amp;e9&amp;e8|e21&amp;e7&amp;e26&amp;e24&amp;e20&amp;e10&amp;e18&amp;e15|e28&amp;e18&amp;e2&amp;e22&amp;e16&amp;e9&amp;e8|e28&amp;e5&amp;e6&amp;e17&amp;e2&amp;e12|e0&amp;e16&amp;e4&amp;e5&amp;e6&amp;e17&amp;e15|e21&amp;e11&amp;e4&amp;e14&amp;e22&amp;e1&amp;e15|e21&amp;e7&amp;e19&amp;e14&amp;e22&amp;e1&amp;e15|e21&amp;e11&amp;e9&amp;e19&amp;e14&amp;e12|e0&amp;e1&amp;e2&amp;e3&amp;e9&amp;e8|e21&amp;e11&amp;e24&amp;e1&amp;e2&amp;e12|e0&amp;e16&amp;e9&amp;e19&amp;e18&amp;e2&amp;e12|e28&amp;e5&amp;e23&amp;e16&amp;e9&amp;e8|e0&amp;e1&amp;e13&amp;e14&amp;e3&amp;e9&amp;e8|e21&amp;e25&amp;e5&amp;e23&amp;e20&amp;e12|e21&amp;e25&amp;e14&amp;e22&amp;e16&amp;e9&amp;e8|e28&amp;e5&amp;e6&amp;e11&amp;e24&amp;e20&amp;e12|e21&amp;e11&amp;e24&amp;e1&amp;e13&amp;e14&amp;e12|e21&amp;e25&amp;e5&amp;e23&amp;e1&amp;e15|e28&amp;e5&amp;e6&amp;e11&amp;e24&amp;e1&amp;e15|e21&amp;e7&amp;e26&amp;e4&amp;e18&amp;e2&amp;e12|e28&amp;e5&amp;e23&amp;e1&amp;e2&amp;e12|e0&amp;e20&amp;e10&amp;e5&amp;e6&amp;e7&amp;e8|e28&amp;e5&amp;e6&amp;e11&amp;e9&amp;e8|e27&amp;e2&amp;e10&amp;e5&amp;e6&amp;e7&amp;e8|e21&amp;e17&amp;e2&amp;e3&amp;e9&amp;e8|e21&amp;e7&amp;e26&amp;e4&amp;e14&amp;e22&amp;e1&amp;e15|e27&amp;e13&amp;e5&amp;e23&amp;e16&amp;e9&amp;e8|e21&amp;e17&amp;e13&amp;e14&amp;e3&amp;e9&amp;e8|e27&amp;e13&amp;e5&amp;e6&amp;e11&amp;e24&amp;e20&amp;e12|e0&amp;e16&amp;e4&amp;e5&amp;e6&amp;e7&amp;e8|e21&amp;e7&amp;e26&amp;e24&amp;e1&amp;e2&amp;e12|e27&amp;e13&amp;e5&amp;e6&amp;e11&amp;e9&amp;e8|e0&amp;e20&amp;e3&amp;e4&amp;e5&amp;e6&amp;e17&amp;e15|e21&amp;e17&amp;e2&amp;e22&amp;e16&amp;e9&amp;e8|e28&amp;e5&amp;e6&amp;e7&amp;e26&amp;e24&amp;e20&amp;e12|e21&amp;e7&amp;e26&amp;e24&amp;e1&amp;e13&amp;e14&amp;e12|e28&amp;e5&amp;e6&amp;e7&amp;e26&amp;e24&amp;e1&amp;e15|e21&amp;e25&amp;e18&amp;e2&amp;e3&amp;e9&amp;e8|e21&amp;e7&amp;e19&amp;e14&amp;e3&amp;e24&amp;e1&amp;e15|e0&amp;e1&amp;e13&amp;e5&amp;e6&amp;e7&amp;e8|e21&amp;e17&amp;e13&amp;e5&amp;e23&amp;e20&amp;e12|e21&amp;e17&amp;e13&amp;e14&amp;e22&amp;e16&amp;e9&amp;e8|e28&amp;e5&amp;e23&amp;e20&amp;e3&amp;e9&amp;e8|e21&amp;e11&amp;e9&amp;e19&amp;e18&amp;e2&amp;e12|e27&amp;e13&amp;e5&amp;e6&amp;e7&amp;e26&amp;e24&amp;e20&amp;e12|e0&amp;e16&amp;e9&amp;e19&amp;e5&amp;e6&amp;e17&amp;e15|e21&amp;e11&amp;e9&amp;e19&amp;e14&amp;e22&amp;e1&amp;e15|e21&amp;e25&amp;e18&amp;e2&amp;e22&amp;e16&amp;e9&amp;e8|e21&amp;e11&amp;e4&amp;e5&amp;e23&amp;e20&amp;e12|e21&amp;e11&amp;e4&amp;e5&amp;e23&amp;e1&amp;e15|e21&amp;e7&amp;e19&amp;e5&amp;e23&amp;e20&amp;e12|e27&amp;e13&amp;e5&amp;e23&amp;e20&amp;e3&amp;e9&amp;e8|e21&amp;e7&amp;e19&amp;e5&amp;e23&amp;e1&amp;e15|e0&amp;e16&amp;e4&amp;e5&amp;e6&amp;e17&amp;e2&amp;e12|e0&amp;e20&amp;e3&amp;e4&amp;e5&amp;e6&amp;e7&amp;e8|e27&amp;e2&amp;e3&amp;e4&amp;e5&amp;e6&amp;e7&amp;e8|e27&amp;e2&amp;e10&amp;e5&amp;e23&amp;e16&amp;e9&amp;e8|e0&amp;e20&amp;e10&amp;e5&amp;e6&amp;e11&amp;e9&amp;e8|e21&amp;e25&amp;e5&amp;e23&amp;e16&amp;e9&amp;e8|e27&amp;e2&amp;e10&amp;e5&amp;e6&amp;e11&amp;e9&amp;e8|e21&amp;e25&amp;e5&amp;e23&amp;e1&amp;e2&amp;e12|e28&amp;e5&amp;e6&amp;e11&amp;e24&amp;e1&amp;e2&amp;e12|e0&amp;e1&amp;e2&amp;e10&amp;e5&amp;e6&amp;e7&amp;e8|e21&amp;e7&amp;e26&amp;e4&amp;e5&amp;e23&amp;e20&amp;e12|e27&amp;e2&amp;e22&amp;e16&amp;e4&amp;e5&amp;e6&amp;e7&amp;e8|e21&amp;e7&amp;e26&amp;e4&amp;e5&amp;e23&amp;e1&amp;e15|e28&amp;e5&amp;e6&amp;e17&amp;e2&amp;e3&amp;e9&amp;e8|e0&amp;e20&amp;e3&amp;e9&amp;e19&amp;e5&amp;e6&amp;e17&amp;e15|e0&amp;e1&amp;e13&amp;e5&amp;e6&amp;e11&amp;e9&amp;e8|e28&amp;e5&amp;e6&amp;e7&amp;e26&amp;e24&amp;e1&amp;e2&amp;e12|e21&amp;e17&amp;e13&amp;e5&amp;e23&amp;e16&amp;e9&amp;e8|e21&amp;e25&amp;e5&amp;e23&amp;e20&amp;e3&amp;e9&amp;e8|e28&amp;e5&amp;e6&amp;e17&amp;e2&amp;e22&amp;e16&amp;e9&amp;e8|e28&amp;e5&amp;e23&amp;e1&amp;e2&amp;e3&amp;e9&amp;e8|e21&amp;e11&amp;e9&amp;e19&amp;e5&amp;e23&amp;e20&amp;e12|e21&amp;e11&amp;e9&amp;e19&amp;e5&amp;e23&amp;e1&amp;e15|e0&amp;e16&amp;e9&amp;e19&amp;e5&amp;e6&amp;e17&amp;e2&amp;e12|e21&amp;e11&amp;e4&amp;e5&amp;e23&amp;e1&amp;e2&amp;e12|e21&amp;e7&amp;e19&amp;e5&amp;e23&amp;e1&amp;e2&amp;e12|e0&amp;e1&amp;e2&amp;e3&amp;e4&amp;e5&amp;e6&amp;e7&amp;e8|e0&amp;e1&amp;e2&amp;e10&amp;e5&amp;e6&amp;e11&amp;e9&amp;e8|e21&amp;e17&amp;e13&amp;e5&amp;e23&amp;e20&amp;e3&amp;e9&amp;e8|e21&amp;e17&amp;e2&amp;e10&amp;e5&amp;e23&amp;e16&amp;e9&amp;e8|e21&amp;e7&amp;e26&amp;e4&amp;e5&amp;e23&amp;e1&amp;e2&amp;e12|e21&amp;e25&amp;e5&amp;e23&amp;e1&amp;e2&amp;e3&amp;e9&amp;e8|e21&amp;e11&amp;e9&amp;e19&amp;e5&amp;e23&amp;e1&amp;e2&amp;e12</text:p>
          </table:table-cell>
          <table:table-cell office:value-type="float" office:value="0.882319211959839" calcext:value-type="float">
            <text:p>0.882319212</text:p>
          </table:table-cell>
          <table:table-cell office:value-type="float" office:value="40569" calcext:value-type="float">
            <text:p>40569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562910795211792" calcext:value-type="float">
            <text:p>0.5629107952</text:p>
          </table:table-cell>
          <table:table-cell office:value-type="string" calcext:value-type="string">
            <text:p>e15&amp;e4|e15&amp;e13&amp;e11|e0&amp;e12&amp;e4|e15&amp;e16&amp;e1&amp;e11|e0&amp;e1&amp;e11|e17&amp;e20&amp;e12&amp;e4|e0&amp;e12&amp;e13&amp;e11|e17&amp;e20&amp;e1&amp;e11|e0&amp;e1&amp;e2&amp;e3&amp;e4|e17&amp;e10&amp;e3&amp;e4|e17&amp;e20&amp;e12&amp;e13&amp;e11|e0&amp;e14&amp;e10&amp;e3&amp;e4|e15&amp;e13&amp;e2&amp;e5&amp;e8|e17&amp;e20&amp;e1&amp;e2&amp;e3&amp;e4|e15&amp;e16&amp;e1&amp;e2&amp;e5&amp;e8|e17&amp;e10&amp;e3&amp;e13&amp;e11|e0&amp;e1&amp;e2&amp;e5&amp;e8|e0&amp;e14&amp;e10&amp;e3&amp;e13&amp;e11|e15&amp;e16&amp;e14&amp;e10&amp;e5&amp;e8|e17&amp;e10&amp;e5&amp;e8|e0&amp;e14&amp;e10&amp;e5&amp;e8|e0&amp;e1&amp;e9&amp;e10&amp;e3&amp;e4|e0&amp;e12&amp;e13&amp;e2&amp;e5&amp;e8|e15&amp;e13&amp;e9&amp;e10&amp;e5&amp;e8|e17&amp;e10&amp;e3&amp;e16&amp;e1&amp;e11|e17&amp;e20&amp;e1&amp;e2&amp;e5&amp;e8|e17&amp;e10&amp;e5&amp;e18&amp;e12&amp;e4|e17&amp;e20&amp;e12&amp;e13&amp;e2&amp;e5&amp;e8|e15&amp;e16&amp;e1&amp;e9&amp;e10&amp;e5&amp;e8|e0&amp;e1&amp;e2&amp;e5&amp;e6&amp;e7&amp;e4|e0&amp;e1&amp;e9&amp;e10&amp;e5&amp;e8|e17&amp;e10&amp;e5&amp;e6&amp;e7&amp;e4|e0&amp;e14&amp;e10&amp;e5&amp;e6&amp;e7&amp;e4|e17&amp;e10&amp;e5&amp;e18&amp;e1&amp;e11|e0&amp;e12&amp;e13&amp;e9&amp;e10&amp;e5&amp;e8|e17&amp;e10&amp;e5&amp;e6&amp;e19&amp;e12&amp;e4|e17&amp;e10&amp;e5&amp;e18&amp;e12&amp;e13&amp;e11|e17&amp;e20&amp;e1&amp;e2&amp;e5&amp;e6&amp;e7&amp;e4|e17&amp;e10&amp;e5&amp;e6&amp;e19&amp;e1&amp;e11|e17&amp;e10&amp;e5&amp;e6&amp;e7&amp;e13&amp;e11|e0&amp;e14&amp;e10&amp;e5&amp;e6&amp;e7&amp;e13&amp;e11|e0&amp;e1&amp;e9&amp;e10&amp;e5&amp;e6&amp;e7&amp;e4|e17&amp;e10&amp;e5&amp;e6&amp;e19&amp;e12&amp;e13&amp;e11|e17&amp;e10&amp;e5&amp;e6&amp;e7&amp;e16&amp;e1&amp;e11</text:p>
          </table:table-cell>
          <table:table-cell office:value-type="float" office:value="0.0167202949523926" calcext:value-type="float">
            <text:p>0.016720295</text:p>
          </table:table-cell>
          <table:table-cell office:value-type="float" office:value="1039" calcext:value-type="float">
            <text:p>1039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0487391948699951" calcext:value-type="float">
            <text:p>0.0487391949</text:p>
          </table:table-cell>
          <table:table-cell office:value-type="string" calcext:value-type="string">
            <text:p>e19|e17&amp;e3|e0&amp;e1&amp;e2&amp;e3|e17&amp;e18&amp;e14&amp;e10&amp;e11|e0&amp;e14&amp;e10&amp;e11|e0&amp;e14&amp;e16&amp;e2&amp;e3|e0&amp;e1&amp;e4&amp;e12&amp;e3|e0&amp;e14&amp;e10&amp;e15&amp;e12&amp;e3|e17&amp;e18&amp;e1&amp;e4&amp;e13&amp;e10&amp;e11|e0&amp;e1&amp;e4&amp;e13&amp;e10&amp;e11|e0&amp;e14&amp;e16&amp;e4&amp;e12&amp;e3|e17&amp;e18&amp;e1&amp;e4&amp;e5&amp;e6&amp;e8|e0&amp;e1&amp;e4&amp;e5&amp;e6&amp;e8|e17&amp;e18&amp;e1&amp;e4&amp;e5&amp;e9&amp;e10&amp;e11|e0&amp;e1&amp;e4&amp;e5&amp;e9&amp;e10&amp;e11|e17&amp;e18&amp;e14&amp;e10&amp;e15&amp;e5&amp;e6&amp;e8|e0&amp;e14&amp;e10&amp;e15&amp;e5&amp;e6&amp;e8|e0&amp;e1&amp;e4&amp;e5&amp;e6&amp;e7&amp;e3|e17&amp;e18&amp;e14&amp;e16&amp;e4&amp;e5&amp;e6&amp;e8|e0&amp;e14&amp;e16&amp;e4&amp;e5&amp;e6&amp;e8|e0&amp;e14&amp;e10&amp;e15&amp;e5&amp;e6&amp;e7&amp;e3|e0&amp;e14&amp;e16&amp;e4&amp;e5&amp;e6&amp;e7&amp;e3</text:p>
          </table:table-cell>
          <table:table-cell office:value-type="float" office:value="0.0126209259033203" calcext:value-type="float">
            <text:p>0.0126209259</text:p>
          </table:table-cell>
          <table:table-cell office:value-type="float" office:value="867" calcext:value-type="float">
            <text:p>867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121607780456543" calcext:value-type="float">
            <text:p>0.012160778</text:p>
          </table:table-cell>
          <table:table-cell office:value-type="string" calcext:value-type="string">
            <text:p>e14|e0&amp;e1&amp;e7&amp;e6|e11&amp;e12&amp;e7&amp;e6|e11&amp;e13&amp;e1&amp;e7&amp;e6|e0&amp;e8&amp;e9&amp;e4&amp;e5&amp;e6|e0&amp;e1&amp;e2&amp;e3&amp;e4&amp;e5&amp;e6|e0&amp;e8&amp;e9&amp;e4&amp;e10&amp;e7&amp;e6|e11&amp;e12&amp;e2&amp;e3&amp;e4&amp;e5&amp;e6|e11&amp;e13&amp;e8&amp;e9&amp;e4&amp;e5&amp;e6|e11&amp;e13&amp;e1&amp;e2&amp;e3&amp;e4&amp;e5&amp;e6|e11&amp;e13&amp;e8&amp;e9&amp;e4&amp;e10&amp;e7&amp;e6</text:p>
          </table:table-cell>
          <table:table-cell office:value-type="float" office:value="0.00299715995788574" calcext:value-type="float">
            <text:p>0.00299716</text:p>
          </table:table-cell>
          <table:table-cell office:value-type="float" office:value="230" calcext:value-type="float">
            <text:p>230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338.66663479805" calcext:value-type="float">
            <text:p>338.6666347981</text:p>
          </table:table-cell>
          <table:table-cell office:value-type="string" calcext:value-type="string">
            <text:p>e30|e0&amp;e22|e29&amp;e9|e0&amp;e18&amp;e12&amp;e9|e23&amp;e12&amp;e9|e23&amp;e28&amp;e22|e29&amp;e24&amp;e22|e0&amp;e1&amp;e17|e29&amp;e6&amp;e28&amp;e22|e0&amp;e18&amp;e7&amp;e8|e23&amp;e7&amp;e8|e23&amp;e12&amp;e24&amp;e22|e29&amp;e6&amp;e7&amp;e8|e23&amp;e28&amp;e1&amp;e17|e29&amp;e24&amp;e1&amp;e17|e0&amp;e1&amp;e2&amp;e15&amp;e9|e23&amp;e16&amp;e27&amp;e22|e29&amp;e24&amp;e18&amp;e7&amp;e8|e29&amp;e6&amp;e28&amp;e1&amp;e17|e0&amp;e18&amp;e16&amp;e14&amp;e8|e0&amp;e1&amp;e2&amp;e3&amp;e11&amp;e12&amp;e9|e23&amp;e16&amp;e14&amp;e8|e29&amp;e6&amp;e16&amp;e27&amp;e22|e23&amp;e12&amp;e24&amp;e1&amp;e17|e0&amp;e18&amp;e7&amp;e13&amp;e5&amp;e9|e29&amp;e6&amp;e16&amp;e14&amp;e8|e23&amp;e7&amp;e13&amp;e5&amp;e9|e0&amp;e1&amp;e2&amp;e3&amp;e14&amp;e8|e23&amp;e7&amp;e13&amp;e26&amp;e22|e0&amp;e18&amp;e7&amp;e20&amp;e15&amp;e9|e0&amp;e18&amp;e16&amp;e4&amp;e10&amp;e8|e23&amp;e28&amp;e1&amp;e2&amp;e15&amp;e9|e0&amp;e18&amp;e7&amp;e20&amp;e21&amp;e17|e23&amp;e7&amp;e20&amp;e15&amp;e9|e23&amp;e16&amp;e4&amp;e10&amp;e8|e23&amp;e7&amp;e20&amp;e21&amp;e17|e29&amp;e6&amp;e7&amp;e13&amp;e26&amp;e22|e0&amp;e18&amp;e16&amp;e4&amp;e5&amp;e9|e0&amp;e18&amp;e7&amp;e13&amp;e19&amp;e17|e23&amp;e7&amp;e20&amp;e21&amp;e25&amp;e22|e0&amp;e1&amp;e2&amp;e3&amp;e11&amp;e7&amp;e8|e23&amp;e16&amp;e4&amp;e5&amp;e9|e29&amp;e24&amp;e18&amp;e16&amp;e14&amp;e8|e23&amp;e7&amp;e13&amp;e19&amp;e17|e23&amp;e16&amp;e27&amp;e1&amp;e17|e23&amp;e16&amp;e4&amp;e26&amp;e22|e29&amp;e6&amp;e16&amp;e4&amp;e10&amp;e8|e23&amp;e7&amp;e13&amp;e19&amp;e25&amp;e22|e29&amp;e6&amp;e7&amp;e20&amp;e21&amp;e17|e0&amp;e1&amp;e2&amp;e3&amp;e4&amp;e10&amp;e8|e29&amp;e6&amp;e7&amp;e20&amp;e21&amp;e25&amp;e22|e23&amp;e7&amp;e20&amp;e3&amp;e27&amp;e22|e23&amp;e7&amp;e13&amp;e5&amp;e24&amp;e22|e29&amp;e6&amp;e7&amp;e13&amp;e19&amp;e17|e29&amp;e6&amp;e16&amp;e27&amp;e1&amp;e17|e0&amp;e18&amp;e16&amp;e14&amp;e13&amp;e5&amp;e9|e29&amp;e6&amp;e16&amp;e4&amp;e26&amp;e22|e0&amp;e1&amp;e2&amp;e3&amp;e4&amp;e5&amp;e9|e29&amp;e6&amp;e7&amp;e13&amp;e19&amp;e25&amp;e22|e0&amp;e1&amp;e2&amp;e15&amp;e6&amp;e7&amp;e8|e0&amp;e18&amp;e16&amp;e4&amp;e19&amp;e17|e23&amp;e16&amp;e14&amp;e13&amp;e5&amp;e9|e23&amp;e28&amp;e1&amp;e2&amp;e3&amp;e14&amp;e8|e29&amp;e24&amp;e1&amp;e2&amp;e3&amp;e14&amp;e8|e23&amp;e16&amp;e4&amp;e19&amp;e17|e29&amp;e6&amp;e7&amp;e20&amp;e3&amp;e27&amp;e22|e23&amp;e16&amp;e14&amp;e13&amp;e26&amp;e22|e23&amp;e7&amp;e20&amp;e15&amp;e24&amp;e22|e0&amp;e18&amp;e16&amp;e14&amp;e20&amp;e15&amp;e9|e23&amp;e16&amp;e4&amp;e19&amp;e25&amp;e22|e29&amp;e24&amp;e18&amp;e16&amp;e4&amp;e10&amp;e8|e29&amp;e24&amp;e18&amp;e7&amp;e20&amp;e21&amp;e17|e23&amp;e7&amp;e13&amp;e26&amp;e1&amp;e17|e0&amp;e18&amp;e16&amp;e14&amp;e20&amp;e21&amp;e17|e23&amp;e16&amp;e14&amp;e20&amp;e15&amp;e9|e29&amp;e6&amp;e28&amp;e1&amp;e2&amp;e3&amp;e14&amp;e8|e23&amp;e16&amp;e4&amp;e5&amp;e24&amp;e22|e29&amp;e6&amp;e16&amp;e4&amp;e19&amp;e17|e23&amp;e16&amp;e14&amp;e20&amp;e21&amp;e17|e29&amp;e24&amp;e18&amp;e7&amp;e13&amp;e19&amp;e17|e29&amp;e6&amp;e16&amp;e14&amp;e13&amp;e26&amp;e22|e0&amp;e1&amp;e2&amp;e3&amp;e14&amp;e13&amp;e5&amp;e9|e0&amp;e18&amp;e7&amp;e13&amp;e19&amp;e2&amp;e15&amp;e9|e0&amp;e18&amp;e16&amp;e14&amp;e13&amp;e19&amp;e17|e29&amp;e24&amp;e1&amp;e2&amp;e3&amp;e11&amp;e7&amp;e8|e29&amp;e6&amp;e16&amp;e4&amp;e19&amp;e25&amp;e22|e23&amp;e16&amp;e14&amp;e20&amp;e21&amp;e25&amp;e22|e29&amp;e6&amp;e7&amp;e13&amp;e26&amp;e1&amp;e17|e23&amp;e7&amp;e13&amp;e19&amp;e2&amp;e15&amp;e9|e23&amp;e16&amp;e27&amp;e1&amp;e2&amp;e15&amp;e9|e23&amp;e16&amp;e14&amp;e13&amp;e19&amp;e17|e23&amp;e12&amp;e24&amp;e1&amp;e2&amp;e3&amp;e14&amp;e8|e23&amp;e16&amp;e14&amp;e13&amp;e19&amp;e25&amp;e22|e23&amp;e28&amp;e1&amp;e2&amp;e3&amp;e4&amp;e10&amp;e8|e29&amp;e6&amp;e16&amp;e14&amp;e20&amp;e21&amp;e17|e29&amp;e24&amp;e1&amp;e2&amp;e3&amp;e4&amp;e10&amp;e8|e0&amp;e18&amp;e7&amp;e20&amp;e3&amp;e4&amp;e5&amp;e9|e23&amp;e16&amp;e4&amp;e26&amp;e1&amp;e17|e29&amp;e6&amp;e16&amp;e14&amp;e20&amp;e21&amp;e25&amp;e22|e0&amp;e1&amp;e2&amp;e3&amp;e11&amp;e7&amp;e13&amp;e5&amp;e9|e0&amp;e18&amp;e16&amp;e4&amp;e10&amp;e20&amp;e15&amp;e9|e23&amp;e16&amp;e14&amp;e13&amp;e5&amp;e24&amp;e22|e23&amp;e28&amp;e1&amp;e2&amp;e3&amp;e4&amp;e5&amp;e9|e29&amp;e6&amp;e16&amp;e14&amp;e13&amp;e19&amp;e17|e23&amp;e7&amp;e20&amp;e3&amp;e4&amp;e5&amp;e9|e0&amp;e18&amp;e16&amp;e4&amp;e10&amp;e20&amp;e21&amp;e17|e29&amp;e24&amp;e18&amp;e16&amp;e4&amp;e19&amp;e17|e0&amp;e18&amp;e16&amp;e4&amp;e19&amp;e2&amp;e15&amp;e9|e23&amp;e16&amp;e4&amp;e10&amp;e20&amp;e15&amp;e9|e23&amp;e7&amp;e20&amp;e3&amp;e27&amp;e1&amp;e17|e29&amp;e6&amp;e16&amp;e14&amp;e13&amp;e19&amp;e25&amp;e22|e29&amp;e6&amp;e28&amp;e1&amp;e2&amp;e3&amp;e4&amp;e10&amp;e8|e0&amp;e1&amp;e2&amp;e15&amp;e6&amp;e16&amp;e14&amp;e8|e23&amp;e7&amp;e13&amp;e5&amp;e24&amp;e1&amp;e17|e23&amp;e7&amp;e20&amp;e3&amp;e4&amp;e26&amp;e22|e23&amp;e16&amp;e4&amp;e10&amp;e20&amp;e21&amp;e17|e29&amp;e6&amp;e16&amp;e4&amp;e26&amp;e1&amp;e17|e23&amp;e16&amp;e4&amp;e19&amp;e2&amp;e15&amp;e9|e23&amp;e7&amp;e13&amp;e19&amp;e2&amp;e3&amp;e27&amp;e22|e23&amp;e16&amp;e14&amp;e20&amp;e15&amp;e24&amp;e22|e23&amp;e16&amp;e4&amp;e10&amp;e20&amp;e21&amp;e25&amp;e22|e23&amp;e7&amp;e13&amp;e26&amp;e1&amp;e2&amp;e15&amp;e9|e29&amp;e24&amp;e18&amp;e16&amp;e14&amp;e20&amp;e21&amp;e17|e29&amp;e6&amp;e7&amp;e20&amp;e3&amp;e27&amp;e1&amp;e17|e23&amp;e16&amp;e14&amp;e13&amp;e26&amp;e1&amp;e17|e23&amp;e7&amp;e20&amp;e15&amp;e24&amp;e1&amp;e17|e23&amp;e12&amp;e24&amp;e1&amp;e2&amp;e3&amp;e4&amp;e10&amp;e8|e29&amp;e6&amp;e7&amp;e20&amp;e3&amp;e4&amp;e26&amp;e22|e0&amp;e18&amp;e7&amp;e20&amp;e3&amp;e4&amp;e19&amp;e17|e23&amp;e28&amp;e1&amp;e2&amp;e3&amp;e14&amp;e13&amp;e5&amp;e9|e29&amp;e6&amp;e16&amp;e4&amp;e10&amp;e20&amp;e21&amp;e17|e29&amp;e6&amp;e7&amp;e13&amp;e19&amp;e2&amp;e3&amp;e27&amp;e22|e23&amp;e7&amp;e13&amp;e19&amp;e2&amp;e15&amp;e24&amp;e22|e29&amp;e24&amp;e18&amp;e16&amp;e14&amp;e13&amp;e19&amp;e17|e0&amp;e18&amp;e16&amp;e14&amp;e13&amp;e19&amp;e2&amp;e15&amp;e9|e29&amp;e6&amp;e16&amp;e4&amp;e10&amp;e20&amp;e21&amp;e25&amp;e22|e23&amp;e7&amp;e20&amp;e3&amp;e4&amp;e19&amp;e17|e23&amp;e16&amp;e4&amp;e5&amp;e24&amp;e1&amp;e17|e29&amp;e6&amp;e16&amp;e14&amp;e13&amp;e26&amp;e1&amp;e17|e23&amp;e16&amp;e14&amp;e13&amp;e19&amp;e2&amp;e15&amp;e9|e23&amp;e7&amp;e20&amp;e3&amp;e4&amp;e19&amp;e25&amp;e22|e0&amp;e1&amp;e2&amp;e3&amp;e4&amp;e5&amp;e6&amp;e7&amp;e8|e0&amp;e1&amp;e2&amp;e15&amp;e6&amp;e16&amp;e4&amp;e10&amp;e8|e23&amp;e7&amp;e20&amp;e3&amp;e4&amp;e5&amp;e24&amp;e22|e23&amp;e16&amp;e4&amp;e26&amp;e1&amp;e2&amp;e15&amp;e9|e29&amp;e6&amp;e7&amp;e20&amp;e3&amp;e4&amp;e19&amp;e17|e23&amp;e16&amp;e4&amp;e10&amp;e20&amp;e15&amp;e24&amp;e22|e29&amp;e6&amp;e7&amp;e20&amp;e3&amp;e4&amp;e19&amp;e25&amp;e22|e29&amp;e24&amp;e18&amp;e16&amp;e4&amp;e10&amp;e20&amp;e21&amp;e17|e23&amp;e16&amp;e4&amp;e19&amp;e2&amp;e15&amp;e24&amp;e22|e23&amp;e16&amp;e14&amp;e13&amp;e5&amp;e24&amp;e1&amp;e17|e23&amp;e7&amp;e20&amp;e3&amp;e4&amp;e26&amp;e1&amp;e17|e23&amp;e16&amp;e14&amp;e13&amp;e26&amp;e1&amp;e2&amp;e15&amp;e9|e23&amp;e16&amp;e14&amp;e20&amp;e15&amp;e24&amp;e1&amp;e17|e29&amp;e24&amp;e18&amp;e7&amp;e20&amp;e3&amp;e4&amp;e19&amp;e17|e23&amp;e16&amp;e14&amp;e13&amp;e19&amp;e2&amp;e15&amp;e24&amp;e22|e29&amp;e6&amp;e7&amp;e20&amp;e3&amp;e4&amp;e26&amp;e1&amp;e17|e23&amp;e7&amp;e20&amp;e3&amp;e4&amp;e5&amp;e24&amp;e1&amp;e17|e23&amp;e16&amp;e4&amp;e10&amp;e20&amp;e15&amp;e24&amp;e1&amp;e17</text:p>
          </table:table-cell>
          <table:table-cell office:value-type="float" office:value="3.74520015716553" calcext:value-type="float">
            <text:p>3.7452001572</text:p>
          </table:table-cell>
          <table:table-cell office:value-type="float" office:value="154022" calcext:value-type="float">
            <text:p>154022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1.32682228088379" calcext:value-type="float">
            <text:p>1.3268222809</text:p>
          </table:table-cell>
          <table:table-cell office:value-type="string" calcext:value-type="string">
            <text:p>e23&amp;e4|e24&amp;e9&amp;e4|e21&amp;e14&amp;e9&amp;e4|e24&amp;e15&amp;e3&amp;e4|e21&amp;e13&amp;e3&amp;e4|e21&amp;e7&amp;e8&amp;e4|e21&amp;e14&amp;e15&amp;e3&amp;e4|e24&amp;e6&amp;e13&amp;e3&amp;e4|e21&amp;e13&amp;e5&amp;e9&amp;e4|e24&amp;e6&amp;e7&amp;e8&amp;e4|e24&amp;e15&amp;e17&amp;e10&amp;e8&amp;e4|e0&amp;e16&amp;e3&amp;e4|e21&amp;e18&amp;e10&amp;e8&amp;e4|e21&amp;e18&amp;e2&amp;e3&amp;e4|e21&amp;e13&amp;e17&amp;e10&amp;e8&amp;e4|e0&amp;e19&amp;e14&amp;e9&amp;e4|e21&amp;e18&amp;e22&amp;e16&amp;e3&amp;e4|e24&amp;e6&amp;e18&amp;e10&amp;e8&amp;e4|e21&amp;e7&amp;e11&amp;e3&amp;e4|e24&amp;e6&amp;e18&amp;e2&amp;e3&amp;e4|e0&amp;e1&amp;e10&amp;e8&amp;e4|e21&amp;e14&amp;e15&amp;e17&amp;e10&amp;e8&amp;e4|e24&amp;e6&amp;e13&amp;e17&amp;e10&amp;e8&amp;e4|e0&amp;e1&amp;e2&amp;e3&amp;e4|e0&amp;e1&amp;e12&amp;e14&amp;e9&amp;e4|e24&amp;e15&amp;e17&amp;e12&amp;e7&amp;e8&amp;e4|e0&amp;e16&amp;e5&amp;e9&amp;e4|e0&amp;e19&amp;e13&amp;e3&amp;e4|e21&amp;e18&amp;e2&amp;e5&amp;e9&amp;e4|e21&amp;e7&amp;e20&amp;e2&amp;e3&amp;e4|e24&amp;e6&amp;e18&amp;e22&amp;e16&amp;e3&amp;e4|e24&amp;e6&amp;e7&amp;e11&amp;e3&amp;e4|e0&amp;e1&amp;e12&amp;e13&amp;e3&amp;e4|e0&amp;e19&amp;e7&amp;e8&amp;e4|e21&amp;e18&amp;e10&amp;e11&amp;e3&amp;e4|e0&amp;e19&amp;e14&amp;e15&amp;e3&amp;e4|e21&amp;e18&amp;e22&amp;e16&amp;e5&amp;e9&amp;e4|e0&amp;e16&amp;e17&amp;e10&amp;e8&amp;e4|e21&amp;e7&amp;e20&amp;e22&amp;e16&amp;e3&amp;e4|e21&amp;e7&amp;e11&amp;e5&amp;e9&amp;e4|e0&amp;e16&amp;e17&amp;e12&amp;e14&amp;e9&amp;e4|e24&amp;e6&amp;e7&amp;e20&amp;e2&amp;e3&amp;e4|e0&amp;e1&amp;e2&amp;e5&amp;e9&amp;e4|e0&amp;e1&amp;e12&amp;e7&amp;e8&amp;e4|e24&amp;e15&amp;e17&amp;e22&amp;e19&amp;e7&amp;e8&amp;e4|e0&amp;e1&amp;e12&amp;e14&amp;e15&amp;e3&amp;e4|e0&amp;e19&amp;e13&amp;e5&amp;e9&amp;e4|e24&amp;e6&amp;e18&amp;e10&amp;e11&amp;e3&amp;e4|e21&amp;e7&amp;e20&amp;e2&amp;e5&amp;e9&amp;e4|e24&amp;e6&amp;e7&amp;e20&amp;e22&amp;e16&amp;e3&amp;e4|e0&amp;e1&amp;e10&amp;e11&amp;e3&amp;e4|e0&amp;e19&amp;e18&amp;e10&amp;e8&amp;e4|e0&amp;e1&amp;e12&amp;e13&amp;e5&amp;e9&amp;e4|e0&amp;e19&amp;e18&amp;e2&amp;e3&amp;e4|e21&amp;e18&amp;e10&amp;e11&amp;e5&amp;e9&amp;e4|e0&amp;e19&amp;e13&amp;e17&amp;e10&amp;e8&amp;e4|e21&amp;e7&amp;e20&amp;e22&amp;e16&amp;e5&amp;e9&amp;e4|e0&amp;e16&amp;e17&amp;e12&amp;e7&amp;e8&amp;e4|e0&amp;e19&amp;e7&amp;e11&amp;e3&amp;e4|e0&amp;e19&amp;e14&amp;e15&amp;e17&amp;e10&amp;e8&amp;e4|e0&amp;e1&amp;e10&amp;e11&amp;e5&amp;e9&amp;e4|e0&amp;e1&amp;e12&amp;e7&amp;e11&amp;e3&amp;e4|e0&amp;e19&amp;e18&amp;e2&amp;e5&amp;e9&amp;e4|e0&amp;e19&amp;e7&amp;e20&amp;e2&amp;e3&amp;e4|e0&amp;e16&amp;e5&amp;e6&amp;e7&amp;e8&amp;e4|e0&amp;e19&amp;e18&amp;e10&amp;e11&amp;e3&amp;e4|e0&amp;e19&amp;e7&amp;e11&amp;e5&amp;e9&amp;e4|e0&amp;e1&amp;e12&amp;e7&amp;e11&amp;e5&amp;e9&amp;e4|e0&amp;e16&amp;e5&amp;e6&amp;e18&amp;e10&amp;e8&amp;e4|e0&amp;e1&amp;e2&amp;e5&amp;e6&amp;e7&amp;e8&amp;e4|e0&amp;e19&amp;e7&amp;e20&amp;e2&amp;e5&amp;e9&amp;e4|e0&amp;e19&amp;e18&amp;e10&amp;e11&amp;e5&amp;e9&amp;e4</text:p>
          </table:table-cell>
          <table:table-cell office:value-type="float" office:value="0.0532491207122803" calcext:value-type="float">
            <text:p>0.0532491207</text:p>
          </table:table-cell>
          <table:table-cell office:value-type="float" office:value="2935" calcext:value-type="float">
            <text:p>2935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416619300842285" calcext:value-type="float">
            <text:p>0.4166193008</text:p>
          </table:table-cell>
          <table:table-cell office:value-type="string" calcext:value-type="string">
            <text:p>e15&amp;e14|e0&amp;e8&amp;e14|e17&amp;e20&amp;e14|e0&amp;e7&amp;e6|e17&amp;e19&amp;e6|e15&amp;e11&amp;e13|e15&amp;e9&amp;e3|e17&amp;e18&amp;e3|e0&amp;e8&amp;e11&amp;e13|e0&amp;e1&amp;e2&amp;e3|e0&amp;e8&amp;e9&amp;e3|e0&amp;e1&amp;e4&amp;e6|e0&amp;e7&amp;e5&amp;e3|e17&amp;e19&amp;e5&amp;e3|e15&amp;e9&amp;e10&amp;e4&amp;e6|e17&amp;e18&amp;e10&amp;e4&amp;e6|e17&amp;e20&amp;e11&amp;e13|e17&amp;e20&amp;e9&amp;e3|e15&amp;e11&amp;e12&amp;e6|e0&amp;e8&amp;e9&amp;e10&amp;e4&amp;e6|e0&amp;e8&amp;e11&amp;e12&amp;e6|e0&amp;e1&amp;e4&amp;e5&amp;e3|e15&amp;e11&amp;e16&amp;e7&amp;e6|e17&amp;e20&amp;e9&amp;e10&amp;e4&amp;e6|e15&amp;e11&amp;e12&amp;e5&amp;e3|e17&amp;e20&amp;e11&amp;e12&amp;e6|e0&amp;e8&amp;e11&amp;e12&amp;e5&amp;e3|e15&amp;e11&amp;e16&amp;e1&amp;e2&amp;e3|e15&amp;e11&amp;e16&amp;e1&amp;e4&amp;e6|e15&amp;e11&amp;e16&amp;e7&amp;e5&amp;e3|e17&amp;e20&amp;e11&amp;e16&amp;e7&amp;e6|e17&amp;e20&amp;e11&amp;e12&amp;e5&amp;e3|e17&amp;e20&amp;e11&amp;e16&amp;e1&amp;e2&amp;e3|e15&amp;e11&amp;e16&amp;e1&amp;e4&amp;e5&amp;e3|e17&amp;e20&amp;e11&amp;e16&amp;e1&amp;e4&amp;e6|e17&amp;e20&amp;e11&amp;e16&amp;e7&amp;e5&amp;e3|e17&amp;e20&amp;e11&amp;e16&amp;e1&amp;e4&amp;e5&amp;e3</text:p>
          </table:table-cell>
          <table:table-cell office:value-type="float" office:value="0.0372140407562256" calcext:value-type="float">
            <text:p>0.0372140408</text:p>
          </table:table-cell>
          <table:table-cell office:value-type="float" office:value="2194" calcext:value-type="float">
            <text:p>2194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3.09326672554016" calcext:value-type="float">
            <text:p>3.0932667255</text:p>
          </table:table-cell>
          <table:table-cell office:value-type="string" calcext:value-type="string">
            <text:p>e18&amp;e22|e0&amp;e15&amp;e10|e16&amp;e12&amp;e8&amp;e10|e18&amp;e19&amp;e6|e18&amp;e21&amp;e10|e16&amp;e3&amp;e7|e0&amp;e1&amp;e8&amp;e10|e0&amp;e11&amp;e12&amp;e8&amp;e10|e18&amp;e19&amp;e17&amp;e15&amp;e10|e0&amp;e11&amp;e3&amp;e7|e16&amp;e3&amp;e4&amp;e5&amp;e6|e0&amp;e15&amp;e9&amp;e3&amp;e7|e16&amp;e3&amp;e13&amp;e8&amp;e10|e18&amp;e19&amp;e14&amp;e8&amp;e10|e0&amp;e1&amp;e2&amp;e3&amp;e7|e18&amp;e21&amp;e9&amp;e3&amp;e7|e0&amp;e11&amp;e3&amp;e4&amp;e5&amp;e6|e18&amp;e19&amp;e17&amp;e1&amp;e8&amp;e10|e18&amp;e21&amp;e20&amp;e11&amp;e3&amp;e7|e0&amp;e11&amp;e3&amp;e13&amp;e8&amp;e10|e0&amp;e15&amp;e9&amp;e3&amp;e4&amp;e5&amp;e6|e18&amp;e19&amp;e14&amp;e2&amp;e3&amp;e7|e18&amp;e19&amp;e17&amp;e11&amp;e12&amp;e8&amp;e10|e0&amp;e1&amp;e2&amp;e3&amp;e4&amp;e5&amp;e6|e16&amp;e3&amp;e4&amp;e5&amp;e17&amp;e15&amp;e10|e0&amp;e1&amp;e8&amp;e9&amp;e3&amp;e7|e18&amp;e21&amp;e20&amp;e1&amp;e2&amp;e3&amp;e7|e16&amp;e3&amp;e4&amp;e5&amp;e14&amp;e8&amp;e10|e18&amp;e19&amp;e17&amp;e11&amp;e3&amp;e7|e18&amp;e21&amp;e9&amp;e3&amp;e4&amp;e5&amp;e6|e18&amp;e19&amp;e17&amp;e15&amp;e9&amp;e3&amp;e7|e18&amp;e19&amp;e17&amp;e1&amp;e2&amp;e3&amp;e7|e18&amp;e21&amp;e20&amp;e11&amp;e3&amp;e4&amp;e5&amp;e6|e18&amp;e19&amp;e14&amp;e8&amp;e9&amp;e3&amp;e7|e0&amp;e1&amp;e8&amp;e9&amp;e3&amp;e4&amp;e5&amp;e6|e18&amp;e21&amp;e20&amp;e1&amp;e2&amp;e3&amp;e4&amp;e5&amp;e6|e16&amp;e3&amp;e4&amp;e5&amp;e17&amp;e1&amp;e8&amp;e10|e0&amp;e11&amp;e3&amp;e4&amp;e5&amp;e14&amp;e8&amp;e10|e18&amp;e19&amp;e14&amp;e8&amp;e20&amp;e11&amp;e3&amp;e7|e18&amp;e19&amp;e17&amp;e11&amp;e3&amp;e13&amp;e8&amp;e10|e18&amp;e19&amp;e17&amp;e1&amp;e8&amp;e9&amp;e3&amp;e7</text:p>
          </table:table-cell>
          <table:table-cell office:value-type="float" office:value="0.111384868621826" calcext:value-type="float">
            <text:p>0.1113848686</text:p>
          </table:table-cell>
          <table:table-cell office:value-type="float" office:value="5969" calcext:value-type="float">
            <text:p>5969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418405532836914" calcext:value-type="float">
            <text:p>0.0418405533</text:p>
          </table:table-cell>
          <table:table-cell office:value-type="string" calcext:value-type="string">
            <text:p>e21|e0&amp;e14|e15&amp;e6&amp;e16&amp;e17&amp;e14|e15&amp;e6&amp;e3|e15&amp;e20&amp;e13&amp;e19&amp;e14|e0&amp;e1&amp;e2&amp;e3|e0&amp;e12&amp;e11&amp;e6&amp;e3|e15&amp;e6&amp;e16&amp;e18&amp;e13&amp;e19&amp;e14|e15&amp;e20&amp;e13&amp;e2&amp;e16&amp;e17&amp;e14|e15&amp;e20&amp;e13&amp;e2&amp;e3|e0&amp;e12&amp;e13&amp;e2&amp;e3|e0&amp;e1&amp;e4&amp;e5&amp;e6&amp;e3|e0&amp;e1&amp;e4&amp;e7&amp;e9&amp;e3|e0&amp;e1&amp;e4&amp;e7&amp;e8&amp;e6&amp;e3|e15&amp;e20&amp;e13&amp;e4&amp;e7&amp;e9&amp;e16&amp;e17&amp;e14|e15&amp;e20&amp;e13&amp;e4&amp;e7&amp;e9&amp;e3|e0&amp;e1&amp;e4&amp;e7&amp;e10&amp;e11&amp;e6&amp;e3|e0&amp;e12&amp;e13&amp;e4&amp;e5&amp;e6&amp;e3|e0&amp;e12&amp;e13&amp;e4&amp;e7&amp;e9&amp;e3|e0&amp;e12&amp;e13&amp;e4&amp;e7&amp;e8&amp;e6&amp;e3</text:p>
          </table:table-cell>
          <table:table-cell office:value-type="float" office:value="0.00392341613769531" calcext:value-type="float">
            <text:p>0.0039234161</text:p>
          </table:table-cell>
          <table:table-cell office:value-type="float" office:value="249" calcext:value-type="float">
            <text:p>249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6.25213241577148" calcext:value-type="float">
            <text:p>6.2521324158</text:p>
          </table:table-cell>
          <table:table-cell office:value-type="string" calcext:value-type="string">
            <text:p>e22&amp;e2&amp;e13|e22&amp;e17&amp;e16&amp;e13|e22&amp;e17&amp;e8&amp;e5|e23&amp;e7&amp;e16&amp;e13|e23&amp;e24&amp;e4&amp;e5|e23&amp;e7&amp;e8&amp;e5|e23&amp;e24&amp;e9&amp;e16&amp;e13|e23&amp;e24&amp;e9&amp;e8&amp;e5|e0&amp;e21&amp;e16&amp;e13|e0&amp;e21&amp;e8&amp;e5|e22&amp;e2&amp;e10&amp;e8&amp;e5|e22&amp;e14&amp;e12&amp;e4&amp;e5|e0&amp;e18&amp;e4&amp;e5|e0&amp;e1&amp;e2&amp;e13|e23&amp;e24&amp;e4&amp;e15&amp;e16&amp;e13|e22&amp;e14&amp;e12&amp;e9&amp;e16&amp;e13|e0&amp;e1&amp;e17&amp;e16&amp;e13|e0&amp;e18&amp;e9&amp;e16&amp;e13|e22&amp;e14&amp;e12&amp;e9&amp;e8&amp;e5|e0&amp;e1&amp;e17&amp;e8&amp;e5|e22&amp;e2&amp;e3&amp;e4&amp;e5|e0&amp;e18&amp;e9&amp;e8&amp;e5|e22&amp;e17&amp;e16&amp;e3&amp;e4&amp;e5|e22&amp;e17&amp;e11&amp;e12&amp;e4&amp;e5|e22&amp;e2&amp;e3&amp;e9&amp;e8&amp;e5|e22&amp;e14&amp;e12&amp;e6&amp;e7&amp;e16&amp;e13|e23&amp;e7&amp;e11&amp;e20&amp;e2&amp;e13|e23&amp;e7&amp;e16&amp;e3&amp;e4&amp;e5|e23&amp;e7&amp;e11&amp;e12&amp;e4&amp;e5|e0&amp;e18&amp;e6&amp;e7&amp;e16&amp;e13|e22&amp;e14&amp;e12&amp;e6&amp;e7&amp;e8&amp;e5|e0&amp;e18&amp;e6&amp;e7&amp;e8&amp;e5|e23&amp;e24&amp;e9&amp;e11&amp;e20&amp;e2&amp;e13|e22&amp;e14&amp;e12&amp;e4&amp;e15&amp;e16&amp;e13|e0&amp;e18&amp;e4&amp;e15&amp;e16&amp;e13|e0&amp;e21&amp;e11&amp;e20&amp;e2&amp;e13|e0&amp;e21&amp;e16&amp;e3&amp;e4&amp;e5|e0&amp;e21&amp;e11&amp;e12&amp;e4&amp;e5|e22&amp;e2&amp;e3&amp;e6&amp;e7&amp;e8&amp;e5|e0&amp;e1&amp;e2&amp;e10&amp;e8&amp;e5|e23&amp;e24&amp;e4&amp;e19&amp;e20&amp;e2&amp;e13|e23&amp;e7&amp;e8&amp;e19&amp;e20&amp;e2&amp;e13|e22&amp;e2&amp;e10&amp;e11&amp;e12&amp;e4&amp;e5|e23&amp;e24&amp;e4&amp;e19&amp;e20&amp;e17&amp;e16&amp;e13|e0&amp;e1&amp;e14&amp;e12&amp;e4&amp;e5|e23&amp;e24&amp;e9&amp;e8&amp;e19&amp;e20&amp;e2&amp;e13|e0&amp;e1&amp;e14&amp;e12&amp;e9&amp;e16&amp;e13|e0&amp;e1&amp;e14&amp;e12&amp;e9&amp;e8&amp;e5|e0&amp;e21&amp;e8&amp;e19&amp;e20&amp;e2&amp;e13|e23&amp;e24&amp;e4&amp;e15&amp;e11&amp;e20&amp;e2&amp;e13|e0&amp;e1&amp;e2&amp;e3&amp;e4&amp;e5|e0&amp;e18&amp;e9&amp;e11&amp;e20&amp;e2&amp;e13|e0&amp;e1&amp;e17&amp;e16&amp;e3&amp;e4&amp;e5|e0&amp;e1&amp;e17&amp;e11&amp;e12&amp;e4&amp;e5|e0&amp;e1&amp;e2&amp;e3&amp;e9&amp;e8&amp;e5|e0&amp;e1&amp;e14&amp;e12&amp;e6&amp;e7&amp;e16&amp;e13|e0&amp;e18&amp;e4&amp;e19&amp;e20&amp;e2&amp;e13|e0&amp;e1&amp;e14&amp;e12&amp;e6&amp;e7&amp;e8&amp;e5|e0&amp;e18&amp;e4&amp;e19&amp;e20&amp;e17&amp;e16&amp;e13|e23&amp;e7&amp;e11&amp;e20&amp;e2&amp;e3&amp;e4&amp;e5|e0&amp;e1&amp;e14&amp;e12&amp;e4&amp;e15&amp;e16&amp;e13|e0&amp;e18&amp;e6&amp;e7&amp;e11&amp;e20&amp;e2&amp;e13|e0&amp;e18&amp;e9&amp;e8&amp;e19&amp;e20&amp;e2&amp;e13|e0&amp;e1&amp;e2&amp;e3&amp;e6&amp;e7&amp;e8&amp;e5|e0&amp;e18&amp;e4&amp;e15&amp;e11&amp;e20&amp;e2&amp;e13|e0&amp;e21&amp;e11&amp;e20&amp;e2&amp;e3&amp;e4&amp;e5|e0&amp;e1&amp;e2&amp;e10&amp;e11&amp;e12&amp;e4&amp;e5|e0&amp;e18&amp;e6&amp;e7&amp;e8&amp;e19&amp;e20&amp;e2&amp;e13</text:p>
          </table:table-cell>
          <table:table-cell office:value-type="float" office:value="0.113462448120117" calcext:value-type="float">
            <text:p>0.1134624481</text:p>
          </table:table-cell>
          <table:table-cell office:value-type="float" office:value="5900" calcext:value-type="float">
            <text:p>5900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562065124511719" calcext:value-type="float">
            <text:p>0.5620651245</text:p>
          </table:table-cell>
          <table:table-cell office:value-type="string" calcext:value-type="string">
            <text:p>e13&amp;e16|e0&amp;e12|e17&amp;e20|e17&amp;e18&amp;e12|e13&amp;e14&amp;e10&amp;e15&amp;e12|e13&amp;e14&amp;e9&amp;e6&amp;e15&amp;e12|e17&amp;e19&amp;e15&amp;e12|e13&amp;e14&amp;e3&amp;e4|e0&amp;e8&amp;e3&amp;e4|e0&amp;e1&amp;e5&amp;e4|e0&amp;e1&amp;e2&amp;e3&amp;e4|e13&amp;e14&amp;e9&amp;e5&amp;e4|e0&amp;e1&amp;e6&amp;e7&amp;e3&amp;e4|e0&amp;e8&amp;e9&amp;e5&amp;e4|e13&amp;e14&amp;e10&amp;e11&amp;e5&amp;e4|e0&amp;e8&amp;e10&amp;e11&amp;e5&amp;e4|e17&amp;e19&amp;e7&amp;e3&amp;e4|e17&amp;e18&amp;e8&amp;e3&amp;e4|e17&amp;e19&amp;e11&amp;e5&amp;e4|e17&amp;e18&amp;e1&amp;e5&amp;e4|e17&amp;e19&amp;e11&amp;e2&amp;e3&amp;e4|e13&amp;e14&amp;e10&amp;e15&amp;e1&amp;e5&amp;e4|e17&amp;e18&amp;e1&amp;e2&amp;e3&amp;e4|e17&amp;e19&amp;e7&amp;e9&amp;e5&amp;e4|e17&amp;e18&amp;e1&amp;e6&amp;e7&amp;e3&amp;e4|e17&amp;e18&amp;e8&amp;e9&amp;e5&amp;e4|e17&amp;e19&amp;e15&amp;e8&amp;e3&amp;e4|e17&amp;e18&amp;e8&amp;e10&amp;e11&amp;e5&amp;e4|e17&amp;e19&amp;e15&amp;e1&amp;e5&amp;e4|e17&amp;e19&amp;e15&amp;e1&amp;e2&amp;e3&amp;e4|e17&amp;e19&amp;e15&amp;e8&amp;e9&amp;e5&amp;e4</text:p>
          </table:table-cell>
          <table:table-cell office:value-type="float" office:value="0.0292136669158936" calcext:value-type="float">
            <text:p>0.0292136669</text:p>
          </table:table-cell>
          <table:table-cell office:value-type="float" office:value="1707" calcext:value-type="float">
            <text:p>1707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11.5460381507874" calcext:value-type="float">
            <text:p>11.5460381508</text:p>
          </table:table-cell>
          <table:table-cell office:value-type="string" calcext:value-type="string">
            <text:p>e0&amp;e18|e23&amp;e8&amp;e22&amp;e18|e23&amp;e6&amp;e7|e0&amp;e15&amp;e10&amp;e7|e19&amp;e11&amp;e22&amp;e18|e23&amp;e6&amp;e21&amp;e22&amp;e18|e23&amp;e8&amp;e9&amp;e7|e23&amp;e17&amp;e2&amp;e11&amp;e22&amp;e18|e19&amp;e11&amp;e9&amp;e7|e19&amp;e13&amp;e10&amp;e7|e0&amp;e15&amp;e5&amp;e6&amp;e7|e0&amp;e1&amp;e14&amp;e6&amp;e7|e19&amp;e11&amp;e12&amp;e6&amp;e7|e23&amp;e17&amp;e2&amp;e11&amp;e9&amp;e7|e19&amp;e13&amp;e10&amp;e21&amp;e22&amp;e18|e23&amp;e17&amp;e2&amp;e13&amp;e10&amp;e7|e0&amp;e1&amp;e2&amp;e11&amp;e9&amp;e7|e0&amp;e1&amp;e2&amp;e13&amp;e10&amp;e7|e0&amp;e15&amp;e5&amp;e8&amp;e9&amp;e7|e19&amp;e3&amp;e4&amp;e10&amp;e7|e19&amp;e13&amp;e5&amp;e8&amp;e22&amp;e18|e0&amp;e1&amp;e14&amp;e8&amp;e9&amp;e7|e19&amp;e13&amp;e5&amp;e6&amp;e7|e23&amp;e17&amp;e2&amp;e13&amp;e10&amp;e21&amp;e22&amp;e18|e0&amp;e15&amp;e16&amp;e14&amp;e6&amp;e7|e23&amp;e6&amp;e24&amp;e16&amp;e2&amp;e11&amp;e22&amp;e18|e23&amp;e8&amp;e22&amp;e15&amp;e10&amp;e7|e0&amp;e1&amp;e2&amp;e11&amp;e12&amp;e6&amp;e7|e19&amp;e3&amp;e4&amp;e10&amp;e21&amp;e22&amp;e18|e23&amp;e17&amp;e2&amp;e3&amp;e4&amp;e10&amp;e7|e0&amp;e15&amp;e16&amp;e2&amp;e11&amp;e9&amp;e7|e19&amp;e3&amp;e20&amp;e14&amp;e8&amp;e22&amp;e18|e19&amp;e13&amp;e5&amp;e6&amp;e21&amp;e22&amp;e18|e19&amp;e3&amp;e20&amp;e14&amp;e6&amp;e7|e19&amp;e13&amp;e5&amp;e8&amp;e9&amp;e7|e0&amp;e15&amp;e16&amp;e14&amp;e8&amp;e9&amp;e7|e19&amp;e13&amp;e16&amp;e14&amp;e8&amp;e22&amp;e18|e19&amp;e13&amp;e16&amp;e14&amp;e6&amp;e7|e0&amp;e1&amp;e2&amp;e3&amp;e4&amp;e10&amp;e7|e19&amp;e11&amp;e22&amp;e15&amp;e10&amp;e7|e19&amp;e3&amp;e4&amp;e5&amp;e8&amp;e22&amp;e18|e0&amp;e1&amp;e2&amp;e13&amp;e5&amp;e6&amp;e7|e19&amp;e3&amp;e4&amp;e5&amp;e6&amp;e7|e0&amp;e15&amp;e5&amp;e17&amp;e2&amp;e11&amp;e9&amp;e7|e23&amp;e17&amp;e2&amp;e3&amp;e4&amp;e10&amp;e21&amp;e22&amp;e18|e0&amp;e15&amp;e16&amp;e2&amp;e11&amp;e12&amp;e6&amp;e7|e19&amp;e3&amp;e20&amp;e14&amp;e6&amp;e21&amp;e22&amp;e18|e19&amp;e3&amp;e20&amp;e14&amp;e8&amp;e9&amp;e7|e19&amp;e13&amp;e16&amp;e14&amp;e6&amp;e21&amp;e22&amp;e18|e19&amp;e13&amp;e16&amp;e14&amp;e8&amp;e9&amp;e7|e23&amp;e17&amp;e2&amp;e11&amp;e22&amp;e15&amp;e10&amp;e7|e19&amp;e3&amp;e4&amp;e5&amp;e6&amp;e21&amp;e22&amp;e18|e0&amp;e1&amp;e2&amp;e13&amp;e5&amp;e8&amp;e9&amp;e7|e19&amp;e3&amp;e4&amp;e5&amp;e8&amp;e9&amp;e7|e19&amp;e3&amp;e4&amp;e16&amp;e14&amp;e8&amp;e22&amp;e18|e19&amp;e3&amp;e4&amp;e16&amp;e14&amp;e6&amp;e7|e0&amp;e1&amp;e2&amp;e3&amp;e4&amp;e5&amp;e6&amp;e7|e19&amp;e11&amp;e22&amp;e15&amp;e5&amp;e6&amp;e7|e23&amp;e8&amp;e22&amp;e1&amp;e2&amp;e13&amp;e10&amp;e7|e19&amp;e11&amp;e22&amp;e1&amp;e14&amp;e6&amp;e7|e19&amp;e3&amp;e4&amp;e16&amp;e14&amp;e6&amp;e21&amp;e22&amp;e18|e19&amp;e3&amp;e4&amp;e16&amp;e14&amp;e8&amp;e9&amp;e7|e0&amp;e1&amp;e2&amp;e3&amp;e4&amp;e5&amp;e8&amp;e9&amp;e7|e19&amp;e11&amp;e22&amp;e15&amp;e16&amp;e14&amp;e6&amp;e7|e23&amp;e8&amp;e22&amp;e1&amp;e2&amp;e3&amp;e4&amp;e10&amp;e7|e19&amp;e3&amp;e20&amp;e14&amp;e8&amp;e22&amp;e15&amp;e10&amp;e7</text:p>
          </table:table-cell>
          <table:table-cell office:value-type="float" office:value="0.44964337348938" calcext:value-type="float">
            <text:p>0.4496433735</text:p>
          </table:table-cell>
          <table:table-cell office:value-type="float" office:value="21940" calcext:value-type="float">
            <text:p>21940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270775079727173" calcext:value-type="float">
            <text:p>0.2707750797</text:p>
          </table:table-cell>
          <table:table-cell office:value-type="string" calcext:value-type="string">
            <text:p>e21|e0&amp;e12&amp;e6|e16&amp;e10&amp;e9&amp;e6|e16&amp;e14&amp;e17&amp;e12&amp;e6|e0&amp;e13&amp;e10&amp;e9&amp;e6|e16&amp;e10&amp;e18&amp;e12&amp;e6|e0&amp;e1&amp;e11&amp;e9&amp;e6|e0&amp;e1&amp;e2&amp;e10&amp;e9&amp;e6|e16&amp;e14&amp;e11&amp;e9&amp;e6|e0&amp;e13&amp;e14&amp;e11&amp;e9&amp;e6|e16&amp;e3&amp;e20&amp;e12&amp;e6|e16&amp;e14&amp;e11&amp;e18&amp;e12&amp;e6|e16&amp;e10&amp;e8&amp;e5&amp;e6|e16&amp;e3&amp;e4&amp;e5&amp;e6|e16&amp;e3&amp;e7&amp;e9&amp;e6|e0&amp;e13&amp;e10&amp;e8&amp;e5&amp;e6|e0&amp;e13&amp;e3&amp;e4&amp;e5&amp;e6|e0&amp;e13&amp;e3&amp;e7&amp;e9&amp;e6|e16&amp;e3&amp;e7&amp;e18&amp;e12&amp;e6|e16&amp;e10&amp;e8&amp;e19&amp;e20&amp;e12&amp;e6|e0&amp;e1&amp;e11&amp;e8&amp;e5&amp;e6|e0&amp;e1&amp;e2&amp;e10&amp;e8&amp;e5&amp;e6|e16&amp;e10&amp;e8&amp;e15&amp;e17&amp;e12&amp;e6|e0&amp;e1&amp;e2&amp;e3&amp;e4&amp;e5&amp;e6|e0&amp;e1&amp;e2&amp;e3&amp;e7&amp;e9&amp;e6|e16&amp;e14&amp;e11&amp;e8&amp;e5&amp;e6|e16&amp;e3&amp;e4&amp;e15&amp;e17&amp;e12&amp;e6|e0&amp;e13&amp;e14&amp;e11&amp;e8&amp;e5&amp;e6|e16&amp;e14&amp;e11&amp;e8&amp;e19&amp;e20&amp;e12&amp;e6|e16&amp;e3&amp;e7&amp;e8&amp;e5&amp;e6|e0&amp;e13&amp;e3&amp;e7&amp;e8&amp;e5&amp;e6|e16&amp;e3&amp;e4&amp;e15&amp;e11&amp;e9&amp;e6|e16&amp;e3&amp;e20&amp;e1&amp;e11&amp;e9&amp;e6|e0&amp;e13&amp;e3&amp;e4&amp;e15&amp;e11&amp;e9&amp;e6|e16&amp;e3&amp;e4&amp;e15&amp;e11&amp;e18&amp;e12&amp;e6|e0&amp;e1&amp;e2&amp;e3&amp;e7&amp;e8&amp;e5&amp;e6|e16&amp;e3&amp;e7&amp;e8&amp;e15&amp;e17&amp;e12&amp;e6|e16&amp;e3&amp;e20&amp;e1&amp;e11&amp;e8&amp;e5&amp;e6</text:p>
          </table:table-cell>
          <table:table-cell office:value-type="float" office:value="0.0113637447357178" calcext:value-type="float">
            <text:p>0.0113637447</text:p>
          </table:table-cell>
          <table:table-cell office:value-type="float" office:value="656" calcext:value-type="float">
            <text:p>656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246323585510254" calcext:value-type="float">
            <text:p>0.2463235855</text:p>
          </table:table-cell>
          <table:table-cell office:value-type="string" calcext:value-type="string">
            <text:p>e21|e18&amp;e9|e0&amp;e17|e18&amp;e4&amp;e19&amp;e17|e0&amp;e14&amp;e15&amp;e9|e18&amp;e4&amp;e5|e0&amp;e1&amp;e13|e18&amp;e6&amp;e16&amp;e13|e18&amp;e4&amp;e19&amp;e1&amp;e13|e0&amp;e14&amp;e8&amp;e5|e0&amp;e1&amp;e2&amp;e3&amp;e9|e0&amp;e1&amp;e10&amp;e12&amp;e9|e0&amp;e14&amp;e15&amp;e4&amp;e5|e18&amp;e6&amp;e16&amp;e2&amp;e20&amp;e17|e0&amp;e14&amp;e15&amp;e6&amp;e16&amp;e13|e18&amp;e6&amp;e7&amp;e8&amp;e19&amp;e17|e0&amp;e1&amp;e10&amp;e11&amp;e3&amp;e9|e18&amp;e6&amp;e7&amp;e8&amp;e5|e18&amp;e6&amp;e16&amp;e10&amp;e11&amp;e20&amp;e17|e0&amp;e1&amp;e2&amp;e3&amp;e4&amp;e5|e0&amp;e1&amp;e10&amp;e12&amp;e4&amp;e5|e18&amp;e6&amp;e7&amp;e8&amp;e19&amp;e1&amp;e13|e0&amp;e1&amp;e10&amp;e11&amp;e3&amp;e4&amp;e5|e18&amp;e6&amp;e16&amp;e2&amp;e20&amp;e14&amp;e8&amp;e5|e18&amp;e6&amp;e16&amp;e10&amp;e11&amp;e20&amp;e14&amp;e8&amp;e5|e0&amp;e1&amp;e2&amp;e3&amp;e6&amp;e7&amp;e8&amp;e5|e0&amp;e1&amp;e10&amp;e12&amp;e6&amp;e7&amp;e8&amp;e5|e0&amp;e1&amp;e10&amp;e11&amp;e3&amp;e6&amp;e7&amp;e8&amp;e5</text:p>
          </table:table-cell>
          <table:table-cell office:value-type="float" office:value="0.0092165470123291" calcext:value-type="float">
            <text:p>0.009216547</text:p>
          </table:table-cell>
          <table:table-cell office:value-type="float" office:value="568" calcext:value-type="float">
            <text:p>568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1.1917827129364" calcext:value-type="float">
            <text:p>1.1917827129</text:p>
          </table:table-cell>
          <table:table-cell office:value-type="string" calcext:value-type="string">
            <text:p>e25&amp;e9|e0&amp;e1&amp;e5&amp;e9|e19&amp;e20&amp;e1&amp;e5&amp;e9|e0&amp;e10&amp;e11&amp;e5&amp;e9|e0&amp;e1&amp;e2&amp;e3&amp;e4|e19&amp;e8&amp;e12&amp;e5&amp;e9|e19&amp;e8&amp;e3&amp;e4|e19&amp;e18&amp;e22&amp;e1&amp;e5&amp;e9|e25&amp;e6&amp;e7&amp;e8&amp;e3&amp;e4|e19&amp;e18&amp;e11&amp;e5&amp;e9|e0&amp;e10&amp;e7&amp;e8&amp;e12&amp;e5&amp;e9|e25&amp;e6&amp;e22&amp;e1&amp;e2&amp;e3&amp;e4|e0&amp;e10&amp;e7&amp;e8&amp;e3&amp;e4|e25&amp;e6&amp;e11&amp;e2&amp;e3&amp;e4|e0&amp;e13&amp;e15&amp;e12&amp;e5&amp;e9|e0&amp;e13&amp;e15&amp;e3&amp;e4|e19&amp;e20&amp;e10&amp;e11&amp;e5&amp;e9|e19&amp;e20&amp;e1&amp;e2&amp;e3&amp;e4|e0&amp;e10&amp;e11&amp;e2&amp;e3&amp;e4|e25&amp;e6&amp;e7&amp;e20&amp;e1&amp;e2&amp;e3&amp;e4|e19&amp;e18&amp;e22&amp;e1&amp;e2&amp;e3&amp;e4|e25&amp;e6&amp;e22&amp;e13&amp;e15&amp;e3&amp;e4|e0&amp;e13&amp;e14&amp;e11&amp;e5&amp;e9|e19&amp;e18&amp;e11&amp;e2&amp;e3&amp;e4|e19&amp;e8&amp;e24&amp;e14&amp;e22&amp;e1&amp;e5&amp;e9|e0&amp;e13&amp;e17&amp;e8&amp;e12&amp;e5&amp;e9|e19&amp;e8&amp;e24&amp;e14&amp;e11&amp;e5&amp;e9|e0&amp;e13&amp;e17&amp;e8&amp;e3&amp;e4|e19&amp;e20&amp;e13&amp;e15&amp;e12&amp;e5&amp;e9|e19&amp;e20&amp;e13&amp;e15&amp;e3&amp;e4|e0&amp;e13&amp;e17&amp;e18&amp;e11&amp;e5&amp;e9|e25&amp;e6&amp;e7&amp;e20&amp;e13&amp;e15&amp;e3&amp;e4|e19&amp;e20&amp;e10&amp;e11&amp;e2&amp;e3&amp;e4|e19&amp;e18&amp;e22&amp;e13&amp;e15&amp;e12&amp;e5&amp;e9|e0&amp;e13&amp;e14&amp;e7&amp;e8&amp;e12&amp;e5&amp;e9|e19&amp;e18&amp;e22&amp;e13&amp;e15&amp;e3&amp;e4|e0&amp;e13&amp;e14&amp;e7&amp;e8&amp;e3&amp;e4|e25&amp;e6&amp;e22&amp;e13&amp;e17&amp;e8&amp;e3&amp;e4|e25&amp;e6&amp;e11&amp;e21&amp;e13&amp;e15&amp;e3&amp;e4|e19&amp;e20&amp;e13&amp;e14&amp;e11&amp;e5&amp;e9|e19&amp;e8&amp;e3&amp;e23&amp;e1&amp;e5&amp;e9|e0&amp;e13&amp;e14&amp;e11&amp;e2&amp;e3&amp;e4|e0&amp;e1&amp;e5&amp;e6&amp;e7&amp;e8&amp;e3&amp;e4|e0&amp;e13&amp;e17&amp;e18&amp;e11&amp;e2&amp;e3&amp;e4|e19&amp;e18&amp;e11&amp;e21&amp;e13&amp;e15&amp;e3&amp;e4|e19&amp;e8&amp;e3&amp;e16&amp;e22&amp;e1&amp;e5&amp;e9|e25&amp;e6&amp;e11&amp;e21&amp;e13&amp;e17&amp;e8&amp;e3&amp;e4|e19&amp;e8&amp;e3&amp;e16&amp;e11&amp;e5&amp;e9|e19&amp;e8&amp;e3&amp;e23&amp;e10&amp;e11&amp;e5&amp;e9|e19&amp;e20&amp;e13&amp;e14&amp;e11&amp;e2&amp;e3&amp;e4|e0&amp;e13&amp;e15&amp;e3&amp;e16&amp;e11&amp;e5&amp;e9|e0&amp;e13&amp;e17&amp;e8&amp;e3&amp;e16&amp;e11&amp;e5&amp;e9|e19&amp;e20&amp;e13&amp;e15&amp;e3&amp;e16&amp;e11&amp;e5&amp;e9|e19&amp;e8&amp;e3&amp;e23&amp;e13&amp;e14&amp;e11&amp;e5&amp;e9</text:p>
          </table:table-cell>
          <table:table-cell office:value-type="float" office:value="0.063974142074585" calcext:value-type="float">
            <text:p>0.0639741421</text:p>
          </table:table-cell>
          <table:table-cell office:value-type="float" office:value="3550" calcext:value-type="float">
            <text:p>3550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0687551498413086" calcext:value-type="float">
            <text:p>0.0687551498</text:p>
          </table:table-cell>
          <table:table-cell office:value-type="string" calcext:value-type="string">
            <text:p>e17&amp;e12&amp;e7|e0&amp;e10&amp;e12&amp;e7|e13&amp;e3&amp;e14&amp;e10&amp;e12&amp;e7|e13&amp;e8&amp;e15&amp;e14&amp;e10&amp;e12&amp;e7|e13&amp;e8&amp;e5&amp;e16&amp;e14&amp;e10&amp;e12&amp;e7|e13&amp;e8&amp;e5&amp;e6&amp;e7|e13&amp;e3&amp;e4&amp;e5&amp;e6&amp;e7|e0&amp;e9&amp;e8&amp;e5&amp;e6&amp;e7|e0&amp;e1&amp;e2&amp;e8&amp;e5&amp;e6&amp;e7|e17&amp;e19&amp;e9&amp;e8&amp;e5&amp;e6&amp;e7|e0&amp;e9&amp;e3&amp;e4&amp;e5&amp;e6&amp;e7|e17&amp;e11&amp;e18&amp;e9&amp;e8&amp;e5&amp;e6&amp;e7|e17&amp;e11&amp;e2&amp;e8&amp;e5&amp;e6&amp;e7|e17&amp;e19&amp;e1&amp;e2&amp;e8&amp;e5&amp;e6&amp;e7|e0&amp;e1&amp;e2&amp;e3&amp;e4&amp;e5&amp;e6&amp;e7|e17&amp;e19&amp;e9&amp;e3&amp;e4&amp;e5&amp;e6&amp;e7|e0&amp;e10&amp;e11&amp;e2&amp;e8&amp;e5&amp;e6&amp;e7|e17&amp;e11&amp;e18&amp;e9&amp;e3&amp;e4&amp;e5&amp;e6&amp;e7|e17&amp;e11&amp;e2&amp;e3&amp;e4&amp;e5&amp;e6&amp;e7|e17&amp;e19&amp;e1&amp;e2&amp;e3&amp;e4&amp;e5&amp;e6&amp;e7|e0&amp;e10&amp;e11&amp;e2&amp;e3&amp;e4&amp;e5&amp;e6&amp;e7</text:p>
          </table:table-cell>
          <table:table-cell office:value-type="float" office:value="0.00911545753479004" calcext:value-type="float">
            <text:p>0.0091154575</text:p>
          </table:table-cell>
          <table:table-cell office:value-type="float" office:value="543" calcext:value-type="float">
            <text:p>543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39236450195313" calcext:value-type="float">
            <text:p>0.0001392365</text:p>
          </table:table-cell>
          <table:table-cell office:value-type="string" calcext:value-type="string">
            <text:p>e0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3:.E22])" office:value-type="float" office:value="383.675675153732" calcext:value-type="float">
            <text:p>383.6756751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ge frequency 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0447735786437988" calcext:value-type="float">
            <text:p>0.0447735786</text:p>
          </table:table-cell>
          <table:table-cell office:value-type="string" calcext:value-type="string">
            <text:p>e4&amp;e21|e1&amp;e0&amp;e4&amp;e3&amp;e2|e0&amp;e8|e4&amp;e3&amp;e9|e5&amp;e0&amp;e4&amp;e3&amp;e2&amp;e6&amp;e7|e13&amp;e21&amp;e20&amp;e8|e14&amp;e21&amp;e20&amp;e7&amp;e8|e11&amp;e10&amp;e12&amp;e9&amp;e8|e13&amp;e10&amp;e6&amp;e9&amp;e8|e3&amp;e13&amp;e20&amp;e9&amp;e8|e15&amp;e10&amp;e16&amp;e12&amp;e9&amp;e8|e16&amp;e17&amp;e12&amp;e9&amp;e8|e19&amp;e11&amp;e17&amp;e12&amp;e9&amp;e8|e19&amp;e13&amp;e6&amp;e17&amp;e9&amp;e8|e14&amp;e10&amp;e6&amp;e7&amp;e9&amp;e8|e18&amp;e13&amp;e16&amp;e6&amp;e17&amp;e9&amp;e8|e3&amp;e14&amp;e20&amp;e7&amp;e9&amp;e8|e19&amp;e14&amp;e6&amp;e17&amp;e7&amp;e9&amp;e8|e11&amp;e2&amp;e10&amp;e21&amp;e20&amp;e12&amp;e7&amp;e8|e18&amp;e14&amp;e16&amp;e6&amp;e17&amp;e7&amp;e9&amp;e8|e15&amp;e2&amp;e10&amp;e16&amp;e21&amp;e20&amp;e12&amp;e7&amp;e8|e2&amp;e16&amp;e21&amp;e20&amp;e17&amp;e12&amp;e7&amp;e8|e19&amp;e11&amp;e2&amp;e21&amp;e20&amp;e17&amp;e12&amp;e7&amp;e8</text:p>
          </table:table-cell>
          <table:table-cell office:value-type="float" office:value="0.00673484802246094" calcext:value-type="float">
            <text:p>0.006734848</text:p>
          </table:table-cell>
          <table:table-cell office:value-type="float" office:value="351" calcext:value-type="float">
            <text:p>351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0.499615669250488" calcext:value-type="float">
            <text:p>0.4996156693</text:p>
          </table:table-cell>
          <table:table-cell office:value-type="string" calcext:value-type="string">
            <text:p>e20&amp;e6|e20&amp;e10&amp;e7|e9&amp;e6&amp;e18|e20&amp;e5&amp;e3&amp;e4|e1&amp;e7&amp;e0|e1&amp;e2&amp;e6&amp;e0|e5&amp;e15&amp;e4&amp;e18|e16&amp;e5&amp;e4&amp;e0|e10&amp;e9&amp;e18&amp;e7|e14&amp;e13&amp;e6&amp;e18|e9&amp;e8&amp;e6&amp;e0|e13&amp;e12&amp;e18&amp;e7|e9&amp;e5&amp;e3&amp;e4&amp;e18|e2&amp;e13&amp;e12&amp;e6&amp;e18|e20&amp;e19&amp;e1&amp;e3&amp;e4&amp;e7|e15&amp;e14&amp;e6&amp;e11&amp;e18|e20&amp;e3&amp;e12&amp;e11&amp;e7|e17&amp;e16&amp;e9&amp;e6&amp;e11&amp;e0|e16&amp;e14&amp;e6&amp;e11&amp;e0|e10&amp;e14&amp;e13&amp;e18&amp;e7|e5&amp;e15&amp;e8&amp;e4&amp;e0|e10&amp;e9&amp;e8&amp;e7&amp;e0|e14&amp;e13&amp;e8&amp;e6&amp;e0|e19&amp;e1&amp;e15&amp;e4&amp;e18&amp;e7|e1&amp;e2&amp;e5&amp;e3&amp;e4&amp;e0|e15&amp;e12&amp;e11&amp;e18&amp;e7|e16&amp;e12&amp;e11&amp;e7&amp;e0|e19&amp;e1&amp;e2&amp;e15&amp;e6&amp;e4&amp;e18|e5&amp;e14&amp;e13&amp;e3&amp;e4&amp;e18|e2&amp;e15&amp;e12&amp;e6&amp;e11&amp;e18|e16&amp;e2&amp;e12&amp;e6&amp;e11&amp;e0|e10&amp;e15&amp;e14&amp;e11&amp;e18&amp;e7|e13&amp;e8&amp;e12&amp;e7&amp;e0|e17&amp;e16&amp;e10&amp;e9&amp;e11&amp;e7&amp;e0|e16&amp;e10&amp;e14&amp;e11&amp;e7&amp;e0|e9&amp;e5&amp;e3&amp;e8&amp;e4&amp;e0|e2&amp;e13&amp;e8&amp;e12&amp;e6&amp;e0|e15&amp;e14&amp;e8&amp;e6&amp;e11&amp;e0|e19&amp;e1&amp;e9&amp;e3&amp;e4&amp;e18&amp;e7|e10&amp;e14&amp;e13&amp;e8&amp;e7&amp;e0|e9&amp;e3&amp;e12&amp;e11&amp;e18&amp;e7|e2&amp;e5&amp;e13&amp;e3&amp;e12&amp;e4&amp;e18|e15&amp;e8&amp;e12&amp;e11&amp;e7&amp;e0|e5&amp;e14&amp;e13&amp;e3&amp;e8&amp;e4&amp;e0|e2&amp;e15&amp;e8&amp;e12&amp;e6&amp;e11&amp;e0|e20&amp;e19&amp;e13&amp;e3&amp;e8&amp;e12&amp;e4&amp;e7|e10&amp;e15&amp;e14&amp;e8&amp;e11&amp;e7&amp;e0|e19&amp;e1&amp;e14&amp;e13&amp;e3&amp;e4&amp;e18&amp;e7|e9&amp;e3&amp;e8&amp;e12&amp;e11&amp;e7&amp;e0|e2&amp;e5&amp;e13&amp;e3&amp;e8&amp;e12&amp;e4&amp;e0</text:p>
          </table:table-cell>
          <table:table-cell office:value-type="float" office:value="0.0403196811676026" calcext:value-type="float">
            <text:p>0.0403196812</text:p>
          </table:table-cell>
          <table:table-cell office:value-type="float" office:value="2360" calcext:value-type="float">
            <text:p>2360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1.65638542175293" calcext:value-type="float">
            <text:p>1.6563854218</text:p>
          </table:table-cell>
          <table:table-cell office:value-type="string" calcext:value-type="string">
            <text:p>e21&amp;e16|e9&amp;e22|e21&amp;e9&amp;e14|e22&amp;e8&amp;e7|e21&amp;e14&amp;e8&amp;e7|e20&amp;e16&amp;e0|e19&amp;e9&amp;e17&amp;e0|e20&amp;e9&amp;e14&amp;e0|e3&amp;e2&amp;e1&amp;e9&amp;e0|e22&amp;e18&amp;e8&amp;e13&amp;e16|e1&amp;e13&amp;e16&amp;e0|e11&amp;e23&amp;e20&amp;e22&amp;e8&amp;e15&amp;e16|e11&amp;e12&amp;e2&amp;e10&amp;e1&amp;e9&amp;e0|e2&amp;e10&amp;e1&amp;e7&amp;e0|e23&amp;e2&amp;e20&amp;e22&amp;e18&amp;e8&amp;e16|e19&amp;e8&amp;e17&amp;e7&amp;e0|e6&amp;e22&amp;e4&amp;e7&amp;e5|e1&amp;e9&amp;e14&amp;e13&amp;e0|e20&amp;e14&amp;e8&amp;e7&amp;e0|e12&amp;e9&amp;e17&amp;e5&amp;e0|e21&amp;e6&amp;e14&amp;e4&amp;e7&amp;e5|e3&amp;e2&amp;e1&amp;e8&amp;e7&amp;e0|e11&amp;e23&amp;e1&amp;e22&amp;e8&amp;e15&amp;e13&amp;e16|e10&amp;e22&amp;e4&amp;e15&amp;e7&amp;e5|e23&amp;e20&amp;e22&amp;e4&amp;e15&amp;e16&amp;e5|e6&amp;e17&amp;e7&amp;e5&amp;e0|e21&amp;e10&amp;e14&amp;e4&amp;e15&amp;e7&amp;e5|e3&amp;e9&amp;e15&amp;e17&amp;e5&amp;e0|e1&amp;e14&amp;e8&amp;e13&amp;e7&amp;e0|e19&amp;e18&amp;e8&amp;e17&amp;e13&amp;e16&amp;e0|e6&amp;e22&amp;e18&amp;e4&amp;e13&amp;e16&amp;e5|e12&amp;e8&amp;e17&amp;e7&amp;e5&amp;e0|e23&amp;e2&amp;e20&amp;e6&amp;e22&amp;e18&amp;e4&amp;e16&amp;e5|e10&amp;e15&amp;e17&amp;e7&amp;e5&amp;e0|e23&amp;e1&amp;e22&amp;e4&amp;e15&amp;e13&amp;e16&amp;e5|e3&amp;e2&amp;e6&amp;e9&amp;e18&amp;e17&amp;e5&amp;e0|e20&amp;e6&amp;e14&amp;e4&amp;e7&amp;e5&amp;e0|e10&amp;e22&amp;e18&amp;e4&amp;e15&amp;e13&amp;e16&amp;e5|e3&amp;e2&amp;e6&amp;e1&amp;e4&amp;e7&amp;e5&amp;e0|e3&amp;e15&amp;e8&amp;e17&amp;e7&amp;e5&amp;e0|e6&amp;e18&amp;e17&amp;e13&amp;e16&amp;e5&amp;e0|e12&amp;e18&amp;e8&amp;e17&amp;e13&amp;e16&amp;e5&amp;e0|e20&amp;e10&amp;e14&amp;e4&amp;e15&amp;e7&amp;e5&amp;e0|e6&amp;e9&amp;e18&amp;e14&amp;e17&amp;e13&amp;e5&amp;e0|e6&amp;e1&amp;e14&amp;e4&amp;e13&amp;e7&amp;e5&amp;e0|e10&amp;e18&amp;e15&amp;e17&amp;e13&amp;e16&amp;e5&amp;e0|e10&amp;e9&amp;e18&amp;e14&amp;e15&amp;e17&amp;e13&amp;e5&amp;e0|e3&amp;e18&amp;e15&amp;e8&amp;e17&amp;e13&amp;e16&amp;e5&amp;e0|e10&amp;e1&amp;e14&amp;e4&amp;e15&amp;e13&amp;e7&amp;e5&amp;e0</text:p>
          </table:table-cell>
          <table:table-cell office:value-type="float" office:value="0.0958795547485352" calcext:value-type="float">
            <text:p>0.0958795547</text:p>
          </table:table-cell>
          <table:table-cell office:value-type="float" office:value="5396" calcext:value-type="float">
            <text:p>5396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16.9209985733032" calcext:value-type="float">
            <text:p>16.9209985733</text:p>
          </table:table-cell>
          <table:table-cell office:value-type="string" calcext:value-type="string">
            <text:p>e27&amp;e15|e18&amp;e28&amp;e15|e28&amp;e14&amp;e12|e20&amp;e0&amp;e12|e0&amp;e15&amp;e1|e27&amp;e2&amp;e12|e27&amp;e13&amp;e14&amp;e12|e17&amp;e15&amp;e21|e10&amp;e18&amp;e20&amp;e0&amp;e15|e25&amp;e18&amp;e15&amp;e21|e18&amp;e28&amp;e2&amp;e12|e18&amp;e4&amp;e16&amp;e0&amp;e15|e7&amp;e8&amp;e21|e22&amp;e28&amp;e14&amp;e15&amp;e1|e25&amp;e14&amp;e12&amp;e21|e16&amp;e0&amp;e8&amp;e9|e4&amp;e16&amp;e14&amp;e0&amp;e12|e0&amp;e1&amp;e2&amp;e12|e13&amp;e14&amp;e0&amp;e1&amp;e12|e18&amp;e4&amp;e3&amp;e20&amp;e0&amp;e15|e17&amp;e2&amp;e12&amp;e21|e18&amp;e4&amp;e11&amp;e15&amp;e21|e19&amp;e18&amp;e7&amp;e15&amp;e21|e24&amp;e28&amp;e3&amp;e14&amp;e15&amp;e1|e17&amp;e13&amp;e14&amp;e12&amp;e21|e17&amp;e28&amp;e6&amp;e15&amp;e5|e28&amp;e3&amp;e14&amp;e8&amp;e9|e3&amp;e20&amp;e0&amp;e8&amp;e9|e24&amp;e11&amp;e20&amp;e12&amp;e21|e27&amp;e3&amp;e2&amp;e8&amp;e9|e24&amp;e11&amp;e15&amp;e1&amp;e21|e19&amp;e18&amp;e16&amp;e0&amp;e15&amp;e9|e11&amp;e8&amp;e9&amp;e21|e25&amp;e18&amp;e2&amp;e12&amp;e21|e4&amp;e11&amp;e14&amp;e12&amp;e21|e19&amp;e14&amp;e7&amp;e12&amp;e21|e27&amp;e13&amp;e3&amp;e14&amp;e8&amp;e9|e18&amp;e4&amp;e16&amp;e0&amp;e2&amp;e12|e28&amp;e20&amp;e23&amp;e12&amp;e5|e22&amp;e28&amp;e16&amp;e14&amp;e8&amp;e9|e26&amp;e18&amp;e4&amp;e7&amp;e15&amp;e21|e28&amp;e23&amp;e15&amp;e1&amp;e5|e25&amp;e22&amp;e14&amp;e15&amp;e1&amp;e21|e22&amp;e27&amp;e16&amp;e2&amp;e8&amp;e9|e28&amp;e6&amp;e7&amp;e8&amp;e5|e19&amp;e16&amp;e14&amp;e0&amp;e12&amp;e9|e26&amp;e24&amp;e20&amp;e7&amp;e12&amp;e21|e26&amp;e24&amp;e7&amp;e15&amp;e1&amp;e21|e27&amp;e13&amp;e20&amp;e23&amp;e12&amp;e5|e22&amp;e27&amp;e13&amp;e16&amp;e14&amp;e8&amp;e9|e10&amp;e24&amp;e18&amp;e11&amp;e20&amp;e15&amp;e21|e26&amp;e4&amp;e14&amp;e7&amp;e12&amp;e21|e27&amp;e13&amp;e6&amp;e7&amp;e8&amp;e5|e18&amp;e28&amp;e3&amp;e2&amp;e8&amp;e9|e19&amp;e18&amp;e3&amp;e20&amp;e0&amp;e15&amp;e9|e19&amp;e18&amp;e11&amp;e15&amp;e9&amp;e21|e10&amp;e17&amp;e20&amp;e0&amp;e6&amp;e15&amp;e5|e18&amp;e4&amp;e11&amp;e2&amp;e12&amp;e21|e25&amp;e24&amp;e3&amp;e14&amp;e15&amp;e1&amp;e21|e19&amp;e18&amp;e7&amp;e2&amp;e12&amp;e21|e25&amp;e3&amp;e14&amp;e8&amp;e9&amp;e21|e10&amp;e26&amp;e24&amp;e18&amp;e20&amp;e7&amp;e15&amp;e21|e22&amp;e18&amp;e28&amp;e16&amp;e2&amp;e8&amp;e9|e17&amp;e28&amp;e6&amp;e2&amp;e12&amp;e5|e17&amp;e4&amp;e16&amp;e0&amp;e6&amp;e15&amp;e5|e22&amp;e4&amp;e11&amp;e14&amp;e15&amp;e1&amp;e21|e22&amp;e19&amp;e14&amp;e7&amp;e15&amp;e1&amp;e21|e19&amp;e11&amp;e14&amp;e12&amp;e9&amp;e21|e3&amp;e0&amp;e1&amp;e2&amp;e8&amp;e9|e24&amp;e11&amp;e1&amp;e2&amp;e12&amp;e21|e19&amp;e18&amp;e16&amp;e0&amp;e2&amp;e12&amp;e9|e28&amp;e16&amp;e23&amp;e8&amp;e9&amp;e5|e13&amp;e3&amp;e14&amp;e0&amp;e1&amp;e8&amp;e9|e25&amp;e20&amp;e23&amp;e12&amp;e21&amp;e5|e25&amp;e22&amp;e16&amp;e14&amp;e8&amp;e9&amp;e21|e24&amp;e28&amp;e11&amp;e20&amp;e6&amp;e12&amp;e5|e24&amp;e13&amp;e11&amp;e14&amp;e1&amp;e12&amp;e21|e25&amp;e23&amp;e15&amp;e1&amp;e21&amp;e5|e24&amp;e28&amp;e11&amp;e6&amp;e15&amp;e1&amp;e5|e26&amp;e18&amp;e4&amp;e7&amp;e2&amp;e12&amp;e21|e28&amp;e23&amp;e1&amp;e2&amp;e12&amp;e5|e10&amp;e20&amp;e0&amp;e6&amp;e7&amp;e8&amp;e5|e28&amp;e11&amp;e6&amp;e8&amp;e9&amp;e5|e10&amp;e27&amp;e6&amp;e7&amp;e2&amp;e8&amp;e5|e17&amp;e3&amp;e2&amp;e8&amp;e9&amp;e21|e26&amp;e22&amp;e4&amp;e14&amp;e7&amp;e15&amp;e1&amp;e21|e27&amp;e13&amp;e16&amp;e23&amp;e8&amp;e9&amp;e5|e17&amp;e13&amp;e3&amp;e14&amp;e8&amp;e9&amp;e21|e27&amp;e24&amp;e13&amp;e11&amp;e20&amp;e6&amp;e12&amp;e5|e4&amp;e16&amp;e0&amp;e6&amp;e7&amp;e8&amp;e5|e26&amp;e24&amp;e7&amp;e1&amp;e2&amp;e12&amp;e21|e27&amp;e13&amp;e11&amp;e6&amp;e8&amp;e9&amp;e5|e17&amp;e4&amp;e3&amp;e20&amp;e0&amp;e6&amp;e15&amp;e5|e22&amp;e17&amp;e16&amp;e2&amp;e8&amp;e9&amp;e21|e26&amp;e24&amp;e28&amp;e20&amp;e6&amp;e7&amp;e12&amp;e5|e26&amp;e24&amp;e13&amp;e14&amp;e7&amp;e1&amp;e12&amp;e21|e26&amp;e24&amp;e28&amp;e6&amp;e7&amp;e15&amp;e1&amp;e5|e25&amp;e18&amp;e3&amp;e2&amp;e8&amp;e9&amp;e21|e24&amp;e19&amp;e3&amp;e14&amp;e7&amp;e15&amp;e1&amp;e21|e13&amp;e0&amp;e6&amp;e7&amp;e1&amp;e8&amp;e5|e17&amp;e13&amp;e20&amp;e23&amp;e12&amp;e21&amp;e5|e22&amp;e17&amp;e13&amp;e16&amp;e14&amp;e8&amp;e9&amp;e21|e28&amp;e3&amp;e20&amp;e23&amp;e8&amp;e9&amp;e5|e19&amp;e18&amp;e11&amp;e2&amp;e12&amp;e9&amp;e21|e26&amp;e27&amp;e24&amp;e13&amp;e20&amp;e6&amp;e7&amp;e12&amp;e5|e19&amp;e17&amp;e16&amp;e0&amp;e6&amp;e15&amp;e9&amp;e5|e22&amp;e19&amp;e11&amp;e14&amp;e15&amp;e1&amp;e9&amp;e21|e25&amp;e22&amp;e18&amp;e16&amp;e2&amp;e8&amp;e9&amp;e21|e4&amp;e11&amp;e20&amp;e23&amp;e12&amp;e21&amp;e5|e4&amp;e11&amp;e23&amp;e15&amp;e1&amp;e21&amp;e5|e19&amp;e20&amp;e23&amp;e7&amp;e12&amp;e21&amp;e5|e27&amp;e13&amp;e3&amp;e20&amp;e23&amp;e8&amp;e9&amp;e5|e19&amp;e23&amp;e7&amp;e15&amp;e1&amp;e21&amp;e5|e17&amp;e4&amp;e16&amp;e0&amp;e6&amp;e2&amp;e12&amp;e5|e4&amp;e3&amp;e20&amp;e0&amp;e6&amp;e7&amp;e8&amp;e5|e27&amp;e4&amp;e3&amp;e6&amp;e7&amp;e2&amp;e8&amp;e5|e10&amp;e27&amp;e16&amp;e23&amp;e2&amp;e8&amp;e9&amp;e5|e10&amp;e11&amp;e20&amp;e0&amp;e6&amp;e8&amp;e9&amp;e5|e25&amp;e16&amp;e23&amp;e8&amp;e9&amp;e21&amp;e5|e10&amp;e27&amp;e11&amp;e6&amp;e2&amp;e8&amp;e9&amp;e5|e25&amp;e23&amp;e1&amp;e2&amp;e12&amp;e21&amp;e5|e24&amp;e28&amp;e11&amp;e6&amp;e1&amp;e2&amp;e12&amp;e5|e10&amp;e0&amp;e6&amp;e7&amp;e1&amp;e2&amp;e8&amp;e5|e26&amp;e4&amp;e20&amp;e23&amp;e7&amp;e12&amp;e21&amp;e5|e22&amp;e27&amp;e4&amp;e16&amp;e6&amp;e7&amp;e2&amp;e8&amp;e5|e26&amp;e4&amp;e23&amp;e7&amp;e15&amp;e1&amp;e21&amp;e5|e17&amp;e28&amp;e3&amp;e6&amp;e2&amp;e8&amp;e9&amp;e5|e19&amp;e17&amp;e3&amp;e20&amp;e0&amp;e6&amp;e15&amp;e9&amp;e5|e13&amp;e11&amp;e0&amp;e6&amp;e1&amp;e8&amp;e9&amp;e5|e26&amp;e24&amp;e28&amp;e6&amp;e7&amp;e1&amp;e2&amp;e12&amp;e5|e17&amp;e13&amp;e16&amp;e23&amp;e8&amp;e9&amp;e21&amp;e5|e25&amp;e3&amp;e20&amp;e23&amp;e8&amp;e9&amp;e21&amp;e5|e22&amp;e17&amp;e28&amp;e16&amp;e6&amp;e2&amp;e8&amp;e9&amp;e5|e28&amp;e3&amp;e23&amp;e1&amp;e2&amp;e8&amp;e9&amp;e5|e19&amp;e11&amp;e20&amp;e23&amp;e12&amp;e9&amp;e21&amp;e5|e19&amp;e11&amp;e23&amp;e15&amp;e1&amp;e9&amp;e21&amp;e5|e19&amp;e17&amp;e16&amp;e0&amp;e6&amp;e2&amp;e12&amp;e9&amp;e5|e4&amp;e11&amp;e23&amp;e1&amp;e2&amp;e12&amp;e21&amp;e5|e19&amp;e23&amp;e7&amp;e1&amp;e2&amp;e12&amp;e21&amp;e5|e4&amp;e3&amp;e0&amp;e6&amp;e7&amp;e1&amp;e2&amp;e8&amp;e5|e10&amp;e11&amp;e0&amp;e6&amp;e1&amp;e2&amp;e8&amp;e9&amp;e5|e17&amp;e13&amp;e3&amp;e20&amp;e23&amp;e8&amp;e9&amp;e21&amp;e5|e10&amp;e17&amp;e16&amp;e23&amp;e2&amp;e8&amp;e9&amp;e21&amp;e5|e26&amp;e4&amp;e23&amp;e7&amp;e1&amp;e2&amp;e12&amp;e21&amp;e5|e25&amp;e3&amp;e23&amp;e1&amp;e2&amp;e8&amp;e9&amp;e21&amp;e5|e19&amp;e11&amp;e23&amp;e1&amp;e2&amp;e12&amp;e9&amp;e21&amp;e5</text:p>
          </table:table-cell>
          <table:table-cell office:value-type="float" office:value="0.882582426071167" calcext:value-type="float">
            <text:p>0.8825824261</text:p>
          </table:table-cell>
          <table:table-cell office:value-type="float" office:value="40387" calcext:value-type="float">
            <text:p>40387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553114414215088" calcext:value-type="float">
            <text:p>0.5531144142</text:p>
          </table:table-cell>
          <table:table-cell office:value-type="string" calcext:value-type="string">
            <text:p>e15&amp;e4|e15&amp;e13&amp;e11|e12&amp;e4&amp;e0|e16&amp;e15&amp;e11&amp;e1|e0&amp;e11&amp;e1|e20&amp;e12&amp;e4&amp;e17|e12&amp;e13&amp;e0&amp;e11|e20&amp;e11&amp;e1&amp;e17|e3&amp;e2&amp;e4&amp;e0&amp;e1|e3&amp;e4&amp;e17&amp;e10|e20&amp;e12&amp;e13&amp;e11&amp;e17|e14&amp;e3&amp;e4&amp;e0&amp;e10|e15&amp;e2&amp;e8&amp;e13&amp;e5|e20&amp;e3&amp;e2&amp;e4&amp;e1&amp;e17|e16&amp;e15&amp;e2&amp;e8&amp;e1&amp;e5|e3&amp;e13&amp;e11&amp;e17&amp;e10|e2&amp;e8&amp;e0&amp;e1&amp;e5|e14&amp;e3&amp;e13&amp;e0&amp;e11&amp;e10|e16&amp;e14&amp;e15&amp;e8&amp;e10&amp;e5|e8&amp;e17&amp;e10&amp;e5|e14&amp;e8&amp;e0&amp;e10&amp;e5|e9&amp;e3&amp;e4&amp;e0&amp;e1&amp;e10|e2&amp;e12&amp;e8&amp;e13&amp;e0&amp;e5|e9&amp;e15&amp;e8&amp;e13&amp;e10&amp;e5|e16&amp;e3&amp;e11&amp;e1&amp;e17&amp;e10|e20&amp;e2&amp;e8&amp;e1&amp;e17&amp;e5|e18&amp;e12&amp;e4&amp;e17&amp;e10&amp;e5|e20&amp;e2&amp;e12&amp;e8&amp;e13&amp;e17&amp;e5|e16&amp;e9&amp;e15&amp;e8&amp;e1&amp;e10&amp;e5|e7&amp;e2&amp;e6&amp;e4&amp;e0&amp;e1&amp;e5|e9&amp;e8&amp;e0&amp;e1&amp;e10&amp;e5|e7&amp;e6&amp;e4&amp;e17&amp;e10&amp;e5|e14&amp;e7&amp;e6&amp;e4&amp;e0&amp;e10&amp;e5|e18&amp;e11&amp;e1&amp;e17&amp;e10&amp;e5|e9&amp;e12&amp;e8&amp;e13&amp;e0&amp;e10&amp;e5|e19&amp;e6&amp;e12&amp;e4&amp;e17&amp;e10&amp;e5|e18&amp;e12&amp;e13&amp;e11&amp;e17&amp;e10&amp;e5|e20&amp;e7&amp;e2&amp;e6&amp;e4&amp;e1&amp;e17&amp;e5|e19&amp;e6&amp;e11&amp;e1&amp;e17&amp;e10&amp;e5|e7&amp;e6&amp;e13&amp;e11&amp;e17&amp;e10&amp;e5|e14&amp;e7&amp;e6&amp;e13&amp;e0&amp;e11&amp;e10&amp;e5|e9&amp;e7&amp;e6&amp;e4&amp;e0&amp;e1&amp;e10&amp;e5|e19&amp;e6&amp;e12&amp;e13&amp;e11&amp;e17&amp;e10&amp;e5|e16&amp;e7&amp;e6&amp;e11&amp;e1&amp;e17&amp;e10&amp;e5</text:p>
          </table:table-cell>
          <table:table-cell office:value-type="float" office:value="0.0164930820465088" calcext:value-type="float">
            <text:p>0.016493082</text:p>
          </table:table-cell>
          <table:table-cell office:value-type="float" office:value="1035" calcext:value-type="float">
            <text:p>1035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0532588958740234" calcext:value-type="float">
            <text:p>0.0532588959</text:p>
          </table:table-cell>
          <table:table-cell office:value-type="string" calcext:value-type="string">
            <text:p>e19|e17&amp;e3|e2&amp;e1&amp;e3&amp;e0|e18&amp;e11&amp;e17&amp;e10&amp;e14|e11&amp;e10&amp;e14&amp;e0|e2&amp;e16&amp;e3&amp;e14&amp;e0|e12&amp;e1&amp;e3&amp;e4&amp;e0|e12&amp;e15&amp;e3&amp;e10&amp;e14&amp;e0|e13&amp;e18&amp;e11&amp;e17&amp;e1&amp;e10&amp;e4|e13&amp;e11&amp;e1&amp;e10&amp;e4&amp;e0|e12&amp;e16&amp;e3&amp;e14&amp;e4&amp;e0|e18&amp;e8&amp;e17&amp;e1&amp;e6&amp;e5&amp;e4|e8&amp;e1&amp;e6&amp;e5&amp;e4&amp;e0|e9&amp;e18&amp;e11&amp;e17&amp;e1&amp;e10&amp;e5&amp;e4|e9&amp;e11&amp;e1&amp;e10&amp;e5&amp;e4&amp;e0|e15&amp;e18&amp;e8&amp;e17&amp;e6&amp;e10&amp;e14&amp;e5|e15&amp;e8&amp;e6&amp;e10&amp;e14&amp;e5&amp;e0|e7&amp;e1&amp;e6&amp;e3&amp;e5&amp;e4&amp;e0|e16&amp;e18&amp;e8&amp;e17&amp;e6&amp;e14&amp;e5&amp;e4|e16&amp;e8&amp;e6&amp;e14&amp;e5&amp;e4&amp;e0|e7&amp;e15&amp;e6&amp;e3&amp;e10&amp;e14&amp;e5&amp;e0|e7&amp;e16&amp;e6&amp;e3&amp;e14&amp;e5&amp;e4&amp;e0</text:p>
          </table:table-cell>
          <table:table-cell office:value-type="float" office:value="0.0136435031890869" calcext:value-type="float">
            <text:p>0.0136435032</text:p>
          </table:table-cell>
          <table:table-cell office:value-type="float" office:value="911" calcext:value-type="float">
            <text:p>911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11648416519165" calcext:value-type="float">
            <text:p>0.0116484165</text:p>
          </table:table-cell>
          <table:table-cell office:value-type="string" calcext:value-type="string">
            <text:p>e14|e0&amp;e1&amp;e7&amp;e6|e12&amp;e7&amp;e11&amp;e6|e13&amp;e1&amp;e7&amp;e11&amp;e6|e0&amp;e8&amp;e9&amp;e5&amp;e4&amp;e6|e2&amp;e3&amp;e0&amp;e1&amp;e5&amp;e4&amp;e6|e10&amp;e0&amp;e8&amp;e9&amp;e7&amp;e4&amp;e6|e12&amp;e2&amp;e3&amp;e5&amp;e11&amp;e4&amp;e6|e13&amp;e8&amp;e9&amp;e5&amp;e11&amp;e4&amp;e6|e2&amp;e3&amp;e13&amp;e1&amp;e5&amp;e11&amp;e4&amp;e6|e10&amp;e13&amp;e8&amp;e9&amp;e7&amp;e11&amp;e4&amp;e6</text:p>
          </table:table-cell>
          <table:table-cell office:value-type="float" office:value="0.0030052661895752" calcext:value-type="float">
            <text:p>0.0030052662</text:p>
          </table:table-cell>
          <table:table-cell office:value-type="float" office:value="229" calcext:value-type="float">
            <text:p>229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342.062102079391" calcext:value-type="float">
            <text:p>342.0621020794</text:p>
          </table:table-cell>
          <table:table-cell office:value-type="string" calcext:value-type="string">
            <text:p>e30|e0&amp;e22|e9&amp;e29|e12&amp;e18&amp;e0&amp;e9|e12&amp;e9&amp;e23|e28&amp;e22&amp;e23|e24&amp;e22&amp;e29|e0&amp;e1&amp;e17|e28&amp;e6&amp;e22&amp;e29|e8&amp;e18&amp;e0&amp;e7|e8&amp;e7&amp;e23|e12&amp;e24&amp;e22&amp;e23|e8&amp;e6&amp;e29&amp;e7|e28&amp;e1&amp;e17&amp;e23|e24&amp;e29&amp;e1&amp;e17|e15&amp;e0&amp;e9&amp;e2&amp;e1|e27&amp;e22&amp;e16&amp;e23|e8&amp;e18&amp;e24&amp;e29&amp;e7|e28&amp;e6&amp;e29&amp;e1&amp;e17|e8&amp;e18&amp;e0&amp;e14&amp;e16|e11&amp;e12&amp;e0&amp;e9&amp;e2&amp;e3&amp;e1|e8&amp;e14&amp;e16&amp;e23|e27&amp;e6&amp;e22&amp;e29&amp;e16|e12&amp;e24&amp;e1&amp;e17&amp;e23|e5&amp;e18&amp;e0&amp;e9&amp;e13&amp;e7|e8&amp;e6&amp;e14&amp;e29&amp;e16|e5&amp;e9&amp;e13&amp;e7&amp;e23|e8&amp;e0&amp;e2&amp;e3&amp;e14&amp;e1|e26&amp;e13&amp;e22&amp;e7&amp;e23|e15&amp;e18&amp;e0&amp;e9&amp;e20&amp;e7|e10&amp;e8&amp;e18&amp;e0&amp;e4&amp;e16|e28&amp;e15&amp;e9&amp;e2&amp;e1&amp;e23|e21&amp;e18&amp;e0&amp;e20&amp;e17&amp;e7|e15&amp;e9&amp;e20&amp;e7&amp;e23|e10&amp;e8&amp;e4&amp;e16&amp;e23|e21&amp;e20&amp;e17&amp;e7&amp;e23|e26&amp;e6&amp;e13&amp;e22&amp;e29&amp;e7|e5&amp;e18&amp;e0&amp;e9&amp;e4&amp;e16|e18&amp;e0&amp;e19&amp;e13&amp;e17&amp;e7|e25&amp;e21&amp;e22&amp;e20&amp;e7&amp;e23|e11&amp;e8&amp;e0&amp;e2&amp;e3&amp;e1&amp;e7|e5&amp;e9&amp;e4&amp;e16&amp;e23|e8&amp;e18&amp;e24&amp;e14&amp;e29&amp;e16|e19&amp;e13&amp;e17&amp;e7&amp;e23|e27&amp;e1&amp;e17&amp;e16&amp;e23|e26&amp;e22&amp;e4&amp;e16&amp;e23|e10&amp;e8&amp;e6&amp;e29&amp;e4&amp;e16|e25&amp;e19&amp;e13&amp;e22&amp;e7&amp;e23|e21&amp;e6&amp;e20&amp;e29&amp;e17&amp;e7|e10&amp;e8&amp;e0&amp;e2&amp;e3&amp;e1&amp;e4|e25&amp;e21&amp;e6&amp;e22&amp;e20&amp;e29&amp;e7|e27&amp;e3&amp;e22&amp;e20&amp;e7&amp;e23|e5&amp;e24&amp;e13&amp;e22&amp;e7&amp;e23|e19&amp;e6&amp;e13&amp;e29&amp;e17&amp;e7|e27&amp;e6&amp;e29&amp;e1&amp;e17&amp;e16|e5&amp;e18&amp;e0&amp;e9&amp;e14&amp;e13&amp;e16|e26&amp;e6&amp;e22&amp;e29&amp;e4&amp;e16|e5&amp;e0&amp;e9&amp;e2&amp;e3&amp;e1&amp;e4|e25&amp;e19&amp;e6&amp;e13&amp;e22&amp;e29&amp;e7|e8&amp;e15&amp;e0&amp;e6&amp;e2&amp;e1&amp;e7|e18&amp;e0&amp;e19&amp;e17&amp;e4&amp;e16|e5&amp;e9&amp;e14&amp;e13&amp;e16&amp;e23|e28&amp;e8&amp;e2&amp;e3&amp;e14&amp;e1&amp;e23|e8&amp;e24&amp;e2&amp;e3&amp;e14&amp;e29&amp;e1|e19&amp;e17&amp;e4&amp;e16&amp;e23|e27&amp;e6&amp;e3&amp;e22&amp;e20&amp;e29&amp;e7|e26&amp;e14&amp;e13&amp;e22&amp;e16&amp;e23|e15&amp;e24&amp;e22&amp;e20&amp;e7&amp;e23|e15&amp;e18&amp;e0&amp;e9&amp;e14&amp;e20&amp;e16|e25&amp;e19&amp;e22&amp;e4&amp;e16&amp;e23|e10&amp;e8&amp;e18&amp;e24&amp;e29&amp;e4&amp;e16|e21&amp;e18&amp;e24&amp;e20&amp;e29&amp;e17&amp;e7|e26&amp;e13&amp;e1&amp;e17&amp;e7&amp;e23|e21&amp;e18&amp;e0&amp;e14&amp;e20&amp;e17&amp;e16|e15&amp;e9&amp;e14&amp;e20&amp;e16&amp;e23|e28&amp;e8&amp;e6&amp;e2&amp;e3&amp;e14&amp;e29&amp;e1|e5&amp;e24&amp;e22&amp;e4&amp;e16&amp;e23|e19&amp;e6&amp;e29&amp;e17&amp;e4&amp;e16|e21&amp;e14&amp;e20&amp;e17&amp;e16&amp;e23|e18&amp;e19&amp;e24&amp;e13&amp;e29&amp;e17&amp;e7|e26&amp;e6&amp;e14&amp;e13&amp;e22&amp;e29&amp;e16|e5&amp;e0&amp;e9&amp;e2&amp;e3&amp;e14&amp;e13&amp;e1|e15&amp;e18&amp;e0&amp;e19&amp;e9&amp;e2&amp;e13&amp;e7|e18&amp;e0&amp;e19&amp;e14&amp;e13&amp;e17&amp;e16|e11&amp;e8&amp;e24&amp;e2&amp;e3&amp;e29&amp;e1&amp;e7|e25&amp;e19&amp;e6&amp;e22&amp;e29&amp;e4&amp;e16|e25&amp;e21&amp;e14&amp;e22&amp;e20&amp;e16&amp;e23|e26&amp;e6&amp;e13&amp;e29&amp;e1&amp;e17&amp;e7|e15&amp;e19&amp;e9&amp;e2&amp;e13&amp;e7&amp;e23|e27&amp;e15&amp;e9&amp;e2&amp;e1&amp;e16&amp;e23|e19&amp;e14&amp;e13&amp;e17&amp;e16&amp;e23|e12&amp;e8&amp;e24&amp;e2&amp;e3&amp;e14&amp;e1&amp;e23|e25&amp;e19&amp;e14&amp;e13&amp;e22&amp;e16&amp;e23|e28&amp;e10&amp;e8&amp;e2&amp;e3&amp;e1&amp;e4&amp;e23|e21&amp;e6&amp;e14&amp;e20&amp;e29&amp;e17&amp;e16|e10&amp;e8&amp;e24&amp;e2&amp;e3&amp;e29&amp;e1&amp;e4|e5&amp;e18&amp;e0&amp;e9&amp;e3&amp;e20&amp;e4&amp;e7|e26&amp;e1&amp;e17&amp;e4&amp;e16&amp;e23|e25&amp;e21&amp;e6&amp;e14&amp;e22&amp;e20&amp;e29&amp;e16|e11&amp;e5&amp;e0&amp;e9&amp;e2&amp;e3&amp;e13&amp;e1&amp;e7|e10&amp;e15&amp;e18&amp;e0&amp;e9&amp;e20&amp;e4&amp;e16|e5&amp;e24&amp;e14&amp;e13&amp;e22&amp;e16&amp;e23|e28&amp;e5&amp;e9&amp;e2&amp;e3&amp;e1&amp;e4&amp;e23|e19&amp;e6&amp;e14&amp;e13&amp;e29&amp;e17&amp;e16|e5&amp;e9&amp;e3&amp;e20&amp;e4&amp;e7&amp;e23|e21&amp;e10&amp;e18&amp;e0&amp;e20&amp;e17&amp;e4&amp;e16|e18&amp;e19&amp;e24&amp;e29&amp;e17&amp;e4&amp;e16|e15&amp;e18&amp;e0&amp;e19&amp;e9&amp;e2&amp;e4&amp;e16|e10&amp;e15&amp;e9&amp;e20&amp;e4&amp;e16&amp;e23|e27&amp;e3&amp;e20&amp;e1&amp;e17&amp;e7&amp;e23|e25&amp;e19&amp;e6&amp;e14&amp;e13&amp;e22&amp;e29&amp;e16|e28&amp;e10&amp;e8&amp;e6&amp;e2&amp;e3&amp;e29&amp;e1&amp;e4|e8&amp;e15&amp;e0&amp;e6&amp;e2&amp;e14&amp;e1&amp;e16|e5&amp;e24&amp;e13&amp;e1&amp;e17&amp;e7&amp;e23|e26&amp;e3&amp;e22&amp;e20&amp;e4&amp;e7&amp;e23|e21&amp;e10&amp;e20&amp;e17&amp;e4&amp;e16&amp;e23|e26&amp;e6&amp;e29&amp;e1&amp;e17&amp;e4&amp;e16|e15&amp;e19&amp;e9&amp;e2&amp;e4&amp;e16&amp;e23|e27&amp;e19&amp;e2&amp;e3&amp;e13&amp;e22&amp;e7&amp;e23|e15&amp;e24&amp;e14&amp;e22&amp;e20&amp;e16&amp;e23|e25&amp;e21&amp;e10&amp;e22&amp;e20&amp;e4&amp;e16&amp;e23|e26&amp;e15&amp;e9&amp;e2&amp;e13&amp;e1&amp;e7&amp;e23|e21&amp;e18&amp;e24&amp;e14&amp;e20&amp;e29&amp;e17&amp;e16|e27&amp;e6&amp;e3&amp;e20&amp;e29&amp;e1&amp;e17&amp;e7|e26&amp;e14&amp;e13&amp;e1&amp;e17&amp;e16&amp;e23|e15&amp;e24&amp;e20&amp;e1&amp;e17&amp;e7&amp;e23|e12&amp;e10&amp;e8&amp;e24&amp;e2&amp;e3&amp;e1&amp;e4&amp;e23|e26&amp;e6&amp;e3&amp;e22&amp;e20&amp;e29&amp;e4&amp;e7|e18&amp;e0&amp;e19&amp;e3&amp;e20&amp;e17&amp;e4&amp;e7|e28&amp;e5&amp;e9&amp;e2&amp;e3&amp;e14&amp;e13&amp;e1&amp;e23|e21&amp;e10&amp;e6&amp;e20&amp;e29&amp;e17&amp;e4&amp;e16|e27&amp;e19&amp;e6&amp;e2&amp;e3&amp;e13&amp;e22&amp;e29&amp;e7|e15&amp;e19&amp;e24&amp;e2&amp;e13&amp;e22&amp;e7&amp;e23|e18&amp;e19&amp;e24&amp;e14&amp;e13&amp;e29&amp;e17&amp;e16|e15&amp;e18&amp;e0&amp;e19&amp;e9&amp;e2&amp;e14&amp;e13&amp;e16|e25&amp;e21&amp;e10&amp;e6&amp;e22&amp;e20&amp;e29&amp;e4&amp;e16|e19&amp;e3&amp;e20&amp;e17&amp;e4&amp;e7&amp;e23|e5&amp;e24&amp;e1&amp;e17&amp;e4&amp;e16&amp;e23|e26&amp;e6&amp;e14&amp;e13&amp;e29&amp;e1&amp;e17&amp;e16|e15&amp;e19&amp;e9&amp;e2&amp;e14&amp;e13&amp;e16&amp;e23|e25&amp;e19&amp;e3&amp;e22&amp;e20&amp;e4&amp;e7&amp;e23|e5&amp;e8&amp;e0&amp;e6&amp;e2&amp;e3&amp;e1&amp;e4&amp;e7|e10&amp;e8&amp;e15&amp;e0&amp;e6&amp;e2&amp;e1&amp;e4&amp;e16|e5&amp;e24&amp;e3&amp;e22&amp;e20&amp;e4&amp;e7&amp;e23|e26&amp;e15&amp;e9&amp;e2&amp;e1&amp;e4&amp;e16&amp;e23|e19&amp;e6&amp;e3&amp;e20&amp;e29&amp;e17&amp;e4&amp;e7|e10&amp;e15&amp;e24&amp;e22&amp;e20&amp;e4&amp;e16&amp;e23|e25&amp;e19&amp;e6&amp;e3&amp;e22&amp;e20&amp;e29&amp;e4&amp;e7|e21&amp;e10&amp;e18&amp;e24&amp;e20&amp;e29&amp;e17&amp;e4&amp;e16|e15&amp;e19&amp;e24&amp;e2&amp;e22&amp;e4&amp;e16&amp;e23|e5&amp;e24&amp;e14&amp;e13&amp;e1&amp;e17&amp;e16&amp;e23|e26&amp;e3&amp;e20&amp;e1&amp;e17&amp;e4&amp;e7&amp;e23|e26&amp;e15&amp;e9&amp;e2&amp;e14&amp;e13&amp;e1&amp;e16&amp;e23|e15&amp;e24&amp;e14&amp;e20&amp;e1&amp;e17&amp;e16&amp;e23|e18&amp;e19&amp;e24&amp;e3&amp;e20&amp;e29&amp;e17&amp;e4&amp;e7|e15&amp;e19&amp;e24&amp;e2&amp;e14&amp;e13&amp;e22&amp;e16&amp;e23|e26&amp;e6&amp;e3&amp;e20&amp;e29&amp;e1&amp;e17&amp;e4&amp;e7|e5&amp;e24&amp;e3&amp;e20&amp;e1&amp;e17&amp;e4&amp;e7&amp;e23|e10&amp;e15&amp;e24&amp;e20&amp;e1&amp;e17&amp;e4&amp;e16&amp;e23</text:p>
          </table:table-cell>
          <table:table-cell office:value-type="float" office:value="3.72156405448914" calcext:value-type="float">
            <text:p>3.7215640545</text:p>
          </table:table-cell>
          <table:table-cell office:value-type="float" office:value="152238" calcext:value-type="float">
            <text:p>152238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1.58115124702454" calcext:value-type="float">
            <text:p>1.581151247</text:p>
          </table:table-cell>
          <table:table-cell office:value-type="string" calcext:value-type="string">
            <text:p>e23&amp;e4|e24&amp;e9&amp;e4|e14&amp;e21&amp;e9&amp;e4|e15&amp;e24&amp;e3&amp;e4|e13&amp;e21&amp;e3&amp;e4|e21&amp;e8&amp;e7&amp;e4|e14&amp;e15&amp;e21&amp;e3&amp;e4|e13&amp;e6&amp;e24&amp;e3&amp;e4|e13&amp;e21&amp;e5&amp;e9&amp;e4|e6&amp;e24&amp;e8&amp;e7&amp;e4|e15&amp;e17&amp;e24&amp;e10&amp;e8&amp;e4|e16&amp;e3&amp;e0&amp;e4|e18&amp;e10&amp;e21&amp;e8&amp;e4|e2&amp;e18&amp;e21&amp;e3&amp;e4|e13&amp;e17&amp;e10&amp;e21&amp;e8&amp;e4|e14&amp;e19&amp;e9&amp;e0&amp;e4|e22&amp;e16&amp;e18&amp;e21&amp;e3&amp;e4|e6&amp;e24&amp;e18&amp;e10&amp;e8&amp;e4|e11&amp;e21&amp;e7&amp;e3&amp;e4|e6&amp;e2&amp;e24&amp;e18&amp;e3&amp;e4|e1&amp;e10&amp;e8&amp;e0&amp;e4|e14&amp;e15&amp;e17&amp;e10&amp;e21&amp;e8&amp;e4|e13&amp;e17&amp;e6&amp;e24&amp;e10&amp;e8&amp;e4|e1&amp;e2&amp;e3&amp;e0&amp;e4|e14&amp;e12&amp;e1&amp;e9&amp;e0&amp;e4|e15&amp;e12&amp;e17&amp;e24&amp;e8&amp;e7&amp;e4|e16&amp;e5&amp;e9&amp;e0&amp;e4|e13&amp;e19&amp;e3&amp;e0&amp;e4|e2&amp;e18&amp;e21&amp;e5&amp;e9&amp;e4|e20&amp;e2&amp;e21&amp;e7&amp;e3&amp;e4|e22&amp;e6&amp;e16&amp;e24&amp;e18&amp;e3&amp;e4|e6&amp;e11&amp;e24&amp;e7&amp;e3&amp;e4|e12&amp;e13&amp;e1&amp;e3&amp;e0&amp;e4|e19&amp;e8&amp;e7&amp;e0&amp;e4|e11&amp;e18&amp;e10&amp;e21&amp;e3&amp;e4|e14&amp;e15&amp;e19&amp;e3&amp;e0&amp;e4|e22&amp;e16&amp;e18&amp;e21&amp;e5&amp;e9&amp;e4|e17&amp;e16&amp;e10&amp;e8&amp;e0&amp;e4|e22&amp;e20&amp;e16&amp;e21&amp;e7&amp;e3&amp;e4|e11&amp;e21&amp;e5&amp;e9&amp;e7&amp;e4|e14&amp;e12&amp;e17&amp;e16&amp;e9&amp;e0&amp;e4|e20&amp;e6&amp;e2&amp;e24&amp;e7&amp;e3&amp;e4|e1&amp;e2&amp;e5&amp;e9&amp;e0&amp;e4|e12&amp;e1&amp;e8&amp;e7&amp;e0&amp;e4|e22&amp;e15&amp;e17&amp;e24&amp;e19&amp;e8&amp;e7&amp;e4|e14&amp;e15&amp;e12&amp;e1&amp;e3&amp;e0&amp;e4|e13&amp;e19&amp;e5&amp;e9&amp;e0&amp;e4|e6&amp;e11&amp;e24&amp;e18&amp;e10&amp;e3&amp;e4|e20&amp;e2&amp;e21&amp;e5&amp;e9&amp;e7&amp;e4|e22&amp;e20&amp;e6&amp;e16&amp;e24&amp;e7&amp;e3&amp;e4|e1&amp;e11&amp;e10&amp;e3&amp;e0&amp;e4|e19&amp;e18&amp;e10&amp;e8&amp;e0&amp;e4|e12&amp;e13&amp;e1&amp;e5&amp;e9&amp;e0&amp;e4|e2&amp;e19&amp;e18&amp;e3&amp;e0&amp;e4|e11&amp;e18&amp;e10&amp;e21&amp;e5&amp;e9&amp;e4|e13&amp;e17&amp;e19&amp;e10&amp;e8&amp;e0&amp;e4|e22&amp;e20&amp;e16&amp;e21&amp;e5&amp;e9&amp;e7&amp;e4|e12&amp;e17&amp;e16&amp;e8&amp;e7&amp;e0&amp;e4|e11&amp;e19&amp;e7&amp;e3&amp;e0&amp;e4|e14&amp;e15&amp;e17&amp;e19&amp;e10&amp;e8&amp;e0&amp;e4|e1&amp;e11&amp;e10&amp;e5&amp;e9&amp;e0&amp;e4|e12&amp;e1&amp;e11&amp;e7&amp;e3&amp;e0&amp;e4|e2&amp;e19&amp;e18&amp;e5&amp;e9&amp;e0&amp;e4|e20&amp;e2&amp;e19&amp;e7&amp;e3&amp;e0&amp;e4|e16&amp;e6&amp;e5&amp;e8&amp;e7&amp;e0&amp;e4|e11&amp;e19&amp;e18&amp;e10&amp;e3&amp;e0&amp;e4|e11&amp;e19&amp;e5&amp;e9&amp;e7&amp;e0&amp;e4|e12&amp;e1&amp;e11&amp;e5&amp;e9&amp;e7&amp;e0&amp;e4|e16&amp;e6&amp;e18&amp;e10&amp;e5&amp;e8&amp;e0&amp;e4|e1&amp;e2&amp;e6&amp;e5&amp;e8&amp;e7&amp;e0&amp;e4|e20&amp;e2&amp;e19&amp;e5&amp;e9&amp;e7&amp;e0&amp;e4|e11&amp;e19&amp;e18&amp;e10&amp;e5&amp;e9&amp;e0&amp;e4</text:p>
          </table:table-cell>
          <table:table-cell office:value-type="float" office:value="0.0617742538452149" calcext:value-type="float">
            <text:p>0.0617742538</text:p>
          </table:table-cell>
          <table:table-cell office:value-type="float" office:value="3338" calcext:value-type="float">
            <text:p>3338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392299652099609" calcext:value-type="float">
            <text:p>0.3922996521</text:p>
          </table:table-cell>
          <table:table-cell office:value-type="string" calcext:value-type="string">
            <text:p>e14&amp;e15|e14&amp;e8&amp;e0|e14&amp;e20&amp;e17|e7&amp;e0&amp;e6|e19&amp;e6&amp;e17|e13&amp;e15&amp;e11|e9&amp;e15&amp;e3|e18&amp;e17&amp;e3|e13&amp;e8&amp;e0&amp;e11|e2&amp;e1&amp;e0&amp;e3|e8&amp;e9&amp;e0&amp;e3|e1&amp;e4&amp;e0&amp;e6|e7&amp;e5&amp;e0&amp;e3|e19&amp;e5&amp;e17&amp;e3|e10&amp;e9&amp;e4&amp;e15&amp;e6|e18&amp;e10&amp;e4&amp;e6&amp;e17|e13&amp;e20&amp;e17&amp;e11|e9&amp;e20&amp;e17&amp;e3|e12&amp;e15&amp;e6&amp;e11|e10&amp;e8&amp;e9&amp;e4&amp;e0&amp;e6|e8&amp;e12&amp;e0&amp;e6&amp;e11|e1&amp;e4&amp;e5&amp;e0&amp;e3|e7&amp;e16&amp;e15&amp;e6&amp;e11|e10&amp;e9&amp;e4&amp;e20&amp;e6&amp;e17|e12&amp;e5&amp;e15&amp;e3&amp;e11|e12&amp;e20&amp;e6&amp;e17&amp;e11|e8&amp;e12&amp;e5&amp;e0&amp;e3&amp;e11|e2&amp;e1&amp;e16&amp;e15&amp;e3&amp;e11|e1&amp;e16&amp;e4&amp;e15&amp;e6&amp;e11|e7&amp;e16&amp;e5&amp;e15&amp;e3&amp;e11|e7&amp;e16&amp;e20&amp;e6&amp;e17&amp;e11|e12&amp;e5&amp;e20&amp;e17&amp;e3&amp;e11|e2&amp;e1&amp;e16&amp;e20&amp;e17&amp;e3&amp;e11|e1&amp;e16&amp;e4&amp;e5&amp;e15&amp;e3&amp;e11|e1&amp;e16&amp;e4&amp;e20&amp;e6&amp;e17&amp;e11|e7&amp;e16&amp;e5&amp;e20&amp;e17&amp;e3&amp;e11|e1&amp;e16&amp;e4&amp;e5&amp;e20&amp;e17&amp;e3&amp;e11</text:p>
          </table:table-cell>
          <table:table-cell office:value-type="float" office:value="0.0330965518951416" calcext:value-type="float">
            <text:p>0.0330965519</text:p>
          </table:table-cell>
          <table:table-cell office:value-type="float" office:value="1980" calcext:value-type="float">
            <text:p>1980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3.1369001865387" calcext:value-type="float">
            <text:p>3.1369001865</text:p>
          </table:table-cell>
          <table:table-cell office:value-type="string" calcext:value-type="string">
            <text:p>e22&amp;e18|e15&amp;e0&amp;e10|e12&amp;e16&amp;e10&amp;e8|e6&amp;e19&amp;e18|e21&amp;e10&amp;e18|e16&amp;e7&amp;e3|e1&amp;e0&amp;e10&amp;e8|e12&amp;e11&amp;e0&amp;e10&amp;e8|e15&amp;e17&amp;e19&amp;e10&amp;e18|e11&amp;e0&amp;e7&amp;e3|e16&amp;e6&amp;e4&amp;e5&amp;e3|e15&amp;e9&amp;e0&amp;e7&amp;e3|e13&amp;e16&amp;e10&amp;e8&amp;e3|e14&amp;e19&amp;e10&amp;e8&amp;e18|e2&amp;e1&amp;e0&amp;e7&amp;e3|e21&amp;e9&amp;e7&amp;e18&amp;e3|e6&amp;e11&amp;e4&amp;e5&amp;e0&amp;e3|e17&amp;e1&amp;e19&amp;e10&amp;e8&amp;e18|e20&amp;e21&amp;e11&amp;e7&amp;e18&amp;e3|e13&amp;e11&amp;e0&amp;e10&amp;e8&amp;e3|e15&amp;e9&amp;e6&amp;e4&amp;e5&amp;e0&amp;e3|e14&amp;e2&amp;e19&amp;e7&amp;e18&amp;e3|e12&amp;e17&amp;e11&amp;e19&amp;e10&amp;e8&amp;e18|e2&amp;e6&amp;e1&amp;e4&amp;e5&amp;e0&amp;e3|e15&amp;e16&amp;e17&amp;e4&amp;e5&amp;e10&amp;e3|e9&amp;e1&amp;e0&amp;e7&amp;e8&amp;e3|e20&amp;e2&amp;e21&amp;e1&amp;e7&amp;e18&amp;e3|e14&amp;e16&amp;e4&amp;e5&amp;e10&amp;e8&amp;e3|e17&amp;e11&amp;e19&amp;e7&amp;e18&amp;e3|e21&amp;e9&amp;e6&amp;e4&amp;e5&amp;e18&amp;e3|e15&amp;e9&amp;e17&amp;e19&amp;e7&amp;e18&amp;e3|e2&amp;e17&amp;e1&amp;e19&amp;e7&amp;e18&amp;e3|e20&amp;e21&amp;e6&amp;e11&amp;e4&amp;e5&amp;e18&amp;e3|e14&amp;e9&amp;e19&amp;e7&amp;e8&amp;e18&amp;e3|e9&amp;e6&amp;e1&amp;e4&amp;e5&amp;e0&amp;e8&amp;e3|e20&amp;e2&amp;e21&amp;e6&amp;e1&amp;e4&amp;e5&amp;e18&amp;e3|e16&amp;e17&amp;e1&amp;e4&amp;e5&amp;e10&amp;e8&amp;e3|e14&amp;e11&amp;e4&amp;e5&amp;e0&amp;e10&amp;e8&amp;e3|e20&amp;e14&amp;e11&amp;e19&amp;e7&amp;e8&amp;e18&amp;e3|e13&amp;e17&amp;e11&amp;e19&amp;e10&amp;e8&amp;e18&amp;e3|e9&amp;e17&amp;e1&amp;e19&amp;e7&amp;e8&amp;e18&amp;e3</text:p>
          </table:table-cell>
          <table:table-cell office:value-type="float" office:value="0.107240676879883" calcext:value-type="float">
            <text:p>0.1072406769</text:p>
          </table:table-cell>
          <table:table-cell office:value-type="float" office:value="5680" calcext:value-type="float">
            <text:p>5680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43914794921875" calcext:value-type="float">
            <text:p>0.0439147949</text:p>
          </table:table-cell>
          <table:table-cell office:value-type="string" calcext:value-type="string">
            <text:p>e21|e14&amp;e0|e17&amp;e16&amp;e14&amp;e15&amp;e6|e15&amp;e6&amp;e3|e19&amp;e20&amp;e14&amp;e15&amp;e13|e2&amp;e1&amp;e0&amp;e3|e11&amp;e12&amp;e6&amp;e0&amp;e3|e18&amp;e19&amp;e16&amp;e14&amp;e15&amp;e6&amp;e13|e17&amp;e2&amp;e16&amp;e20&amp;e14&amp;e15&amp;e13|e2&amp;e20&amp;e15&amp;e13&amp;e3|e2&amp;e12&amp;e13&amp;e0&amp;e3|e5&amp;e1&amp;e4&amp;e6&amp;e0&amp;e3|e9&amp;e1&amp;e7&amp;e4&amp;e0&amp;e3|e8&amp;e1&amp;e7&amp;e4&amp;e6&amp;e0&amp;e3|e17&amp;e9&amp;e16&amp;e20&amp;e14&amp;e7&amp;e15&amp;e4&amp;e13|e9&amp;e20&amp;e7&amp;e15&amp;e4&amp;e13&amp;e3|e10&amp;e11&amp;e1&amp;e7&amp;e4&amp;e6&amp;e0&amp;e3|e5&amp;e12&amp;e4&amp;e6&amp;e13&amp;e0&amp;e3|e9&amp;e12&amp;e7&amp;e4&amp;e13&amp;e0&amp;e3|e8&amp;e12&amp;e7&amp;e4&amp;e6&amp;e13&amp;e0&amp;e3</text:p>
          </table:table-cell>
          <table:table-cell office:value-type="float" office:value="0.00464510917663574" calcext:value-type="float">
            <text:p>0.0046451092</text:p>
          </table:table-cell>
          <table:table-cell office:value-type="float" office:value="287" calcext:value-type="float">
            <text:p>287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8.67435622215271" calcext:value-type="float">
            <text:p>8.6743562222</text:p>
          </table:table-cell>
          <table:table-cell office:value-type="string" calcext:value-type="string">
            <text:p>e22&amp;e2&amp;e13|e17&amp;e22&amp;e16&amp;e13|e17&amp;e22&amp;e8&amp;e5|e23&amp;e7&amp;e16&amp;e13|e24&amp;e23&amp;e4&amp;e5|e23&amp;e7&amp;e8&amp;e5|e24&amp;e9&amp;e23&amp;e16&amp;e13|e24&amp;e9&amp;e23&amp;e8&amp;e5|e21&amp;e16&amp;e13&amp;e0|e21&amp;e8&amp;e5&amp;e0|e10&amp;e22&amp;e8&amp;e2&amp;e5|e14&amp;e22&amp;e12&amp;e4&amp;e5|e18&amp;e4&amp;e5&amp;e0|e1&amp;e2&amp;e13&amp;e0|e15&amp;e24&amp;e23&amp;e16&amp;e4&amp;e13|e14&amp;e9&amp;e22&amp;e12&amp;e16&amp;e13|e17&amp;e1&amp;e16&amp;e13&amp;e0|e18&amp;e9&amp;e16&amp;e13&amp;e0|e14&amp;e9&amp;e22&amp;e12&amp;e8&amp;e5|e17&amp;e1&amp;e8&amp;e5&amp;e0|e3&amp;e22&amp;e2&amp;e4&amp;e5|e18&amp;e9&amp;e8&amp;e5&amp;e0|e17&amp;e3&amp;e22&amp;e16&amp;e4&amp;e5|e17&amp;e11&amp;e22&amp;e12&amp;e4&amp;e5|e3&amp;e9&amp;e22&amp;e8&amp;e2&amp;e5|e6&amp;e14&amp;e22&amp;e7&amp;e12&amp;e16&amp;e13|e11&amp;e23&amp;e7&amp;e20&amp;e2&amp;e13|e3&amp;e23&amp;e7&amp;e16&amp;e4&amp;e5|e11&amp;e23&amp;e7&amp;e12&amp;e4&amp;e5|e6&amp;e18&amp;e7&amp;e16&amp;e13&amp;e0|e6&amp;e14&amp;e22&amp;e7&amp;e12&amp;e8&amp;e5|e6&amp;e18&amp;e7&amp;e8&amp;e5&amp;e0|e24&amp;e9&amp;e11&amp;e23&amp;e20&amp;e2&amp;e13|e15&amp;e14&amp;e22&amp;e12&amp;e16&amp;e4&amp;e13|e15&amp;e18&amp;e16&amp;e4&amp;e13&amp;e0|e21&amp;e11&amp;e20&amp;e2&amp;e13&amp;e0|e21&amp;e3&amp;e16&amp;e4&amp;e5&amp;e0|e21&amp;e11&amp;e12&amp;e4&amp;e5&amp;e0|e6&amp;e3&amp;e22&amp;e7&amp;e8&amp;e2&amp;e5|e10&amp;e1&amp;e8&amp;e2&amp;e5&amp;e0|e24&amp;e19&amp;e23&amp;e20&amp;e4&amp;e2&amp;e13|e19&amp;e23&amp;e7&amp;e20&amp;e8&amp;e2&amp;e13|e10&amp;e11&amp;e22&amp;e12&amp;e2&amp;e4&amp;e5|e24&amp;e19&amp;e17&amp;e23&amp;e20&amp;e16&amp;e4&amp;e13|e14&amp;e1&amp;e12&amp;e4&amp;e5&amp;e0|e24&amp;e19&amp;e9&amp;e23&amp;e20&amp;e8&amp;e2&amp;e13|e14&amp;e9&amp;e1&amp;e12&amp;e16&amp;e13&amp;e0|e14&amp;e9&amp;e1&amp;e12&amp;e8&amp;e5&amp;e0|e21&amp;e19&amp;e20&amp;e8&amp;e2&amp;e13&amp;e0|e15&amp;e24&amp;e11&amp;e23&amp;e20&amp;e4&amp;e2&amp;e13|e3&amp;e1&amp;e2&amp;e4&amp;e5&amp;e0|e18&amp;e9&amp;e11&amp;e20&amp;e2&amp;e13&amp;e0|e17&amp;e3&amp;e1&amp;e16&amp;e4&amp;e5&amp;e0|e17&amp;e11&amp;e1&amp;e12&amp;e4&amp;e5&amp;e0|e3&amp;e9&amp;e1&amp;e8&amp;e2&amp;e5&amp;e0|e6&amp;e14&amp;e1&amp;e7&amp;e12&amp;e16&amp;e13&amp;e0|e19&amp;e18&amp;e20&amp;e4&amp;e2&amp;e13&amp;e0|e6&amp;e14&amp;e1&amp;e7&amp;e12&amp;e8&amp;e5&amp;e0|e19&amp;e17&amp;e18&amp;e20&amp;e16&amp;e4&amp;e13&amp;e0|e3&amp;e11&amp;e23&amp;e7&amp;e20&amp;e2&amp;e4&amp;e5|e15&amp;e14&amp;e1&amp;e12&amp;e16&amp;e4&amp;e13&amp;e0|e6&amp;e18&amp;e11&amp;e7&amp;e20&amp;e2&amp;e13&amp;e0|e19&amp;e18&amp;e9&amp;e20&amp;e8&amp;e2&amp;e13&amp;e0|e6&amp;e3&amp;e1&amp;e7&amp;e8&amp;e2&amp;e5&amp;e0|e15&amp;e18&amp;e11&amp;e20&amp;e4&amp;e2&amp;e13&amp;e0|e21&amp;e3&amp;e11&amp;e20&amp;e2&amp;e4&amp;e5&amp;e0|e10&amp;e11&amp;e1&amp;e12&amp;e2&amp;e4&amp;e5&amp;e0|e19&amp;e6&amp;e18&amp;e7&amp;e20&amp;e8&amp;e2&amp;e13&amp;e0</text:p>
          </table:table-cell>
          <table:table-cell office:value-type="float" office:value="0.175837516784668" calcext:value-type="float">
            <text:p>0.1758375168</text:p>
          </table:table-cell>
          <table:table-cell office:value-type="float" office:value="8872" calcext:value-type="float">
            <text:p>8872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410632371902466" calcext:value-type="float">
            <text:p>0.4106323719</text:p>
          </table:table-cell>
          <table:table-cell office:value-type="string" calcext:value-type="string">
            <text:p>e16&amp;e13|e12&amp;e0|e20&amp;e17|e12&amp;e18&amp;e17|e10&amp;e12&amp;e14&amp;e13&amp;e15|e6&amp;e12&amp;e14&amp;e9&amp;e13&amp;e15|e12&amp;e15&amp;e19&amp;e17|e14&amp;e13&amp;e3&amp;e4|e0&amp;e8&amp;e3&amp;e4|e0&amp;e1&amp;e5&amp;e4|e2&amp;e0&amp;e1&amp;e3&amp;e4|e14&amp;e9&amp;e13&amp;e5&amp;e4|e6&amp;e7&amp;e0&amp;e1&amp;e3&amp;e4|e9&amp;e0&amp;e8&amp;e5&amp;e4|e10&amp;e11&amp;e14&amp;e13&amp;e5&amp;e4|e10&amp;e11&amp;e0&amp;e8&amp;e5&amp;e4|e7&amp;e19&amp;e3&amp;e17&amp;e4|e18&amp;e8&amp;e3&amp;e17&amp;e4|e11&amp;e19&amp;e5&amp;e17&amp;e4|e18&amp;e1&amp;e5&amp;e17&amp;e4|e2&amp;e11&amp;e19&amp;e3&amp;e17&amp;e4|e10&amp;e14&amp;e13&amp;e15&amp;e1&amp;e5&amp;e4|e2&amp;e18&amp;e1&amp;e3&amp;e17&amp;e4|e7&amp;e9&amp;e19&amp;e5&amp;e17&amp;e4|e6&amp;e7&amp;e18&amp;e1&amp;e3&amp;e17&amp;e4|e9&amp;e18&amp;e8&amp;e5&amp;e17&amp;e4|e15&amp;e8&amp;e19&amp;e3&amp;e17&amp;e4|e10&amp;e11&amp;e18&amp;e8&amp;e5&amp;e17&amp;e4|e15&amp;e19&amp;e1&amp;e5&amp;e17&amp;e4|e2&amp;e15&amp;e19&amp;e1&amp;e3&amp;e17&amp;e4|e9&amp;e15&amp;e8&amp;e19&amp;e5&amp;e17&amp;e4</text:p>
          </table:table-cell>
          <table:table-cell office:value-type="float" office:value="0.0178964138031006" calcext:value-type="float">
            <text:p>0.0178964138</text:p>
          </table:table-cell>
          <table:table-cell office:value-type="float" office:value="1113" calcext:value-type="float">
            <text:p>1113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11.6432766914368" calcext:value-type="float">
            <text:p>11.6432766914</text:p>
          </table:table-cell>
          <table:table-cell office:value-type="string" calcext:value-type="string">
            <text:p>e0&amp;e18|e23&amp;e18&amp;e8&amp;e22|e23&amp;e6&amp;e7|e15&amp;e10&amp;e0&amp;e7|e11&amp;e18&amp;e22&amp;e19|e21&amp;e23&amp;e18&amp;e6&amp;e22|e23&amp;e9&amp;e8&amp;e7|e17&amp;e23&amp;e11&amp;e18&amp;e2&amp;e22|e11&amp;e9&amp;e19&amp;e7|e13&amp;e10&amp;e19&amp;e7|e15&amp;e5&amp;e0&amp;e6&amp;e7|e1&amp;e0&amp;e14&amp;e6&amp;e7|e12&amp;e11&amp;e6&amp;e19&amp;e7|e17&amp;e23&amp;e11&amp;e9&amp;e2&amp;e7|e21&amp;e13&amp;e10&amp;e18&amp;e22&amp;e19|e17&amp;e23&amp;e13&amp;e10&amp;e2&amp;e7|e1&amp;e11&amp;e9&amp;e0&amp;e2&amp;e7|e1&amp;e13&amp;e10&amp;e0&amp;e2&amp;e7|e15&amp;e5&amp;e9&amp;e0&amp;e8&amp;e7|e4&amp;e10&amp;e3&amp;e19&amp;e7|e13&amp;e5&amp;e18&amp;e8&amp;e22&amp;e19|e1&amp;e9&amp;e0&amp;e14&amp;e8&amp;e7|e13&amp;e5&amp;e6&amp;e19&amp;e7|e17&amp;e21&amp;e23&amp;e13&amp;e10&amp;e18&amp;e2&amp;e22|e15&amp;e16&amp;e0&amp;e14&amp;e6&amp;e7|e24&amp;e16&amp;e23&amp;e11&amp;e18&amp;e2&amp;e6&amp;e22|e15&amp;e23&amp;e10&amp;e8&amp;e22&amp;e7|e12&amp;e1&amp;e11&amp;e0&amp;e2&amp;e6&amp;e7|e21&amp;e4&amp;e10&amp;e18&amp;e3&amp;e22&amp;e19|e17&amp;e23&amp;e4&amp;e10&amp;e2&amp;e3&amp;e7|e15&amp;e16&amp;e11&amp;e9&amp;e0&amp;e2&amp;e7|e20&amp;e14&amp;e18&amp;e3&amp;e8&amp;e22&amp;e19|e21&amp;e13&amp;e5&amp;e18&amp;e6&amp;e22&amp;e19|e20&amp;e14&amp;e3&amp;e6&amp;e19&amp;e7|e13&amp;e5&amp;e9&amp;e8&amp;e19&amp;e7|e15&amp;e16&amp;e9&amp;e0&amp;e14&amp;e8&amp;e7|e16&amp;e13&amp;e14&amp;e18&amp;e8&amp;e22&amp;e19|e16&amp;e13&amp;e14&amp;e6&amp;e19&amp;e7|e1&amp;e4&amp;e10&amp;e0&amp;e2&amp;e3&amp;e7|e15&amp;e11&amp;e10&amp;e22&amp;e19&amp;e7|e4&amp;e5&amp;e18&amp;e3&amp;e8&amp;e22&amp;e19|e1&amp;e13&amp;e5&amp;e0&amp;e2&amp;e6&amp;e7|e4&amp;e5&amp;e3&amp;e6&amp;e19&amp;e7|e17&amp;e15&amp;e5&amp;e11&amp;e9&amp;e0&amp;e2&amp;e7|e17&amp;e21&amp;e23&amp;e4&amp;e10&amp;e18&amp;e2&amp;e3&amp;e22|e12&amp;e15&amp;e16&amp;e11&amp;e0&amp;e2&amp;e6&amp;e7|e20&amp;e21&amp;e14&amp;e18&amp;e3&amp;e6&amp;e22&amp;e19|e20&amp;e9&amp;e14&amp;e3&amp;e8&amp;e19&amp;e7|e21&amp;e16&amp;e13&amp;e14&amp;e18&amp;e6&amp;e22&amp;e19|e16&amp;e13&amp;e9&amp;e14&amp;e8&amp;e19&amp;e7|e17&amp;e15&amp;e23&amp;e11&amp;e10&amp;e2&amp;e22&amp;e7|e21&amp;e4&amp;e5&amp;e18&amp;e3&amp;e6&amp;e22&amp;e19|e1&amp;e13&amp;e5&amp;e9&amp;e0&amp;e2&amp;e8&amp;e7|e4&amp;e5&amp;e9&amp;e3&amp;e8&amp;e19&amp;e7|e16&amp;e4&amp;e14&amp;e18&amp;e3&amp;e8&amp;e22&amp;e19|e16&amp;e4&amp;e14&amp;e3&amp;e6&amp;e19&amp;e7|e1&amp;e4&amp;e5&amp;e0&amp;e2&amp;e3&amp;e6&amp;e7|e15&amp;e11&amp;e5&amp;e6&amp;e22&amp;e19&amp;e7|e1&amp;e23&amp;e13&amp;e10&amp;e8&amp;e2&amp;e22&amp;e7|e1&amp;e11&amp;e14&amp;e6&amp;e22&amp;e19&amp;e7|e21&amp;e16&amp;e4&amp;e14&amp;e18&amp;e3&amp;e6&amp;e22&amp;e19|e16&amp;e4&amp;e9&amp;e14&amp;e3&amp;e8&amp;e19&amp;e7|e1&amp;e4&amp;e5&amp;e9&amp;e0&amp;e2&amp;e3&amp;e8&amp;e7|e15&amp;e16&amp;e11&amp;e14&amp;e6&amp;e22&amp;e19&amp;e7|e1&amp;e23&amp;e4&amp;e10&amp;e8&amp;e2&amp;e3&amp;e22&amp;e7|e20&amp;e15&amp;e10&amp;e14&amp;e3&amp;e8&amp;e22&amp;e19&amp;e7</text:p>
          </table:table-cell>
          <table:table-cell office:value-type="float" office:value="0.492290258407593" calcext:value-type="float">
            <text:p>0.4922902584</text:p>
          </table:table-cell>
          <table:table-cell office:value-type="float" office:value="23424" calcext:value-type="float">
            <text:p>23424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271843910217285" calcext:value-type="float">
            <text:p>0.2718439102</text:p>
          </table:table-cell>
          <table:table-cell office:value-type="string" calcext:value-type="string">
            <text:p>e21|e12&amp;e0&amp;e6|e10&amp;e9&amp;e16&amp;e6|e17&amp;e14&amp;e12&amp;e16&amp;e6|e13&amp;e10&amp;e9&amp;e0&amp;e6|e18&amp;e10&amp;e12&amp;e16&amp;e6|e1&amp;e9&amp;e11&amp;e0&amp;e6|e2&amp;e1&amp;e10&amp;e9&amp;e0&amp;e6|e14&amp;e9&amp;e11&amp;e16&amp;e6|e14&amp;e13&amp;e9&amp;e11&amp;e0&amp;e6|e20&amp;e12&amp;e3&amp;e16&amp;e6|e18&amp;e14&amp;e12&amp;e11&amp;e16&amp;e6|e10&amp;e5&amp;e8&amp;e16&amp;e6|e4&amp;e5&amp;e3&amp;e16&amp;e6|e7&amp;e9&amp;e3&amp;e16&amp;e6|e13&amp;e10&amp;e5&amp;e8&amp;e0&amp;e6|e4&amp;e13&amp;e5&amp;e0&amp;e3&amp;e6|e13&amp;e7&amp;e9&amp;e0&amp;e3&amp;e6|e18&amp;e7&amp;e12&amp;e3&amp;e16&amp;e6|e19&amp;e20&amp;e10&amp;e12&amp;e8&amp;e16&amp;e6|e1&amp;e11&amp;e5&amp;e8&amp;e0&amp;e6|e2&amp;e1&amp;e10&amp;e5&amp;e8&amp;e0&amp;e6|e17&amp;e15&amp;e10&amp;e12&amp;e8&amp;e16&amp;e6|e2&amp;e4&amp;e1&amp;e5&amp;e0&amp;e3&amp;e6|e2&amp;e7&amp;e1&amp;e9&amp;e0&amp;e3&amp;e6|e14&amp;e11&amp;e5&amp;e8&amp;e16&amp;e6|e17&amp;e15&amp;e4&amp;e12&amp;e3&amp;e16&amp;e6|e14&amp;e13&amp;e11&amp;e5&amp;e8&amp;e0&amp;e6|e19&amp;e20&amp;e14&amp;e12&amp;e11&amp;e8&amp;e16&amp;e6|e7&amp;e5&amp;e8&amp;e3&amp;e16&amp;e6|e13&amp;e7&amp;e5&amp;e8&amp;e0&amp;e3&amp;e6|e15&amp;e4&amp;e9&amp;e11&amp;e3&amp;e16&amp;e6|e20&amp;e1&amp;e9&amp;e11&amp;e3&amp;e16&amp;e6|e15&amp;e4&amp;e13&amp;e9&amp;e11&amp;e0&amp;e3&amp;e6|e18&amp;e15&amp;e4&amp;e12&amp;e11&amp;e3&amp;e16&amp;e6|e2&amp;e7&amp;e1&amp;e5&amp;e8&amp;e0&amp;e3&amp;e6|e17&amp;e15&amp;e7&amp;e12&amp;e8&amp;e3&amp;e16&amp;e6|e20&amp;e1&amp;e11&amp;e5&amp;e8&amp;e3&amp;e16&amp;e6</text:p>
          </table:table-cell>
          <table:table-cell office:value-type="float" office:value="0.0117769241333008" calcext:value-type="float">
            <text:p>0.0117769241</text:p>
          </table:table-cell>
          <table:table-cell office:value-type="float" office:value="658" calcext:value-type="float">
            <text:p>658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254717111587524" calcext:value-type="float">
            <text:p>0.2547171116</text:p>
          </table:table-cell>
          <table:table-cell office:value-type="string" calcext:value-type="string">
            <text:p>e21|e9&amp;e18|e17&amp;e0|e19&amp;e17&amp;e4&amp;e18|e15&amp;e9&amp;e14&amp;e0|e4&amp;e18&amp;e5|e13&amp;e1&amp;e0|e13&amp;e16&amp;e18&amp;e6|e19&amp;e13&amp;e4&amp;e18&amp;e1|e14&amp;e8&amp;e5&amp;e0|e2&amp;e9&amp;e3&amp;e1&amp;e0|e12&amp;e9&amp;e10&amp;e1&amp;e0|e15&amp;e14&amp;e4&amp;e5&amp;e0|e20&amp;e2&amp;e17&amp;e16&amp;e18&amp;e6|e15&amp;e13&amp;e14&amp;e16&amp;e6&amp;e0|e19&amp;e17&amp;e7&amp;e8&amp;e18&amp;e6|e11&amp;e9&amp;e3&amp;e10&amp;e1&amp;e0|e7&amp;e8&amp;e18&amp;e6&amp;e5|e20&amp;e11&amp;e17&amp;e16&amp;e10&amp;e18&amp;e6|e2&amp;e3&amp;e4&amp;e1&amp;e5&amp;e0|e12&amp;e4&amp;e10&amp;e1&amp;e5&amp;e0|e19&amp;e13&amp;e7&amp;e8&amp;e18&amp;e6&amp;e1|e11&amp;e3&amp;e4&amp;e10&amp;e1&amp;e5&amp;e0|e20&amp;e2&amp;e16&amp;e14&amp;e8&amp;e18&amp;e6&amp;e5|e20&amp;e11&amp;e16&amp;e14&amp;e10&amp;e8&amp;e18&amp;e6&amp;e5|e2&amp;e3&amp;e7&amp;e8&amp;e1&amp;e6&amp;e5&amp;e0|e12&amp;e7&amp;e10&amp;e8&amp;e1&amp;e6&amp;e5&amp;e0|e11&amp;e3&amp;e7&amp;e10&amp;e8&amp;e1&amp;e6&amp;e5&amp;e0</text:p>
          </table:table-cell>
          <table:table-cell office:value-type="float" office:value="0.00740218162536621" calcext:value-type="float">
            <text:p>0.0074021816</text:p>
          </table:table-cell>
          <table:table-cell office:value-type="float" office:value="467" calcext:value-type="float">
            <text:p>467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0.898122787475586" calcext:value-type="float">
            <text:p>0.8981227875</text:p>
          </table:table-cell>
          <table:table-cell office:value-type="string" calcext:value-type="string">
            <text:p>e25&amp;e9|e1&amp;e0&amp;e5&amp;e9|e20&amp;e1&amp;e19&amp;e5&amp;e9|e10&amp;e0&amp;e11&amp;e5&amp;e9|e1&amp;e2&amp;e0&amp;e4&amp;e3|e12&amp;e8&amp;e19&amp;e5&amp;e9|e8&amp;e19&amp;e4&amp;e3|e18&amp;e22&amp;e1&amp;e19&amp;e5&amp;e9|e7&amp;e25&amp;e6&amp;e8&amp;e4&amp;e3|e18&amp;e11&amp;e19&amp;e5&amp;e9|e10&amp;e12&amp;e7&amp;e0&amp;e8&amp;e5&amp;e9|e22&amp;e25&amp;e6&amp;e1&amp;e2&amp;e4&amp;e3|e10&amp;e7&amp;e0&amp;e8&amp;e4&amp;e3|e25&amp;e6&amp;e2&amp;e11&amp;e4&amp;e3|e12&amp;e15&amp;e0&amp;e13&amp;e5&amp;e9|e15&amp;e0&amp;e13&amp;e4&amp;e3|e10&amp;e20&amp;e11&amp;e19&amp;e5&amp;e9|e20&amp;e1&amp;e2&amp;e19&amp;e4&amp;e3|e10&amp;e2&amp;e0&amp;e11&amp;e4&amp;e3|e7&amp;e25&amp;e6&amp;e20&amp;e1&amp;e2&amp;e4&amp;e3|e18&amp;e22&amp;e1&amp;e2&amp;e19&amp;e4&amp;e3|e22&amp;e25&amp;e6&amp;e15&amp;e13&amp;e4&amp;e3|e14&amp;e0&amp;e11&amp;e13&amp;e5&amp;e9|e18&amp;e2&amp;e11&amp;e19&amp;e4&amp;e3|e24&amp;e14&amp;e22&amp;e1&amp;e8&amp;e19&amp;e5&amp;e9|e17&amp;e12&amp;e0&amp;e8&amp;e13&amp;e5&amp;e9|e24&amp;e14&amp;e8&amp;e11&amp;e19&amp;e5&amp;e9|e17&amp;e0&amp;e8&amp;e13&amp;e4&amp;e3|e12&amp;e20&amp;e15&amp;e19&amp;e13&amp;e5&amp;e9|e20&amp;e15&amp;e19&amp;e13&amp;e4&amp;e3|e17&amp;e18&amp;e0&amp;e11&amp;e13&amp;e5&amp;e9|e7&amp;e25&amp;e6&amp;e20&amp;e15&amp;e13&amp;e4&amp;e3|e10&amp;e20&amp;e2&amp;e11&amp;e19&amp;e4&amp;e3|e12&amp;e18&amp;e22&amp;e15&amp;e19&amp;e13&amp;e5&amp;e9|e12&amp;e7&amp;e14&amp;e0&amp;e8&amp;e13&amp;e5&amp;e9|e18&amp;e22&amp;e15&amp;e19&amp;e13&amp;e4&amp;e3|e7&amp;e14&amp;e0&amp;e8&amp;e13&amp;e4&amp;e3|e17&amp;e22&amp;e25&amp;e6&amp;e8&amp;e13&amp;e4&amp;e3|e21&amp;e25&amp;e6&amp;e15&amp;e11&amp;e13&amp;e4&amp;e3|e14&amp;e20&amp;e11&amp;e19&amp;e13&amp;e5&amp;e9|e23&amp;e1&amp;e8&amp;e19&amp;e5&amp;e9&amp;e3|e14&amp;e2&amp;e0&amp;e11&amp;e13&amp;e4&amp;e3|e7&amp;e6&amp;e1&amp;e0&amp;e8&amp;e5&amp;e4&amp;e3|e17&amp;e18&amp;e2&amp;e0&amp;e11&amp;e13&amp;e4&amp;e3|e21&amp;e18&amp;e15&amp;e11&amp;e19&amp;e13&amp;e4&amp;e3|e16&amp;e22&amp;e1&amp;e8&amp;e19&amp;e5&amp;e9&amp;e3|e21&amp;e17&amp;e25&amp;e6&amp;e8&amp;e11&amp;e13&amp;e4&amp;e3|e16&amp;e8&amp;e11&amp;e19&amp;e5&amp;e9&amp;e3|e23&amp;e10&amp;e8&amp;e11&amp;e19&amp;e5&amp;e9&amp;e3|e14&amp;e20&amp;e2&amp;e11&amp;e19&amp;e13&amp;e4&amp;e3|e16&amp;e15&amp;e0&amp;e11&amp;e13&amp;e5&amp;e9&amp;e3|e16&amp;e17&amp;e0&amp;e8&amp;e11&amp;e13&amp;e5&amp;e9&amp;e3|e16&amp;e20&amp;e15&amp;e11&amp;e19&amp;e13&amp;e5&amp;e9&amp;e3|e23&amp;e14&amp;e8&amp;e11&amp;e19&amp;e13&amp;e5&amp;e9&amp;e3</text:p>
          </table:table-cell>
          <table:table-cell office:value-type="float" office:value="0.0388543605804443" calcext:value-type="float">
            <text:p>0.0388543606</text:p>
          </table:table-cell>
          <table:table-cell office:value-type="float" office:value="2214" calcext:value-type="float">
            <text:p>2214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0693359375" calcext:value-type="float">
            <text:p>0.0693359375</text:p>
          </table:table-cell>
          <table:table-cell office:value-type="string" calcext:value-type="string">
            <text:p>e12&amp;e17&amp;e7|e12&amp;e10&amp;e0&amp;e7|e14&amp;e13&amp;e12&amp;e10&amp;e3&amp;e7|e15&amp;e14&amp;e13&amp;e12&amp;e10&amp;e8&amp;e7|e16&amp;e14&amp;e13&amp;e12&amp;e10&amp;e8&amp;e5&amp;e7|e13&amp;e8&amp;e6&amp;e5&amp;e7|e13&amp;e4&amp;e3&amp;e6&amp;e5&amp;e7|e9&amp;e0&amp;e8&amp;e6&amp;e5&amp;e7|e1&amp;e0&amp;e2&amp;e8&amp;e6&amp;e5&amp;e7|e19&amp;e9&amp;e17&amp;e8&amp;e6&amp;e5&amp;e7|e9&amp;e0&amp;e4&amp;e3&amp;e6&amp;e5&amp;e7|e18&amp;e11&amp;e9&amp;e17&amp;e8&amp;e6&amp;e5&amp;e7|e11&amp;e2&amp;e17&amp;e8&amp;e6&amp;e5&amp;e7|e19&amp;e1&amp;e2&amp;e17&amp;e8&amp;e6&amp;e5&amp;e7|e1&amp;e0&amp;e2&amp;e4&amp;e3&amp;e6&amp;e5&amp;e7|e19&amp;e9&amp;e4&amp;e17&amp;e3&amp;e6&amp;e5&amp;e7|e10&amp;e11&amp;e0&amp;e2&amp;e8&amp;e6&amp;e5&amp;e7|e18&amp;e11&amp;e9&amp;e4&amp;e17&amp;e3&amp;e6&amp;e5&amp;e7|e11&amp;e2&amp;e4&amp;e17&amp;e3&amp;e6&amp;e5&amp;e7|e19&amp;e1&amp;e2&amp;e4&amp;e17&amp;e3&amp;e6&amp;e5&amp;e7|e10&amp;e11&amp;e0&amp;e2&amp;e4&amp;e3&amp;e6&amp;e5&amp;e7</text:p>
          </table:table-cell>
          <table:table-cell office:value-type="float" office:value="0.0089864730834961" calcext:value-type="float">
            <text:p>0.0089864731</text:p>
          </table:table-cell>
          <table:table-cell office:value-type="float" office:value="543" calcext:value-type="float">
            <text:p>543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41620635986328" calcext:value-type="float">
            <text:p>0.0001416206</text:p>
          </table:table-cell>
          <table:table-cell office:value-type="string" calcext:value-type="string">
            <text:p>e0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26:.E45])" office:value-type="float" office:value="389.178589582443" calcext:value-type="float">
            <text:p>389.1785895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gth of path Fal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0340476036071777" calcext:value-type="float">
            <text:p>0.0340476036</text:p>
          </table:table-cell>
          <table:table-cell office:value-type="string" calcext:value-type="string">
            <text:p>e0&amp;e8|e21&amp;e4|e9&amp;e3&amp;e4|e21&amp;e20&amp;e13&amp;e8|e0&amp;e1&amp;e2&amp;e3&amp;e4|e9&amp;e10&amp;e11&amp;e12&amp;e8|e9&amp;e10&amp;e6&amp;e13&amp;e8|e9&amp;e17&amp;e16&amp;e12&amp;e8|e9&amp;e3&amp;e20&amp;e13&amp;e8|e21&amp;e20&amp;e7&amp;e14&amp;e8|e9&amp;e10&amp;e6&amp;e7&amp;e14&amp;e8|e9&amp;e10&amp;e15&amp;e16&amp;e12&amp;e8|e9&amp;e17&amp;e19&amp;e11&amp;e12&amp;e8|e9&amp;e17&amp;e19&amp;e6&amp;e13&amp;e8|e9&amp;e3&amp;e20&amp;e7&amp;e14&amp;e8|e0&amp;e5&amp;e6&amp;e7&amp;e2&amp;e3&amp;e4|e9&amp;e17&amp;e16&amp;e18&amp;e6&amp;e13&amp;e8|e9&amp;e17&amp;e19&amp;e6&amp;e7&amp;e14&amp;e8|e9&amp;e17&amp;e16&amp;e18&amp;e6&amp;e7&amp;e14&amp;e8|e21&amp;e20&amp;e7&amp;e2&amp;e10&amp;e11&amp;e12&amp;e8|e21&amp;e20&amp;e7&amp;e2&amp;e17&amp;e16&amp;e12&amp;e8|e21&amp;e20&amp;e7&amp;e2&amp;e10&amp;e15&amp;e16&amp;e12&amp;e8|e21&amp;e20&amp;e7&amp;e2&amp;e17&amp;e19&amp;e11&amp;e12&amp;e8</text:p>
          </table:table-cell>
          <table:table-cell office:value-type="float" office:value="0.00410938262939453" calcext:value-type="float">
            <text:p>0.0041093826</text:p>
          </table:table-cell>
          <table:table-cell office:value-type="float" office:value="224" calcext:value-type="float">
            <text:p>224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.19727063179016" calcext:value-type="float">
            <text:p>1.1972706318</text:p>
          </table:table-cell>
          <table:table-cell office:value-type="string" calcext:value-type="string">
            <text:p>e20&amp;e6|e0&amp;e1&amp;e7|e18&amp;e9&amp;e6|e20&amp;e10&amp;e7|e0&amp;e1&amp;e2&amp;e6|e0&amp;e8&amp;e9&amp;e6|e0&amp;e16&amp;e4&amp;e5|e18&amp;e9&amp;e10&amp;e7|e18&amp;e13&amp;e12&amp;e7|e18&amp;e13&amp;e14&amp;e6|e18&amp;e15&amp;e4&amp;e5|e20&amp;e3&amp;e4&amp;e5|e0&amp;e8&amp;e9&amp;e10&amp;e7|e0&amp;e8&amp;e13&amp;e12&amp;e7|e0&amp;e8&amp;e13&amp;e14&amp;e6|e0&amp;e8&amp;e15&amp;e4&amp;e5|e0&amp;e16&amp;e11&amp;e12&amp;e7|e0&amp;e16&amp;e11&amp;e14&amp;e6|e18&amp;e9&amp;e3&amp;e4&amp;e5|e18&amp;e13&amp;e12&amp;e2&amp;e6|e18&amp;e13&amp;e14&amp;e10&amp;e7|e18&amp;e15&amp;e11&amp;e12&amp;e7|e18&amp;e15&amp;e11&amp;e14&amp;e6|e20&amp;e3&amp;e11&amp;e12&amp;e7|e0&amp;e1&amp;e2&amp;e3&amp;e4&amp;e5|e0&amp;e8&amp;e9&amp;e3&amp;e4&amp;e5|e0&amp;e8&amp;e13&amp;e12&amp;e2&amp;e6|e0&amp;e8&amp;e13&amp;e14&amp;e10&amp;e7|e0&amp;e8&amp;e15&amp;e11&amp;e12&amp;e7|e0&amp;e8&amp;e15&amp;e11&amp;e14&amp;e6|e0&amp;e16&amp;e11&amp;e12&amp;e2&amp;e6|e0&amp;e16&amp;e11&amp;e17&amp;e9&amp;e6|e0&amp;e16&amp;e11&amp;e14&amp;e10&amp;e7|e18&amp;e9&amp;e3&amp;e11&amp;e12&amp;e7|e18&amp;e13&amp;e14&amp;e3&amp;e4&amp;e5|e18&amp;e15&amp;e4&amp;e19&amp;e1&amp;e7|e18&amp;e15&amp;e11&amp;e12&amp;e2&amp;e6|e18&amp;e15&amp;e11&amp;e14&amp;e10&amp;e7|e20&amp;e3&amp;e4&amp;e19&amp;e1&amp;e7|e0&amp;e8&amp;e9&amp;e3&amp;e11&amp;e12&amp;e7|e0&amp;e8&amp;e13&amp;e14&amp;e3&amp;e4&amp;e5|e0&amp;e8&amp;e15&amp;e11&amp;e12&amp;e2&amp;e6|e0&amp;e8&amp;e15&amp;e11&amp;e14&amp;e10&amp;e7|e0&amp;e16&amp;e11&amp;e17&amp;e9&amp;e10&amp;e7|e18&amp;e9&amp;e3&amp;e4&amp;e19&amp;e1&amp;e7|e18&amp;e13&amp;e12&amp;e2&amp;e3&amp;e4&amp;e5|e18&amp;e15&amp;e4&amp;e19&amp;e1&amp;e2&amp;e6|e0&amp;e8&amp;e13&amp;e12&amp;e2&amp;e3&amp;e4&amp;e5|e18&amp;e13&amp;e14&amp;e3&amp;e4&amp;e19&amp;e1&amp;e7|e20&amp;e3&amp;e4&amp;e19&amp;e8&amp;e13&amp;e12&amp;e7</text:p>
          </table:table-cell>
          <table:table-cell office:value-type="float" office:value="0.0764732360839844" calcext:value-type="float">
            <text:p>0.0764732361</text:p>
          </table:table-cell>
          <table:table-cell office:value-type="float" office:value="4051" calcext:value-type="float">
            <text:p>4051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1.974360704422" calcext:value-type="float">
            <text:p>1.9743607044</text:p>
          </table:table-cell>
          <table:table-cell office:value-type="string" calcext:value-type="string">
            <text:p>e21&amp;e16|e22&amp;e9|e0&amp;e20&amp;e16|e21&amp;e14&amp;e9|e22&amp;e8&amp;e7|e0&amp;e1&amp;e13&amp;e16|e0&amp;e17&amp;e19&amp;e9|e0&amp;e20&amp;e14&amp;e9|e21&amp;e14&amp;e8&amp;e7|e0&amp;e1&amp;e2&amp;e3&amp;e9|e0&amp;e1&amp;e2&amp;e10&amp;e7|e0&amp;e1&amp;e13&amp;e14&amp;e9|e0&amp;e17&amp;e5&amp;e12&amp;e9|e0&amp;e17&amp;e5&amp;e6&amp;e7|e0&amp;e17&amp;e19&amp;e8&amp;e7|e0&amp;e20&amp;e14&amp;e8&amp;e7|e22&amp;e4&amp;e5&amp;e6&amp;e7|e22&amp;e8&amp;e18&amp;e13&amp;e16|e0&amp;e1&amp;e2&amp;e3&amp;e8&amp;e7|e0&amp;e1&amp;e13&amp;e14&amp;e8&amp;e7|e0&amp;e17&amp;e5&amp;e15&amp;e3&amp;e9|e0&amp;e17&amp;e5&amp;e15&amp;e10&amp;e7|e0&amp;e17&amp;e5&amp;e12&amp;e8&amp;e7|e21&amp;e14&amp;e4&amp;e5&amp;e6&amp;e7|e22&amp;e4&amp;e5&amp;e15&amp;e10&amp;e7|e0&amp;e1&amp;e2&amp;e10&amp;e11&amp;e12&amp;e9|e0&amp;e17&amp;e5&amp;e15&amp;e3&amp;e8&amp;e7|e0&amp;e17&amp;e5&amp;e6&amp;e18&amp;e13&amp;e16|e0&amp;e17&amp;e19&amp;e8&amp;e18&amp;e13&amp;e16|e0&amp;e20&amp;e14&amp;e4&amp;e5&amp;e6&amp;e7|e21&amp;e14&amp;e4&amp;e5&amp;e15&amp;e10&amp;e7|e22&amp;e4&amp;e5&amp;e15&amp;e23&amp;e20&amp;e16|e22&amp;e4&amp;e5&amp;e6&amp;e18&amp;e13&amp;e16|e22&amp;e8&amp;e11&amp;e15&amp;e23&amp;e20&amp;e16|e22&amp;e8&amp;e18&amp;e2&amp;e23&amp;e20&amp;e16|e0&amp;e1&amp;e2&amp;e3&amp;e4&amp;e5&amp;e6&amp;e7|e0&amp;e1&amp;e13&amp;e14&amp;e4&amp;e5&amp;e6&amp;e7|e0&amp;e17&amp;e5&amp;e15&amp;e10&amp;e18&amp;e13&amp;e16|e0&amp;e17&amp;e5&amp;e12&amp;e8&amp;e18&amp;e13&amp;e16|e0&amp;e17&amp;e5&amp;e6&amp;e18&amp;e2&amp;e3&amp;e9|e0&amp;e17&amp;e5&amp;e6&amp;e18&amp;e13&amp;e14&amp;e9|e0&amp;e20&amp;e14&amp;e4&amp;e5&amp;e15&amp;e10&amp;e7|e22&amp;e4&amp;e5&amp;e15&amp;e23&amp;e1&amp;e13&amp;e16|e22&amp;e4&amp;e5&amp;e15&amp;e10&amp;e18&amp;e13&amp;e16|e22&amp;e8&amp;e11&amp;e15&amp;e23&amp;e1&amp;e13&amp;e16|e0&amp;e1&amp;e13&amp;e14&amp;e4&amp;e5&amp;e15&amp;e10&amp;e7|e0&amp;e17&amp;e5&amp;e15&amp;e3&amp;e8&amp;e18&amp;e13&amp;e16|e0&amp;e17&amp;e5&amp;e15&amp;e10&amp;e18&amp;e13&amp;e14&amp;e9|e22&amp;e4&amp;e5&amp;e6&amp;e18&amp;e2&amp;e23&amp;e20&amp;e16</text:p>
          </table:table-cell>
          <table:table-cell office:value-type="float" office:value="0.0736484527587891" calcext:value-type="float">
            <text:p>0.0736484528</text:p>
          </table:table-cell>
          <table:table-cell office:value-type="float" office:value="4071" calcext:value-type="float">
            <text:p>4071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22.2940890789032" calcext:value-type="float">
            <text:p>22.2940890789</text:p>
          </table:table-cell>
          <table:table-cell office:value-type="string" calcext:value-type="string">
            <text:p>e27&amp;e15|e0&amp;e1&amp;e15|e0&amp;e20&amp;e12|e21&amp;e17&amp;e15|e21&amp;e7&amp;e8|e27&amp;e2&amp;e12|e28&amp;e18&amp;e15|e28&amp;e14&amp;e12|e0&amp;e1&amp;e2&amp;e12|e0&amp;e16&amp;e9&amp;e8|e21&amp;e17&amp;e2&amp;e12|e21&amp;e11&amp;e9&amp;e8|e21&amp;e25&amp;e18&amp;e15|e21&amp;e25&amp;e14&amp;e12|e27&amp;e13&amp;e14&amp;e12|e28&amp;e18&amp;e2&amp;e12|e0&amp;e1&amp;e13&amp;e14&amp;e12|e0&amp;e16&amp;e4&amp;e18&amp;e15|e0&amp;e16&amp;e4&amp;e14&amp;e12|e0&amp;e20&amp;e3&amp;e9&amp;e8|e0&amp;e20&amp;e10&amp;e18&amp;e15|e21&amp;e17&amp;e13&amp;e14&amp;e12|e21&amp;e11&amp;e24&amp;e1&amp;e15|e21&amp;e11&amp;e24&amp;e20&amp;e12|e21&amp;e11&amp;e4&amp;e18&amp;e15|e21&amp;e11&amp;e4&amp;e14&amp;e12|e21&amp;e25&amp;e18&amp;e2&amp;e12|e21&amp;e7&amp;e19&amp;e18&amp;e15|e21&amp;e7&amp;e19&amp;e14&amp;e12|e27&amp;e2&amp;e3&amp;e9&amp;e8|e28&amp;e5&amp;e23&amp;e1&amp;e15|e28&amp;e5&amp;e23&amp;e20&amp;e12|e28&amp;e5&amp;e6&amp;e17&amp;e15|e28&amp;e5&amp;e6&amp;e7&amp;e8|e28&amp;e14&amp;e22&amp;e1&amp;e15|e28&amp;e14&amp;e3&amp;e9&amp;e8|e0&amp;e1&amp;e2&amp;e3&amp;e9&amp;e8|e0&amp;e16&amp;e4&amp;e18&amp;e2&amp;e12|e0&amp;e16&amp;e9&amp;e19&amp;e18&amp;e15|e0&amp;e16&amp;e9&amp;e19&amp;e14&amp;e12|e0&amp;e20&amp;e3&amp;e4&amp;e18&amp;e15|e21&amp;e17&amp;e2&amp;e3&amp;e9&amp;e8|e21&amp;e11&amp;e24&amp;e1&amp;e2&amp;e12|e21&amp;e11&amp;e4&amp;e18&amp;e2&amp;e12|e21&amp;e11&amp;e9&amp;e19&amp;e18&amp;e15|e21&amp;e11&amp;e9&amp;e19&amp;e14&amp;e12|e21&amp;e25&amp;e5&amp;e23&amp;e1&amp;e15|e21&amp;e25&amp;e5&amp;e23&amp;e20&amp;e12|e21&amp;e25&amp;e14&amp;e22&amp;e1&amp;e15|e21&amp;e25&amp;e14&amp;e3&amp;e9&amp;e8|e21&amp;e7&amp;e26&amp;e24&amp;e1&amp;e15|e21&amp;e7&amp;e26&amp;e24&amp;e20&amp;e12|e21&amp;e7&amp;e26&amp;e4&amp;e18&amp;e15|e21&amp;e7&amp;e26&amp;e4&amp;e14&amp;e12|e21&amp;e7&amp;e19&amp;e18&amp;e2&amp;e12|e27&amp;e2&amp;e22&amp;e16&amp;e9&amp;e8|e27&amp;e13&amp;e5&amp;e23&amp;e20&amp;e12|e27&amp;e13&amp;e5&amp;e6&amp;e7&amp;e8|e27&amp;e13&amp;e14&amp;e3&amp;e9&amp;e8|e28&amp;e5&amp;e23&amp;e1&amp;e2&amp;e12|e28&amp;e5&amp;e23&amp;e16&amp;e9&amp;e8|e28&amp;e5&amp;e6&amp;e17&amp;e2&amp;e12|e28&amp;e5&amp;e6&amp;e11&amp;e9&amp;e8|e28&amp;e18&amp;e2&amp;e3&amp;e9&amp;e8|e28&amp;e14&amp;e22&amp;e16&amp;e9&amp;e8|e28&amp;e14&amp;e3&amp;e24&amp;e1&amp;e15|e0&amp;e1&amp;e13&amp;e5&amp;e6&amp;e7&amp;e8|e0&amp;e1&amp;e13&amp;e14&amp;e3&amp;e9&amp;e8|e0&amp;e16&amp;e4&amp;e5&amp;e6&amp;e17&amp;e15|e0&amp;e16&amp;e4&amp;e5&amp;e6&amp;e7&amp;e8|e0&amp;e16&amp;e9&amp;e19&amp;e18&amp;e2&amp;e12|e0&amp;e20&amp;e3&amp;e9&amp;e19&amp;e18&amp;e15|e0&amp;e20&amp;e10&amp;e5&amp;e6&amp;e17&amp;e15|e0&amp;e20&amp;e10&amp;e5&amp;e6&amp;e7&amp;e8|e21&amp;e17&amp;e2&amp;e22&amp;e16&amp;e9&amp;e8|e21&amp;e17&amp;e13&amp;e5&amp;e23&amp;e20&amp;e12|e21&amp;e17&amp;e13&amp;e14&amp;e3&amp;e9&amp;e8|e21&amp;e11&amp;e24&amp;e1&amp;e13&amp;e14&amp;e12|e21&amp;e11&amp;e24&amp;e20&amp;e10&amp;e18&amp;e15|e21&amp;e11&amp;e4&amp;e5&amp;e23&amp;e1&amp;e15|e21&amp;e11&amp;e4&amp;e5&amp;e23&amp;e20&amp;e12|e21&amp;e11&amp;e4&amp;e14&amp;e22&amp;e1&amp;e15|e21&amp;e11&amp;e9&amp;e19&amp;e18&amp;e2&amp;e12|e21&amp;e25&amp;e5&amp;e23&amp;e1&amp;e2&amp;e12|e21&amp;e25&amp;e5&amp;e23&amp;e16&amp;e9&amp;e8|e21&amp;e25&amp;e18&amp;e2&amp;e3&amp;e9&amp;e8|e21&amp;e25&amp;e14&amp;e22&amp;e16&amp;e9&amp;e8|e21&amp;e25&amp;e14&amp;e3&amp;e24&amp;e1&amp;e15|e21&amp;e7&amp;e26&amp;e24&amp;e1&amp;e2&amp;e12|e21&amp;e7&amp;e26&amp;e4&amp;e18&amp;e2&amp;e12|e21&amp;e7&amp;e19&amp;e5&amp;e23&amp;e1&amp;e15|e21&amp;e7&amp;e19&amp;e5&amp;e23&amp;e20&amp;e12|e21&amp;e7&amp;e19&amp;e14&amp;e22&amp;e1&amp;e15|e27&amp;e2&amp;e10&amp;e5&amp;e6&amp;e7&amp;e8|e27&amp;e13&amp;e5&amp;e23&amp;e16&amp;e9&amp;e8|e27&amp;e13&amp;e5&amp;e6&amp;e11&amp;e9&amp;e8|e27&amp;e13&amp;e14&amp;e22&amp;e16&amp;e9&amp;e8|e28&amp;e5&amp;e23&amp;e20&amp;e3&amp;e9&amp;e8|e28&amp;e5&amp;e6&amp;e11&amp;e24&amp;e1&amp;e15|e28&amp;e5&amp;e6&amp;e11&amp;e24&amp;e20&amp;e12|e28&amp;e18&amp;e2&amp;e22&amp;e16&amp;e9&amp;e8|e0&amp;e1&amp;e2&amp;e10&amp;e5&amp;e6&amp;e7&amp;e8|e0&amp;e1&amp;e13&amp;e5&amp;e6&amp;e11&amp;e9&amp;e8|e0&amp;e16&amp;e4&amp;e5&amp;e6&amp;e17&amp;e2&amp;e12|e0&amp;e16&amp;e9&amp;e19&amp;e5&amp;e6&amp;e17&amp;e15|e0&amp;e20&amp;e3&amp;e4&amp;e5&amp;e6&amp;e17&amp;e15|e0&amp;e20&amp;e3&amp;e4&amp;e5&amp;e6&amp;e7&amp;e8|e0&amp;e20&amp;e10&amp;e5&amp;e6&amp;e11&amp;e9&amp;e8|e21&amp;e17&amp;e13&amp;e5&amp;e23&amp;e16&amp;e9&amp;e8|e21&amp;e17&amp;e13&amp;e14&amp;e22&amp;e16&amp;e9&amp;e8|e21&amp;e11&amp;e4&amp;e5&amp;e23&amp;e1&amp;e2&amp;e12|e21&amp;e11&amp;e9&amp;e19&amp;e5&amp;e23&amp;e1&amp;e15|e21&amp;e11&amp;e9&amp;e19&amp;e5&amp;e23&amp;e20&amp;e12|e21&amp;e11&amp;e9&amp;e19&amp;e14&amp;e22&amp;e1&amp;e15|e21&amp;e25&amp;e5&amp;e23&amp;e20&amp;e3&amp;e9&amp;e8|e21&amp;e25&amp;e18&amp;e2&amp;e22&amp;e16&amp;e9&amp;e8|e21&amp;e7&amp;e26&amp;e24&amp;e1&amp;e13&amp;e14&amp;e12|e21&amp;e7&amp;e26&amp;e24&amp;e20&amp;e10&amp;e18&amp;e15|e21&amp;e7&amp;e26&amp;e4&amp;e5&amp;e23&amp;e1&amp;e15|e21&amp;e7&amp;e26&amp;e4&amp;e5&amp;e23&amp;e20&amp;e12|e21&amp;e7&amp;e26&amp;e4&amp;e14&amp;e22&amp;e1&amp;e15|e21&amp;e7&amp;e19&amp;e5&amp;e23&amp;e1&amp;e2&amp;e12|e21&amp;e7&amp;e19&amp;e14&amp;e3&amp;e24&amp;e1&amp;e15|e27&amp;e2&amp;e3&amp;e4&amp;e5&amp;e6&amp;e7&amp;e8|e27&amp;e2&amp;e10&amp;e5&amp;e23&amp;e16&amp;e9&amp;e8|e27&amp;e2&amp;e10&amp;e5&amp;e6&amp;e11&amp;e9&amp;e8|e27&amp;e13&amp;e5&amp;e23&amp;e20&amp;e3&amp;e9&amp;e8|e27&amp;e13&amp;e5&amp;e6&amp;e11&amp;e24&amp;e20&amp;e12|e28&amp;e5&amp;e23&amp;e1&amp;e2&amp;e3&amp;e9&amp;e8|e28&amp;e5&amp;e6&amp;e17&amp;e2&amp;e3&amp;e9&amp;e8|e28&amp;e5&amp;e6&amp;e11&amp;e24&amp;e1&amp;e2&amp;e12|e28&amp;e5&amp;e6&amp;e7&amp;e26&amp;e24&amp;e1&amp;e15|e28&amp;e5&amp;e6&amp;e7&amp;e26&amp;e24&amp;e20&amp;e12|e0&amp;e1&amp;e2&amp;e3&amp;e4&amp;e5&amp;e6&amp;e7&amp;e8|e0&amp;e1&amp;e2&amp;e10&amp;e5&amp;e6&amp;e11&amp;e9&amp;e8|e0&amp;e16&amp;e9&amp;e19&amp;e5&amp;e6&amp;e17&amp;e2&amp;e12|e0&amp;e20&amp;e3&amp;e9&amp;e19&amp;e5&amp;e6&amp;e17&amp;e15|e21&amp;e17&amp;e2&amp;e10&amp;e5&amp;e23&amp;e16&amp;e9&amp;e8|e21&amp;e17&amp;e13&amp;e5&amp;e23&amp;e20&amp;e3&amp;e9&amp;e8|e21&amp;e11&amp;e9&amp;e19&amp;e5&amp;e23&amp;e1&amp;e2&amp;e12|e21&amp;e25&amp;e5&amp;e23&amp;e1&amp;e2&amp;e3&amp;e9&amp;e8|e21&amp;e7&amp;e26&amp;e4&amp;e5&amp;e23&amp;e1&amp;e2&amp;e12|e27&amp;e2&amp;e22&amp;e16&amp;e4&amp;e5&amp;e6&amp;e7&amp;e8|e27&amp;e13&amp;e5&amp;e6&amp;e7&amp;e26&amp;e24&amp;e20&amp;e12|e28&amp;e5&amp;e6&amp;e17&amp;e2&amp;e22&amp;e16&amp;e9&amp;e8|e28&amp;e5&amp;e6&amp;e7&amp;e26&amp;e24&amp;e1&amp;e2&amp;e12</text:p>
          </table:table-cell>
          <table:table-cell office:value-type="float" office:value="1.53717803955078" calcext:value-type="float">
            <text:p>1.5371780396</text:p>
          </table:table-cell>
          <table:table-cell office:value-type="float" office:value="66416" calcext:value-type="float">
            <text:p>66416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407816171646118" calcext:value-type="float">
            <text:p>0.4078161716</text:p>
          </table:table-cell>
          <table:table-cell office:value-type="string" calcext:value-type="string">
            <text:p>e15&amp;e4|e0&amp;e1&amp;e11|e0&amp;e12&amp;e4|e15&amp;e13&amp;e11|e0&amp;e12&amp;e13&amp;e11|e15&amp;e16&amp;e1&amp;e11|e17&amp;e10&amp;e3&amp;e4|e17&amp;e10&amp;e5&amp;e8|e17&amp;e20&amp;e1&amp;e11|e17&amp;e20&amp;e12&amp;e4|e0&amp;e1&amp;e2&amp;e3&amp;e4|e0&amp;e1&amp;e2&amp;e5&amp;e8|e0&amp;e14&amp;e10&amp;e3&amp;e4|e0&amp;e14&amp;e10&amp;e5&amp;e8|e15&amp;e13&amp;e2&amp;e5&amp;e8|e17&amp;e10&amp;e3&amp;e13&amp;e11|e17&amp;e20&amp;e12&amp;e13&amp;e11|e0&amp;e1&amp;e9&amp;e10&amp;e3&amp;e4|e0&amp;e1&amp;e9&amp;e10&amp;e5&amp;e8|e0&amp;e12&amp;e13&amp;e2&amp;e5&amp;e8|e0&amp;e14&amp;e10&amp;e3&amp;e13&amp;e11|e15&amp;e13&amp;e9&amp;e10&amp;e5&amp;e8|e15&amp;e16&amp;e1&amp;e2&amp;e5&amp;e8|e15&amp;e16&amp;e14&amp;e10&amp;e5&amp;e8|e17&amp;e10&amp;e3&amp;e16&amp;e1&amp;e11|e17&amp;e10&amp;e5&amp;e18&amp;e1&amp;e11|e17&amp;e10&amp;e5&amp;e18&amp;e12&amp;e4|e17&amp;e10&amp;e5&amp;e6&amp;e7&amp;e4|e17&amp;e20&amp;e1&amp;e2&amp;e3&amp;e4|e17&amp;e20&amp;e1&amp;e2&amp;e5&amp;e8|e0&amp;e1&amp;e2&amp;e5&amp;e6&amp;e7&amp;e4|e0&amp;e12&amp;e13&amp;e9&amp;e10&amp;e5&amp;e8|e0&amp;e14&amp;e10&amp;e5&amp;e6&amp;e7&amp;e4|e15&amp;e16&amp;e1&amp;e9&amp;e10&amp;e5&amp;e8|e17&amp;e10&amp;e5&amp;e18&amp;e12&amp;e13&amp;e11|e17&amp;e10&amp;e5&amp;e6&amp;e19&amp;e1&amp;e11|e17&amp;e10&amp;e5&amp;e6&amp;e19&amp;e12&amp;e4|e17&amp;e10&amp;e5&amp;e6&amp;e7&amp;e13&amp;e11|e17&amp;e20&amp;e12&amp;e13&amp;e2&amp;e5&amp;e8|e0&amp;e1&amp;e9&amp;e10&amp;e5&amp;e6&amp;e7&amp;e4|e0&amp;e14&amp;e10&amp;e5&amp;e6&amp;e7&amp;e13&amp;e11|e17&amp;e10&amp;e5&amp;e6&amp;e19&amp;e12&amp;e13&amp;e11|e17&amp;e10&amp;e5&amp;e6&amp;e7&amp;e16&amp;e1&amp;e11|e17&amp;e20&amp;e1&amp;e2&amp;e5&amp;e6&amp;e7&amp;e4</text:p>
          </table:table-cell>
          <table:table-cell office:value-type="float" office:value="0.0121316909790039" calcext:value-type="float">
            <text:p>0.012131691</text:p>
          </table:table-cell>
          <table:table-cell office:value-type="float" office:value="803" calcext:value-type="float">
            <text:p>803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087855339050293" calcext:value-type="float">
            <text:p>0.0878553391</text:p>
          </table:table-cell>
          <table:table-cell office:value-type="string" calcext:value-type="string">
            <text:p>e19|e17&amp;e3|e0&amp;e1&amp;e2&amp;e3|e0&amp;e14&amp;e10&amp;e11|e0&amp;e1&amp;e4&amp;e12&amp;e3|e0&amp;e14&amp;e16&amp;e2&amp;e3|e17&amp;e18&amp;e14&amp;e10&amp;e11|e0&amp;e1&amp;e4&amp;e5&amp;e6&amp;e8|e0&amp;e1&amp;e4&amp;e13&amp;e10&amp;e11|e0&amp;e14&amp;e10&amp;e15&amp;e12&amp;e3|e0&amp;e14&amp;e16&amp;e4&amp;e12&amp;e3|e0&amp;e1&amp;e4&amp;e5&amp;e6&amp;e7&amp;e3|e0&amp;e1&amp;e4&amp;e5&amp;e9&amp;e10&amp;e11|e0&amp;e14&amp;e10&amp;e15&amp;e5&amp;e6&amp;e8|e0&amp;e14&amp;e16&amp;e4&amp;e5&amp;e6&amp;e8|e17&amp;e18&amp;e1&amp;e4&amp;e5&amp;e6&amp;e8|e17&amp;e18&amp;e1&amp;e4&amp;e13&amp;e10&amp;e11|e0&amp;e14&amp;e10&amp;e15&amp;e5&amp;e6&amp;e7&amp;e3|e0&amp;e14&amp;e16&amp;e4&amp;e5&amp;e6&amp;e7&amp;e3|e17&amp;e18&amp;e1&amp;e4&amp;e5&amp;e9&amp;e10&amp;e11|e17&amp;e18&amp;e14&amp;e10&amp;e15&amp;e5&amp;e6&amp;e8|e17&amp;e18&amp;e14&amp;e16&amp;e4&amp;e5&amp;e6&amp;e8</text:p>
          </table:table-cell>
          <table:table-cell office:value-type="float" office:value="0.0166568756103516" calcext:value-type="float">
            <text:p>0.0166568756</text:p>
          </table:table-cell>
          <table:table-cell office:value-type="float" office:value="1040" calcext:value-type="float">
            <text:p>1040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215950012207031" calcext:value-type="float">
            <text:p>0.0215950012</text:p>
          </table:table-cell>
          <table:table-cell office:value-type="string" calcext:value-type="string">
            <text:p>e14|e0&amp;e1&amp;e7&amp;e6|e11&amp;e12&amp;e7&amp;e6|e11&amp;e13&amp;e1&amp;e7&amp;e6|e0&amp;e8&amp;e9&amp;e4&amp;e5&amp;e6|e0&amp;e1&amp;e2&amp;e3&amp;e4&amp;e5&amp;e6|e0&amp;e8&amp;e9&amp;e4&amp;e10&amp;e7&amp;e6|e11&amp;e12&amp;e2&amp;e3&amp;e4&amp;e5&amp;e6|e11&amp;e13&amp;e8&amp;e9&amp;e4&amp;e5&amp;e6|e11&amp;e13&amp;e1&amp;e2&amp;e3&amp;e4&amp;e5&amp;e6|e11&amp;e13&amp;e8&amp;e9&amp;e4&amp;e10&amp;e7&amp;e6</text:p>
          </table:table-cell>
          <table:table-cell office:value-type="float" office:value="0.00329375267028809" calcext:value-type="float">
            <text:p>0.0032937527</text:p>
          </table:table-cell>
          <table:table-cell office:value-type="float" office:value="256" calcext:value-type="float">
            <text:p>256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293.035644292831" calcext:value-type="float">
            <text:p>293.0356442928</text:p>
          </table:table-cell>
          <table:table-cell office:value-type="string" calcext:value-type="string">
            <text:p>e30|e0&amp;e22|e29&amp;e9|e0&amp;e1&amp;e17|e23&amp;e28&amp;e22|e23&amp;e12&amp;e9|e23&amp;e7&amp;e8|e29&amp;e24&amp;e22|e0&amp;e18&amp;e12&amp;e9|e0&amp;e18&amp;e7&amp;e8|e23&amp;e16&amp;e27&amp;e22|e23&amp;e16&amp;e14&amp;e8|e23&amp;e28&amp;e1&amp;e17|e23&amp;e12&amp;e24&amp;e22|e29&amp;e24&amp;e1&amp;e17|e29&amp;e6&amp;e28&amp;e22|e29&amp;e6&amp;e7&amp;e8|e0&amp;e1&amp;e2&amp;e15&amp;e9|e0&amp;e18&amp;e16&amp;e14&amp;e8|e23&amp;e16&amp;e4&amp;e19&amp;e17|e23&amp;e16&amp;e4&amp;e26&amp;e22|e23&amp;e16&amp;e4&amp;e5&amp;e9|e23&amp;e16&amp;e4&amp;e10&amp;e8|e23&amp;e16&amp;e27&amp;e1&amp;e17|e23&amp;e12&amp;e24&amp;e1&amp;e17|e23&amp;e7&amp;e20&amp;e21&amp;e17|e23&amp;e7&amp;e20&amp;e15&amp;e9|e23&amp;e7&amp;e13&amp;e19&amp;e17|e23&amp;e7&amp;e13&amp;e26&amp;e22|e23&amp;e7&amp;e13&amp;e5&amp;e9|e29&amp;e24&amp;e18&amp;e7&amp;e8|e29&amp;e6&amp;e16&amp;e27&amp;e22|e29&amp;e6&amp;e16&amp;e14&amp;e8|e29&amp;e6&amp;e28&amp;e1&amp;e17|e0&amp;e1&amp;e2&amp;e3&amp;e14&amp;e8|e0&amp;e18&amp;e16&amp;e4&amp;e19&amp;e17|e0&amp;e18&amp;e16&amp;e4&amp;e5&amp;e9|e0&amp;e18&amp;e16&amp;e4&amp;e10&amp;e8|e0&amp;e18&amp;e7&amp;e20&amp;e21&amp;e17|e0&amp;e18&amp;e7&amp;e20&amp;e15&amp;e9|e0&amp;e18&amp;e7&amp;e13&amp;e19&amp;e17|e0&amp;e18&amp;e7&amp;e13&amp;e5&amp;e9|e23&amp;e16&amp;e4&amp;e19&amp;e25&amp;e22|e23&amp;e16&amp;e4&amp;e26&amp;e1&amp;e17|e23&amp;e16&amp;e4&amp;e5&amp;e24&amp;e22|e23&amp;e16&amp;e14&amp;e20&amp;e21&amp;e17|e23&amp;e16&amp;e14&amp;e20&amp;e15&amp;e9|e23&amp;e16&amp;e14&amp;e13&amp;e19&amp;e17|e23&amp;e16&amp;e14&amp;e13&amp;e26&amp;e22|e23&amp;e16&amp;e14&amp;e13&amp;e5&amp;e9|e23&amp;e28&amp;e1&amp;e2&amp;e15&amp;e9|e23&amp;e7&amp;e20&amp;e3&amp;e27&amp;e22|e23&amp;e7&amp;e20&amp;e21&amp;e25&amp;e22|e23&amp;e7&amp;e20&amp;e15&amp;e24&amp;e22|e23&amp;e7&amp;e13&amp;e19&amp;e25&amp;e22|e23&amp;e7&amp;e13&amp;e26&amp;e1&amp;e17|e23&amp;e7&amp;e13&amp;e5&amp;e24&amp;e22|e29&amp;e24&amp;e18&amp;e16&amp;e14&amp;e8|e29&amp;e6&amp;e16&amp;e4&amp;e19&amp;e17|e29&amp;e6&amp;e16&amp;e4&amp;e26&amp;e22|e29&amp;e6&amp;e16&amp;e4&amp;e10&amp;e8|e29&amp;e6&amp;e16&amp;e27&amp;e1&amp;e17|e29&amp;e6&amp;e7&amp;e20&amp;e21&amp;e17|e29&amp;e6&amp;e7&amp;e13&amp;e19&amp;e17|e29&amp;e6&amp;e7&amp;e13&amp;e26&amp;e22|e0&amp;e1&amp;e2&amp;e3&amp;e4&amp;e5&amp;e9|e0&amp;e1&amp;e2&amp;e3&amp;e4&amp;e10&amp;e8|e0&amp;e1&amp;e2&amp;e3&amp;e11&amp;e12&amp;e9|e0&amp;e1&amp;e2&amp;e3&amp;e11&amp;e7&amp;e8|e0&amp;e1&amp;e2&amp;e15&amp;e6&amp;e7&amp;e8|e0&amp;e18&amp;e16&amp;e14&amp;e20&amp;e21&amp;e17|e0&amp;e18&amp;e16&amp;e14&amp;e20&amp;e15&amp;e9|e0&amp;e18&amp;e16&amp;e14&amp;e13&amp;e19&amp;e17|e0&amp;e18&amp;e16&amp;e14&amp;e13&amp;e5&amp;e9|e23&amp;e16&amp;e4&amp;e19&amp;e2&amp;e15&amp;e9|e23&amp;e16&amp;e4&amp;e5&amp;e24&amp;e1&amp;e17|e23&amp;e16&amp;e4&amp;e10&amp;e20&amp;e21&amp;e17|e23&amp;e16&amp;e4&amp;e10&amp;e20&amp;e15&amp;e9|e23&amp;e16&amp;e27&amp;e1&amp;e2&amp;e15&amp;e9|e23&amp;e16&amp;e14&amp;e20&amp;e21&amp;e25&amp;e22|e23&amp;e16&amp;e14&amp;e20&amp;e15&amp;e24&amp;e22|e23&amp;e16&amp;e14&amp;e13&amp;e19&amp;e25&amp;e22|e23&amp;e16&amp;e14&amp;e13&amp;e26&amp;e1&amp;e17|e23&amp;e16&amp;e14&amp;e13&amp;e5&amp;e24&amp;e22|e23&amp;e28&amp;e1&amp;e2&amp;e3&amp;e14&amp;e8|e23&amp;e7&amp;e20&amp;e3&amp;e4&amp;e19&amp;e17|e23&amp;e7&amp;e20&amp;e3&amp;e4&amp;e26&amp;e22|e23&amp;e7&amp;e20&amp;e3&amp;e4&amp;e5&amp;e9|e23&amp;e7&amp;e20&amp;e3&amp;e27&amp;e1&amp;e17|e23&amp;e7&amp;e20&amp;e15&amp;e24&amp;e1&amp;e17|e23&amp;e7&amp;e13&amp;e19&amp;e2&amp;e15&amp;e9|e23&amp;e7&amp;e13&amp;e5&amp;e24&amp;e1&amp;e17|e29&amp;e24&amp;e1&amp;e2&amp;e3&amp;e14&amp;e8|e29&amp;e24&amp;e18&amp;e16&amp;e4&amp;e19&amp;e17|e29&amp;e24&amp;e18&amp;e16&amp;e4&amp;e10&amp;e8|e29&amp;e24&amp;e18&amp;e7&amp;e20&amp;e21&amp;e17|e29&amp;e24&amp;e18&amp;e7&amp;e13&amp;e19&amp;e17|e29&amp;e6&amp;e16&amp;e4&amp;e19&amp;e25&amp;e22|e29&amp;e6&amp;e16&amp;e4&amp;e26&amp;e1&amp;e17|e29&amp;e6&amp;e16&amp;e14&amp;e20&amp;e21&amp;e17|e29&amp;e6&amp;e16&amp;e14&amp;e13&amp;e19&amp;e17|e29&amp;e6&amp;e16&amp;e14&amp;e13&amp;e26&amp;e22|e29&amp;e6&amp;e7&amp;e20&amp;e3&amp;e27&amp;e22|e29&amp;e6&amp;e7&amp;e20&amp;e21&amp;e25&amp;e22|e29&amp;e6&amp;e7&amp;e13&amp;e19&amp;e25&amp;e22|e29&amp;e6&amp;e7&amp;e13&amp;e26&amp;e1&amp;e17|e0&amp;e1&amp;e2&amp;e3&amp;e14&amp;e13&amp;e5&amp;e9|e0&amp;e1&amp;e2&amp;e15&amp;e6&amp;e16&amp;e14&amp;e8|e0&amp;e18&amp;e16&amp;e4&amp;e19&amp;e2&amp;e15&amp;e9|e0&amp;e18&amp;e16&amp;e4&amp;e10&amp;e20&amp;e21&amp;e17|e0&amp;e18&amp;e16&amp;e4&amp;e10&amp;e20&amp;e15&amp;e9|e0&amp;e18&amp;e7&amp;e20&amp;e3&amp;e4&amp;e19&amp;e17|e0&amp;e18&amp;e7&amp;e20&amp;e3&amp;e4&amp;e5&amp;e9|e0&amp;e18&amp;e7&amp;e13&amp;e19&amp;e2&amp;e15&amp;e9|e23&amp;e16&amp;e4&amp;e19&amp;e2&amp;e15&amp;e24&amp;e22|e23&amp;e16&amp;e4&amp;e26&amp;e1&amp;e2&amp;e15&amp;e9|e23&amp;e16&amp;e4&amp;e10&amp;e20&amp;e21&amp;e25&amp;e22|e23&amp;e16&amp;e4&amp;e10&amp;e20&amp;e15&amp;e24&amp;e22|e23&amp;e16&amp;e14&amp;e20&amp;e15&amp;e24&amp;e1&amp;e17|e23&amp;e16&amp;e14&amp;e13&amp;e19&amp;e2&amp;e15&amp;e9|e23&amp;e16&amp;e14&amp;e13&amp;e5&amp;e24&amp;e1&amp;e17|e23&amp;e28&amp;e1&amp;e2&amp;e3&amp;e4&amp;e5&amp;e9|e23&amp;e28&amp;e1&amp;e2&amp;e3&amp;e4&amp;e10&amp;e8|e23&amp;e12&amp;e24&amp;e1&amp;e2&amp;e3&amp;e14&amp;e8|e23&amp;e7&amp;e20&amp;e3&amp;e4&amp;e19&amp;e25&amp;e22|e23&amp;e7&amp;e20&amp;e3&amp;e4&amp;e26&amp;e1&amp;e17|e23&amp;e7&amp;e20&amp;e3&amp;e4&amp;e5&amp;e24&amp;e22|e23&amp;e7&amp;e13&amp;e19&amp;e2&amp;e3&amp;e27&amp;e22|e23&amp;e7&amp;e13&amp;e19&amp;e2&amp;e15&amp;e24&amp;e22|e23&amp;e7&amp;e13&amp;e26&amp;e1&amp;e2&amp;e15&amp;e9|e29&amp;e24&amp;e1&amp;e2&amp;e3&amp;e4&amp;e10&amp;e8|e29&amp;e24&amp;e1&amp;e2&amp;e3&amp;e11&amp;e7&amp;e8|e29&amp;e24&amp;e18&amp;e16&amp;e14&amp;e20&amp;e21&amp;e17|e29&amp;e24&amp;e18&amp;e16&amp;e14&amp;e13&amp;e19&amp;e17|e29&amp;e6&amp;e16&amp;e4&amp;e10&amp;e20&amp;e21&amp;e17|e29&amp;e6&amp;e16&amp;e14&amp;e20&amp;e21&amp;e25&amp;e22|e29&amp;e6&amp;e16&amp;e14&amp;e13&amp;e19&amp;e25&amp;e22|e29&amp;e6&amp;e16&amp;e14&amp;e13&amp;e26&amp;e1&amp;e17|e29&amp;e6&amp;e28&amp;e1&amp;e2&amp;e3&amp;e14&amp;e8|e29&amp;e6&amp;e7&amp;e20&amp;e3&amp;e4&amp;e19&amp;e17|e29&amp;e6&amp;e7&amp;e20&amp;e3&amp;e4&amp;e26&amp;e22|e29&amp;e6&amp;e7&amp;e20&amp;e3&amp;e27&amp;e1&amp;e17|e0&amp;e1&amp;e2&amp;e3&amp;e4&amp;e5&amp;e6&amp;e7&amp;e8|e0&amp;e1&amp;e2&amp;e3&amp;e11&amp;e7&amp;e13&amp;e5&amp;e9|e0&amp;e1&amp;e2&amp;e15&amp;e6&amp;e16&amp;e4&amp;e10&amp;e8|e0&amp;e18&amp;e16&amp;e14&amp;e13&amp;e19&amp;e2&amp;e15&amp;e9|e23&amp;e16&amp;e4&amp;e10&amp;e20&amp;e15&amp;e24&amp;e1&amp;e17|e23&amp;e16&amp;e14&amp;e13&amp;e19&amp;e2&amp;e15&amp;e24&amp;e22|e23&amp;e16&amp;e14&amp;e13&amp;e26&amp;e1&amp;e2&amp;e15&amp;e9|e23&amp;e28&amp;e1&amp;e2&amp;e3&amp;e14&amp;e13&amp;e5&amp;e9|e23&amp;e12&amp;e24&amp;e1&amp;e2&amp;e3&amp;e4&amp;e10&amp;e8|e23&amp;e7&amp;e20&amp;e3&amp;e4&amp;e5&amp;e24&amp;e1&amp;e17|e29&amp;e24&amp;e18&amp;e16&amp;e4&amp;e10&amp;e20&amp;e21&amp;e17|e29&amp;e24&amp;e18&amp;e7&amp;e20&amp;e3&amp;e4&amp;e19&amp;e17|e29&amp;e6&amp;e16&amp;e4&amp;e10&amp;e20&amp;e21&amp;e25&amp;e22|e29&amp;e6&amp;e28&amp;e1&amp;e2&amp;e3&amp;e4&amp;e10&amp;e8|e29&amp;e6&amp;e7&amp;e20&amp;e3&amp;e4&amp;e19&amp;e25&amp;e22|e29&amp;e6&amp;e7&amp;e20&amp;e3&amp;e4&amp;e26&amp;e1&amp;e17|e29&amp;e6&amp;e7&amp;e13&amp;e19&amp;e2&amp;e3&amp;e27&amp;e22</text:p>
          </table:table-cell>
          <table:table-cell office:value-type="float" office:value="2.61080241203308" calcext:value-type="float">
            <text:p>2.610802412</text:p>
          </table:table-cell>
          <table:table-cell office:value-type="float" office:value="105932" calcext:value-type="float">
            <text:p>105932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2.35713028907776" calcext:value-type="float">
            <text:p>2.3571302891</text:p>
          </table:table-cell>
          <table:table-cell office:value-type="string" calcext:value-type="string">
            <text:p>e23&amp;e4|e24&amp;e9&amp;e4|e0&amp;e16&amp;e3&amp;e4|e21&amp;e13&amp;e3&amp;e4|e21&amp;e7&amp;e8&amp;e4|e21&amp;e14&amp;e9&amp;e4|e24&amp;e15&amp;e3&amp;e4|e0&amp;e1&amp;e2&amp;e3&amp;e4|e0&amp;e1&amp;e10&amp;e8&amp;e4|e0&amp;e16&amp;e5&amp;e9&amp;e4|e0&amp;e19&amp;e13&amp;e3&amp;e4|e0&amp;e19&amp;e7&amp;e8&amp;e4|e0&amp;e19&amp;e14&amp;e9&amp;e4|e21&amp;e18&amp;e2&amp;e3&amp;e4|e21&amp;e18&amp;e10&amp;e8&amp;e4|e21&amp;e13&amp;e5&amp;e9&amp;e4|e21&amp;e7&amp;e11&amp;e3&amp;e4|e21&amp;e14&amp;e15&amp;e3&amp;e4|e24&amp;e6&amp;e13&amp;e3&amp;e4|e24&amp;e6&amp;e7&amp;e8&amp;e4|e0&amp;e1&amp;e2&amp;e5&amp;e9&amp;e4|e0&amp;e1&amp;e10&amp;e11&amp;e3&amp;e4|e0&amp;e1&amp;e12&amp;e13&amp;e3&amp;e4|e0&amp;e1&amp;e12&amp;e7&amp;e8&amp;e4|e0&amp;e1&amp;e12&amp;e14&amp;e9&amp;e4|e0&amp;e16&amp;e17&amp;e10&amp;e8&amp;e4|e0&amp;e19&amp;e18&amp;e2&amp;e3&amp;e4|e0&amp;e19&amp;e18&amp;e10&amp;e8&amp;e4|e0&amp;e19&amp;e13&amp;e5&amp;e9&amp;e4|e0&amp;e19&amp;e7&amp;e11&amp;e3&amp;e4|e0&amp;e19&amp;e14&amp;e15&amp;e3&amp;e4|e21&amp;e18&amp;e22&amp;e16&amp;e3&amp;e4|e21&amp;e18&amp;e2&amp;e5&amp;e9&amp;e4|e21&amp;e18&amp;e10&amp;e11&amp;e3&amp;e4|e21&amp;e13&amp;e17&amp;e10&amp;e8&amp;e4|e21&amp;e7&amp;e20&amp;e2&amp;e3&amp;e4|e21&amp;e7&amp;e11&amp;e5&amp;e9&amp;e4|e24&amp;e15&amp;e17&amp;e10&amp;e8&amp;e4|e24&amp;e6&amp;e18&amp;e2&amp;e3&amp;e4|e24&amp;e6&amp;e18&amp;e10&amp;e8&amp;e4|e24&amp;e6&amp;e7&amp;e11&amp;e3&amp;e4|e0&amp;e1&amp;e10&amp;e11&amp;e5&amp;e9&amp;e4|e0&amp;e1&amp;e12&amp;e13&amp;e5&amp;e9&amp;e4|e0&amp;e1&amp;e12&amp;e7&amp;e11&amp;e3&amp;e4|e0&amp;e1&amp;e12&amp;e14&amp;e15&amp;e3&amp;e4|e0&amp;e16&amp;e17&amp;e12&amp;e7&amp;e8&amp;e4|e0&amp;e16&amp;e17&amp;e12&amp;e14&amp;e9&amp;e4|e0&amp;e16&amp;e5&amp;e6&amp;e7&amp;e8&amp;e4|e0&amp;e19&amp;e18&amp;e2&amp;e5&amp;e9&amp;e4|e0&amp;e19&amp;e18&amp;e10&amp;e11&amp;e3&amp;e4|e0&amp;e19&amp;e13&amp;e17&amp;e10&amp;e8&amp;e4|e0&amp;e19&amp;e7&amp;e20&amp;e2&amp;e3&amp;e4|e0&amp;e19&amp;e7&amp;e11&amp;e5&amp;e9&amp;e4|e21&amp;e18&amp;e22&amp;e16&amp;e5&amp;e9&amp;e4|e21&amp;e18&amp;e10&amp;e11&amp;e5&amp;e9&amp;e4|e21&amp;e7&amp;e20&amp;e22&amp;e16&amp;e3&amp;e4|e21&amp;e7&amp;e20&amp;e2&amp;e5&amp;e9&amp;e4|e21&amp;e14&amp;e15&amp;e17&amp;e10&amp;e8&amp;e4|e24&amp;e15&amp;e17&amp;e12&amp;e7&amp;e8&amp;e4|e24&amp;e6&amp;e18&amp;e22&amp;e16&amp;e3&amp;e4|e24&amp;e6&amp;e18&amp;e10&amp;e11&amp;e3&amp;e4|e24&amp;e6&amp;e13&amp;e17&amp;e10&amp;e8&amp;e4|e24&amp;e6&amp;e7&amp;e20&amp;e2&amp;e3&amp;e4|e0&amp;e1&amp;e2&amp;e5&amp;e6&amp;e7&amp;e8&amp;e4|e0&amp;e1&amp;e12&amp;e7&amp;e11&amp;e5&amp;e9&amp;e4|e0&amp;e16&amp;e5&amp;e6&amp;e18&amp;e10&amp;e8&amp;e4|e0&amp;e19&amp;e18&amp;e10&amp;e11&amp;e5&amp;e9&amp;e4|e0&amp;e19&amp;e7&amp;e20&amp;e2&amp;e5&amp;e9&amp;e4|e0&amp;e19&amp;e14&amp;e15&amp;e17&amp;e10&amp;e8&amp;e4|e21&amp;e7&amp;e20&amp;e22&amp;e16&amp;e5&amp;e9&amp;e4|e24&amp;e15&amp;e17&amp;e22&amp;e19&amp;e7&amp;e8&amp;e4|e24&amp;e6&amp;e7&amp;e20&amp;e22&amp;e16&amp;e3&amp;e4</text:p>
          </table:table-cell>
          <table:table-cell office:value-type="float" office:value="0.0718810558319092" calcext:value-type="float">
            <text:p>0.0718810558</text:p>
          </table:table-cell>
          <table:table-cell office:value-type="float" office:value="3846" calcext:value-type="float">
            <text:p>3846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46973991394043" calcext:value-type="float">
            <text:p>0.4697399139</text:p>
          </table:table-cell>
          <table:table-cell office:value-type="string" calcext:value-type="string">
            <text:p>e15&amp;e14|e0&amp;e7&amp;e6|e0&amp;e8&amp;e14|e15&amp;e9&amp;e3|e15&amp;e11&amp;e13|e17&amp;e18&amp;e3|e17&amp;e19&amp;e6|e17&amp;e20&amp;e14|e0&amp;e1&amp;e2&amp;e3|e0&amp;e1&amp;e4&amp;e6|e0&amp;e7&amp;e5&amp;e3|e0&amp;e8&amp;e9&amp;e3|e0&amp;e8&amp;e11&amp;e13|e15&amp;e11&amp;e12&amp;e6|e17&amp;e19&amp;e5&amp;e3|e17&amp;e20&amp;e9&amp;e3|e17&amp;e20&amp;e11&amp;e13|e0&amp;e1&amp;e4&amp;e5&amp;e3|e0&amp;e8&amp;e11&amp;e12&amp;e6|e15&amp;e9&amp;e10&amp;e4&amp;e6|e15&amp;e11&amp;e16&amp;e7&amp;e6|e15&amp;e11&amp;e12&amp;e5&amp;e3|e17&amp;e18&amp;e10&amp;e4&amp;e6|e17&amp;e20&amp;e11&amp;e12&amp;e6|e0&amp;e8&amp;e9&amp;e10&amp;e4&amp;e6|e0&amp;e8&amp;e11&amp;e12&amp;e5&amp;e3|e15&amp;e11&amp;e16&amp;e1&amp;e2&amp;e3|e15&amp;e11&amp;e16&amp;e1&amp;e4&amp;e6|e15&amp;e11&amp;e16&amp;e7&amp;e5&amp;e3|e17&amp;e20&amp;e9&amp;e10&amp;e4&amp;e6|e17&amp;e20&amp;e11&amp;e16&amp;e7&amp;e6|e17&amp;e20&amp;e11&amp;e12&amp;e5&amp;e3|e15&amp;e11&amp;e16&amp;e1&amp;e4&amp;e5&amp;e3|e17&amp;e20&amp;e11&amp;e16&amp;e1&amp;e2&amp;e3|e17&amp;e20&amp;e11&amp;e16&amp;e1&amp;e4&amp;e6|e17&amp;e20&amp;e11&amp;e16&amp;e7&amp;e5&amp;e3|e17&amp;e20&amp;e11&amp;e16&amp;e1&amp;e4&amp;e5&amp;e3</text:p>
          </table:table-cell>
          <table:table-cell office:value-type="float" office:value="0.0424609184265137" calcext:value-type="float">
            <text:p>0.0424609184</text:p>
          </table:table-cell>
          <table:table-cell office:value-type="float" office:value="2514" calcext:value-type="float">
            <text:p>2514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2.94876146316528" calcext:value-type="float">
            <text:p>2.9487614632</text:p>
          </table:table-cell>
          <table:table-cell office:value-type="string" calcext:value-type="string">
            <text:p>e18&amp;e22|e0&amp;e15&amp;e10|e16&amp;e3&amp;e7|e18&amp;e19&amp;e6|e18&amp;e21&amp;e10|e0&amp;e1&amp;e8&amp;e10|e0&amp;e11&amp;e3&amp;e7|e16&amp;e12&amp;e8&amp;e10|e0&amp;e1&amp;e2&amp;e3&amp;e7|e0&amp;e11&amp;e12&amp;e8&amp;e10|e0&amp;e15&amp;e9&amp;e3&amp;e7|e16&amp;e3&amp;e13&amp;e8&amp;e10|e16&amp;e3&amp;e4&amp;e5&amp;e6|e18&amp;e19&amp;e14&amp;e8&amp;e10|e18&amp;e19&amp;e17&amp;e15&amp;e10|e18&amp;e21&amp;e9&amp;e3&amp;e7|e0&amp;e1&amp;e8&amp;e9&amp;e3&amp;e7|e0&amp;e11&amp;e3&amp;e13&amp;e8&amp;e10|e0&amp;e11&amp;e3&amp;e4&amp;e5&amp;e6|e18&amp;e19&amp;e14&amp;e2&amp;e3&amp;e7|e18&amp;e19&amp;e17&amp;e1&amp;e8&amp;e10|e18&amp;e19&amp;e17&amp;e11&amp;e3&amp;e7|e18&amp;e21&amp;e20&amp;e11&amp;e3&amp;e7|e0&amp;e1&amp;e2&amp;e3&amp;e4&amp;e5&amp;e6|e0&amp;e15&amp;e9&amp;e3&amp;e4&amp;e5&amp;e6|e16&amp;e3&amp;e4&amp;e5&amp;e14&amp;e8&amp;e10|e16&amp;e3&amp;e4&amp;e5&amp;e17&amp;e15&amp;e10|e18&amp;e19&amp;e14&amp;e8&amp;e9&amp;e3&amp;e7|e18&amp;e19&amp;e17&amp;e1&amp;e2&amp;e3&amp;e7|e18&amp;e19&amp;e17&amp;e11&amp;e12&amp;e8&amp;e10|e18&amp;e19&amp;e17&amp;e15&amp;e9&amp;e3&amp;e7|e18&amp;e21&amp;e20&amp;e1&amp;e2&amp;e3&amp;e7|e18&amp;e21&amp;e9&amp;e3&amp;e4&amp;e5&amp;e6|e0&amp;e1&amp;e8&amp;e9&amp;e3&amp;e4&amp;e5&amp;e6|e0&amp;e11&amp;e3&amp;e4&amp;e5&amp;e14&amp;e8&amp;e10|e16&amp;e3&amp;e4&amp;e5&amp;e17&amp;e1&amp;e8&amp;e10|e18&amp;e19&amp;e14&amp;e8&amp;e20&amp;e11&amp;e3&amp;e7|e18&amp;e19&amp;e17&amp;e1&amp;e8&amp;e9&amp;e3&amp;e7|e18&amp;e19&amp;e17&amp;e11&amp;e3&amp;e13&amp;e8&amp;e10|e18&amp;e21&amp;e20&amp;e11&amp;e3&amp;e4&amp;e5&amp;e6|e18&amp;e21&amp;e20&amp;e1&amp;e2&amp;e3&amp;e4&amp;e5&amp;e6</text:p>
          </table:table-cell>
          <table:table-cell office:value-type="float" office:value="0.144455432891846" calcext:value-type="float">
            <text:p>0.1444554329</text:p>
          </table:table-cell>
          <table:table-cell office:value-type="float" office:value="7503" calcext:value-type="float">
            <text:p>7503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886673927307129" calcext:value-type="float">
            <text:p>0.0886673927</text:p>
          </table:table-cell>
          <table:table-cell office:value-type="string" calcext:value-type="string">
            <text:p>e21|e0&amp;e14|e15&amp;e6&amp;e3|e0&amp;e1&amp;e2&amp;e3|e0&amp;e12&amp;e13&amp;e2&amp;e3|e0&amp;e12&amp;e11&amp;e6&amp;e3|e15&amp;e6&amp;e16&amp;e17&amp;e14|e15&amp;e20&amp;e13&amp;e19&amp;e14|e15&amp;e20&amp;e13&amp;e2&amp;e3|e0&amp;e1&amp;e4&amp;e5&amp;e6&amp;e3|e0&amp;e1&amp;e4&amp;e7&amp;e9&amp;e3|e0&amp;e1&amp;e4&amp;e7&amp;e8&amp;e6&amp;e3|e0&amp;e12&amp;e13&amp;e4&amp;e5&amp;e6&amp;e3|e0&amp;e12&amp;e13&amp;e4&amp;e7&amp;e9&amp;e3|e15&amp;e6&amp;e16&amp;e18&amp;e13&amp;e19&amp;e14|e15&amp;e20&amp;e13&amp;e2&amp;e16&amp;e17&amp;e14|e15&amp;e20&amp;e13&amp;e4&amp;e7&amp;e9&amp;e3|e0&amp;e1&amp;e4&amp;e7&amp;e10&amp;e11&amp;e6&amp;e3|e0&amp;e12&amp;e13&amp;e4&amp;e7&amp;e8&amp;e6&amp;e3|e15&amp;e20&amp;e13&amp;e4&amp;e7&amp;e9&amp;e16&amp;e17&amp;e14</text:p>
          </table:table-cell>
          <table:table-cell office:value-type="float" office:value="0.0114362239837646" calcext:value-type="float">
            <text:p>0.011436224</text:p>
          </table:table-cell>
          <table:table-cell office:value-type="float" office:value="689" calcext:value-type="float">
            <text:p>689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5.40250492095947" calcext:value-type="float">
            <text:p>5.402504921</text:p>
          </table:table-cell>
          <table:table-cell office:value-type="string" calcext:value-type="string">
            <text:p>e22&amp;e2&amp;e13|e0&amp;e1&amp;e2&amp;e13|e0&amp;e18&amp;e4&amp;e5|e0&amp;e21&amp;e16&amp;e13|e0&amp;e21&amp;e8&amp;e5|e22&amp;e17&amp;e16&amp;e13|e22&amp;e17&amp;e8&amp;e5|e23&amp;e24&amp;e4&amp;e5|e23&amp;e7&amp;e16&amp;e13|e23&amp;e7&amp;e8&amp;e5|e0&amp;e1&amp;e17&amp;e16&amp;e13|e0&amp;e1&amp;e17&amp;e8&amp;e5|e0&amp;e18&amp;e9&amp;e16&amp;e13|e0&amp;e18&amp;e9&amp;e8&amp;e5|e22&amp;e2&amp;e3&amp;e4&amp;e5|e22&amp;e2&amp;e10&amp;e8&amp;e5|e22&amp;e14&amp;e12&amp;e4&amp;e5|e23&amp;e24&amp;e9&amp;e16&amp;e13|e23&amp;e24&amp;e9&amp;e8&amp;e5|e0&amp;e1&amp;e2&amp;e3&amp;e4&amp;e5|e0&amp;e1&amp;e2&amp;e10&amp;e8&amp;e5|e0&amp;e1&amp;e14&amp;e12&amp;e4&amp;e5|e0&amp;e18&amp;e4&amp;e15&amp;e16&amp;e13|e0&amp;e18&amp;e6&amp;e7&amp;e16&amp;e13|e0&amp;e18&amp;e6&amp;e7&amp;e8&amp;e5|e0&amp;e21&amp;e16&amp;e3&amp;e4&amp;e5|e0&amp;e21&amp;e11&amp;e20&amp;e2&amp;e13|e0&amp;e21&amp;e11&amp;e12&amp;e4&amp;e5|e22&amp;e2&amp;e3&amp;e9&amp;e8&amp;e5|e22&amp;e14&amp;e12&amp;e9&amp;e16&amp;e13|e22&amp;e14&amp;e12&amp;e9&amp;e8&amp;e5|e22&amp;e17&amp;e16&amp;e3&amp;e4&amp;e5|e22&amp;e17&amp;e11&amp;e12&amp;e4&amp;e5|e23&amp;e24&amp;e4&amp;e15&amp;e16&amp;e13|e23&amp;e7&amp;e16&amp;e3&amp;e4&amp;e5|e23&amp;e7&amp;e11&amp;e20&amp;e2&amp;e13|e23&amp;e7&amp;e11&amp;e12&amp;e4&amp;e5|e0&amp;e1&amp;e2&amp;e3&amp;e9&amp;e8&amp;e5|e0&amp;e1&amp;e14&amp;e12&amp;e9&amp;e16&amp;e13|e0&amp;e1&amp;e14&amp;e12&amp;e9&amp;e8&amp;e5|e0&amp;e1&amp;e17&amp;e16&amp;e3&amp;e4&amp;e5|e0&amp;e1&amp;e17&amp;e11&amp;e12&amp;e4&amp;e5|e0&amp;e18&amp;e4&amp;e19&amp;e20&amp;e2&amp;e13|e0&amp;e18&amp;e9&amp;e11&amp;e20&amp;e2&amp;e13|e0&amp;e21&amp;e8&amp;e19&amp;e20&amp;e2&amp;e13|e22&amp;e2&amp;e3&amp;e6&amp;e7&amp;e8&amp;e5|e22&amp;e2&amp;e10&amp;e11&amp;e12&amp;e4&amp;e5|e22&amp;e14&amp;e12&amp;e4&amp;e15&amp;e16&amp;e13|e22&amp;e14&amp;e12&amp;e6&amp;e7&amp;e16&amp;e13|e22&amp;e14&amp;e12&amp;e6&amp;e7&amp;e8&amp;e5|e23&amp;e24&amp;e4&amp;e19&amp;e20&amp;e2&amp;e13|e23&amp;e24&amp;e9&amp;e11&amp;e20&amp;e2&amp;e13|e23&amp;e7&amp;e8&amp;e19&amp;e20&amp;e2&amp;e13|e0&amp;e1&amp;e2&amp;e3&amp;e6&amp;e7&amp;e8&amp;e5|e0&amp;e1&amp;e2&amp;e10&amp;e11&amp;e12&amp;e4&amp;e5|e0&amp;e1&amp;e14&amp;e12&amp;e4&amp;e15&amp;e16&amp;e13|e0&amp;e1&amp;e14&amp;e12&amp;e6&amp;e7&amp;e16&amp;e13|e0&amp;e1&amp;e14&amp;e12&amp;e6&amp;e7&amp;e8&amp;e5|e0&amp;e18&amp;e4&amp;e19&amp;e20&amp;e17&amp;e16&amp;e13|e0&amp;e18&amp;e4&amp;e15&amp;e11&amp;e20&amp;e2&amp;e13|e0&amp;e18&amp;e6&amp;e7&amp;e11&amp;e20&amp;e2&amp;e13|e0&amp;e18&amp;e9&amp;e8&amp;e19&amp;e20&amp;e2&amp;e13|e0&amp;e21&amp;e11&amp;e20&amp;e2&amp;e3&amp;e4&amp;e5|e23&amp;e24&amp;e4&amp;e19&amp;e20&amp;e17&amp;e16&amp;e13|e23&amp;e24&amp;e4&amp;e15&amp;e11&amp;e20&amp;e2&amp;e13|e23&amp;e24&amp;e9&amp;e8&amp;e19&amp;e20&amp;e2&amp;e13|e23&amp;e7&amp;e11&amp;e20&amp;e2&amp;e3&amp;e4&amp;e5|e0&amp;e18&amp;e6&amp;e7&amp;e8&amp;e19&amp;e20&amp;e2&amp;e13</text:p>
          </table:table-cell>
          <table:table-cell office:value-type="float" office:value="0.208857774734497" calcext:value-type="float">
            <text:p>0.2088577747</text:p>
          </table:table-cell>
          <table:table-cell office:value-type="float" office:value="10171" calcext:value-type="float">
            <text:p>10171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323057174682617" calcext:value-type="float">
            <text:p>0.3230571747</text:p>
          </table:table-cell>
          <table:table-cell office:value-type="string" calcext:value-type="string">
            <text:p>e0&amp;e12|e13&amp;e16|e17&amp;e20|e17&amp;e18&amp;e12|e0&amp;e1&amp;e5&amp;e4|e0&amp;e8&amp;e3&amp;e4|e13&amp;e14&amp;e3&amp;e4|e17&amp;e19&amp;e15&amp;e12|e0&amp;e1&amp;e2&amp;e3&amp;e4|e0&amp;e8&amp;e9&amp;e5&amp;e4|e13&amp;e14&amp;e9&amp;e5&amp;e4|e13&amp;e14&amp;e10&amp;e15&amp;e12|e17&amp;e18&amp;e1&amp;e5&amp;e4|e17&amp;e18&amp;e8&amp;e3&amp;e4|e17&amp;e19&amp;e11&amp;e5&amp;e4|e17&amp;e19&amp;e7&amp;e3&amp;e4|e0&amp;e1&amp;e6&amp;e7&amp;e3&amp;e4|e0&amp;e8&amp;e10&amp;e11&amp;e5&amp;e4|e13&amp;e14&amp;e9&amp;e6&amp;e15&amp;e12|e13&amp;e14&amp;e10&amp;e11&amp;e5&amp;e4|e17&amp;e18&amp;e1&amp;e2&amp;e3&amp;e4|e17&amp;e18&amp;e8&amp;e9&amp;e5&amp;e4|e17&amp;e19&amp;e15&amp;e1&amp;e5&amp;e4|e17&amp;e19&amp;e15&amp;e8&amp;e3&amp;e4|e17&amp;e19&amp;e11&amp;e2&amp;e3&amp;e4|e17&amp;e19&amp;e7&amp;e9&amp;e5&amp;e4|e13&amp;e14&amp;e10&amp;e15&amp;e1&amp;e5&amp;e4|e17&amp;e18&amp;e1&amp;e6&amp;e7&amp;e3&amp;e4|e17&amp;e18&amp;e8&amp;e10&amp;e11&amp;e5&amp;e4|e17&amp;e19&amp;e15&amp;e1&amp;e2&amp;e3&amp;e4|e17&amp;e19&amp;e15&amp;e8&amp;e9&amp;e5&amp;e4</text:p>
          </table:table-cell>
          <table:table-cell office:value-type="float" office:value="0.0310454368591309" calcext:value-type="float">
            <text:p>0.0310454369</text:p>
          </table:table-cell>
          <table:table-cell office:value-type="float" office:value="1746" calcext:value-type="float">
            <text:p>1746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11.9623472690582" calcext:value-type="float">
            <text:p>11.9623472691</text:p>
          </table:table-cell>
          <table:table-cell office:value-type="string" calcext:value-type="string">
            <text:p>e0&amp;e18|e23&amp;e6&amp;e7|e0&amp;e15&amp;e10&amp;e7|e19&amp;e11&amp;e22&amp;e18|e19&amp;e11&amp;e9&amp;e7|e19&amp;e13&amp;e10&amp;e7|e23&amp;e8&amp;e22&amp;e18|e23&amp;e8&amp;e9&amp;e7|e0&amp;e1&amp;e14&amp;e6&amp;e7|e0&amp;e15&amp;e5&amp;e6&amp;e7|e19&amp;e3&amp;e4&amp;e10&amp;e7|e19&amp;e11&amp;e12&amp;e6&amp;e7|e19&amp;e13&amp;e5&amp;e6&amp;e7|e23&amp;e6&amp;e21&amp;e22&amp;e18|e0&amp;e1&amp;e2&amp;e11&amp;e9&amp;e7|e0&amp;e1&amp;e2&amp;e13&amp;e10&amp;e7|e0&amp;e1&amp;e14&amp;e8&amp;e9&amp;e7|e0&amp;e15&amp;e16&amp;e14&amp;e6&amp;e7|e0&amp;e15&amp;e5&amp;e8&amp;e9&amp;e7|e19&amp;e3&amp;e20&amp;e14&amp;e6&amp;e7|e19&amp;e3&amp;e4&amp;e5&amp;e6&amp;e7|e19&amp;e11&amp;e22&amp;e15&amp;e10&amp;e7|e19&amp;e13&amp;e16&amp;e14&amp;e6&amp;e7|e19&amp;e13&amp;e5&amp;e8&amp;e22&amp;e18|e19&amp;e13&amp;e5&amp;e8&amp;e9&amp;e7|e19&amp;e13&amp;e10&amp;e21&amp;e22&amp;e18|e23&amp;e17&amp;e2&amp;e11&amp;e22&amp;e18|e23&amp;e17&amp;e2&amp;e11&amp;e9&amp;e7|e23&amp;e17&amp;e2&amp;e13&amp;e10&amp;e7|e23&amp;e8&amp;e22&amp;e15&amp;e10&amp;e7|e0&amp;e1&amp;e2&amp;e3&amp;e4&amp;e10&amp;e7|e0&amp;e1&amp;e2&amp;e11&amp;e12&amp;e6&amp;e7|e0&amp;e1&amp;e2&amp;e13&amp;e5&amp;e6&amp;e7|e0&amp;e15&amp;e16&amp;e2&amp;e11&amp;e9&amp;e7|e0&amp;e15&amp;e16&amp;e14&amp;e8&amp;e9&amp;e7|e19&amp;e3&amp;e20&amp;e14&amp;e8&amp;e22&amp;e18|e19&amp;e3&amp;e20&amp;e14&amp;e8&amp;e9&amp;e7|e19&amp;e3&amp;e4&amp;e16&amp;e14&amp;e6&amp;e7|e19&amp;e3&amp;e4&amp;e5&amp;e8&amp;e22&amp;e18|e19&amp;e3&amp;e4&amp;e5&amp;e8&amp;e9&amp;e7|e19&amp;e3&amp;e4&amp;e10&amp;e21&amp;e22&amp;e18|e19&amp;e11&amp;e22&amp;e1&amp;e14&amp;e6&amp;e7|e19&amp;e11&amp;e22&amp;e15&amp;e5&amp;e6&amp;e7|e19&amp;e13&amp;e16&amp;e14&amp;e8&amp;e22&amp;e18|e19&amp;e13&amp;e16&amp;e14&amp;e8&amp;e9&amp;e7|e19&amp;e13&amp;e5&amp;e6&amp;e21&amp;e22&amp;e18|e23&amp;e17&amp;e2&amp;e3&amp;e4&amp;e10&amp;e7|e0&amp;e1&amp;e2&amp;e3&amp;e4&amp;e5&amp;e6&amp;e7|e0&amp;e1&amp;e2&amp;e13&amp;e5&amp;e8&amp;e9&amp;e7|e0&amp;e15&amp;e16&amp;e2&amp;e11&amp;e12&amp;e6&amp;e7|e0&amp;e15&amp;e5&amp;e17&amp;e2&amp;e11&amp;e9&amp;e7|e19&amp;e3&amp;e20&amp;e14&amp;e6&amp;e21&amp;e22&amp;e18|e19&amp;e3&amp;e4&amp;e16&amp;e14&amp;e8&amp;e22&amp;e18|e19&amp;e3&amp;e4&amp;e16&amp;e14&amp;e8&amp;e9&amp;e7|e19&amp;e3&amp;e4&amp;e5&amp;e6&amp;e21&amp;e22&amp;e18|e19&amp;e11&amp;e22&amp;e15&amp;e16&amp;e14&amp;e6&amp;e7|e19&amp;e13&amp;e16&amp;e14&amp;e6&amp;e21&amp;e22&amp;e18|e23&amp;e17&amp;e2&amp;e11&amp;e22&amp;e15&amp;e10&amp;e7|e23&amp;e17&amp;e2&amp;e13&amp;e10&amp;e21&amp;e22&amp;e18|e23&amp;e6&amp;e24&amp;e16&amp;e2&amp;e11&amp;e22&amp;e18|e23&amp;e8&amp;e22&amp;e1&amp;e2&amp;e13&amp;e10&amp;e7|e0&amp;e1&amp;e2&amp;e3&amp;e4&amp;e5&amp;e8&amp;e9&amp;e7|e19&amp;e3&amp;e20&amp;e14&amp;e8&amp;e22&amp;e15&amp;e10&amp;e7|e19&amp;e3&amp;e4&amp;e16&amp;e14&amp;e6&amp;e21&amp;e22&amp;e18|e23&amp;e17&amp;e2&amp;e3&amp;e4&amp;e10&amp;e21&amp;e22&amp;e18|e23&amp;e8&amp;e22&amp;e1&amp;e2&amp;e3&amp;e4&amp;e10&amp;e7</text:p>
          </table:table-cell>
          <table:table-cell office:value-type="float" office:value="0.359880208969116" calcext:value-type="float">
            <text:p>0.359880209</text:p>
          </table:table-cell>
          <table:table-cell office:value-type="float" office:value="17436" calcext:value-type="float">
            <text:p>17436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183587312698364" calcext:value-type="float">
            <text:p>0.1835873127</text:p>
          </table:table-cell>
          <table:table-cell office:value-type="string" calcext:value-type="string">
            <text:p>e21|e0&amp;e12&amp;e6|e16&amp;e10&amp;e9&amp;e6|e0&amp;e1&amp;e11&amp;e9&amp;e6|e0&amp;e13&amp;e10&amp;e9&amp;e6|e16&amp;e14&amp;e17&amp;e12&amp;e6|e16&amp;e14&amp;e11&amp;e9&amp;e6|e16&amp;e3&amp;e20&amp;e12&amp;e6|e16&amp;e3&amp;e4&amp;e5&amp;e6|e16&amp;e3&amp;e7&amp;e9&amp;e6|e16&amp;e10&amp;e18&amp;e12&amp;e6|e16&amp;e10&amp;e8&amp;e5&amp;e6|e0&amp;e1&amp;e2&amp;e10&amp;e9&amp;e6|e0&amp;e1&amp;e11&amp;e8&amp;e5&amp;e6|e0&amp;e13&amp;e14&amp;e11&amp;e9&amp;e6|e0&amp;e13&amp;e3&amp;e4&amp;e5&amp;e6|e0&amp;e13&amp;e3&amp;e7&amp;e9&amp;e6|e0&amp;e13&amp;e10&amp;e8&amp;e5&amp;e6|e16&amp;e14&amp;e11&amp;e18&amp;e12&amp;e6|e16&amp;e14&amp;e11&amp;e8&amp;e5&amp;e6|e16&amp;e3&amp;e7&amp;e18&amp;e12&amp;e6|e16&amp;e3&amp;e7&amp;e8&amp;e5&amp;e6|e0&amp;e1&amp;e2&amp;e3&amp;e4&amp;e5&amp;e6|e0&amp;e1&amp;e2&amp;e3&amp;e7&amp;e9&amp;e6|e0&amp;e1&amp;e2&amp;e10&amp;e8&amp;e5&amp;e6|e0&amp;e13&amp;e14&amp;e11&amp;e8&amp;e5&amp;e6|e0&amp;e13&amp;e3&amp;e7&amp;e8&amp;e5&amp;e6|e16&amp;e3&amp;e20&amp;e1&amp;e11&amp;e9&amp;e6|e16&amp;e3&amp;e4&amp;e15&amp;e17&amp;e12&amp;e6|e16&amp;e3&amp;e4&amp;e15&amp;e11&amp;e9&amp;e6|e16&amp;e10&amp;e8&amp;e15&amp;e17&amp;e12&amp;e6|e16&amp;e10&amp;e8&amp;e19&amp;e20&amp;e12&amp;e6|e0&amp;e1&amp;e2&amp;e3&amp;e7&amp;e8&amp;e5&amp;e6|e0&amp;e13&amp;e3&amp;e4&amp;e15&amp;e11&amp;e9&amp;e6|e16&amp;e14&amp;e11&amp;e8&amp;e19&amp;e20&amp;e12&amp;e6|e16&amp;e3&amp;e20&amp;e1&amp;e11&amp;e8&amp;e5&amp;e6|e16&amp;e3&amp;e4&amp;e15&amp;e11&amp;e18&amp;e12&amp;e6|e16&amp;e3&amp;e7&amp;e8&amp;e15&amp;e17&amp;e12&amp;e6</text:p>
          </table:table-cell>
          <table:table-cell office:value-type="float" office:value="0.0108387470245361" calcext:value-type="float">
            <text:p>0.010838747</text:p>
          </table:table-cell>
          <table:table-cell office:value-type="float" office:value="606" calcext:value-type="float">
            <text:p>606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261310815811157" calcext:value-type="float">
            <text:p>0.2613108158</text:p>
          </table:table-cell>
          <table:table-cell office:value-type="string" calcext:value-type="string">
            <text:p>e21|e0&amp;e17|e18&amp;e9|e0&amp;e1&amp;e13|e18&amp;e4&amp;e5|e0&amp;e14&amp;e8&amp;e5|e0&amp;e14&amp;e15&amp;e9|e18&amp;e4&amp;e19&amp;e17|e18&amp;e6&amp;e16&amp;e13|e0&amp;e1&amp;e2&amp;e3&amp;e9|e0&amp;e1&amp;e10&amp;e12&amp;e9|e0&amp;e14&amp;e15&amp;e4&amp;e5|e18&amp;e4&amp;e19&amp;e1&amp;e13|e18&amp;e6&amp;e7&amp;e8&amp;e5|e0&amp;e1&amp;e2&amp;e3&amp;e4&amp;e5|e0&amp;e1&amp;e10&amp;e11&amp;e3&amp;e9|e0&amp;e1&amp;e10&amp;e12&amp;e4&amp;e5|e0&amp;e14&amp;e15&amp;e6&amp;e16&amp;e13|e18&amp;e6&amp;e16&amp;e2&amp;e20&amp;e17|e18&amp;e6&amp;e7&amp;e8&amp;e19&amp;e17|e0&amp;e1&amp;e10&amp;e11&amp;e3&amp;e4&amp;e5|e18&amp;e6&amp;e16&amp;e10&amp;e11&amp;e20&amp;e17|e18&amp;e6&amp;e7&amp;e8&amp;e19&amp;e1&amp;e13|e0&amp;e1&amp;e2&amp;e3&amp;e6&amp;e7&amp;e8&amp;e5|e0&amp;e1&amp;e10&amp;e12&amp;e6&amp;e7&amp;e8&amp;e5|e18&amp;e6&amp;e16&amp;e2&amp;e20&amp;e14&amp;e8&amp;e5|e0&amp;e1&amp;e10&amp;e11&amp;e3&amp;e6&amp;e7&amp;e8&amp;e5|e18&amp;e6&amp;e16&amp;e10&amp;e11&amp;e20&amp;e14&amp;e8&amp;e5</text:p>
          </table:table-cell>
          <table:table-cell office:value-type="float" office:value="0.00795984268188477" calcext:value-type="float">
            <text:p>0.0079598427</text:p>
          </table:table-cell>
          <table:table-cell office:value-type="float" office:value="504" calcext:value-type="float">
            <text:p>504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1.76114106178284" calcext:value-type="float">
            <text:p>1.7611410618</text:p>
          </table:table-cell>
          <table:table-cell office:value-type="string" calcext:value-type="string">
            <text:p>e25&amp;e9|e0&amp;e1&amp;e5&amp;e9|e19&amp;e8&amp;e3&amp;e4|e0&amp;e1&amp;e2&amp;e3&amp;e4|e0&amp;e10&amp;e11&amp;e5&amp;e9|e0&amp;e13&amp;e15&amp;e3&amp;e4|e19&amp;e20&amp;e1&amp;e5&amp;e9|e19&amp;e18&amp;e11&amp;e5&amp;e9|e19&amp;e8&amp;e12&amp;e5&amp;e9|e0&amp;e10&amp;e11&amp;e2&amp;e3&amp;e4|e0&amp;e10&amp;e7&amp;e8&amp;e3&amp;e4|e0&amp;e13&amp;e14&amp;e11&amp;e5&amp;e9|e0&amp;e13&amp;e15&amp;e12&amp;e5&amp;e9|e0&amp;e13&amp;e17&amp;e8&amp;e3&amp;e4|e19&amp;e20&amp;e1&amp;e2&amp;e3&amp;e4|e19&amp;e20&amp;e10&amp;e11&amp;e5&amp;e9|e19&amp;e20&amp;e13&amp;e15&amp;e3&amp;e4|e19&amp;e18&amp;e11&amp;e2&amp;e3&amp;e4|e19&amp;e18&amp;e22&amp;e1&amp;e5&amp;e9|e25&amp;e6&amp;e11&amp;e2&amp;e3&amp;e4|e25&amp;e6&amp;e7&amp;e8&amp;e3&amp;e4|e0&amp;e10&amp;e7&amp;e8&amp;e12&amp;e5&amp;e9|e0&amp;e13&amp;e14&amp;e11&amp;e2&amp;e3&amp;e4|e0&amp;e13&amp;e14&amp;e7&amp;e8&amp;e3&amp;e4|e0&amp;e13&amp;e17&amp;e18&amp;e11&amp;e5&amp;e9|e0&amp;e13&amp;e17&amp;e8&amp;e12&amp;e5&amp;e9|e19&amp;e20&amp;e10&amp;e11&amp;e2&amp;e3&amp;e4|e19&amp;e20&amp;e13&amp;e14&amp;e11&amp;e5&amp;e9|e19&amp;e20&amp;e13&amp;e15&amp;e12&amp;e5&amp;e9|e19&amp;e18&amp;e22&amp;e1&amp;e2&amp;e3&amp;e4|e19&amp;e18&amp;e22&amp;e13&amp;e15&amp;e3&amp;e4|e19&amp;e8&amp;e3&amp;e23&amp;e1&amp;e5&amp;e9|e19&amp;e8&amp;e3&amp;e16&amp;e11&amp;e5&amp;e9|e19&amp;e8&amp;e24&amp;e14&amp;e11&amp;e5&amp;e9|e25&amp;e6&amp;e22&amp;e1&amp;e2&amp;e3&amp;e4|e25&amp;e6&amp;e22&amp;e13&amp;e15&amp;e3&amp;e4|e0&amp;e1&amp;e5&amp;e6&amp;e7&amp;e8&amp;e3&amp;e4|e0&amp;e13&amp;e14&amp;e7&amp;e8&amp;e12&amp;e5&amp;e9|e0&amp;e13&amp;e15&amp;e3&amp;e16&amp;e11&amp;e5&amp;e9|e0&amp;e13&amp;e17&amp;e18&amp;e11&amp;e2&amp;e3&amp;e4|e19&amp;e20&amp;e13&amp;e14&amp;e11&amp;e2&amp;e3&amp;e4|e19&amp;e18&amp;e11&amp;e21&amp;e13&amp;e15&amp;e3&amp;e4|e19&amp;e18&amp;e22&amp;e13&amp;e15&amp;e12&amp;e5&amp;e9|e19&amp;e8&amp;e3&amp;e23&amp;e10&amp;e11&amp;e5&amp;e9|e19&amp;e8&amp;e3&amp;e16&amp;e22&amp;e1&amp;e5&amp;e9|e19&amp;e8&amp;e24&amp;e14&amp;e22&amp;e1&amp;e5&amp;e9|e25&amp;e6&amp;e11&amp;e21&amp;e13&amp;e15&amp;e3&amp;e4|e25&amp;e6&amp;e22&amp;e13&amp;e17&amp;e8&amp;e3&amp;e4|e25&amp;e6&amp;e7&amp;e20&amp;e1&amp;e2&amp;e3&amp;e4|e25&amp;e6&amp;e7&amp;e20&amp;e13&amp;e15&amp;e3&amp;e4|e0&amp;e13&amp;e17&amp;e8&amp;e3&amp;e16&amp;e11&amp;e5&amp;e9|e19&amp;e20&amp;e13&amp;e15&amp;e3&amp;e16&amp;e11&amp;e5&amp;e9|e19&amp;e8&amp;e3&amp;e23&amp;e13&amp;e14&amp;e11&amp;e5&amp;e9|e25&amp;e6&amp;e11&amp;e21&amp;e13&amp;e17&amp;e8&amp;e3&amp;e4</text:p>
          </table:table-cell>
          <table:table-cell office:value-type="float" office:value="0.044560432434082" calcext:value-type="float">
            <text:p>0.0445604324</text:p>
          </table:table-cell>
          <table:table-cell office:value-type="float" office:value="2583" calcext:value-type="float">
            <text:p>2583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197325944900513" calcext:value-type="float">
            <text:p>0.1973259449</text:p>
          </table:table-cell>
          <table:table-cell office:value-type="string" calcext:value-type="string">
            <text:p>e17&amp;e12&amp;e7|e0&amp;e10&amp;e12&amp;e7|e13&amp;e8&amp;e5&amp;e6&amp;e7|e0&amp;e9&amp;e8&amp;e5&amp;e6&amp;e7|e13&amp;e3&amp;e14&amp;e10&amp;e12&amp;e7|e13&amp;e3&amp;e4&amp;e5&amp;e6&amp;e7|e0&amp;e1&amp;e2&amp;e8&amp;e5&amp;e6&amp;e7|e0&amp;e9&amp;e3&amp;e4&amp;e5&amp;e6&amp;e7|e13&amp;e8&amp;e15&amp;e14&amp;e10&amp;e12&amp;e7|e17&amp;e11&amp;e2&amp;e8&amp;e5&amp;e6&amp;e7|e17&amp;e19&amp;e9&amp;e8&amp;e5&amp;e6&amp;e7|e0&amp;e1&amp;e2&amp;e3&amp;e4&amp;e5&amp;e6&amp;e7|e0&amp;e10&amp;e11&amp;e2&amp;e8&amp;e5&amp;e6&amp;e7|e13&amp;e8&amp;e5&amp;e16&amp;e14&amp;e10&amp;e12&amp;e7|e17&amp;e11&amp;e18&amp;e9&amp;e8&amp;e5&amp;e6&amp;e7|e17&amp;e11&amp;e2&amp;e3&amp;e4&amp;e5&amp;e6&amp;e7|e17&amp;e19&amp;e1&amp;e2&amp;e8&amp;e5&amp;e6&amp;e7|e17&amp;e19&amp;e9&amp;e3&amp;e4&amp;e5&amp;e6&amp;e7|e0&amp;e10&amp;e11&amp;e2&amp;e3&amp;e4&amp;e5&amp;e6&amp;e7|e17&amp;e11&amp;e18&amp;e9&amp;e3&amp;e4&amp;e5&amp;e6&amp;e7|e17&amp;e19&amp;e1&amp;e2&amp;e3&amp;e4&amp;e5&amp;e6&amp;e7</text:p>
          </table:table-cell>
          <table:table-cell office:value-type="float" office:value="0.00289750099182129" calcext:value-type="float">
            <text:p>0.002897501</text:p>
          </table:table-cell>
          <table:table-cell office:value-type="float" office:value="189" calcext:value-type="float">
            <text:p>189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24692916870117" calcext:value-type="float">
            <text:p>0.0001246929</text:p>
          </table:table-cell>
          <table:table-cell office:value-type="string" calcext:value-type="string">
            <text:p>e0</text:p>
          </table:table-cell>
          <table:table-cell office:value-type="float" office:value="0.0000126361846923828" calcext:value-type="float">
            <text:p>1.26361846923828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49:.E68])" office:value-type="float" office:value="345.008377075195" calcext:value-type="float">
            <text:p>345.0083770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gth of path 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0397806167602539" calcext:value-type="float">
            <text:p>0.0397806168</text:p>
          </table:table-cell>
          <table:table-cell office:value-type="string" calcext:value-type="string">
            <text:p>e0&amp;e8|e4&amp;e21|e4&amp;e3&amp;e9|e13&amp;e21&amp;e20&amp;e8|e1&amp;e0&amp;e4&amp;e3&amp;e2|e11&amp;e10&amp;e12&amp;e9&amp;e8|e13&amp;e10&amp;e6&amp;e9&amp;e8|e16&amp;e17&amp;e12&amp;e9&amp;e8|e3&amp;e13&amp;e20&amp;e9&amp;e8|e14&amp;e21&amp;e20&amp;e7&amp;e8|e14&amp;e10&amp;e6&amp;e7&amp;e9&amp;e8|e15&amp;e10&amp;e16&amp;e12&amp;e9&amp;e8|e19&amp;e11&amp;e17&amp;e12&amp;e9&amp;e8|e19&amp;e13&amp;e6&amp;e17&amp;e9&amp;e8|e3&amp;e14&amp;e20&amp;e7&amp;e9&amp;e8|e5&amp;e0&amp;e4&amp;e3&amp;e2&amp;e6&amp;e7|e18&amp;e13&amp;e16&amp;e6&amp;e17&amp;e9&amp;e8|e19&amp;e14&amp;e6&amp;e17&amp;e7&amp;e9&amp;e8|e18&amp;e14&amp;e16&amp;e6&amp;e17&amp;e7&amp;e9&amp;e8|e11&amp;e2&amp;e10&amp;e21&amp;e20&amp;e12&amp;e7&amp;e8|e2&amp;e16&amp;e21&amp;e20&amp;e17&amp;e12&amp;e7&amp;e8|e15&amp;e2&amp;e10&amp;e16&amp;e21&amp;e20&amp;e12&amp;e7&amp;e8|e19&amp;e11&amp;e2&amp;e21&amp;e20&amp;e17&amp;e12&amp;e7&amp;e8</text:p>
          </table:table-cell>
          <table:table-cell office:value-type="float" office:value="0.00429892539978027" calcext:value-type="float">
            <text:p>0.0042989254</text:p>
          </table:table-cell>
          <table:table-cell office:value-type="float" office:value="220" calcext:value-type="float">
            <text:p>220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.29226398468018" calcext:value-type="float">
            <text:p>1.2922639847</text:p>
          </table:table-cell>
          <table:table-cell office:value-type="string" calcext:value-type="string">
            <text:p>e20&amp;e6|e1&amp;e7&amp;e0|e9&amp;e6&amp;e18|e20&amp;e10&amp;e7|e1&amp;e2&amp;e6&amp;e0|e9&amp;e8&amp;e6&amp;e0|e16&amp;e5&amp;e4&amp;e0|e10&amp;e9&amp;e18&amp;e7|e13&amp;e12&amp;e18&amp;e7|e14&amp;e13&amp;e6&amp;e18|e5&amp;e15&amp;e4&amp;e18|e20&amp;e5&amp;e3&amp;e4|e10&amp;e9&amp;e8&amp;e7&amp;e0|e13&amp;e8&amp;e12&amp;e7&amp;e0|e14&amp;e13&amp;e8&amp;e6&amp;e0|e5&amp;e15&amp;e8&amp;e4&amp;e0|e16&amp;e12&amp;e11&amp;e7&amp;e0|e16&amp;e14&amp;e6&amp;e11&amp;e0|e9&amp;e5&amp;e3&amp;e4&amp;e18|e2&amp;e13&amp;e12&amp;e6&amp;e18|e10&amp;e14&amp;e13&amp;e18&amp;e7|e15&amp;e12&amp;e11&amp;e18&amp;e7|e15&amp;e14&amp;e6&amp;e11&amp;e18|e20&amp;e3&amp;e12&amp;e11&amp;e7|e1&amp;e2&amp;e5&amp;e3&amp;e4&amp;e0|e9&amp;e5&amp;e3&amp;e8&amp;e4&amp;e0|e2&amp;e13&amp;e8&amp;e12&amp;e6&amp;e0|e10&amp;e14&amp;e13&amp;e8&amp;e7&amp;e0|e15&amp;e8&amp;e12&amp;e11&amp;e7&amp;e0|e15&amp;e14&amp;e8&amp;e6&amp;e11&amp;e0|e16&amp;e2&amp;e12&amp;e6&amp;e11&amp;e0|e17&amp;e16&amp;e9&amp;e6&amp;e11&amp;e0|e16&amp;e10&amp;e14&amp;e11&amp;e7&amp;e0|e9&amp;e3&amp;e12&amp;e11&amp;e18&amp;e7|e5&amp;e14&amp;e13&amp;e3&amp;e4&amp;e18|e19&amp;e1&amp;e15&amp;e4&amp;e18&amp;e7|e2&amp;e15&amp;e12&amp;e6&amp;e11&amp;e18|e10&amp;e15&amp;e14&amp;e11&amp;e18&amp;e7|e20&amp;e19&amp;e1&amp;e3&amp;e4&amp;e7|e9&amp;e3&amp;e8&amp;e12&amp;e11&amp;e7&amp;e0|e5&amp;e14&amp;e13&amp;e3&amp;e8&amp;e4&amp;e0|e2&amp;e15&amp;e8&amp;e12&amp;e6&amp;e11&amp;e0|e10&amp;e15&amp;e14&amp;e8&amp;e11&amp;e7&amp;e0|e17&amp;e16&amp;e10&amp;e9&amp;e11&amp;e7&amp;e0|e19&amp;e1&amp;e9&amp;e3&amp;e4&amp;e18&amp;e7|e2&amp;e5&amp;e13&amp;e3&amp;e12&amp;e4&amp;e18|e19&amp;e1&amp;e2&amp;e15&amp;e6&amp;e4&amp;e18|e2&amp;e5&amp;e13&amp;e3&amp;e8&amp;e12&amp;e4&amp;e0|e19&amp;e1&amp;e14&amp;e13&amp;e3&amp;e4&amp;e18&amp;e7|e20&amp;e19&amp;e13&amp;e3&amp;e8&amp;e12&amp;e4&amp;e7</text:p>
          </table:table-cell>
          <table:table-cell office:value-type="float" office:value="0.0783045291900635" calcext:value-type="float">
            <text:p>0.0783045292</text:p>
          </table:table-cell>
          <table:table-cell office:value-type="float" office:value="4136" calcext:value-type="float">
            <text:p>4136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1.87619137763977" calcext:value-type="float">
            <text:p>1.8761913776</text:p>
          </table:table-cell>
          <table:table-cell office:value-type="string" calcext:value-type="string">
            <text:p>e21&amp;e16|e9&amp;e22|e20&amp;e16&amp;e0|e21&amp;e9&amp;e14|e22&amp;e8&amp;e7|e1&amp;e13&amp;e16&amp;e0|e19&amp;e9&amp;e17&amp;e0|e20&amp;e9&amp;e14&amp;e0|e21&amp;e14&amp;e8&amp;e7|e3&amp;e2&amp;e1&amp;e9&amp;e0|e2&amp;e10&amp;e1&amp;e7&amp;e0|e1&amp;e9&amp;e14&amp;e13&amp;e0|e12&amp;e9&amp;e17&amp;e5&amp;e0|e6&amp;e17&amp;e7&amp;e5&amp;e0|e19&amp;e8&amp;e17&amp;e7&amp;e0|e20&amp;e14&amp;e8&amp;e7&amp;e0|e6&amp;e22&amp;e4&amp;e7&amp;e5|e22&amp;e18&amp;e8&amp;e13&amp;e16|e3&amp;e2&amp;e1&amp;e8&amp;e7&amp;e0|e1&amp;e14&amp;e8&amp;e13&amp;e7&amp;e0|e3&amp;e9&amp;e15&amp;e17&amp;e5&amp;e0|e10&amp;e15&amp;e17&amp;e7&amp;e5&amp;e0|e12&amp;e8&amp;e17&amp;e7&amp;e5&amp;e0|e21&amp;e6&amp;e14&amp;e4&amp;e7&amp;e5|e10&amp;e22&amp;e4&amp;e15&amp;e7&amp;e5|e11&amp;e12&amp;e2&amp;e10&amp;e1&amp;e9&amp;e0|e3&amp;e15&amp;e8&amp;e17&amp;e7&amp;e5&amp;e0|e6&amp;e18&amp;e17&amp;e13&amp;e16&amp;e5&amp;e0|e19&amp;e18&amp;e8&amp;e17&amp;e13&amp;e16&amp;e0|e20&amp;e6&amp;e14&amp;e4&amp;e7&amp;e5&amp;e0|e21&amp;e10&amp;e14&amp;e4&amp;e15&amp;e7&amp;e5|e23&amp;e20&amp;e22&amp;e4&amp;e15&amp;e16&amp;e5|e6&amp;e22&amp;e18&amp;e4&amp;e13&amp;e16&amp;e5|e11&amp;e23&amp;e20&amp;e22&amp;e8&amp;e15&amp;e16|e23&amp;e2&amp;e20&amp;e22&amp;e18&amp;e8&amp;e16|e3&amp;e2&amp;e6&amp;e1&amp;e4&amp;e7&amp;e5&amp;e0|e6&amp;e1&amp;e14&amp;e4&amp;e13&amp;e7&amp;e5&amp;e0|e10&amp;e18&amp;e15&amp;e17&amp;e13&amp;e16&amp;e5&amp;e0|e12&amp;e18&amp;e8&amp;e17&amp;e13&amp;e16&amp;e5&amp;e0|e3&amp;e2&amp;e6&amp;e9&amp;e18&amp;e17&amp;e5&amp;e0|e6&amp;e9&amp;e18&amp;e14&amp;e17&amp;e13&amp;e5&amp;e0|e20&amp;e10&amp;e14&amp;e4&amp;e15&amp;e7&amp;e5&amp;e0|e23&amp;e1&amp;e22&amp;e4&amp;e15&amp;e13&amp;e16&amp;e5|e10&amp;e22&amp;e18&amp;e4&amp;e15&amp;e13&amp;e16&amp;e5|e11&amp;e23&amp;e1&amp;e22&amp;e8&amp;e15&amp;e13&amp;e16|e10&amp;e1&amp;e14&amp;e4&amp;e15&amp;e13&amp;e7&amp;e5&amp;e0|e3&amp;e18&amp;e15&amp;e8&amp;e17&amp;e13&amp;e16&amp;e5&amp;e0|e10&amp;e9&amp;e18&amp;e14&amp;e15&amp;e17&amp;e13&amp;e5&amp;e0|e23&amp;e2&amp;e20&amp;e6&amp;e22&amp;e18&amp;e4&amp;e16&amp;e5</text:p>
          </table:table-cell>
          <table:table-cell office:value-type="float" office:value="0.0981171131134033" calcext:value-type="float">
            <text:p>0.0981171131</text:p>
          </table:table-cell>
          <table:table-cell office:value-type="float" office:value="5071" calcext:value-type="float">
            <text:p>5071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23.4618494510651" calcext:value-type="float">
            <text:p>23.4618494511</text:p>
          </table:table-cell>
          <table:table-cell office:value-type="string" calcext:value-type="string">
            <text:p>e27&amp;e15|e0&amp;e15&amp;e1|e20&amp;e0&amp;e12|e17&amp;e15&amp;e21|e7&amp;e8&amp;e21|e27&amp;e2&amp;e12|e18&amp;e28&amp;e15|e28&amp;e14&amp;e12|e0&amp;e1&amp;e2&amp;e12|e16&amp;e0&amp;e8&amp;e9|e17&amp;e2&amp;e12&amp;e21|e11&amp;e8&amp;e9&amp;e21|e25&amp;e18&amp;e15&amp;e21|e25&amp;e14&amp;e12&amp;e21|e27&amp;e13&amp;e14&amp;e12|e18&amp;e28&amp;e2&amp;e12|e13&amp;e14&amp;e0&amp;e1&amp;e12|e18&amp;e4&amp;e16&amp;e0&amp;e15|e4&amp;e16&amp;e14&amp;e0&amp;e12|e3&amp;e20&amp;e0&amp;e8&amp;e9|e10&amp;e18&amp;e20&amp;e0&amp;e15|e17&amp;e13&amp;e14&amp;e12&amp;e21|e24&amp;e11&amp;e15&amp;e1&amp;e21|e24&amp;e11&amp;e20&amp;e12&amp;e21|e18&amp;e4&amp;e11&amp;e15&amp;e21|e4&amp;e11&amp;e14&amp;e12&amp;e21|e25&amp;e18&amp;e2&amp;e12&amp;e21|e19&amp;e18&amp;e7&amp;e15&amp;e21|e19&amp;e14&amp;e7&amp;e12&amp;e21|e27&amp;e3&amp;e2&amp;e8&amp;e9|e28&amp;e23&amp;e15&amp;e1&amp;e5|e28&amp;e20&amp;e23&amp;e12&amp;e5|e17&amp;e28&amp;e6&amp;e15&amp;e5|e28&amp;e6&amp;e7&amp;e8&amp;e5|e22&amp;e28&amp;e14&amp;e15&amp;e1|e28&amp;e3&amp;e14&amp;e8&amp;e9|e3&amp;e0&amp;e1&amp;e2&amp;e8&amp;e9|e18&amp;e4&amp;e16&amp;e0&amp;e2&amp;e12|e19&amp;e18&amp;e16&amp;e0&amp;e15&amp;e9|e19&amp;e16&amp;e14&amp;e0&amp;e12&amp;e9|e18&amp;e4&amp;e3&amp;e20&amp;e0&amp;e15|e17&amp;e3&amp;e2&amp;e8&amp;e9&amp;e21|e24&amp;e11&amp;e1&amp;e2&amp;e12&amp;e21|e18&amp;e4&amp;e11&amp;e2&amp;e12&amp;e21|e19&amp;e18&amp;e11&amp;e15&amp;e9&amp;e21|e19&amp;e11&amp;e14&amp;e12&amp;e9&amp;e21|e25&amp;e23&amp;e15&amp;e1&amp;e21&amp;e5|e25&amp;e20&amp;e23&amp;e12&amp;e21&amp;e5|e25&amp;e22&amp;e14&amp;e15&amp;e1&amp;e21|e25&amp;e3&amp;e14&amp;e8&amp;e9&amp;e21|e26&amp;e24&amp;e7&amp;e15&amp;e1&amp;e21|e26&amp;e24&amp;e20&amp;e7&amp;e12&amp;e21|e26&amp;e18&amp;e4&amp;e7&amp;e15&amp;e21|e26&amp;e4&amp;e14&amp;e7&amp;e12&amp;e21|e19&amp;e18&amp;e7&amp;e2&amp;e12&amp;e21|e22&amp;e27&amp;e16&amp;e2&amp;e8&amp;e9|e27&amp;e13&amp;e20&amp;e23&amp;e12&amp;e5|e27&amp;e13&amp;e6&amp;e7&amp;e8&amp;e5|e27&amp;e13&amp;e3&amp;e14&amp;e8&amp;e9|e28&amp;e23&amp;e1&amp;e2&amp;e12&amp;e5|e28&amp;e16&amp;e23&amp;e8&amp;e9&amp;e5|e17&amp;e28&amp;e6&amp;e2&amp;e12&amp;e5|e28&amp;e11&amp;e6&amp;e8&amp;e9&amp;e5|e18&amp;e28&amp;e3&amp;e2&amp;e8&amp;e9|e22&amp;e28&amp;e16&amp;e14&amp;e8&amp;e9|e24&amp;e28&amp;e3&amp;e14&amp;e15&amp;e1|e13&amp;e0&amp;e6&amp;e7&amp;e1&amp;e8&amp;e5|e13&amp;e3&amp;e14&amp;e0&amp;e1&amp;e8&amp;e9|e17&amp;e4&amp;e16&amp;e0&amp;e6&amp;e15&amp;e5|e4&amp;e16&amp;e0&amp;e6&amp;e7&amp;e8&amp;e5|e19&amp;e18&amp;e16&amp;e0&amp;e2&amp;e12&amp;e9|e19&amp;e18&amp;e3&amp;e20&amp;e0&amp;e15&amp;e9|e10&amp;e17&amp;e20&amp;e0&amp;e6&amp;e15&amp;e5|e10&amp;e20&amp;e0&amp;e6&amp;e7&amp;e8&amp;e5|e22&amp;e17&amp;e16&amp;e2&amp;e8&amp;e9&amp;e21|e17&amp;e13&amp;e20&amp;e23&amp;e12&amp;e21&amp;e5|e17&amp;e13&amp;e3&amp;e14&amp;e8&amp;e9&amp;e21|e24&amp;e13&amp;e11&amp;e14&amp;e1&amp;e12&amp;e21|e10&amp;e24&amp;e18&amp;e11&amp;e20&amp;e15&amp;e21|e4&amp;e11&amp;e23&amp;e15&amp;e1&amp;e21&amp;e5|e4&amp;e11&amp;e20&amp;e23&amp;e12&amp;e21&amp;e5|e22&amp;e4&amp;e11&amp;e14&amp;e15&amp;e1&amp;e21|e19&amp;e18&amp;e11&amp;e2&amp;e12&amp;e9&amp;e21|e25&amp;e23&amp;e1&amp;e2&amp;e12&amp;e21&amp;e5|e25&amp;e16&amp;e23&amp;e8&amp;e9&amp;e21&amp;e5|e25&amp;e18&amp;e3&amp;e2&amp;e8&amp;e9&amp;e21|e25&amp;e22&amp;e16&amp;e14&amp;e8&amp;e9&amp;e21|e25&amp;e24&amp;e3&amp;e14&amp;e15&amp;e1&amp;e21|e26&amp;e24&amp;e7&amp;e1&amp;e2&amp;e12&amp;e21|e26&amp;e18&amp;e4&amp;e7&amp;e2&amp;e12&amp;e21|e19&amp;e23&amp;e7&amp;e15&amp;e1&amp;e21&amp;e5|e19&amp;e20&amp;e23&amp;e7&amp;e12&amp;e21&amp;e5|e22&amp;e19&amp;e14&amp;e7&amp;e15&amp;e1&amp;e21|e10&amp;e27&amp;e6&amp;e7&amp;e2&amp;e8&amp;e5|e27&amp;e13&amp;e16&amp;e23&amp;e8&amp;e9&amp;e5|e27&amp;e13&amp;e11&amp;e6&amp;e8&amp;e9&amp;e5|e22&amp;e27&amp;e13&amp;e16&amp;e14&amp;e8&amp;e9|e28&amp;e3&amp;e20&amp;e23&amp;e8&amp;e9&amp;e5|e24&amp;e28&amp;e11&amp;e6&amp;e15&amp;e1&amp;e5|e24&amp;e28&amp;e11&amp;e20&amp;e6&amp;e12&amp;e5|e22&amp;e18&amp;e28&amp;e16&amp;e2&amp;e8&amp;e9|e10&amp;e0&amp;e6&amp;e7&amp;e1&amp;e2&amp;e8&amp;e5|e13&amp;e11&amp;e0&amp;e6&amp;e1&amp;e8&amp;e9&amp;e5|e17&amp;e4&amp;e16&amp;e0&amp;e6&amp;e2&amp;e12&amp;e5|e19&amp;e17&amp;e16&amp;e0&amp;e6&amp;e15&amp;e9&amp;e5|e17&amp;e4&amp;e3&amp;e20&amp;e0&amp;e6&amp;e15&amp;e5|e4&amp;e3&amp;e20&amp;e0&amp;e6&amp;e7&amp;e8&amp;e5|e10&amp;e11&amp;e20&amp;e0&amp;e6&amp;e8&amp;e9&amp;e5|e17&amp;e13&amp;e16&amp;e23&amp;e8&amp;e9&amp;e21&amp;e5|e22&amp;e17&amp;e13&amp;e16&amp;e14&amp;e8&amp;e9&amp;e21|e4&amp;e11&amp;e23&amp;e1&amp;e2&amp;e12&amp;e21&amp;e5|e19&amp;e11&amp;e23&amp;e15&amp;e1&amp;e9&amp;e21&amp;e5|e19&amp;e11&amp;e20&amp;e23&amp;e12&amp;e9&amp;e21&amp;e5|e22&amp;e19&amp;e11&amp;e14&amp;e15&amp;e1&amp;e9&amp;e21|e25&amp;e3&amp;e20&amp;e23&amp;e8&amp;e9&amp;e21&amp;e5|e25&amp;e22&amp;e18&amp;e16&amp;e2&amp;e8&amp;e9&amp;e21|e26&amp;e24&amp;e13&amp;e14&amp;e7&amp;e1&amp;e12&amp;e21|e10&amp;e26&amp;e24&amp;e18&amp;e20&amp;e7&amp;e15&amp;e21|e26&amp;e4&amp;e23&amp;e7&amp;e15&amp;e1&amp;e21&amp;e5|e26&amp;e4&amp;e20&amp;e23&amp;e7&amp;e12&amp;e21&amp;e5|e26&amp;e22&amp;e4&amp;e14&amp;e7&amp;e15&amp;e1&amp;e21|e19&amp;e23&amp;e7&amp;e1&amp;e2&amp;e12&amp;e21&amp;e5|e24&amp;e19&amp;e3&amp;e14&amp;e7&amp;e15&amp;e1&amp;e21|e27&amp;e4&amp;e3&amp;e6&amp;e7&amp;e2&amp;e8&amp;e5|e10&amp;e27&amp;e16&amp;e23&amp;e2&amp;e8&amp;e9&amp;e5|e10&amp;e27&amp;e11&amp;e6&amp;e2&amp;e8&amp;e9&amp;e5|e27&amp;e13&amp;e3&amp;e20&amp;e23&amp;e8&amp;e9&amp;e5|e27&amp;e24&amp;e13&amp;e11&amp;e20&amp;e6&amp;e12&amp;e5|e28&amp;e3&amp;e23&amp;e1&amp;e2&amp;e8&amp;e9&amp;e5|e17&amp;e28&amp;e3&amp;e6&amp;e2&amp;e8&amp;e9&amp;e5|e24&amp;e28&amp;e11&amp;e6&amp;e1&amp;e2&amp;e12&amp;e5|e26&amp;e24&amp;e28&amp;e6&amp;e7&amp;e15&amp;e1&amp;e5|e26&amp;e24&amp;e28&amp;e20&amp;e6&amp;e7&amp;e12&amp;e5|e4&amp;e3&amp;e0&amp;e6&amp;e7&amp;e1&amp;e2&amp;e8&amp;e5|e10&amp;e11&amp;e0&amp;e6&amp;e1&amp;e2&amp;e8&amp;e9&amp;e5|e19&amp;e17&amp;e16&amp;e0&amp;e6&amp;e2&amp;e12&amp;e9&amp;e5|e19&amp;e17&amp;e3&amp;e20&amp;e0&amp;e6&amp;e15&amp;e9&amp;e5|e10&amp;e17&amp;e16&amp;e23&amp;e2&amp;e8&amp;e9&amp;e21&amp;e5|e17&amp;e13&amp;e3&amp;e20&amp;e23&amp;e8&amp;e9&amp;e21&amp;e5|e19&amp;e11&amp;e23&amp;e1&amp;e2&amp;e12&amp;e9&amp;e21&amp;e5|e25&amp;e3&amp;e23&amp;e1&amp;e2&amp;e8&amp;e9&amp;e21&amp;e5|e26&amp;e4&amp;e23&amp;e7&amp;e1&amp;e2&amp;e12&amp;e21&amp;e5|e22&amp;e27&amp;e4&amp;e16&amp;e6&amp;e7&amp;e2&amp;e8&amp;e5|e26&amp;e27&amp;e24&amp;e13&amp;e20&amp;e6&amp;e7&amp;e12&amp;e5|e22&amp;e17&amp;e28&amp;e16&amp;e6&amp;e2&amp;e8&amp;e9&amp;e5|e26&amp;e24&amp;e28&amp;e6&amp;e7&amp;e1&amp;e2&amp;e12&amp;e5</text:p>
          </table:table-cell>
          <table:table-cell office:value-type="float" office:value="1.69103002548218" calcext:value-type="float">
            <text:p>1.6910300255</text:p>
          </table:table-cell>
          <table:table-cell office:value-type="float" office:value="70977" calcext:value-type="float">
            <text:p>70977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427992820739746" calcext:value-type="float">
            <text:p>0.4279928207</text:p>
          </table:table-cell>
          <table:table-cell office:value-type="string" calcext:value-type="string">
            <text:p>e15&amp;e4|e0&amp;e11&amp;e1|e12&amp;e4&amp;e0|e15&amp;e13&amp;e11|e12&amp;e13&amp;e0&amp;e11|e16&amp;e15&amp;e11&amp;e1|e3&amp;e4&amp;e17&amp;e10|e8&amp;e17&amp;e10&amp;e5|e20&amp;e11&amp;e1&amp;e17|e20&amp;e12&amp;e4&amp;e17|e3&amp;e2&amp;e4&amp;e0&amp;e1|e2&amp;e8&amp;e0&amp;e1&amp;e5|e14&amp;e3&amp;e4&amp;e0&amp;e10|e14&amp;e8&amp;e0&amp;e10&amp;e5|e15&amp;e2&amp;e8&amp;e13&amp;e5|e3&amp;e13&amp;e11&amp;e17&amp;e10|e20&amp;e12&amp;e13&amp;e11&amp;e17|e9&amp;e3&amp;e4&amp;e0&amp;e1&amp;e10|e9&amp;e8&amp;e0&amp;e1&amp;e10&amp;e5|e2&amp;e12&amp;e8&amp;e13&amp;e0&amp;e5|e14&amp;e3&amp;e13&amp;e0&amp;e11&amp;e10|e9&amp;e15&amp;e8&amp;e13&amp;e10&amp;e5|e16&amp;e15&amp;e2&amp;e8&amp;e1&amp;e5|e16&amp;e14&amp;e15&amp;e8&amp;e10&amp;e5|e16&amp;e3&amp;e11&amp;e1&amp;e17&amp;e10|e18&amp;e11&amp;e1&amp;e17&amp;e10&amp;e5|e18&amp;e12&amp;e4&amp;e17&amp;e10&amp;e5|e7&amp;e6&amp;e4&amp;e17&amp;e10&amp;e5|e20&amp;e3&amp;e2&amp;e4&amp;e1&amp;e17|e20&amp;e2&amp;e8&amp;e1&amp;e17&amp;e5|e7&amp;e2&amp;e6&amp;e4&amp;e0&amp;e1&amp;e5|e9&amp;e12&amp;e8&amp;e13&amp;e0&amp;e10&amp;e5|e14&amp;e7&amp;e6&amp;e4&amp;e0&amp;e10&amp;e5|e16&amp;e9&amp;e15&amp;e8&amp;e1&amp;e10&amp;e5|e18&amp;e12&amp;e13&amp;e11&amp;e17&amp;e10&amp;e5|e19&amp;e6&amp;e11&amp;e1&amp;e17&amp;e10&amp;e5|e19&amp;e6&amp;e12&amp;e4&amp;e17&amp;e10&amp;e5|e7&amp;e6&amp;e13&amp;e11&amp;e17&amp;e10&amp;e5|e20&amp;e2&amp;e12&amp;e8&amp;e13&amp;e17&amp;e5|e9&amp;e7&amp;e6&amp;e4&amp;e0&amp;e1&amp;e10&amp;e5|e14&amp;e7&amp;e6&amp;e13&amp;e0&amp;e11&amp;e10&amp;e5|e19&amp;e6&amp;e12&amp;e13&amp;e11&amp;e17&amp;e10&amp;e5|e16&amp;e7&amp;e6&amp;e11&amp;e1&amp;e17&amp;e10&amp;e5|e20&amp;e7&amp;e2&amp;e6&amp;e4&amp;e1&amp;e17&amp;e5</text:p>
          </table:table-cell>
          <table:table-cell office:value-type="float" office:value="0.0124187469482422" calcext:value-type="float">
            <text:p>0.0124187469</text:p>
          </table:table-cell>
          <table:table-cell office:value-type="float" office:value="810" calcext:value-type="float">
            <text:p>810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106276035308838" calcext:value-type="float">
            <text:p>0.1062760353</text:p>
          </table:table-cell>
          <table:table-cell office:value-type="string" calcext:value-type="string">
            <text:p>e19|e17&amp;e3|e2&amp;e1&amp;e3&amp;e0|e11&amp;e10&amp;e14&amp;e0|e12&amp;e1&amp;e3&amp;e4&amp;e0|e2&amp;e16&amp;e3&amp;e14&amp;e0|e18&amp;e11&amp;e17&amp;e10&amp;e14|e8&amp;e1&amp;e6&amp;e5&amp;e4&amp;e0|e13&amp;e11&amp;e1&amp;e10&amp;e4&amp;e0|e12&amp;e15&amp;e3&amp;e10&amp;e14&amp;e0|e12&amp;e16&amp;e3&amp;e14&amp;e4&amp;e0|e7&amp;e1&amp;e6&amp;e3&amp;e5&amp;e4&amp;e0|e9&amp;e11&amp;e1&amp;e10&amp;e5&amp;e4&amp;e0|e15&amp;e8&amp;e6&amp;e10&amp;e14&amp;e5&amp;e0|e16&amp;e8&amp;e6&amp;e14&amp;e5&amp;e4&amp;e0|e18&amp;e8&amp;e17&amp;e1&amp;e6&amp;e5&amp;e4|e13&amp;e18&amp;e11&amp;e17&amp;e1&amp;e10&amp;e4|e7&amp;e15&amp;e6&amp;e3&amp;e10&amp;e14&amp;e5&amp;e0|e7&amp;e16&amp;e6&amp;e3&amp;e14&amp;e5&amp;e4&amp;e0|e9&amp;e18&amp;e11&amp;e17&amp;e1&amp;e10&amp;e5&amp;e4|e15&amp;e18&amp;e8&amp;e17&amp;e6&amp;e10&amp;e14&amp;e5|e16&amp;e18&amp;e8&amp;e17&amp;e6&amp;e14&amp;e5&amp;e4</text:p>
          </table:table-cell>
          <table:table-cell office:value-type="float" office:value="0.0219647884368897" calcext:value-type="float">
            <text:p>0.0219647884</text:p>
          </table:table-cell>
          <table:table-cell office:value-type="float" office:value="1323" calcext:value-type="float">
            <text:p>1323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220756530761719" calcext:value-type="float">
            <text:p>0.0220756531</text:p>
          </table:table-cell>
          <table:table-cell office:value-type="string" calcext:value-type="string">
            <text:p>e14|e0&amp;e1&amp;e7&amp;e6|e12&amp;e7&amp;e11&amp;e6|e13&amp;e1&amp;e7&amp;e11&amp;e6|e0&amp;e8&amp;e9&amp;e5&amp;e4&amp;e6|e2&amp;e3&amp;e0&amp;e1&amp;e5&amp;e4&amp;e6|e10&amp;e0&amp;e8&amp;e9&amp;e7&amp;e4&amp;e6|e12&amp;e2&amp;e3&amp;e5&amp;e11&amp;e4&amp;e6|e13&amp;e8&amp;e9&amp;e5&amp;e11&amp;e4&amp;e6|e2&amp;e3&amp;e13&amp;e1&amp;e5&amp;e11&amp;e4&amp;e6|e10&amp;e13&amp;e8&amp;e9&amp;e7&amp;e11&amp;e4&amp;e6</text:p>
          </table:table-cell>
          <table:table-cell office:value-type="float" office:value="0.00376725196838379" calcext:value-type="float">
            <text:p>0.003767252</text:p>
          </table:table-cell>
          <table:table-cell office:value-type="float" office:value="280" calcext:value-type="float">
            <text:p>280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293.380117177963" calcext:value-type="float">
            <text:p>293.380117178</text:p>
          </table:table-cell>
          <table:table-cell office:value-type="string" calcext:value-type="string">
            <text:p>e30|e0&amp;e22|e9&amp;e29|e0&amp;e1&amp;e17|e28&amp;e22&amp;e23|e12&amp;e9&amp;e23|e8&amp;e7&amp;e23|e24&amp;e22&amp;e29|e12&amp;e18&amp;e0&amp;e9|e8&amp;e18&amp;e0&amp;e7|e27&amp;e22&amp;e16&amp;e23|e8&amp;e14&amp;e16&amp;e23|e28&amp;e1&amp;e17&amp;e23|e12&amp;e24&amp;e22&amp;e23|e24&amp;e29&amp;e1&amp;e17|e28&amp;e6&amp;e22&amp;e29|e8&amp;e6&amp;e29&amp;e7|e15&amp;e0&amp;e9&amp;e2&amp;e1|e8&amp;e18&amp;e0&amp;e14&amp;e16|e19&amp;e17&amp;e4&amp;e16&amp;e23|e26&amp;e22&amp;e4&amp;e16&amp;e23|e5&amp;e9&amp;e4&amp;e16&amp;e23|e10&amp;e8&amp;e4&amp;e16&amp;e23|e27&amp;e1&amp;e17&amp;e16&amp;e23|e12&amp;e24&amp;e1&amp;e17&amp;e23|e21&amp;e20&amp;e17&amp;e7&amp;e23|e15&amp;e9&amp;e20&amp;e7&amp;e23|e19&amp;e13&amp;e17&amp;e7&amp;e23|e26&amp;e13&amp;e22&amp;e7&amp;e23|e5&amp;e9&amp;e13&amp;e7&amp;e23|e8&amp;e18&amp;e24&amp;e29&amp;e7|e27&amp;e6&amp;e22&amp;e29&amp;e16|e8&amp;e6&amp;e14&amp;e29&amp;e16|e28&amp;e6&amp;e29&amp;e1&amp;e17|e8&amp;e0&amp;e2&amp;e3&amp;e14&amp;e1|e18&amp;e0&amp;e19&amp;e17&amp;e4&amp;e16|e5&amp;e18&amp;e0&amp;e9&amp;e4&amp;e16|e10&amp;e8&amp;e18&amp;e0&amp;e4&amp;e16|e21&amp;e18&amp;e0&amp;e20&amp;e17&amp;e7|e15&amp;e18&amp;e0&amp;e9&amp;e20&amp;e7|e18&amp;e0&amp;e19&amp;e13&amp;e17&amp;e7|e5&amp;e18&amp;e0&amp;e9&amp;e13&amp;e7|e25&amp;e19&amp;e22&amp;e4&amp;e16&amp;e23|e26&amp;e1&amp;e17&amp;e4&amp;e16&amp;e23|e5&amp;e24&amp;e22&amp;e4&amp;e16&amp;e23|e21&amp;e14&amp;e20&amp;e17&amp;e16&amp;e23|e15&amp;e9&amp;e14&amp;e20&amp;e16&amp;e23|e19&amp;e14&amp;e13&amp;e17&amp;e16&amp;e23|e26&amp;e14&amp;e13&amp;e22&amp;e16&amp;e23|e5&amp;e9&amp;e14&amp;e13&amp;e16&amp;e23|e28&amp;e15&amp;e9&amp;e2&amp;e1&amp;e23|e27&amp;e3&amp;e22&amp;e20&amp;e7&amp;e23|e25&amp;e21&amp;e22&amp;e20&amp;e7&amp;e23|e15&amp;e24&amp;e22&amp;e20&amp;e7&amp;e23|e25&amp;e19&amp;e13&amp;e22&amp;e7&amp;e23|e26&amp;e13&amp;e1&amp;e17&amp;e7&amp;e23|e5&amp;e24&amp;e13&amp;e22&amp;e7&amp;e23|e8&amp;e18&amp;e24&amp;e14&amp;e29&amp;e16|e19&amp;e6&amp;e29&amp;e17&amp;e4&amp;e16|e26&amp;e6&amp;e22&amp;e29&amp;e4&amp;e16|e10&amp;e8&amp;e6&amp;e29&amp;e4&amp;e16|e27&amp;e6&amp;e29&amp;e1&amp;e17&amp;e16|e21&amp;e6&amp;e20&amp;e29&amp;e17&amp;e7|e19&amp;e6&amp;e13&amp;e29&amp;e17&amp;e7|e26&amp;e6&amp;e13&amp;e22&amp;e29&amp;e7|e5&amp;e0&amp;e9&amp;e2&amp;e3&amp;e1&amp;e4|e10&amp;e8&amp;e0&amp;e2&amp;e3&amp;e1&amp;e4|e11&amp;e12&amp;e0&amp;e9&amp;e2&amp;e3&amp;e1|e11&amp;e8&amp;e0&amp;e2&amp;e3&amp;e1&amp;e7|e8&amp;e15&amp;e0&amp;e6&amp;e2&amp;e1&amp;e7|e21&amp;e18&amp;e0&amp;e14&amp;e20&amp;e17&amp;e16|e15&amp;e18&amp;e0&amp;e9&amp;e14&amp;e20&amp;e16|e18&amp;e0&amp;e19&amp;e14&amp;e13&amp;e17&amp;e16|e5&amp;e18&amp;e0&amp;e9&amp;e14&amp;e13&amp;e16|e15&amp;e19&amp;e9&amp;e2&amp;e4&amp;e16&amp;e23|e5&amp;e24&amp;e1&amp;e17&amp;e4&amp;e16&amp;e23|e21&amp;e10&amp;e20&amp;e17&amp;e4&amp;e16&amp;e23|e10&amp;e15&amp;e9&amp;e20&amp;e4&amp;e16&amp;e23|e27&amp;e15&amp;e9&amp;e2&amp;e1&amp;e16&amp;e23|e25&amp;e21&amp;e14&amp;e22&amp;e20&amp;e16&amp;e23|e15&amp;e24&amp;e14&amp;e22&amp;e20&amp;e16&amp;e23|e25&amp;e19&amp;e14&amp;e13&amp;e22&amp;e16&amp;e23|e26&amp;e14&amp;e13&amp;e1&amp;e17&amp;e16&amp;e23|e5&amp;e24&amp;e14&amp;e13&amp;e22&amp;e16&amp;e23|e28&amp;e8&amp;e2&amp;e3&amp;e14&amp;e1&amp;e23|e19&amp;e3&amp;e20&amp;e17&amp;e4&amp;e7&amp;e23|e26&amp;e3&amp;e22&amp;e20&amp;e4&amp;e7&amp;e23|e5&amp;e9&amp;e3&amp;e20&amp;e4&amp;e7&amp;e23|e27&amp;e3&amp;e20&amp;e1&amp;e17&amp;e7&amp;e23|e15&amp;e24&amp;e20&amp;e1&amp;e17&amp;e7&amp;e23|e15&amp;e19&amp;e9&amp;e2&amp;e13&amp;e7&amp;e23|e5&amp;e24&amp;e13&amp;e1&amp;e17&amp;e7&amp;e23|e8&amp;e24&amp;e2&amp;e3&amp;e14&amp;e29&amp;e1|e18&amp;e19&amp;e24&amp;e29&amp;e17&amp;e4&amp;e16|e10&amp;e8&amp;e18&amp;e24&amp;e29&amp;e4&amp;e16|e21&amp;e18&amp;e24&amp;e20&amp;e29&amp;e17&amp;e7|e18&amp;e19&amp;e24&amp;e13&amp;e29&amp;e17&amp;e7|e25&amp;e19&amp;e6&amp;e22&amp;e29&amp;e4&amp;e16|e26&amp;e6&amp;e29&amp;e1&amp;e17&amp;e4&amp;e16|e21&amp;e6&amp;e14&amp;e20&amp;e29&amp;e17&amp;e16|e19&amp;e6&amp;e14&amp;e13&amp;e29&amp;e17&amp;e16|e26&amp;e6&amp;e14&amp;e13&amp;e22&amp;e29&amp;e16|e27&amp;e6&amp;e3&amp;e22&amp;e20&amp;e29&amp;e7|e25&amp;e21&amp;e6&amp;e22&amp;e20&amp;e29&amp;e7|e25&amp;e19&amp;e6&amp;e13&amp;e22&amp;e29&amp;e7|e26&amp;e6&amp;e13&amp;e29&amp;e1&amp;e17&amp;e7|e5&amp;e0&amp;e9&amp;e2&amp;e3&amp;e14&amp;e13&amp;e1|e8&amp;e15&amp;e0&amp;e6&amp;e2&amp;e14&amp;e1&amp;e16|e15&amp;e18&amp;e0&amp;e19&amp;e9&amp;e2&amp;e4&amp;e16|e21&amp;e10&amp;e18&amp;e0&amp;e20&amp;e17&amp;e4&amp;e16|e10&amp;e15&amp;e18&amp;e0&amp;e9&amp;e20&amp;e4&amp;e16|e18&amp;e0&amp;e19&amp;e3&amp;e20&amp;e17&amp;e4&amp;e7|e5&amp;e18&amp;e0&amp;e9&amp;e3&amp;e20&amp;e4&amp;e7|e15&amp;e18&amp;e0&amp;e19&amp;e9&amp;e2&amp;e13&amp;e7|e15&amp;e19&amp;e24&amp;e2&amp;e22&amp;e4&amp;e16&amp;e23|e26&amp;e15&amp;e9&amp;e2&amp;e1&amp;e4&amp;e16&amp;e23|e25&amp;e21&amp;e10&amp;e22&amp;e20&amp;e4&amp;e16&amp;e23|e10&amp;e15&amp;e24&amp;e22&amp;e20&amp;e4&amp;e16&amp;e23|e15&amp;e24&amp;e14&amp;e20&amp;e1&amp;e17&amp;e16&amp;e23|e15&amp;e19&amp;e9&amp;e2&amp;e14&amp;e13&amp;e16&amp;e23|e5&amp;e24&amp;e14&amp;e13&amp;e1&amp;e17&amp;e16&amp;e23|e28&amp;e5&amp;e9&amp;e2&amp;e3&amp;e1&amp;e4&amp;e23|e28&amp;e10&amp;e8&amp;e2&amp;e3&amp;e1&amp;e4&amp;e23|e12&amp;e8&amp;e24&amp;e2&amp;e3&amp;e14&amp;e1&amp;e23|e25&amp;e19&amp;e3&amp;e22&amp;e20&amp;e4&amp;e7&amp;e23|e26&amp;e3&amp;e20&amp;e1&amp;e17&amp;e4&amp;e7&amp;e23|e5&amp;e24&amp;e3&amp;e22&amp;e20&amp;e4&amp;e7&amp;e23|e27&amp;e19&amp;e2&amp;e3&amp;e13&amp;e22&amp;e7&amp;e23|e15&amp;e19&amp;e24&amp;e2&amp;e13&amp;e22&amp;e7&amp;e23|e26&amp;e15&amp;e9&amp;e2&amp;e13&amp;e1&amp;e7&amp;e23|e10&amp;e8&amp;e24&amp;e2&amp;e3&amp;e29&amp;e1&amp;e4|e11&amp;e8&amp;e24&amp;e2&amp;e3&amp;e29&amp;e1&amp;e7|e21&amp;e18&amp;e24&amp;e14&amp;e20&amp;e29&amp;e17&amp;e16|e18&amp;e19&amp;e24&amp;e14&amp;e13&amp;e29&amp;e17&amp;e16|e21&amp;e10&amp;e6&amp;e20&amp;e29&amp;e17&amp;e4&amp;e16|e25&amp;e21&amp;e6&amp;e14&amp;e22&amp;e20&amp;e29&amp;e16|e25&amp;e19&amp;e6&amp;e14&amp;e13&amp;e22&amp;e29&amp;e16|e26&amp;e6&amp;e14&amp;e13&amp;e29&amp;e1&amp;e17&amp;e16|e28&amp;e8&amp;e6&amp;e2&amp;e3&amp;e14&amp;e29&amp;e1|e19&amp;e6&amp;e3&amp;e20&amp;e29&amp;e17&amp;e4&amp;e7|e26&amp;e6&amp;e3&amp;e22&amp;e20&amp;e29&amp;e4&amp;e7|e27&amp;e6&amp;e3&amp;e20&amp;e29&amp;e1&amp;e17&amp;e7|e5&amp;e8&amp;e0&amp;e6&amp;e2&amp;e3&amp;e1&amp;e4&amp;e7|e11&amp;e5&amp;e0&amp;e9&amp;e2&amp;e3&amp;e13&amp;e1&amp;e7|e10&amp;e8&amp;e15&amp;e0&amp;e6&amp;e2&amp;e1&amp;e4&amp;e16|e15&amp;e18&amp;e0&amp;e19&amp;e9&amp;e2&amp;e14&amp;e13&amp;e16|e10&amp;e15&amp;e24&amp;e20&amp;e1&amp;e17&amp;e4&amp;e16&amp;e23|e15&amp;e19&amp;e24&amp;e2&amp;e14&amp;e13&amp;e22&amp;e16&amp;e23|e26&amp;e15&amp;e9&amp;e2&amp;e14&amp;e13&amp;e1&amp;e16&amp;e23|e28&amp;e5&amp;e9&amp;e2&amp;e3&amp;e14&amp;e13&amp;e1&amp;e23|e12&amp;e10&amp;e8&amp;e24&amp;e2&amp;e3&amp;e1&amp;e4&amp;e23|e5&amp;e24&amp;e3&amp;e20&amp;e1&amp;e17&amp;e4&amp;e7&amp;e23|e21&amp;e10&amp;e18&amp;e24&amp;e20&amp;e29&amp;e17&amp;e4&amp;e16|e18&amp;e19&amp;e24&amp;e3&amp;e20&amp;e29&amp;e17&amp;e4&amp;e7|e25&amp;e21&amp;e10&amp;e6&amp;e22&amp;e20&amp;e29&amp;e4&amp;e16|e28&amp;e10&amp;e8&amp;e6&amp;e2&amp;e3&amp;e29&amp;e1&amp;e4|e25&amp;e19&amp;e6&amp;e3&amp;e22&amp;e20&amp;e29&amp;e4&amp;e7|e26&amp;e6&amp;e3&amp;e20&amp;e29&amp;e1&amp;e17&amp;e4&amp;e7|e27&amp;e19&amp;e6&amp;e2&amp;e3&amp;e13&amp;e22&amp;e29&amp;e7</text:p>
          </table:table-cell>
          <table:table-cell office:value-type="float" office:value="3.05903124809265" calcext:value-type="float">
            <text:p>3.0590312481</text:p>
          </table:table-cell>
          <table:table-cell office:value-type="float" office:value="120878" calcext:value-type="float">
            <text:p>120878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2.17048764228821" calcext:value-type="float">
            <text:p>2.1704876423</text:p>
          </table:table-cell>
          <table:table-cell office:value-type="string" calcext:value-type="string">
            <text:p>e23&amp;e4|e24&amp;e9&amp;e4|e16&amp;e3&amp;e0&amp;e4|e13&amp;e21&amp;e3&amp;e4|e21&amp;e8&amp;e7&amp;e4|e14&amp;e21&amp;e9&amp;e4|e15&amp;e24&amp;e3&amp;e4|e1&amp;e2&amp;e3&amp;e0&amp;e4|e1&amp;e10&amp;e8&amp;e0&amp;e4|e16&amp;e5&amp;e9&amp;e0&amp;e4|e13&amp;e19&amp;e3&amp;e0&amp;e4|e19&amp;e8&amp;e7&amp;e0&amp;e4|e14&amp;e19&amp;e9&amp;e0&amp;e4|e2&amp;e18&amp;e21&amp;e3&amp;e4|e18&amp;e10&amp;e21&amp;e8&amp;e4|e13&amp;e21&amp;e5&amp;e9&amp;e4|e11&amp;e21&amp;e7&amp;e3&amp;e4|e14&amp;e15&amp;e21&amp;e3&amp;e4|e13&amp;e6&amp;e24&amp;e3&amp;e4|e6&amp;e24&amp;e8&amp;e7&amp;e4|e1&amp;e2&amp;e5&amp;e9&amp;e0&amp;e4|e1&amp;e11&amp;e10&amp;e3&amp;e0&amp;e4|e12&amp;e13&amp;e1&amp;e3&amp;e0&amp;e4|e12&amp;e1&amp;e8&amp;e7&amp;e0&amp;e4|e14&amp;e12&amp;e1&amp;e9&amp;e0&amp;e4|e17&amp;e16&amp;e10&amp;e8&amp;e0&amp;e4|e2&amp;e19&amp;e18&amp;e3&amp;e0&amp;e4|e19&amp;e18&amp;e10&amp;e8&amp;e0&amp;e4|e13&amp;e19&amp;e5&amp;e9&amp;e0&amp;e4|e11&amp;e19&amp;e7&amp;e3&amp;e0&amp;e4|e14&amp;e15&amp;e19&amp;e3&amp;e0&amp;e4|e22&amp;e16&amp;e18&amp;e21&amp;e3&amp;e4|e2&amp;e18&amp;e21&amp;e5&amp;e9&amp;e4|e11&amp;e18&amp;e10&amp;e21&amp;e3&amp;e4|e13&amp;e17&amp;e10&amp;e21&amp;e8&amp;e4|e20&amp;e2&amp;e21&amp;e7&amp;e3&amp;e4|e11&amp;e21&amp;e5&amp;e9&amp;e7&amp;e4|e15&amp;e17&amp;e24&amp;e10&amp;e8&amp;e4|e6&amp;e2&amp;e24&amp;e18&amp;e3&amp;e4|e6&amp;e24&amp;e18&amp;e10&amp;e8&amp;e4|e6&amp;e11&amp;e24&amp;e7&amp;e3&amp;e4|e1&amp;e11&amp;e10&amp;e5&amp;e9&amp;e0&amp;e4|e12&amp;e13&amp;e1&amp;e5&amp;e9&amp;e0&amp;e4|e12&amp;e1&amp;e11&amp;e7&amp;e3&amp;e0&amp;e4|e14&amp;e15&amp;e12&amp;e1&amp;e3&amp;e0&amp;e4|e12&amp;e17&amp;e16&amp;e8&amp;e7&amp;e0&amp;e4|e14&amp;e12&amp;e17&amp;e16&amp;e9&amp;e0&amp;e4|e16&amp;e6&amp;e5&amp;e8&amp;e7&amp;e0&amp;e4|e2&amp;e19&amp;e18&amp;e5&amp;e9&amp;e0&amp;e4|e11&amp;e19&amp;e18&amp;e10&amp;e3&amp;e0&amp;e4|e13&amp;e17&amp;e19&amp;e10&amp;e8&amp;e0&amp;e4|e20&amp;e2&amp;e19&amp;e7&amp;e3&amp;e0&amp;e4|e11&amp;e19&amp;e5&amp;e9&amp;e7&amp;e0&amp;e4|e22&amp;e16&amp;e18&amp;e21&amp;e5&amp;e9&amp;e4|e11&amp;e18&amp;e10&amp;e21&amp;e5&amp;e9&amp;e4|e22&amp;e20&amp;e16&amp;e21&amp;e7&amp;e3&amp;e4|e20&amp;e2&amp;e21&amp;e5&amp;e9&amp;e7&amp;e4|e14&amp;e15&amp;e17&amp;e10&amp;e21&amp;e8&amp;e4|e15&amp;e12&amp;e17&amp;e24&amp;e8&amp;e7&amp;e4|e22&amp;e6&amp;e16&amp;e24&amp;e18&amp;e3&amp;e4|e6&amp;e11&amp;e24&amp;e18&amp;e10&amp;e3&amp;e4|e13&amp;e17&amp;e6&amp;e24&amp;e10&amp;e8&amp;e4|e20&amp;e6&amp;e2&amp;e24&amp;e7&amp;e3&amp;e4|e1&amp;e2&amp;e6&amp;e5&amp;e8&amp;e7&amp;e0&amp;e4|e12&amp;e1&amp;e11&amp;e5&amp;e9&amp;e7&amp;e0&amp;e4|e16&amp;e6&amp;e18&amp;e10&amp;e5&amp;e8&amp;e0&amp;e4|e11&amp;e19&amp;e18&amp;e10&amp;e5&amp;e9&amp;e0&amp;e4|e20&amp;e2&amp;e19&amp;e5&amp;e9&amp;e7&amp;e0&amp;e4|e14&amp;e15&amp;e17&amp;e19&amp;e10&amp;e8&amp;e0&amp;e4|e22&amp;e20&amp;e16&amp;e21&amp;e5&amp;e9&amp;e7&amp;e4|e22&amp;e15&amp;e17&amp;e24&amp;e19&amp;e8&amp;e7&amp;e4|e22&amp;e20&amp;e6&amp;e16&amp;e24&amp;e7&amp;e3&amp;e4</text:p>
          </table:table-cell>
          <table:table-cell office:value-type="float" office:value="0.0614616870880127" calcext:value-type="float">
            <text:p>0.0614616871</text:p>
          </table:table-cell>
          <table:table-cell office:value-type="float" office:value="3204" calcext:value-type="float">
            <text:p>3204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471650362014771" calcext:value-type="float">
            <text:p>0.471650362</text:p>
          </table:table-cell>
          <table:table-cell office:value-type="string" calcext:value-type="string">
            <text:p>e14&amp;e15|e7&amp;e0&amp;e6|e14&amp;e8&amp;e0|e9&amp;e15&amp;e3|e13&amp;e15&amp;e11|e18&amp;e17&amp;e3|e19&amp;e6&amp;e17|e14&amp;e20&amp;e17|e2&amp;e1&amp;e0&amp;e3|e1&amp;e4&amp;e0&amp;e6|e7&amp;e5&amp;e0&amp;e3|e8&amp;e9&amp;e0&amp;e3|e13&amp;e8&amp;e0&amp;e11|e12&amp;e15&amp;e6&amp;e11|e19&amp;e5&amp;e17&amp;e3|e9&amp;e20&amp;e17&amp;e3|e13&amp;e20&amp;e17&amp;e11|e1&amp;e4&amp;e5&amp;e0&amp;e3|e8&amp;e12&amp;e0&amp;e6&amp;e11|e10&amp;e9&amp;e4&amp;e15&amp;e6|e7&amp;e16&amp;e15&amp;e6&amp;e11|e12&amp;e5&amp;e15&amp;e3&amp;e11|e18&amp;e10&amp;e4&amp;e6&amp;e17|e12&amp;e20&amp;e6&amp;e17&amp;e11|e10&amp;e8&amp;e9&amp;e4&amp;e0&amp;e6|e8&amp;e12&amp;e5&amp;e0&amp;e3&amp;e11|e2&amp;e1&amp;e16&amp;e15&amp;e3&amp;e11|e1&amp;e16&amp;e4&amp;e15&amp;e6&amp;e11|e7&amp;e16&amp;e5&amp;e15&amp;e3&amp;e11|e10&amp;e9&amp;e4&amp;e20&amp;e6&amp;e17|e7&amp;e16&amp;e20&amp;e6&amp;e17&amp;e11|e12&amp;e5&amp;e20&amp;e17&amp;e3&amp;e11|e1&amp;e16&amp;e4&amp;e5&amp;e15&amp;e3&amp;e11|e2&amp;e1&amp;e16&amp;e20&amp;e17&amp;e3&amp;e11|e1&amp;e16&amp;e4&amp;e20&amp;e6&amp;e17&amp;e11|e7&amp;e16&amp;e5&amp;e20&amp;e17&amp;e3&amp;e11|e1&amp;e16&amp;e4&amp;e5&amp;e20&amp;e17&amp;e3&amp;e11</text:p>
          </table:table-cell>
          <table:table-cell office:value-type="float" office:value="0.041804313659668" calcext:value-type="float">
            <text:p>0.0418043137</text:p>
          </table:table-cell>
          <table:table-cell office:value-type="float" office:value="2404" calcext:value-type="float">
            <text:p>2404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3.32997608184814" calcext:value-type="float">
            <text:p>3.3299760818</text:p>
          </table:table-cell>
          <table:table-cell office:value-type="string" calcext:value-type="string">
            <text:p>e22&amp;e18|e15&amp;e0&amp;e10|e16&amp;e7&amp;e3|e6&amp;e19&amp;e18|e21&amp;e10&amp;e18|e1&amp;e0&amp;e10&amp;e8|e11&amp;e0&amp;e7&amp;e3|e12&amp;e16&amp;e10&amp;e8|e2&amp;e1&amp;e0&amp;e7&amp;e3|e12&amp;e11&amp;e0&amp;e10&amp;e8|e15&amp;e9&amp;e0&amp;e7&amp;e3|e13&amp;e16&amp;e10&amp;e8&amp;e3|e16&amp;e6&amp;e4&amp;e5&amp;e3|e14&amp;e19&amp;e10&amp;e8&amp;e18|e15&amp;e17&amp;e19&amp;e10&amp;e18|e21&amp;e9&amp;e7&amp;e18&amp;e3|e9&amp;e1&amp;e0&amp;e7&amp;e8&amp;e3|e13&amp;e11&amp;e0&amp;e10&amp;e8&amp;e3|e6&amp;e11&amp;e4&amp;e5&amp;e0&amp;e3|e14&amp;e2&amp;e19&amp;e7&amp;e18&amp;e3|e17&amp;e1&amp;e19&amp;e10&amp;e8&amp;e18|e17&amp;e11&amp;e19&amp;e7&amp;e18&amp;e3|e20&amp;e21&amp;e11&amp;e7&amp;e18&amp;e3|e2&amp;e6&amp;e1&amp;e4&amp;e5&amp;e0&amp;e3|e15&amp;e9&amp;e6&amp;e4&amp;e5&amp;e0&amp;e3|e14&amp;e16&amp;e4&amp;e5&amp;e10&amp;e8&amp;e3|e15&amp;e16&amp;e17&amp;e4&amp;e5&amp;e10&amp;e3|e14&amp;e9&amp;e19&amp;e7&amp;e8&amp;e18&amp;e3|e2&amp;e17&amp;e1&amp;e19&amp;e7&amp;e18&amp;e3|e12&amp;e17&amp;e11&amp;e19&amp;e10&amp;e8&amp;e18|e15&amp;e9&amp;e17&amp;e19&amp;e7&amp;e18&amp;e3|e20&amp;e2&amp;e21&amp;e1&amp;e7&amp;e18&amp;e3|e21&amp;e9&amp;e6&amp;e4&amp;e5&amp;e18&amp;e3|e9&amp;e6&amp;e1&amp;e4&amp;e5&amp;e0&amp;e8&amp;e3|e14&amp;e11&amp;e4&amp;e5&amp;e0&amp;e10&amp;e8&amp;e3|e16&amp;e17&amp;e1&amp;e4&amp;e5&amp;e10&amp;e8&amp;e3|e20&amp;e14&amp;e11&amp;e19&amp;e7&amp;e8&amp;e18&amp;e3|e9&amp;e17&amp;e1&amp;e19&amp;e7&amp;e8&amp;e18&amp;e3|e13&amp;e17&amp;e11&amp;e19&amp;e10&amp;e8&amp;e18&amp;e3|e20&amp;e21&amp;e6&amp;e11&amp;e4&amp;e5&amp;e18&amp;e3|e20&amp;e2&amp;e21&amp;e6&amp;e1&amp;e4&amp;e5&amp;e18&amp;e3</text:p>
          </table:table-cell>
          <table:table-cell office:value-type="float" office:value="0.147706270217896" calcext:value-type="float">
            <text:p>0.1477062702</text:p>
          </table:table-cell>
          <table:table-cell office:value-type="float" office:value="7465" calcext:value-type="float">
            <text:p>7465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60020923614502" calcext:value-type="float">
            <text:p>0.0600209236</text:p>
          </table:table-cell>
          <table:table-cell office:value-type="string" calcext:value-type="string">
            <text:p>e21|e14&amp;e0|e15&amp;e6&amp;e3|e2&amp;e1&amp;e0&amp;e3|e2&amp;e12&amp;e13&amp;e0&amp;e3|e11&amp;e12&amp;e6&amp;e0&amp;e3|e17&amp;e16&amp;e14&amp;e15&amp;e6|e19&amp;e20&amp;e14&amp;e15&amp;e13|e2&amp;e20&amp;e15&amp;e13&amp;e3|e5&amp;e1&amp;e4&amp;e6&amp;e0&amp;e3|e9&amp;e1&amp;e7&amp;e4&amp;e0&amp;e3|e8&amp;e1&amp;e7&amp;e4&amp;e6&amp;e0&amp;e3|e5&amp;e12&amp;e4&amp;e6&amp;e13&amp;e0&amp;e3|e9&amp;e12&amp;e7&amp;e4&amp;e13&amp;e0&amp;e3|e18&amp;e19&amp;e16&amp;e14&amp;e15&amp;e6&amp;e13|e17&amp;e2&amp;e16&amp;e20&amp;e14&amp;e15&amp;e13|e9&amp;e20&amp;e7&amp;e15&amp;e4&amp;e13&amp;e3|e10&amp;e11&amp;e1&amp;e7&amp;e4&amp;e6&amp;e0&amp;e3|e8&amp;e12&amp;e7&amp;e4&amp;e6&amp;e13&amp;e0&amp;e3|e17&amp;e9&amp;e16&amp;e20&amp;e14&amp;e7&amp;e15&amp;e4&amp;e13</text:p>
          </table:table-cell>
          <table:table-cell office:value-type="float" office:value="0.00884032249450684" calcext:value-type="float">
            <text:p>0.0088403225</text:p>
          </table:table-cell>
          <table:table-cell office:value-type="float" office:value="539" calcext:value-type="float">
            <text:p>539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4.75612473487854" calcext:value-type="float">
            <text:p>4.7561247349</text:p>
          </table:table-cell>
          <table:table-cell office:value-type="string" calcext:value-type="string">
            <text:p>e22&amp;e2&amp;e13|e1&amp;e2&amp;e13&amp;e0|e18&amp;e4&amp;e5&amp;e0|e21&amp;e16&amp;e13&amp;e0|e21&amp;e8&amp;e5&amp;e0|e17&amp;e22&amp;e16&amp;e13|e17&amp;e22&amp;e8&amp;e5|e24&amp;e23&amp;e4&amp;e5|e23&amp;e7&amp;e16&amp;e13|e23&amp;e7&amp;e8&amp;e5|e17&amp;e1&amp;e16&amp;e13&amp;e0|e17&amp;e1&amp;e8&amp;e5&amp;e0|e18&amp;e9&amp;e16&amp;e13&amp;e0|e18&amp;e9&amp;e8&amp;e5&amp;e0|e3&amp;e22&amp;e2&amp;e4&amp;e5|e10&amp;e22&amp;e8&amp;e2&amp;e5|e14&amp;e22&amp;e12&amp;e4&amp;e5|e24&amp;e9&amp;e23&amp;e16&amp;e13|e24&amp;e9&amp;e23&amp;e8&amp;e5|e3&amp;e1&amp;e2&amp;e4&amp;e5&amp;e0|e10&amp;e1&amp;e8&amp;e2&amp;e5&amp;e0|e14&amp;e1&amp;e12&amp;e4&amp;e5&amp;e0|e15&amp;e18&amp;e16&amp;e4&amp;e13&amp;e0|e6&amp;e18&amp;e7&amp;e16&amp;e13&amp;e0|e6&amp;e18&amp;e7&amp;e8&amp;e5&amp;e0|e21&amp;e3&amp;e16&amp;e4&amp;e5&amp;e0|e21&amp;e11&amp;e20&amp;e2&amp;e13&amp;e0|e21&amp;e11&amp;e12&amp;e4&amp;e5&amp;e0|e3&amp;e9&amp;e22&amp;e8&amp;e2&amp;e5|e14&amp;e9&amp;e22&amp;e12&amp;e16&amp;e13|e14&amp;e9&amp;e22&amp;e12&amp;e8&amp;e5|e17&amp;e3&amp;e22&amp;e16&amp;e4&amp;e5|e17&amp;e11&amp;e22&amp;e12&amp;e4&amp;e5|e15&amp;e24&amp;e23&amp;e16&amp;e4&amp;e13|e3&amp;e23&amp;e7&amp;e16&amp;e4&amp;e5|e11&amp;e23&amp;e7&amp;e20&amp;e2&amp;e13|e11&amp;e23&amp;e7&amp;e12&amp;e4&amp;e5|e3&amp;e9&amp;e1&amp;e8&amp;e2&amp;e5&amp;e0|e14&amp;e9&amp;e1&amp;e12&amp;e16&amp;e13&amp;e0|e14&amp;e9&amp;e1&amp;e12&amp;e8&amp;e5&amp;e0|e17&amp;e3&amp;e1&amp;e16&amp;e4&amp;e5&amp;e0|e17&amp;e11&amp;e1&amp;e12&amp;e4&amp;e5&amp;e0|e19&amp;e18&amp;e20&amp;e4&amp;e2&amp;e13&amp;e0|e18&amp;e9&amp;e11&amp;e20&amp;e2&amp;e13&amp;e0|e21&amp;e19&amp;e20&amp;e8&amp;e2&amp;e13&amp;e0|e6&amp;e3&amp;e22&amp;e7&amp;e8&amp;e2&amp;e5|e10&amp;e11&amp;e22&amp;e12&amp;e2&amp;e4&amp;e5|e15&amp;e14&amp;e22&amp;e12&amp;e16&amp;e4&amp;e13|e6&amp;e14&amp;e22&amp;e7&amp;e12&amp;e16&amp;e13|e6&amp;e14&amp;e22&amp;e7&amp;e12&amp;e8&amp;e5|e24&amp;e19&amp;e23&amp;e20&amp;e4&amp;e2&amp;e13|e24&amp;e9&amp;e11&amp;e23&amp;e20&amp;e2&amp;e13|e19&amp;e23&amp;e7&amp;e20&amp;e8&amp;e2&amp;e13|e6&amp;e3&amp;e1&amp;e7&amp;e8&amp;e2&amp;e5&amp;e0|e10&amp;e11&amp;e1&amp;e12&amp;e2&amp;e4&amp;e5&amp;e0|e15&amp;e14&amp;e1&amp;e12&amp;e16&amp;e4&amp;e13&amp;e0|e6&amp;e14&amp;e1&amp;e7&amp;e12&amp;e16&amp;e13&amp;e0|e6&amp;e14&amp;e1&amp;e7&amp;e12&amp;e8&amp;e5&amp;e0|e19&amp;e17&amp;e18&amp;e20&amp;e16&amp;e4&amp;e13&amp;e0|e15&amp;e18&amp;e11&amp;e20&amp;e4&amp;e2&amp;e13&amp;e0|e6&amp;e18&amp;e11&amp;e7&amp;e20&amp;e2&amp;e13&amp;e0|e19&amp;e18&amp;e9&amp;e20&amp;e8&amp;e2&amp;e13&amp;e0|e21&amp;e3&amp;e11&amp;e20&amp;e2&amp;e4&amp;e5&amp;e0|e24&amp;e19&amp;e17&amp;e23&amp;e20&amp;e16&amp;e4&amp;e13|e15&amp;e24&amp;e11&amp;e23&amp;e20&amp;e4&amp;e2&amp;e13|e24&amp;e19&amp;e9&amp;e23&amp;e20&amp;e8&amp;e2&amp;e13|e3&amp;e11&amp;e23&amp;e7&amp;e20&amp;e2&amp;e4&amp;e5|e19&amp;e6&amp;e18&amp;e7&amp;e20&amp;e8&amp;e2&amp;e13&amp;e0</text:p>
          </table:table-cell>
          <table:table-cell office:value-type="float" office:value="0.181658983230591" calcext:value-type="float">
            <text:p>0.1816589832</text:p>
          </table:table-cell>
          <table:table-cell office:value-type="float" office:value="8722" calcext:value-type="float">
            <text:p>8722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300715684890747" calcext:value-type="float">
            <text:p>0.3007156849</text:p>
          </table:table-cell>
          <table:table-cell office:value-type="string" calcext:value-type="string">
            <text:p>e12&amp;e0|e16&amp;e13|e20&amp;e17|e12&amp;e18&amp;e17|e0&amp;e1&amp;e5&amp;e4|e0&amp;e8&amp;e3&amp;e4|e14&amp;e13&amp;e3&amp;e4|e12&amp;e15&amp;e19&amp;e17|e2&amp;e0&amp;e1&amp;e3&amp;e4|e9&amp;e0&amp;e8&amp;e5&amp;e4|e14&amp;e9&amp;e13&amp;e5&amp;e4|e10&amp;e12&amp;e14&amp;e13&amp;e15|e18&amp;e1&amp;e5&amp;e17&amp;e4|e18&amp;e8&amp;e3&amp;e17&amp;e4|e11&amp;e19&amp;e5&amp;e17&amp;e4|e7&amp;e19&amp;e3&amp;e17&amp;e4|e6&amp;e7&amp;e0&amp;e1&amp;e3&amp;e4|e10&amp;e11&amp;e0&amp;e8&amp;e5&amp;e4|e6&amp;e12&amp;e14&amp;e9&amp;e13&amp;e15|e10&amp;e11&amp;e14&amp;e13&amp;e5&amp;e4|e2&amp;e18&amp;e1&amp;e3&amp;e17&amp;e4|e9&amp;e18&amp;e8&amp;e5&amp;e17&amp;e4|e15&amp;e19&amp;e1&amp;e5&amp;e17&amp;e4|e15&amp;e8&amp;e19&amp;e3&amp;e17&amp;e4|e2&amp;e11&amp;e19&amp;e3&amp;e17&amp;e4|e7&amp;e9&amp;e19&amp;e5&amp;e17&amp;e4|e10&amp;e14&amp;e13&amp;e15&amp;e1&amp;e5&amp;e4|e6&amp;e7&amp;e18&amp;e1&amp;e3&amp;e17&amp;e4|e10&amp;e11&amp;e18&amp;e8&amp;e5&amp;e17&amp;e4|e2&amp;e15&amp;e19&amp;e1&amp;e3&amp;e17&amp;e4|e9&amp;e15&amp;e8&amp;e19&amp;e5&amp;e17&amp;e4</text:p>
          </table:table-cell>
          <table:table-cell office:value-type="float" office:value="0.0212111473083496" calcext:value-type="float">
            <text:p>0.0212111473</text:p>
          </table:table-cell>
          <table:table-cell office:value-type="float" office:value="1239" calcext:value-type="float">
            <text:p>1239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12.8807201385498" calcext:value-type="float">
            <text:p>12.8807201385</text:p>
          </table:table-cell>
          <table:table-cell office:value-type="string" calcext:value-type="string">
            <text:p>e0&amp;e18|e23&amp;e6&amp;e7|e15&amp;e10&amp;e0&amp;e7|e11&amp;e18&amp;e22&amp;e19|e11&amp;e9&amp;e19&amp;e7|e13&amp;e10&amp;e19&amp;e7|e23&amp;e18&amp;e8&amp;e22|e23&amp;e9&amp;e8&amp;e7|e1&amp;e0&amp;e14&amp;e6&amp;e7|e15&amp;e5&amp;e0&amp;e6&amp;e7|e4&amp;e10&amp;e3&amp;e19&amp;e7|e12&amp;e11&amp;e6&amp;e19&amp;e7|e13&amp;e5&amp;e6&amp;e19&amp;e7|e21&amp;e23&amp;e18&amp;e6&amp;e22|e1&amp;e11&amp;e9&amp;e0&amp;e2&amp;e7|e1&amp;e13&amp;e10&amp;e0&amp;e2&amp;e7|e1&amp;e9&amp;e0&amp;e14&amp;e8&amp;e7|e15&amp;e16&amp;e0&amp;e14&amp;e6&amp;e7|e15&amp;e5&amp;e9&amp;e0&amp;e8&amp;e7|e20&amp;e14&amp;e3&amp;e6&amp;e19&amp;e7|e4&amp;e5&amp;e3&amp;e6&amp;e19&amp;e7|e15&amp;e11&amp;e10&amp;e22&amp;e19&amp;e7|e16&amp;e13&amp;e14&amp;e6&amp;e19&amp;e7|e13&amp;e5&amp;e18&amp;e8&amp;e22&amp;e19|e13&amp;e5&amp;e9&amp;e8&amp;e19&amp;e7|e21&amp;e13&amp;e10&amp;e18&amp;e22&amp;e19|e17&amp;e23&amp;e11&amp;e18&amp;e2&amp;e22|e17&amp;e23&amp;e11&amp;e9&amp;e2&amp;e7|e17&amp;e23&amp;e13&amp;e10&amp;e2&amp;e7|e15&amp;e23&amp;e10&amp;e8&amp;e22&amp;e7|e1&amp;e4&amp;e10&amp;e0&amp;e2&amp;e3&amp;e7|e12&amp;e1&amp;e11&amp;e0&amp;e2&amp;e6&amp;e7|e1&amp;e13&amp;e5&amp;e0&amp;e2&amp;e6&amp;e7|e15&amp;e16&amp;e11&amp;e9&amp;e0&amp;e2&amp;e7|e15&amp;e16&amp;e9&amp;e0&amp;e14&amp;e8&amp;e7|e20&amp;e14&amp;e18&amp;e3&amp;e8&amp;e22&amp;e19|e20&amp;e9&amp;e14&amp;e3&amp;e8&amp;e19&amp;e7|e16&amp;e4&amp;e14&amp;e3&amp;e6&amp;e19&amp;e7|e4&amp;e5&amp;e18&amp;e3&amp;e8&amp;e22&amp;e19|e4&amp;e5&amp;e9&amp;e3&amp;e8&amp;e19&amp;e7|e21&amp;e4&amp;e10&amp;e18&amp;e3&amp;e22&amp;e19|e1&amp;e11&amp;e14&amp;e6&amp;e22&amp;e19&amp;e7|e15&amp;e11&amp;e5&amp;e6&amp;e22&amp;e19&amp;e7|e16&amp;e13&amp;e14&amp;e18&amp;e8&amp;e22&amp;e19|e16&amp;e13&amp;e9&amp;e14&amp;e8&amp;e19&amp;e7|e21&amp;e13&amp;e5&amp;e18&amp;e6&amp;e22&amp;e19|e17&amp;e23&amp;e4&amp;e10&amp;e2&amp;e3&amp;e7|e1&amp;e4&amp;e5&amp;e0&amp;e2&amp;e3&amp;e6&amp;e7|e1&amp;e13&amp;e5&amp;e9&amp;e0&amp;e2&amp;e8&amp;e7|e12&amp;e15&amp;e16&amp;e11&amp;e0&amp;e2&amp;e6&amp;e7|e17&amp;e15&amp;e5&amp;e11&amp;e9&amp;e0&amp;e2&amp;e7|e20&amp;e21&amp;e14&amp;e18&amp;e3&amp;e6&amp;e22&amp;e19|e16&amp;e4&amp;e14&amp;e18&amp;e3&amp;e8&amp;e22&amp;e19|e16&amp;e4&amp;e9&amp;e14&amp;e3&amp;e8&amp;e19&amp;e7|e21&amp;e4&amp;e5&amp;e18&amp;e3&amp;e6&amp;e22&amp;e19|e15&amp;e16&amp;e11&amp;e14&amp;e6&amp;e22&amp;e19&amp;e7|e21&amp;e16&amp;e13&amp;e14&amp;e18&amp;e6&amp;e22&amp;e19|e17&amp;e15&amp;e23&amp;e11&amp;e10&amp;e2&amp;e22&amp;e7|e17&amp;e21&amp;e23&amp;e13&amp;e10&amp;e18&amp;e2&amp;e22|e24&amp;e16&amp;e23&amp;e11&amp;e18&amp;e2&amp;e6&amp;e22|e1&amp;e23&amp;e13&amp;e10&amp;e8&amp;e2&amp;e22&amp;e7|e1&amp;e4&amp;e5&amp;e9&amp;e0&amp;e2&amp;e3&amp;e8&amp;e7|e20&amp;e15&amp;e10&amp;e14&amp;e3&amp;e8&amp;e22&amp;e19&amp;e7|e21&amp;e16&amp;e4&amp;e14&amp;e18&amp;e3&amp;e6&amp;e22&amp;e19|e17&amp;e21&amp;e23&amp;e4&amp;e10&amp;e18&amp;e2&amp;e3&amp;e22|e1&amp;e23&amp;e4&amp;e10&amp;e8&amp;e2&amp;e3&amp;e22&amp;e7</text:p>
          </table:table-cell>
          <table:table-cell office:value-type="float" office:value="0.41589879989624" calcext:value-type="float">
            <text:p>0.4158987999</text:p>
          </table:table-cell>
          <table:table-cell office:value-type="float" office:value="19758" calcext:value-type="float">
            <text:p>19758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176745891571045" calcext:value-type="float">
            <text:p>0.1767458916</text:p>
          </table:table-cell>
          <table:table-cell office:value-type="string" calcext:value-type="string">
            <text:p>e21|e12&amp;e0&amp;e6|e10&amp;e9&amp;e16&amp;e6|e1&amp;e9&amp;e11&amp;e0&amp;e6|e13&amp;e10&amp;e9&amp;e0&amp;e6|e17&amp;e14&amp;e12&amp;e16&amp;e6|e14&amp;e9&amp;e11&amp;e16&amp;e6|e20&amp;e12&amp;e3&amp;e16&amp;e6|e4&amp;e5&amp;e3&amp;e16&amp;e6|e7&amp;e9&amp;e3&amp;e16&amp;e6|e18&amp;e10&amp;e12&amp;e16&amp;e6|e10&amp;e5&amp;e8&amp;e16&amp;e6|e2&amp;e1&amp;e10&amp;e9&amp;e0&amp;e6|e1&amp;e11&amp;e5&amp;e8&amp;e0&amp;e6|e14&amp;e13&amp;e9&amp;e11&amp;e0&amp;e6|e4&amp;e13&amp;e5&amp;e0&amp;e3&amp;e6|e13&amp;e7&amp;e9&amp;e0&amp;e3&amp;e6|e13&amp;e10&amp;e5&amp;e8&amp;e0&amp;e6|e18&amp;e14&amp;e12&amp;e11&amp;e16&amp;e6|e14&amp;e11&amp;e5&amp;e8&amp;e16&amp;e6|e18&amp;e7&amp;e12&amp;e3&amp;e16&amp;e6|e7&amp;e5&amp;e8&amp;e3&amp;e16&amp;e6|e2&amp;e4&amp;e1&amp;e5&amp;e0&amp;e3&amp;e6|e2&amp;e7&amp;e1&amp;e9&amp;e0&amp;e3&amp;e6|e2&amp;e1&amp;e10&amp;e5&amp;e8&amp;e0&amp;e6|e14&amp;e13&amp;e11&amp;e5&amp;e8&amp;e0&amp;e6|e13&amp;e7&amp;e5&amp;e8&amp;e0&amp;e3&amp;e6|e20&amp;e1&amp;e9&amp;e11&amp;e3&amp;e16&amp;e6|e17&amp;e15&amp;e4&amp;e12&amp;e3&amp;e16&amp;e6|e15&amp;e4&amp;e9&amp;e11&amp;e3&amp;e16&amp;e6|e17&amp;e15&amp;e10&amp;e12&amp;e8&amp;e16&amp;e6|e19&amp;e20&amp;e10&amp;e12&amp;e8&amp;e16&amp;e6|e2&amp;e7&amp;e1&amp;e5&amp;e8&amp;e0&amp;e3&amp;e6|e15&amp;e4&amp;e13&amp;e9&amp;e11&amp;e0&amp;e3&amp;e6|e19&amp;e20&amp;e14&amp;e12&amp;e11&amp;e8&amp;e16&amp;e6|e20&amp;e1&amp;e11&amp;e5&amp;e8&amp;e3&amp;e16&amp;e6|e18&amp;e15&amp;e4&amp;e12&amp;e11&amp;e3&amp;e16&amp;e6|e17&amp;e15&amp;e7&amp;e12&amp;e8&amp;e3&amp;e16&amp;e6</text:p>
          </table:table-cell>
          <table:table-cell office:value-type="float" office:value="0.0122346878051758" calcext:value-type="float">
            <text:p>0.0122346878</text:p>
          </table:table-cell>
          <table:table-cell office:value-type="float" office:value="701" calcext:value-type="float">
            <text:p>701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284010410308838" calcext:value-type="float">
            <text:p>0.2840104103</text:p>
          </table:table-cell>
          <table:table-cell office:value-type="string" calcext:value-type="string">
            <text:p>e21|e17&amp;e0|e9&amp;e18|e13&amp;e1&amp;e0|e4&amp;e18&amp;e5|e14&amp;e8&amp;e5&amp;e0|e15&amp;e9&amp;e14&amp;e0|e19&amp;e17&amp;e4&amp;e18|e13&amp;e16&amp;e18&amp;e6|e2&amp;e9&amp;e3&amp;e1&amp;e0|e12&amp;e9&amp;e10&amp;e1&amp;e0|e15&amp;e14&amp;e4&amp;e5&amp;e0|e19&amp;e13&amp;e4&amp;e18&amp;e1|e7&amp;e8&amp;e18&amp;e6&amp;e5|e2&amp;e3&amp;e4&amp;e1&amp;e5&amp;e0|e11&amp;e9&amp;e3&amp;e10&amp;e1&amp;e0|e12&amp;e4&amp;e10&amp;e1&amp;e5&amp;e0|e15&amp;e13&amp;e14&amp;e16&amp;e6&amp;e0|e20&amp;e2&amp;e17&amp;e16&amp;e18&amp;e6|e19&amp;e17&amp;e7&amp;e8&amp;e18&amp;e6|e11&amp;e3&amp;e4&amp;e10&amp;e1&amp;e5&amp;e0|e20&amp;e11&amp;e17&amp;e16&amp;e10&amp;e18&amp;e6|e19&amp;e13&amp;e7&amp;e8&amp;e18&amp;e6&amp;e1|e2&amp;e3&amp;e7&amp;e8&amp;e1&amp;e6&amp;e5&amp;e0|e12&amp;e7&amp;e10&amp;e8&amp;e1&amp;e6&amp;e5&amp;e0|e20&amp;e2&amp;e16&amp;e14&amp;e8&amp;e18&amp;e6&amp;e5|e11&amp;e3&amp;e7&amp;e10&amp;e8&amp;e1&amp;e6&amp;e5&amp;e0|e20&amp;e11&amp;e16&amp;e14&amp;e10&amp;e8&amp;e18&amp;e6&amp;e5</text:p>
          </table:table-cell>
          <table:table-cell office:value-type="float" office:value="0.00804638862609863" calcext:value-type="float">
            <text:p>0.0080463886</text:p>
          </table:table-cell>
          <table:table-cell office:value-type="float" office:value="511" calcext:value-type="float">
            <text:p>511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1.38356423377991" calcext:value-type="float">
            <text:p>1.3835642338</text:p>
          </table:table-cell>
          <table:table-cell office:value-type="string" calcext:value-type="string">
            <text:p>e25&amp;e9|e1&amp;e0&amp;e5&amp;e9|e8&amp;e19&amp;e4&amp;e3|e1&amp;e2&amp;e0&amp;e4&amp;e3|e10&amp;e0&amp;e11&amp;e5&amp;e9|e15&amp;e0&amp;e13&amp;e4&amp;e3|e20&amp;e1&amp;e19&amp;e5&amp;e9|e18&amp;e11&amp;e19&amp;e5&amp;e9|e12&amp;e8&amp;e19&amp;e5&amp;e9|e10&amp;e2&amp;e0&amp;e11&amp;e4&amp;e3|e10&amp;e7&amp;e0&amp;e8&amp;e4&amp;e3|e14&amp;e0&amp;e11&amp;e13&amp;e5&amp;e9|e12&amp;e15&amp;e0&amp;e13&amp;e5&amp;e9|e17&amp;e0&amp;e8&amp;e13&amp;e4&amp;e3|e20&amp;e1&amp;e2&amp;e19&amp;e4&amp;e3|e10&amp;e20&amp;e11&amp;e19&amp;e5&amp;e9|e20&amp;e15&amp;e19&amp;e13&amp;e4&amp;e3|e18&amp;e2&amp;e11&amp;e19&amp;e4&amp;e3|e18&amp;e22&amp;e1&amp;e19&amp;e5&amp;e9|e25&amp;e6&amp;e2&amp;e11&amp;e4&amp;e3|e7&amp;e25&amp;e6&amp;e8&amp;e4&amp;e3|e10&amp;e12&amp;e7&amp;e0&amp;e8&amp;e5&amp;e9|e14&amp;e2&amp;e0&amp;e11&amp;e13&amp;e4&amp;e3|e7&amp;e14&amp;e0&amp;e8&amp;e13&amp;e4&amp;e3|e17&amp;e18&amp;e0&amp;e11&amp;e13&amp;e5&amp;e9|e17&amp;e12&amp;e0&amp;e8&amp;e13&amp;e5&amp;e9|e10&amp;e20&amp;e2&amp;e11&amp;e19&amp;e4&amp;e3|e14&amp;e20&amp;e11&amp;e19&amp;e13&amp;e5&amp;e9|e12&amp;e20&amp;e15&amp;e19&amp;e13&amp;e5&amp;e9|e18&amp;e22&amp;e1&amp;e2&amp;e19&amp;e4&amp;e3|e18&amp;e22&amp;e15&amp;e19&amp;e13&amp;e4&amp;e3|e23&amp;e1&amp;e8&amp;e19&amp;e5&amp;e9&amp;e3|e16&amp;e8&amp;e11&amp;e19&amp;e5&amp;e9&amp;e3|e24&amp;e14&amp;e8&amp;e11&amp;e19&amp;e5&amp;e9|e22&amp;e25&amp;e6&amp;e1&amp;e2&amp;e4&amp;e3|e22&amp;e25&amp;e6&amp;e15&amp;e13&amp;e4&amp;e3|e7&amp;e6&amp;e1&amp;e0&amp;e8&amp;e5&amp;e4&amp;e3|e12&amp;e7&amp;e14&amp;e0&amp;e8&amp;e13&amp;e5&amp;e9|e16&amp;e15&amp;e0&amp;e11&amp;e13&amp;e5&amp;e9&amp;e3|e17&amp;e18&amp;e2&amp;e0&amp;e11&amp;e13&amp;e4&amp;e3|e14&amp;e20&amp;e2&amp;e11&amp;e19&amp;e13&amp;e4&amp;e3|e21&amp;e18&amp;e15&amp;e11&amp;e19&amp;e13&amp;e4&amp;e3|e12&amp;e18&amp;e22&amp;e15&amp;e19&amp;e13&amp;e5&amp;e9|e23&amp;e10&amp;e8&amp;e11&amp;e19&amp;e5&amp;e9&amp;e3|e16&amp;e22&amp;e1&amp;e8&amp;e19&amp;e5&amp;e9&amp;e3|e24&amp;e14&amp;e22&amp;e1&amp;e8&amp;e19&amp;e5&amp;e9|e21&amp;e25&amp;e6&amp;e15&amp;e11&amp;e13&amp;e4&amp;e3|e17&amp;e22&amp;e25&amp;e6&amp;e8&amp;e13&amp;e4&amp;e3|e7&amp;e25&amp;e6&amp;e20&amp;e1&amp;e2&amp;e4&amp;e3|e7&amp;e25&amp;e6&amp;e20&amp;e15&amp;e13&amp;e4&amp;e3|e16&amp;e17&amp;e0&amp;e8&amp;e11&amp;e13&amp;e5&amp;e9&amp;e3|e16&amp;e20&amp;e15&amp;e11&amp;e19&amp;e13&amp;e5&amp;e9&amp;e3|e23&amp;e14&amp;e8&amp;e11&amp;e19&amp;e13&amp;e5&amp;e9&amp;e3|e21&amp;e17&amp;e25&amp;e6&amp;e8&amp;e11&amp;e13&amp;e4&amp;e3</text:p>
          </table:table-cell>
          <table:table-cell office:value-type="float" office:value="0.036848783493042" calcext:value-type="float">
            <text:p>0.0368487835</text:p>
          </table:table-cell>
          <table:table-cell office:value-type="float" office:value="2125" calcext:value-type="float">
            <text:p>2125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228434085845947" calcext:value-type="float">
            <text:p>0.2284340858</text:p>
          </table:table-cell>
          <table:table-cell office:value-type="string" calcext:value-type="string">
            <text:p>e12&amp;e17&amp;e7|e12&amp;e10&amp;e0&amp;e7|e13&amp;e8&amp;e6&amp;e5&amp;e7|e9&amp;e0&amp;e8&amp;e6&amp;e5&amp;e7|e14&amp;e13&amp;e12&amp;e10&amp;e3&amp;e7|e13&amp;e4&amp;e3&amp;e6&amp;e5&amp;e7|e1&amp;e0&amp;e2&amp;e8&amp;e6&amp;e5&amp;e7|e9&amp;e0&amp;e4&amp;e3&amp;e6&amp;e5&amp;e7|e15&amp;e14&amp;e13&amp;e12&amp;e10&amp;e8&amp;e7|e11&amp;e2&amp;e17&amp;e8&amp;e6&amp;e5&amp;e7|e19&amp;e9&amp;e17&amp;e8&amp;e6&amp;e5&amp;e7|e1&amp;e0&amp;e2&amp;e4&amp;e3&amp;e6&amp;e5&amp;e7|e10&amp;e11&amp;e0&amp;e2&amp;e8&amp;e6&amp;e5&amp;e7|e16&amp;e14&amp;e13&amp;e12&amp;e10&amp;e8&amp;e5&amp;e7|e18&amp;e11&amp;e9&amp;e17&amp;e8&amp;e6&amp;e5&amp;e7|e11&amp;e2&amp;e4&amp;e17&amp;e3&amp;e6&amp;e5&amp;e7|e19&amp;e1&amp;e2&amp;e17&amp;e8&amp;e6&amp;e5&amp;e7|e19&amp;e9&amp;e4&amp;e17&amp;e3&amp;e6&amp;e5&amp;e7|e10&amp;e11&amp;e0&amp;e2&amp;e4&amp;e3&amp;e6&amp;e5&amp;e7|e18&amp;e11&amp;e9&amp;e4&amp;e17&amp;e3&amp;e6&amp;e5&amp;e7|e19&amp;e1&amp;e2&amp;e4&amp;e17&amp;e3&amp;e6&amp;e5&amp;e7</text:p>
          </table:table-cell>
          <table:table-cell office:value-type="float" office:value="0.00292778015136719" calcext:value-type="float">
            <text:p>0.0029277802</text:p>
          </table:table-cell>
          <table:table-cell office:value-type="float" office:value="188" calcext:value-type="float">
            <text:p>188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31607055664063" calcext:value-type="float">
            <text:p>0.0001316071</text:p>
          </table:table-cell>
          <table:table-cell office:value-type="string" calcext:value-type="string">
            <text:p>e0</text:p>
          </table:table-cell>
          <table:table-cell office:value-type="float" office:value="0.0000121593475341797" calcext:value-type="float">
            <text:p>1.21593475341797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72:.E91])" office:value-type="float" office:value="346.649128913879" calcext:value-type="float">
            <text:p>346.6491289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order Fal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14042329788208" calcext:value-type="float">
            <text:p>0.1404232979</text:p>
          </table:table-cell>
          <table:table-cell office:value-type="string" calcext:value-type="string">
            <text:p>e0&amp;e1&amp;e2&amp;e3&amp;e4|e0&amp;e5&amp;e6&amp;e7&amp;e2&amp;e3&amp;e4|e0&amp;e8|e9&amp;e10&amp;e11&amp;e12&amp;e8|e9&amp;e10&amp;e6&amp;e13&amp;e8|e9&amp;e10&amp;e6&amp;e7&amp;e14&amp;e8|e9&amp;e10&amp;e15&amp;e16&amp;e12&amp;e8|e9&amp;e17&amp;e16&amp;e12&amp;e8|e9&amp;e17&amp;e16&amp;e18&amp;e6&amp;e13&amp;e8|e9&amp;e17&amp;e16&amp;e18&amp;e6&amp;e7&amp;e14&amp;e8|e9&amp;e17&amp;e19&amp;e11&amp;e12&amp;e8|e9&amp;e17&amp;e19&amp;e6&amp;e13&amp;e8|e9&amp;e17&amp;e19&amp;e6&amp;e7&amp;e14&amp;e8|e9&amp;e3&amp;e20&amp;e13&amp;e8|e9&amp;e3&amp;e20&amp;e7&amp;e14&amp;e8|e9&amp;e3&amp;e4|e21&amp;e20&amp;e13&amp;e8|e21&amp;e20&amp;e7&amp;e14&amp;e8|e21&amp;e20&amp;e7&amp;e2&amp;e10&amp;e11&amp;e12&amp;e8|e21&amp;e20&amp;e7&amp;e2&amp;e10&amp;e15&amp;e16&amp;e12&amp;e8|e21&amp;e20&amp;e7&amp;e2&amp;e17&amp;e16&amp;e12&amp;e8|e21&amp;e20&amp;e7&amp;e2&amp;e17&amp;e19&amp;e11&amp;e12&amp;e8|e21&amp;e4</text:p>
          </table:table-cell>
          <table:table-cell office:value-type="float" office:value="0.0181443691253662" calcext:value-type="float">
            <text:p>0.0181443691</text:p>
          </table:table-cell>
          <table:table-cell office:value-type="float" office:value="1009" calcext:value-type="float">
            <text:p>1009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0.601176261901856" calcext:value-type="float">
            <text:p>0.6011762619</text:p>
          </table:table-cell>
          <table:table-cell office:value-type="string" calcext:value-type="string">
            <text:p>e0&amp;e1&amp;e2&amp;e3&amp;e4&amp;e5|e0&amp;e1&amp;e2&amp;e6|e0&amp;e1&amp;e7|e0&amp;e8&amp;e9&amp;e10&amp;e7|e0&amp;e8&amp;e9&amp;e3&amp;e4&amp;e5|e0&amp;e8&amp;e9&amp;e3&amp;e11&amp;e12&amp;e7|e0&amp;e8&amp;e9&amp;e6|e0&amp;e8&amp;e13&amp;e12&amp;e2&amp;e3&amp;e4&amp;e5|e0&amp;e8&amp;e13&amp;e12&amp;e2&amp;e6|e0&amp;e8&amp;e13&amp;e12&amp;e7|e0&amp;e8&amp;e13&amp;e14&amp;e10&amp;e7|e0&amp;e8&amp;e13&amp;e14&amp;e3&amp;e4&amp;e5|e0&amp;e8&amp;e13&amp;e14&amp;e6|e0&amp;e8&amp;e15&amp;e4&amp;e5|e0&amp;e8&amp;e15&amp;e11&amp;e12&amp;e2&amp;e6|e0&amp;e8&amp;e15&amp;e11&amp;e12&amp;e7|e0&amp;e8&amp;e15&amp;e11&amp;e14&amp;e10&amp;e7|e0&amp;e8&amp;e15&amp;e11&amp;e14&amp;e6|e0&amp;e16&amp;e4&amp;e5|e0&amp;e16&amp;e11&amp;e12&amp;e2&amp;e6|e0&amp;e16&amp;e11&amp;e12&amp;e7|e0&amp;e16&amp;e11&amp;e17&amp;e9&amp;e10&amp;e7|e0&amp;e16&amp;e11&amp;e17&amp;e9&amp;e6|e0&amp;e16&amp;e11&amp;e14&amp;e10&amp;e7|e0&amp;e16&amp;e11&amp;e14&amp;e6|e18&amp;e9&amp;e10&amp;e7|e18&amp;e9&amp;e3&amp;e4&amp;e19&amp;e1&amp;e7|e18&amp;e9&amp;e3&amp;e4&amp;e5|e18&amp;e9&amp;e3&amp;e11&amp;e12&amp;e7|e18&amp;e9&amp;e6|e18&amp;e13&amp;e12&amp;e2&amp;e3&amp;e4&amp;e5|e18&amp;e13&amp;e12&amp;e2&amp;e6|e18&amp;e13&amp;e12&amp;e7|e18&amp;e13&amp;e14&amp;e10&amp;e7|e18&amp;e13&amp;e14&amp;e3&amp;e4&amp;e19&amp;e1&amp;e7|e18&amp;e13&amp;e14&amp;e3&amp;e4&amp;e5|e18&amp;e13&amp;e14&amp;e6|e18&amp;e15&amp;e4&amp;e19&amp;e1&amp;e2&amp;e6|e18&amp;e15&amp;e4&amp;e19&amp;e1&amp;e7|e18&amp;e15&amp;e4&amp;e5|e18&amp;e15&amp;e11&amp;e12&amp;e2&amp;e6|e18&amp;e15&amp;e11&amp;e12&amp;e7|e18&amp;e15&amp;e11&amp;e14&amp;e10&amp;e7|e18&amp;e15&amp;e11&amp;e14&amp;e6|e20&amp;e10&amp;e7|e20&amp;e3&amp;e4&amp;e19&amp;e1&amp;e7|e20&amp;e3&amp;e4&amp;e19&amp;e8&amp;e13&amp;e12&amp;e7|e20&amp;e3&amp;e4&amp;e5|e20&amp;e3&amp;e11&amp;e12&amp;e7|e20&amp;e6</text:p>
          </table:table-cell>
          <table:table-cell office:value-type="float" office:value="0.0524430274963379" calcext:value-type="float">
            <text:p>0.0524430275</text:p>
          </table:table-cell>
          <table:table-cell office:value-type="float" office:value="3096" calcext:value-type="float">
            <text:p>3096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2.2508397102356" calcext:value-type="float">
            <text:p>2.2508397102</text:p>
          </table:table-cell>
          <table:table-cell office:value-type="string" calcext:value-type="string">
            <text:p>e0&amp;e1&amp;e2&amp;e3&amp;e4&amp;e5&amp;e6&amp;e7|e0&amp;e1&amp;e2&amp;e3&amp;e8&amp;e7|e0&amp;e1&amp;e2&amp;e3&amp;e9|e0&amp;e1&amp;e2&amp;e10&amp;e11&amp;e12&amp;e9|e0&amp;e1&amp;e2&amp;e10&amp;e7|e0&amp;e1&amp;e13&amp;e14&amp;e4&amp;e5&amp;e15&amp;e10&amp;e7|e0&amp;e1&amp;e13&amp;e14&amp;e4&amp;e5&amp;e6&amp;e7|e0&amp;e1&amp;e13&amp;e14&amp;e8&amp;e7|e0&amp;e1&amp;e13&amp;e14&amp;e9|e0&amp;e1&amp;e13&amp;e16|e0&amp;e17&amp;e5&amp;e15&amp;e3&amp;e8&amp;e18&amp;e13&amp;e16|e0&amp;e17&amp;e5&amp;e15&amp;e3&amp;e8&amp;e7|e0&amp;e17&amp;e5&amp;e15&amp;e3&amp;e9|e0&amp;e17&amp;e5&amp;e15&amp;e10&amp;e18&amp;e13&amp;e14&amp;e9|e0&amp;e17&amp;e5&amp;e15&amp;e10&amp;e18&amp;e13&amp;e16|e0&amp;e17&amp;e5&amp;e15&amp;e10&amp;e7|e0&amp;e17&amp;e5&amp;e12&amp;e8&amp;e18&amp;e13&amp;e16|e0&amp;e17&amp;e5&amp;e12&amp;e8&amp;e7|e0&amp;e17&amp;e5&amp;e12&amp;e9|e0&amp;e17&amp;e5&amp;e6&amp;e18&amp;e2&amp;e3&amp;e9|e0&amp;e17&amp;e5&amp;e6&amp;e18&amp;e13&amp;e14&amp;e9|e0&amp;e17&amp;e5&amp;e6&amp;e18&amp;e13&amp;e16|e0&amp;e17&amp;e5&amp;e6&amp;e7|e0&amp;e17&amp;e19&amp;e8&amp;e18&amp;e13&amp;e16|e0&amp;e17&amp;e19&amp;e8&amp;e7|e0&amp;e17&amp;e19&amp;e9|e0&amp;e20&amp;e14&amp;e4&amp;e5&amp;e15&amp;e10&amp;e7|e0&amp;e20&amp;e14&amp;e4&amp;e5&amp;e6&amp;e7|e0&amp;e20&amp;e14&amp;e8&amp;e7|e0&amp;e20&amp;e14&amp;e9|e0&amp;e20&amp;e16|e21&amp;e14&amp;e4&amp;e5&amp;e15&amp;e10&amp;e7|e21&amp;e14&amp;e4&amp;e5&amp;e6&amp;e7|e21&amp;e14&amp;e8&amp;e7|e21&amp;e14&amp;e9|e21&amp;e16|e22&amp;e4&amp;e5&amp;e15&amp;e23&amp;e1&amp;e13&amp;e16|e22&amp;e4&amp;e5&amp;e15&amp;e23&amp;e20&amp;e16|e22&amp;e4&amp;e5&amp;e15&amp;e10&amp;e18&amp;e13&amp;e16|e22&amp;e4&amp;e5&amp;e15&amp;e10&amp;e7|e22&amp;e4&amp;e5&amp;e6&amp;e18&amp;e2&amp;e23&amp;e20&amp;e16|e22&amp;e4&amp;e5&amp;e6&amp;e18&amp;e13&amp;e16|e22&amp;e4&amp;e5&amp;e6&amp;e7|e22&amp;e8&amp;e11&amp;e15&amp;e23&amp;e1&amp;e13&amp;e16|e22&amp;e8&amp;e11&amp;e15&amp;e23&amp;e20&amp;e16|e22&amp;e8&amp;e18&amp;e2&amp;e23&amp;e20&amp;e16|e22&amp;e8&amp;e18&amp;e13&amp;e16|e22&amp;e8&amp;e7|e22&amp;e9</text:p>
          </table:table-cell>
          <table:table-cell office:value-type="float" office:value="0.123188972473145" calcext:value-type="float">
            <text:p>0.1231889725</text:p>
          </table:table-cell>
          <table:table-cell office:value-type="float" office:value="6788" calcext:value-type="float">
            <text:p>6788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60.5109949111939" calcext:value-type="float">
            <text:p>60.5109949112</text:p>
          </table:table-cell>
          <table:table-cell office:value-type="string" calcext:value-type="string">
            <text:p>e0&amp;e1&amp;e2&amp;e3&amp;e4&amp;e5&amp;e6&amp;e7&amp;e8|e0&amp;e1&amp;e2&amp;e3&amp;e9&amp;e8|e0&amp;e1&amp;e2&amp;e10&amp;e5&amp;e6&amp;e11&amp;e9&amp;e8|e0&amp;e1&amp;e2&amp;e10&amp;e5&amp;e6&amp;e7&amp;e8|e0&amp;e1&amp;e2&amp;e12|e0&amp;e1&amp;e13&amp;e5&amp;e6&amp;e11&amp;e9&amp;e8|e0&amp;e1&amp;e13&amp;e5&amp;e6&amp;e7&amp;e8|e0&amp;e1&amp;e13&amp;e14&amp;e3&amp;e9&amp;e8|e0&amp;e1&amp;e13&amp;e14&amp;e12|e0&amp;e1&amp;e15|e0&amp;e16&amp;e4&amp;e5&amp;e6&amp;e17&amp;e2&amp;e12|e0&amp;e16&amp;e4&amp;e5&amp;e6&amp;e17&amp;e15|e0&amp;e16&amp;e4&amp;e5&amp;e6&amp;e7&amp;e8|e0&amp;e16&amp;e4&amp;e18&amp;e2&amp;e12|e0&amp;e16&amp;e4&amp;e18&amp;e15|e0&amp;e16&amp;e4&amp;e14&amp;e12|e0&amp;e16&amp;e9&amp;e19&amp;e5&amp;e6&amp;e17&amp;e2&amp;e12|e0&amp;e16&amp;e9&amp;e19&amp;e5&amp;e6&amp;e17&amp;e15|e0&amp;e16&amp;e9&amp;e19&amp;e18&amp;e2&amp;e12|e0&amp;e16&amp;e9&amp;e19&amp;e18&amp;e15|e0&amp;e16&amp;e9&amp;e19&amp;e14&amp;e12|e0&amp;e16&amp;e9&amp;e8|e0&amp;e20&amp;e3&amp;e4&amp;e5&amp;e6&amp;e17&amp;e15|e0&amp;e20&amp;e3&amp;e4&amp;e5&amp;e6&amp;e7&amp;e8|e0&amp;e20&amp;e3&amp;e4&amp;e18&amp;e15|e0&amp;e20&amp;e3&amp;e9&amp;e19&amp;e5&amp;e6&amp;e17&amp;e15|e0&amp;e20&amp;e3&amp;e9&amp;e19&amp;e18&amp;e15|e0&amp;e20&amp;e3&amp;e9&amp;e8|e0&amp;e20&amp;e10&amp;e5&amp;e6&amp;e17&amp;e15|e0&amp;e20&amp;e10&amp;e5&amp;e6&amp;e11&amp;e9&amp;e8|e0&amp;e20&amp;e10&amp;e5&amp;e6&amp;e7&amp;e8|e0&amp;e20&amp;e10&amp;e18&amp;e15|e0&amp;e20&amp;e12|e21&amp;e17&amp;e2&amp;e22&amp;e16&amp;e9&amp;e8|e21&amp;e17&amp;e2&amp;e3&amp;e9&amp;e8|e21&amp;e17&amp;e2&amp;e10&amp;e5&amp;e23&amp;e16&amp;e9&amp;e8|e21&amp;e17&amp;e2&amp;e12|e21&amp;e17&amp;e13&amp;e5&amp;e23&amp;e16&amp;e9&amp;e8|e21&amp;e17&amp;e13&amp;e5&amp;e23&amp;e20&amp;e3&amp;e9&amp;e8|e21&amp;e17&amp;e13&amp;e5&amp;e23&amp;e20&amp;e12|e21&amp;e17&amp;e13&amp;e14&amp;e22&amp;e16&amp;e9&amp;e8|e21&amp;e17&amp;e13&amp;e14&amp;e3&amp;e9&amp;e8|e21&amp;e17&amp;e13&amp;e14&amp;e12|e21&amp;e17&amp;e15|e21&amp;e11&amp;e24&amp;e1&amp;e2&amp;e12|e21&amp;e11&amp;e24&amp;e1&amp;e13&amp;e14&amp;e12|e21&amp;e11&amp;e24&amp;e1&amp;e15|e21&amp;e11&amp;e24&amp;e20&amp;e10&amp;e18&amp;e15|e21&amp;e11&amp;e24&amp;e20&amp;e12|e21&amp;e11&amp;e4&amp;e5&amp;e23&amp;e1&amp;e2&amp;e12|e21&amp;e11&amp;e4&amp;e5&amp;e23&amp;e1&amp;e15|e21&amp;e11&amp;e4&amp;e5&amp;e23&amp;e20&amp;e12|e21&amp;e11&amp;e4&amp;e18&amp;e2&amp;e12|e21&amp;e11&amp;e4&amp;e18&amp;e15|e21&amp;e11&amp;e4&amp;e14&amp;e22&amp;e1&amp;e15|e21&amp;e11&amp;e4&amp;e14&amp;e12|e21&amp;e11&amp;e9&amp;e19&amp;e5&amp;e23&amp;e1&amp;e2&amp;e12|e21&amp;e11&amp;e9&amp;e19&amp;e5&amp;e23&amp;e1&amp;e15|e21&amp;e11&amp;e9&amp;e19&amp;e5&amp;e23&amp;e20&amp;e12|e21&amp;e11&amp;e9&amp;e19&amp;e18&amp;e2&amp;e12|e21&amp;e11&amp;e9&amp;e19&amp;e18&amp;e15|e21&amp;e11&amp;e9&amp;e19&amp;e14&amp;e22&amp;e1&amp;e15|e21&amp;e11&amp;e9&amp;e19&amp;e14&amp;e12|e21&amp;e11&amp;e9&amp;e8|e21&amp;e25&amp;e5&amp;e23&amp;e1&amp;e2&amp;e3&amp;e9&amp;e8|e21&amp;e25&amp;e5&amp;e23&amp;e1&amp;e2&amp;e12|e21&amp;e25&amp;e5&amp;e23&amp;e1&amp;e15|e21&amp;e25&amp;e5&amp;e23&amp;e16&amp;e9&amp;e8|e21&amp;e25&amp;e5&amp;e23&amp;e20&amp;e3&amp;e9&amp;e8|e21&amp;e25&amp;e5&amp;e23&amp;e20&amp;e12|e21&amp;e25&amp;e18&amp;e2&amp;e22&amp;e16&amp;e9&amp;e8|e21&amp;e25&amp;e18&amp;e2&amp;e3&amp;e9&amp;e8|e21&amp;e25&amp;e18&amp;e2&amp;e12|e21&amp;e25&amp;e18&amp;e15|e21&amp;e25&amp;e14&amp;e22&amp;e1&amp;e15|e21&amp;e25&amp;e14&amp;e22&amp;e16&amp;e9&amp;e8|e21&amp;e25&amp;e14&amp;e3&amp;e24&amp;e1&amp;e15|e21&amp;e25&amp;e14&amp;e3&amp;e9&amp;e8|e21&amp;e25&amp;e14&amp;e12|e21&amp;e7&amp;e26&amp;e24&amp;e1&amp;e2&amp;e12|e21&amp;e7&amp;e26&amp;e24&amp;e1&amp;e13&amp;e14&amp;e12|e21&amp;e7&amp;e26&amp;e24&amp;e1&amp;e15|e21&amp;e7&amp;e26&amp;e24&amp;e20&amp;e10&amp;e18&amp;e15|e21&amp;e7&amp;e26&amp;e24&amp;e20&amp;e12|e21&amp;e7&amp;e26&amp;e4&amp;e5&amp;e23&amp;e1&amp;e2&amp;e12|e21&amp;e7&amp;e26&amp;e4&amp;e5&amp;e23&amp;e1&amp;e15|e21&amp;e7&amp;e26&amp;e4&amp;e5&amp;e23&amp;e20&amp;e12|e21&amp;e7&amp;e26&amp;e4&amp;e18&amp;e2&amp;e12|e21&amp;e7&amp;e26&amp;e4&amp;e18&amp;e15|e21&amp;e7&amp;e26&amp;e4&amp;e14&amp;e22&amp;e1&amp;e15|e21&amp;e7&amp;e26&amp;e4&amp;e14&amp;e12|e21&amp;e7&amp;e19&amp;e5&amp;e23&amp;e1&amp;e2&amp;e12|e21&amp;e7&amp;e19&amp;e5&amp;e23&amp;e1&amp;e15|e21&amp;e7&amp;e19&amp;e5&amp;e23&amp;e20&amp;e12|e21&amp;e7&amp;e19&amp;e18&amp;e2&amp;e12|e21&amp;e7&amp;e19&amp;e18&amp;e15|e21&amp;e7&amp;e19&amp;e14&amp;e22&amp;e1&amp;e15|e21&amp;e7&amp;e19&amp;e14&amp;e3&amp;e24&amp;e1&amp;e15|e21&amp;e7&amp;e19&amp;e14&amp;e12|e21&amp;e7&amp;e8|e27&amp;e2&amp;e22&amp;e16&amp;e4&amp;e5&amp;e6&amp;e7&amp;e8|e27&amp;e2&amp;e22&amp;e16&amp;e9&amp;e8|e27&amp;e2&amp;e3&amp;e4&amp;e5&amp;e6&amp;e7&amp;e8|e27&amp;e2&amp;e3&amp;e9&amp;e8|e27&amp;e2&amp;e10&amp;e5&amp;e23&amp;e16&amp;e9&amp;e8|e27&amp;e2&amp;e10&amp;e5&amp;e6&amp;e11&amp;e9&amp;e8|e27&amp;e2&amp;e10&amp;e5&amp;e6&amp;e7&amp;e8|e27&amp;e2&amp;e12|e27&amp;e13&amp;e5&amp;e23&amp;e16&amp;e9&amp;e8|e27&amp;e13&amp;e5&amp;e23&amp;e20&amp;e3&amp;e9&amp;e8|e27&amp;e13&amp;e5&amp;e23&amp;e20&amp;e12|e27&amp;e13&amp;e5&amp;e6&amp;e11&amp;e24&amp;e20&amp;e12|e27&amp;e13&amp;e5&amp;e6&amp;e11&amp;e9&amp;e8|e27&amp;e13&amp;e5&amp;e6&amp;e7&amp;e26&amp;e24&amp;e20&amp;e12|e27&amp;e13&amp;e5&amp;e6&amp;e7&amp;e8|e27&amp;e13&amp;e14&amp;e22&amp;e16&amp;e9&amp;e8|e27&amp;e13&amp;e14&amp;e3&amp;e9&amp;e8|e27&amp;e13&amp;e14&amp;e12|e27&amp;e15|e28&amp;e5&amp;e23&amp;e1&amp;e2&amp;e3&amp;e9&amp;e8|e28&amp;e5&amp;e23&amp;e1&amp;e2&amp;e12|e28&amp;e5&amp;e23&amp;e1&amp;e15|e28&amp;e5&amp;e23&amp;e16&amp;e9&amp;e8|e28&amp;e5&amp;e23&amp;e20&amp;e3&amp;e9&amp;e8|e28&amp;e5&amp;e23&amp;e20&amp;e12|e28&amp;e5&amp;e6&amp;e17&amp;e2&amp;e22&amp;e16&amp;e9&amp;e8|e28&amp;e5&amp;e6&amp;e17&amp;e2&amp;e3&amp;e9&amp;e8|e28&amp;e5&amp;e6&amp;e17&amp;e2&amp;e12|e28&amp;e5&amp;e6&amp;e17&amp;e15|e28&amp;e5&amp;e6&amp;e11&amp;e24&amp;e1&amp;e2&amp;e12|e28&amp;e5&amp;e6&amp;e11&amp;e24&amp;e1&amp;e15|e28&amp;e5&amp;e6&amp;e11&amp;e24&amp;e20&amp;e12|e28&amp;e5&amp;e6&amp;e11&amp;e9&amp;e8|e28&amp;e5&amp;e6&amp;e7&amp;e26&amp;e24&amp;e1&amp;e2&amp;e12|e28&amp;e5&amp;e6&amp;e7&amp;e26&amp;e24&amp;e1&amp;e15|e28&amp;e5&amp;e6&amp;e7&amp;e26&amp;e24&amp;e20&amp;e12|e28&amp;e5&amp;e6&amp;e7&amp;e8|e28&amp;e18&amp;e2&amp;e22&amp;e16&amp;e9&amp;e8|e28&amp;e18&amp;e2&amp;e3&amp;e9&amp;e8|e28&amp;e18&amp;e2&amp;e12|e28&amp;e18&amp;e15|e28&amp;e14&amp;e22&amp;e1&amp;e15|e28&amp;e14&amp;e22&amp;e16&amp;e9&amp;e8|e28&amp;e14&amp;e3&amp;e24&amp;e1&amp;e15|e28&amp;e14&amp;e3&amp;e9&amp;e8|e28&amp;e14&amp;e12</text:p>
          </table:table-cell>
          <table:table-cell office:value-type="float" office:value="1.61938381195068" calcext:value-type="float">
            <text:p>1.619383812</text:p>
          </table:table-cell>
          <table:table-cell office:value-type="float" office:value="73383" calcext:value-type="float">
            <text:p>73383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300148963928223" calcext:value-type="float">
            <text:p>0.3001489639</text:p>
          </table:table-cell>
          <table:table-cell office:value-type="string" calcext:value-type="string">
            <text:p>e0&amp;e1&amp;e2&amp;e3&amp;e4|e0&amp;e1&amp;e2&amp;e5&amp;e6&amp;e7&amp;e4|e0&amp;e1&amp;e2&amp;e5&amp;e8|e0&amp;e1&amp;e9&amp;e10&amp;e3&amp;e4|e0&amp;e1&amp;e9&amp;e10&amp;e5&amp;e6&amp;e7&amp;e4|e0&amp;e1&amp;e9&amp;e10&amp;e5&amp;e8|e0&amp;e1&amp;e11|e0&amp;e12&amp;e13&amp;e2&amp;e5&amp;e8|e0&amp;e12&amp;e13&amp;e9&amp;e10&amp;e5&amp;e8|e0&amp;e12&amp;e13&amp;e11|e0&amp;e12&amp;e4|e0&amp;e14&amp;e10&amp;e3&amp;e13&amp;e11|e0&amp;e14&amp;e10&amp;e3&amp;e4|e0&amp;e14&amp;e10&amp;e5&amp;e6&amp;e7&amp;e13&amp;e11|e0&amp;e14&amp;e10&amp;e5&amp;e6&amp;e7&amp;e4|e0&amp;e14&amp;e10&amp;e5&amp;e8|e15&amp;e13&amp;e2&amp;e5&amp;e8|e15&amp;e13&amp;e9&amp;e10&amp;e5&amp;e8|e15&amp;e13&amp;e11|e15&amp;e16&amp;e1&amp;e2&amp;e5&amp;e8|e15&amp;e16&amp;e1&amp;e9&amp;e10&amp;e5&amp;e8|e15&amp;e16&amp;e1&amp;e11|e15&amp;e16&amp;e14&amp;e10&amp;e5&amp;e8|e15&amp;e4|e17&amp;e10&amp;e3&amp;e13&amp;e11|e17&amp;e10&amp;e3&amp;e16&amp;e1&amp;e11|e17&amp;e10&amp;e3&amp;e4|e17&amp;e10&amp;e5&amp;e18&amp;e1&amp;e11|e17&amp;e10&amp;e5&amp;e18&amp;e12&amp;e13&amp;e11|e17&amp;e10&amp;e5&amp;e18&amp;e12&amp;e4|e17&amp;e10&amp;e5&amp;e6&amp;e19&amp;e1&amp;e11|e17&amp;e10&amp;e5&amp;e6&amp;e19&amp;e12&amp;e13&amp;e11|e17&amp;e10&amp;e5&amp;e6&amp;e19&amp;e12&amp;e4|e17&amp;e10&amp;e5&amp;e6&amp;e7&amp;e13&amp;e11|e17&amp;e10&amp;e5&amp;e6&amp;e7&amp;e16&amp;e1&amp;e11|e17&amp;e10&amp;e5&amp;e6&amp;e7&amp;e4|e17&amp;e10&amp;e5&amp;e8|e17&amp;e20&amp;e1&amp;e2&amp;e3&amp;e4|e17&amp;e20&amp;e1&amp;e2&amp;e5&amp;e6&amp;e7&amp;e4|e17&amp;e20&amp;e1&amp;e2&amp;e5&amp;e8|e17&amp;e20&amp;e1&amp;e11|e17&amp;e20&amp;e12&amp;e13&amp;e2&amp;e5&amp;e8|e17&amp;e20&amp;e12&amp;e13&amp;e11|e17&amp;e20&amp;e12&amp;e4</text:p>
          </table:table-cell>
          <table:table-cell office:value-type="float" office:value="0.0166645050048828" calcext:value-type="float">
            <text:p>0.016664505</text:p>
          </table:table-cell>
          <table:table-cell office:value-type="float" office:value="1046" calcext:value-type="float">
            <text:p>1046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0418820381164551" calcext:value-type="float">
            <text:p>0.0418820381</text:p>
          </table:table-cell>
          <table:table-cell office:value-type="string" calcext:value-type="string">
            <text:p>e0&amp;e1&amp;e2&amp;e3|e0&amp;e1&amp;e4&amp;e5&amp;e6&amp;e7&amp;e3|e0&amp;e1&amp;e4&amp;e5&amp;e6&amp;e8|e0&amp;e1&amp;e4&amp;e5&amp;e9&amp;e10&amp;e11|e0&amp;e1&amp;e4&amp;e12&amp;e3|e0&amp;e1&amp;e4&amp;e13&amp;e10&amp;e11|e0&amp;e14&amp;e10&amp;e15&amp;e5&amp;e6&amp;e7&amp;e3|e0&amp;e14&amp;e10&amp;e15&amp;e5&amp;e6&amp;e8|e0&amp;e14&amp;e10&amp;e15&amp;e12&amp;e3|e0&amp;e14&amp;e10&amp;e11|e0&amp;e14&amp;e16&amp;e2&amp;e3|e0&amp;e14&amp;e16&amp;e4&amp;e5&amp;e6&amp;e7&amp;e3|e0&amp;e14&amp;e16&amp;e4&amp;e5&amp;e6&amp;e8|e0&amp;e14&amp;e16&amp;e4&amp;e12&amp;e3|e17&amp;e18&amp;e1&amp;e4&amp;e5&amp;e6&amp;e8|e17&amp;e18&amp;e1&amp;e4&amp;e5&amp;e9&amp;e10&amp;e11|e17&amp;e18&amp;e1&amp;e4&amp;e13&amp;e10&amp;e11|e17&amp;e18&amp;e14&amp;e10&amp;e15&amp;e5&amp;e6&amp;e8|e17&amp;e18&amp;e14&amp;e10&amp;e11|e17&amp;e18&amp;e14&amp;e16&amp;e4&amp;e5&amp;e6&amp;e8|e17&amp;e3|e19</text:p>
          </table:table-cell>
          <table:table-cell office:value-type="float" office:value="0.00884771347045898" calcext:value-type="float">
            <text:p>0.0088477135</text:p>
          </table:table-cell>
          <table:table-cell office:value-type="float" office:value="622" calcext:value-type="float">
            <text:p>622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126078128814697" calcext:value-type="float">
            <text:p>0.0126078129</text:p>
          </table:table-cell>
          <table:table-cell office:value-type="string" calcext:value-type="string">
            <text:p>e0&amp;e1&amp;e2&amp;e3&amp;e4&amp;e5&amp;e6|e0&amp;e1&amp;e7&amp;e6|e0&amp;e8&amp;e9&amp;e4&amp;e5&amp;e6|e0&amp;e8&amp;e9&amp;e4&amp;e10&amp;e7&amp;e6|e11&amp;e12&amp;e2&amp;e3&amp;e4&amp;e5&amp;e6|e11&amp;e12&amp;e7&amp;e6|e11&amp;e13&amp;e1&amp;e2&amp;e3&amp;e4&amp;e5&amp;e6|e11&amp;e13&amp;e1&amp;e7&amp;e6|e11&amp;e13&amp;e8&amp;e9&amp;e4&amp;e5&amp;e6|e11&amp;e13&amp;e8&amp;e9&amp;e4&amp;e10&amp;e7&amp;e6|e14</text:p>
          </table:table-cell>
          <table:table-cell office:value-type="float" office:value="0.00357341766357422" calcext:value-type="float">
            <text:p>0.0035734177</text:p>
          </table:table-cell>
          <table:table-cell office:value-type="float" office:value="275" calcext:value-type="float">
            <text:p>275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315.839664459228" calcext:value-type="float">
            <text:p>315.8396644592</text:p>
          </table:table-cell>
          <table:table-cell office:value-type="string" calcext:value-type="string">
            <text:p>e0&amp;e1&amp;e2&amp;e3&amp;e4&amp;e5&amp;e6&amp;e7&amp;e8|e0&amp;e1&amp;e2&amp;e3&amp;e4&amp;e5&amp;e9|e0&amp;e1&amp;e2&amp;e3&amp;e4&amp;e10&amp;e8|e0&amp;e1&amp;e2&amp;e3&amp;e11&amp;e12&amp;e9|e0&amp;e1&amp;e2&amp;e3&amp;e11&amp;e7&amp;e13&amp;e5&amp;e9|e0&amp;e1&amp;e2&amp;e3&amp;e11&amp;e7&amp;e8|e0&amp;e1&amp;e2&amp;e3&amp;e14&amp;e13&amp;e5&amp;e9|e0&amp;e1&amp;e2&amp;e3&amp;e14&amp;e8|e0&amp;e1&amp;e2&amp;e15&amp;e6&amp;e16&amp;e4&amp;e10&amp;e8|e0&amp;e1&amp;e2&amp;e15&amp;e6&amp;e16&amp;e14&amp;e8|e0&amp;e1&amp;e2&amp;e15&amp;e6&amp;e7&amp;e8|e0&amp;e1&amp;e2&amp;e15&amp;e9|e0&amp;e1&amp;e17|e0&amp;e18&amp;e16&amp;e4&amp;e19&amp;e2&amp;e15&amp;e9|e0&amp;e18&amp;e16&amp;e4&amp;e19&amp;e17|e0&amp;e18&amp;e16&amp;e4&amp;e5&amp;e9|e0&amp;e18&amp;e16&amp;e4&amp;e10&amp;e20&amp;e21&amp;e17|e0&amp;e18&amp;e16&amp;e4&amp;e10&amp;e20&amp;e15&amp;e9|e0&amp;e18&amp;e16&amp;e4&amp;e10&amp;e8|e0&amp;e18&amp;e16&amp;e14&amp;e20&amp;e21&amp;e17|e0&amp;e18&amp;e16&amp;e14&amp;e20&amp;e15&amp;e9|e0&amp;e18&amp;e16&amp;e14&amp;e13&amp;e19&amp;e2&amp;e15&amp;e9|e0&amp;e18&amp;e16&amp;e14&amp;e13&amp;e19&amp;e17|e0&amp;e18&amp;e16&amp;e14&amp;e13&amp;e5&amp;e9|e0&amp;e18&amp;e16&amp;e14&amp;e8|e0&amp;e18&amp;e12&amp;e9|e0&amp;e18&amp;e7&amp;e20&amp;e3&amp;e4&amp;e19&amp;e17|e0&amp;e18&amp;e7&amp;e20&amp;e3&amp;e4&amp;e5&amp;e9|e0&amp;e18&amp;e7&amp;e20&amp;e21&amp;e17|e0&amp;e18&amp;e7&amp;e20&amp;e15&amp;e9|e0&amp;e18&amp;e7&amp;e13&amp;e19&amp;e2&amp;e15&amp;e9|e0&amp;e18&amp;e7&amp;e13&amp;e19&amp;e17|e0&amp;e18&amp;e7&amp;e13&amp;e5&amp;e9|e0&amp;e18&amp;e7&amp;e8|e0&amp;e22|e23&amp;e16&amp;e4&amp;e19&amp;e2&amp;e15&amp;e24&amp;e22|e23&amp;e16&amp;e4&amp;e19&amp;e2&amp;e15&amp;e9|e23&amp;e16&amp;e4&amp;e19&amp;e25&amp;e22|e23&amp;e16&amp;e4&amp;e19&amp;e17|e23&amp;e16&amp;e4&amp;e26&amp;e1&amp;e2&amp;e15&amp;e9|e23&amp;e16&amp;e4&amp;e26&amp;e1&amp;e17|e23&amp;e16&amp;e4&amp;e26&amp;e22|e23&amp;e16&amp;e4&amp;e5&amp;e24&amp;e1&amp;e17|e23&amp;e16&amp;e4&amp;e5&amp;e24&amp;e22|e23&amp;e16&amp;e4&amp;e5&amp;e9|e23&amp;e16&amp;e4&amp;e10&amp;e20&amp;e21&amp;e25&amp;e22|e23&amp;e16&amp;e4&amp;e10&amp;e20&amp;e21&amp;e17|e23&amp;e16&amp;e4&amp;e10&amp;e20&amp;e15&amp;e24&amp;e1&amp;e17|e23&amp;e16&amp;e4&amp;e10&amp;e20&amp;e15&amp;e24&amp;e22|e23&amp;e16&amp;e4&amp;e10&amp;e20&amp;e15&amp;e9|e23&amp;e16&amp;e4&amp;e10&amp;e8|e23&amp;e16&amp;e27&amp;e1&amp;e2&amp;e15&amp;e9|e23&amp;e16&amp;e27&amp;e1&amp;e17|e23&amp;e16&amp;e27&amp;e22|e23&amp;e16&amp;e14&amp;e20&amp;e21&amp;e25&amp;e22|e23&amp;e16&amp;e14&amp;e20&amp;e21&amp;e17|e23&amp;e16&amp;e14&amp;e20&amp;e15&amp;e24&amp;e1&amp;e17|e23&amp;e16&amp;e14&amp;e20&amp;e15&amp;e24&amp;e22|e23&amp;e16&amp;e14&amp;e20&amp;e15&amp;e9|e23&amp;e16&amp;e14&amp;e13&amp;e19&amp;e2&amp;e15&amp;e24&amp;e22|e23&amp;e16&amp;e14&amp;e13&amp;e19&amp;e2&amp;e15&amp;e9|e23&amp;e16&amp;e14&amp;e13&amp;e19&amp;e25&amp;e22|e23&amp;e16&amp;e14&amp;e13&amp;e19&amp;e17|e23&amp;e16&amp;e14&amp;e13&amp;e26&amp;e1&amp;e2&amp;e15&amp;e9|e23&amp;e16&amp;e14&amp;e13&amp;e26&amp;e1&amp;e17|e23&amp;e16&amp;e14&amp;e13&amp;e26&amp;e22|e23&amp;e16&amp;e14&amp;e13&amp;e5&amp;e24&amp;e1&amp;e17|e23&amp;e16&amp;e14&amp;e13&amp;e5&amp;e24&amp;e22|e23&amp;e16&amp;e14&amp;e13&amp;e5&amp;e9|e23&amp;e16&amp;e14&amp;e8|e23&amp;e28&amp;e1&amp;e2&amp;e3&amp;e4&amp;e5&amp;e9|e23&amp;e28&amp;e1&amp;e2&amp;e3&amp;e4&amp;e10&amp;e8|e23&amp;e28&amp;e1&amp;e2&amp;e3&amp;e14&amp;e13&amp;e5&amp;e9|e23&amp;e28&amp;e1&amp;e2&amp;e3&amp;e14&amp;e8|e23&amp;e28&amp;e1&amp;e2&amp;e15&amp;e9|e23&amp;e28&amp;e1&amp;e17|e23&amp;e28&amp;e22|e23&amp;e12&amp;e24&amp;e1&amp;e2&amp;e3&amp;e4&amp;e10&amp;e8|e23&amp;e12&amp;e24&amp;e1&amp;e2&amp;e3&amp;e14&amp;e8|e23&amp;e12&amp;e24&amp;e1&amp;e17|e23&amp;e12&amp;e24&amp;e22|e23&amp;e12&amp;e9|e23&amp;e7&amp;e20&amp;e3&amp;e4&amp;e19&amp;e25&amp;e22|e23&amp;e7&amp;e20&amp;e3&amp;e4&amp;e19&amp;e17|e23&amp;e7&amp;e20&amp;e3&amp;e4&amp;e26&amp;e1&amp;e17|e23&amp;e7&amp;e20&amp;e3&amp;e4&amp;e26&amp;e22|e23&amp;e7&amp;e20&amp;e3&amp;e4&amp;e5&amp;e24&amp;e1&amp;e17|e23&amp;e7&amp;e20&amp;e3&amp;e4&amp;e5&amp;e24&amp;e22|e23&amp;e7&amp;e20&amp;e3&amp;e4&amp;e5&amp;e9|e23&amp;e7&amp;e20&amp;e3&amp;e27&amp;e1&amp;e17|e23&amp;e7&amp;e20&amp;e3&amp;e27&amp;e22|e23&amp;e7&amp;e20&amp;e21&amp;e25&amp;e22|e23&amp;e7&amp;e20&amp;e21&amp;e17|e23&amp;e7&amp;e20&amp;e15&amp;e24&amp;e1&amp;e17|e23&amp;e7&amp;e20&amp;e15&amp;e24&amp;e22|e23&amp;e7&amp;e20&amp;e15&amp;e9|e23&amp;e7&amp;e13&amp;e19&amp;e2&amp;e3&amp;e27&amp;e22|e23&amp;e7&amp;e13&amp;e19&amp;e2&amp;e15&amp;e24&amp;e22|e23&amp;e7&amp;e13&amp;e19&amp;e2&amp;e15&amp;e9|e23&amp;e7&amp;e13&amp;e19&amp;e25&amp;e22|e23&amp;e7&amp;e13&amp;e19&amp;e17|e23&amp;e7&amp;e13&amp;e26&amp;e1&amp;e2&amp;e15&amp;e9|e23&amp;e7&amp;e13&amp;e26&amp;e1&amp;e17|e23&amp;e7&amp;e13&amp;e26&amp;e22|e23&amp;e7&amp;e13&amp;e5&amp;e24&amp;e1&amp;e17|e23&amp;e7&amp;e13&amp;e5&amp;e24&amp;e22|e23&amp;e7&amp;e13&amp;e5&amp;e9|e23&amp;e7&amp;e8|e29&amp;e24&amp;e1&amp;e2&amp;e3&amp;e4&amp;e10&amp;e8|e29&amp;e24&amp;e1&amp;e2&amp;e3&amp;e11&amp;e7&amp;e8|e29&amp;e24&amp;e1&amp;e2&amp;e3&amp;e14&amp;e8|e29&amp;e24&amp;e1&amp;e17|e29&amp;e24&amp;e18&amp;e16&amp;e4&amp;e19&amp;e17|e29&amp;e24&amp;e18&amp;e16&amp;e4&amp;e10&amp;e20&amp;e21&amp;e17|e29&amp;e24&amp;e18&amp;e16&amp;e4&amp;e10&amp;e8|e29&amp;e24&amp;e18&amp;e16&amp;e14&amp;e20&amp;e21&amp;e17|e29&amp;e24&amp;e18&amp;e16&amp;e14&amp;e13&amp;e19&amp;e17|e29&amp;e24&amp;e18&amp;e16&amp;e14&amp;e8|e29&amp;e24&amp;e18&amp;e7&amp;e20&amp;e3&amp;e4&amp;e19&amp;e17|e29&amp;e24&amp;e18&amp;e7&amp;e20&amp;e21&amp;e17|e29&amp;e24&amp;e18&amp;e7&amp;e13&amp;e19&amp;e17|e29&amp;e24&amp;e18&amp;e7&amp;e8|e29&amp;e24&amp;e22|e29&amp;e6&amp;e16&amp;e4&amp;e19&amp;e25&amp;e22|e29&amp;e6&amp;e16&amp;e4&amp;e19&amp;e17|e29&amp;e6&amp;e16&amp;e4&amp;e26&amp;e1&amp;e17|e29&amp;e6&amp;e16&amp;e4&amp;e26&amp;e22|e29&amp;e6&amp;e16&amp;e4&amp;e10&amp;e20&amp;e21&amp;e25&amp;e22|e29&amp;e6&amp;e16&amp;e4&amp;e10&amp;e20&amp;e21&amp;e17|e29&amp;e6&amp;e16&amp;e4&amp;e10&amp;e8|e29&amp;e6&amp;e16&amp;e27&amp;e1&amp;e17|e29&amp;e6&amp;e16&amp;e27&amp;e22|e29&amp;e6&amp;e16&amp;e14&amp;e20&amp;e21&amp;e25&amp;e22|e29&amp;e6&amp;e16&amp;e14&amp;e20&amp;e21&amp;e17|e29&amp;e6&amp;e16&amp;e14&amp;e13&amp;e19&amp;e25&amp;e22|e29&amp;e6&amp;e16&amp;e14&amp;e13&amp;e19&amp;e17|e29&amp;e6&amp;e16&amp;e14&amp;e13&amp;e26&amp;e1&amp;e17|e29&amp;e6&amp;e16&amp;e14&amp;e13&amp;e26&amp;e22|e29&amp;e6&amp;e16&amp;e14&amp;e8|e29&amp;e6&amp;e28&amp;e1&amp;e2&amp;e3&amp;e4&amp;e10&amp;e8|e29&amp;e6&amp;e28&amp;e1&amp;e2&amp;e3&amp;e14&amp;e8|e29&amp;e6&amp;e28&amp;e1&amp;e17|e29&amp;e6&amp;e28&amp;e22|e29&amp;e6&amp;e7&amp;e20&amp;e3&amp;e4&amp;e19&amp;e25&amp;e22|e29&amp;e6&amp;e7&amp;e20&amp;e3&amp;e4&amp;e19&amp;e17|e29&amp;e6&amp;e7&amp;e20&amp;e3&amp;e4&amp;e26&amp;e1&amp;e17|e29&amp;e6&amp;e7&amp;e20&amp;e3&amp;e4&amp;e26&amp;e22|e29&amp;e6&amp;e7&amp;e20&amp;e3&amp;e27&amp;e1&amp;e17|e29&amp;e6&amp;e7&amp;e20&amp;e3&amp;e27&amp;e22|e29&amp;e6&amp;e7&amp;e20&amp;e21&amp;e25&amp;e22|e29&amp;e6&amp;e7&amp;e20&amp;e21&amp;e17|e29&amp;e6&amp;e7&amp;e13&amp;e19&amp;e2&amp;e3&amp;e27&amp;e22|e29&amp;e6&amp;e7&amp;e13&amp;e19&amp;e25&amp;e22|e29&amp;e6&amp;e7&amp;e13&amp;e19&amp;e17|e29&amp;e6&amp;e7&amp;e13&amp;e26&amp;e1&amp;e17|e29&amp;e6&amp;e7&amp;e13&amp;e26&amp;e22|e29&amp;e6&amp;e7&amp;e8|e29&amp;e9|e30</text:p>
          </table:table-cell>
          <table:table-cell office:value-type="float" office:value="3.63139271736145" calcext:value-type="float">
            <text:p>3.6313927174</text:p>
          </table:table-cell>
          <table:table-cell office:value-type="float" office:value="149292" calcext:value-type="float">
            <text:p>149292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3.82918667793274" calcext:value-type="float">
            <text:p>3.8291866779</text:p>
          </table:table-cell>
          <table:table-cell office:value-type="string" calcext:value-type="string">
            <text:p>e0&amp;e1&amp;e2&amp;e3&amp;e4|e0&amp;e1&amp;e2&amp;e5&amp;e6&amp;e7&amp;e8&amp;e4|e0&amp;e1&amp;e2&amp;e5&amp;e9&amp;e4|e0&amp;e1&amp;e10&amp;e11&amp;e3&amp;e4|e0&amp;e1&amp;e10&amp;e11&amp;e5&amp;e9&amp;e4|e0&amp;e1&amp;e10&amp;e8&amp;e4|e0&amp;e1&amp;e12&amp;e13&amp;e3&amp;e4|e0&amp;e1&amp;e12&amp;e13&amp;e5&amp;e9&amp;e4|e0&amp;e1&amp;e12&amp;e7&amp;e11&amp;e3&amp;e4|e0&amp;e1&amp;e12&amp;e7&amp;e11&amp;e5&amp;e9&amp;e4|e0&amp;e1&amp;e12&amp;e7&amp;e8&amp;e4|e0&amp;e1&amp;e12&amp;e14&amp;e15&amp;e3&amp;e4|e0&amp;e1&amp;e12&amp;e14&amp;e9&amp;e4|e0&amp;e16&amp;e17&amp;e10&amp;e8&amp;e4|e0&amp;e16&amp;e17&amp;e12&amp;e7&amp;e8&amp;e4|e0&amp;e16&amp;e17&amp;e12&amp;e14&amp;e9&amp;e4|e0&amp;e16&amp;e3&amp;e4|e0&amp;e16&amp;e5&amp;e6&amp;e18&amp;e10&amp;e8&amp;e4|e0&amp;e16&amp;e5&amp;e6&amp;e7&amp;e8&amp;e4|e0&amp;e16&amp;e5&amp;e9&amp;e4|e0&amp;e19&amp;e18&amp;e2&amp;e3&amp;e4|e0&amp;e19&amp;e18&amp;e2&amp;e5&amp;e9&amp;e4|e0&amp;e19&amp;e18&amp;e10&amp;e11&amp;e3&amp;e4|e0&amp;e19&amp;e18&amp;e10&amp;e11&amp;e5&amp;e9&amp;e4|e0&amp;e19&amp;e18&amp;e10&amp;e8&amp;e4|e0&amp;e19&amp;e13&amp;e17&amp;e10&amp;e8&amp;e4|e0&amp;e19&amp;e13&amp;e3&amp;e4|e0&amp;e19&amp;e13&amp;e5&amp;e9&amp;e4|e0&amp;e19&amp;e7&amp;e20&amp;e2&amp;e3&amp;e4|e0&amp;e19&amp;e7&amp;e20&amp;e2&amp;e5&amp;e9&amp;e4|e0&amp;e19&amp;e7&amp;e11&amp;e3&amp;e4|e0&amp;e19&amp;e7&amp;e11&amp;e5&amp;e9&amp;e4|e0&amp;e19&amp;e7&amp;e8&amp;e4|e0&amp;e19&amp;e14&amp;e15&amp;e17&amp;e10&amp;e8&amp;e4|e0&amp;e19&amp;e14&amp;e15&amp;e3&amp;e4|e0&amp;e19&amp;e14&amp;e9&amp;e4|e21&amp;e18&amp;e22&amp;e16&amp;e3&amp;e4|e21&amp;e18&amp;e22&amp;e16&amp;e5&amp;e9&amp;e4|e21&amp;e18&amp;e2&amp;e3&amp;e4|e21&amp;e18&amp;e2&amp;e5&amp;e9&amp;e4|e21&amp;e18&amp;e10&amp;e11&amp;e3&amp;e4|e21&amp;e18&amp;e10&amp;e11&amp;e5&amp;e9&amp;e4|e21&amp;e18&amp;e10&amp;e8&amp;e4|e21&amp;e13&amp;e17&amp;e10&amp;e8&amp;e4|e21&amp;e13&amp;e3&amp;e4|e21&amp;e13&amp;e5&amp;e9&amp;e4|e21&amp;e7&amp;e20&amp;e22&amp;e16&amp;e3&amp;e4|e21&amp;e7&amp;e20&amp;e22&amp;e16&amp;e5&amp;e9&amp;e4|e21&amp;e7&amp;e20&amp;e2&amp;e3&amp;e4|e21&amp;e7&amp;e20&amp;e2&amp;e5&amp;e9&amp;e4|e21&amp;e7&amp;e11&amp;e3&amp;e4|e21&amp;e7&amp;e11&amp;e5&amp;e9&amp;e4|e21&amp;e7&amp;e8&amp;e4|e21&amp;e14&amp;e15&amp;e17&amp;e10&amp;e8&amp;e4|e21&amp;e14&amp;e15&amp;e3&amp;e4|e21&amp;e14&amp;e9&amp;e4|e23&amp;e4|e24&amp;e15&amp;e17&amp;e22&amp;e19&amp;e7&amp;e8&amp;e4|e24&amp;e15&amp;e17&amp;e10&amp;e8&amp;e4|e24&amp;e15&amp;e17&amp;e12&amp;e7&amp;e8&amp;e4|e24&amp;e15&amp;e3&amp;e4|e24&amp;e6&amp;e18&amp;e22&amp;e16&amp;e3&amp;e4|e24&amp;e6&amp;e18&amp;e2&amp;e3&amp;e4|e24&amp;e6&amp;e18&amp;e10&amp;e11&amp;e3&amp;e4|e24&amp;e6&amp;e18&amp;e10&amp;e8&amp;e4|e24&amp;e6&amp;e13&amp;e17&amp;e10&amp;e8&amp;e4|e24&amp;e6&amp;e13&amp;e3&amp;e4|e24&amp;e6&amp;e7&amp;e20&amp;e22&amp;e16&amp;e3&amp;e4|e24&amp;e6&amp;e7&amp;e20&amp;e2&amp;e3&amp;e4|e24&amp;e6&amp;e7&amp;e11&amp;e3&amp;e4|e24&amp;e6&amp;e7&amp;e8&amp;e4|e24&amp;e9&amp;e4</text:p>
          </table:table-cell>
          <table:table-cell office:value-type="float" office:value="0.0847933292388916" calcext:value-type="float">
            <text:p>0.0847933292</text:p>
          </table:table-cell>
          <table:table-cell office:value-type="float" office:value="4692" calcext:value-type="float">
            <text:p>4692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315714836120606" calcext:value-type="float">
            <text:p>0.3157148361</text:p>
          </table:table-cell>
          <table:table-cell office:value-type="string" calcext:value-type="string">
            <text:p>e0&amp;e1&amp;e2&amp;e3|e0&amp;e1&amp;e4&amp;e5&amp;e3|e0&amp;e1&amp;e4&amp;e6|e0&amp;e7&amp;e5&amp;e3|e0&amp;e7&amp;e6|e0&amp;e8&amp;e9&amp;e10&amp;e4&amp;e6|e0&amp;e8&amp;e9&amp;e3|e0&amp;e8&amp;e11&amp;e12&amp;e5&amp;e3|e0&amp;e8&amp;e11&amp;e12&amp;e6|e0&amp;e8&amp;e11&amp;e13|e0&amp;e8&amp;e14|e15&amp;e9&amp;e10&amp;e4&amp;e6|e15&amp;e9&amp;e3|e15&amp;e11&amp;e16&amp;e1&amp;e2&amp;e3|e15&amp;e11&amp;e16&amp;e1&amp;e4&amp;e5&amp;e3|e15&amp;e11&amp;e16&amp;e1&amp;e4&amp;e6|e15&amp;e11&amp;e16&amp;e7&amp;e5&amp;e3|e15&amp;e11&amp;e16&amp;e7&amp;e6|e15&amp;e11&amp;e12&amp;e5&amp;e3|e15&amp;e11&amp;e12&amp;e6|e15&amp;e11&amp;e13|e15&amp;e14|e17&amp;e18&amp;e10&amp;e4&amp;e6|e17&amp;e18&amp;e3|e17&amp;e19&amp;e5&amp;e3|e17&amp;e19&amp;e6|e17&amp;e20&amp;e9&amp;e10&amp;e4&amp;e6|e17&amp;e20&amp;e9&amp;e3|e17&amp;e20&amp;e11&amp;e16&amp;e1&amp;e2&amp;e3|e17&amp;e20&amp;e11&amp;e16&amp;e1&amp;e4&amp;e5&amp;e3|e17&amp;e20&amp;e11&amp;e16&amp;e1&amp;e4&amp;e6|e17&amp;e20&amp;e11&amp;e16&amp;e7&amp;e5&amp;e3|e17&amp;e20&amp;e11&amp;e16&amp;e7&amp;e6|e17&amp;e20&amp;e11&amp;e12&amp;e5&amp;e3|e17&amp;e20&amp;e11&amp;e12&amp;e6|e17&amp;e20&amp;e11&amp;e13|e17&amp;e20&amp;e14</text:p>
          </table:table-cell>
          <table:table-cell office:value-type="float" office:value="0.0191287994384766" calcext:value-type="float">
            <text:p>0.0191287994</text:p>
          </table:table-cell>
          <table:table-cell office:value-type="float" office:value="1170" calcext:value-type="float">
            <text:p>1170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1.04479575157166" calcext:value-type="float">
            <text:p>1.0447957516</text:p>
          </table:table-cell>
          <table:table-cell office:value-type="string" calcext:value-type="string">
            <text:p>e0&amp;e1&amp;e2&amp;e3&amp;e4&amp;e5&amp;e6|e0&amp;e1&amp;e2&amp;e3&amp;e7|e0&amp;e1&amp;e8&amp;e9&amp;e3&amp;e4&amp;e5&amp;e6|e0&amp;e1&amp;e8&amp;e9&amp;e3&amp;e7|e0&amp;e1&amp;e8&amp;e10|e0&amp;e11&amp;e12&amp;e8&amp;e10|e0&amp;e11&amp;e3&amp;e13&amp;e8&amp;e10|e0&amp;e11&amp;e3&amp;e4&amp;e5&amp;e14&amp;e8&amp;e10|e0&amp;e11&amp;e3&amp;e4&amp;e5&amp;e6|e0&amp;e11&amp;e3&amp;e7|e0&amp;e15&amp;e9&amp;e3&amp;e4&amp;e5&amp;e6|e0&amp;e15&amp;e9&amp;e3&amp;e7|e0&amp;e15&amp;e10|e16&amp;e12&amp;e8&amp;e10|e16&amp;e3&amp;e13&amp;e8&amp;e10|e16&amp;e3&amp;e4&amp;e5&amp;e14&amp;e8&amp;e10|e16&amp;e3&amp;e4&amp;e5&amp;e17&amp;e1&amp;e8&amp;e10|e16&amp;e3&amp;e4&amp;e5&amp;e17&amp;e15&amp;e10|e16&amp;e3&amp;e4&amp;e5&amp;e6|e16&amp;e3&amp;e7|e18&amp;e19&amp;e14&amp;e2&amp;e3&amp;e7|e18&amp;e19&amp;e14&amp;e8&amp;e20&amp;e11&amp;e3&amp;e7|e18&amp;e19&amp;e14&amp;e8&amp;e9&amp;e3&amp;e7|e18&amp;e19&amp;e14&amp;e8&amp;e10|e18&amp;e19&amp;e17&amp;e1&amp;e2&amp;e3&amp;e7|e18&amp;e19&amp;e17&amp;e1&amp;e8&amp;e9&amp;e3&amp;e7|e18&amp;e19&amp;e17&amp;e1&amp;e8&amp;e10|e18&amp;e19&amp;e17&amp;e11&amp;e12&amp;e8&amp;e10|e18&amp;e19&amp;e17&amp;e11&amp;e3&amp;e13&amp;e8&amp;e10|e18&amp;e19&amp;e17&amp;e11&amp;e3&amp;e7|e18&amp;e19&amp;e17&amp;e15&amp;e9&amp;e3&amp;e7|e18&amp;e19&amp;e17&amp;e15&amp;e10|e18&amp;e19&amp;e6|e18&amp;e21&amp;e20&amp;e1&amp;e2&amp;e3&amp;e4&amp;e5&amp;e6|e18&amp;e21&amp;e20&amp;e1&amp;e2&amp;e3&amp;e7|e18&amp;e21&amp;e20&amp;e11&amp;e3&amp;e4&amp;e5&amp;e6|e18&amp;e21&amp;e20&amp;e11&amp;e3&amp;e7|e18&amp;e21&amp;e9&amp;e3&amp;e4&amp;e5&amp;e6|e18&amp;e21&amp;e9&amp;e3&amp;e7|e18&amp;e21&amp;e10|e18&amp;e22</text:p>
          </table:table-cell>
          <table:table-cell office:value-type="float" office:value="0.0551502704620361" calcext:value-type="float">
            <text:p>0.0551502705</text:p>
          </table:table-cell>
          <table:table-cell office:value-type="float" office:value="3052" calcext:value-type="float">
            <text:p>3052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353119373321533" calcext:value-type="float">
            <text:p>0.0353119373</text:p>
          </table:table-cell>
          <table:table-cell office:value-type="string" calcext:value-type="string">
            <text:p>e0&amp;e1&amp;e2&amp;e3|e0&amp;e1&amp;e4&amp;e5&amp;e6&amp;e3|e0&amp;e1&amp;e4&amp;e7&amp;e8&amp;e6&amp;e3|e0&amp;e1&amp;e4&amp;e7&amp;e9&amp;e3|e0&amp;e1&amp;e4&amp;e7&amp;e10&amp;e11&amp;e6&amp;e3|e0&amp;e12&amp;e13&amp;e2&amp;e3|e0&amp;e12&amp;e13&amp;e4&amp;e5&amp;e6&amp;e3|e0&amp;e12&amp;e13&amp;e4&amp;e7&amp;e8&amp;e6&amp;e3|e0&amp;e12&amp;e13&amp;e4&amp;e7&amp;e9&amp;e3|e0&amp;e12&amp;e11&amp;e6&amp;e3|e0&amp;e14|e15&amp;e6&amp;e16&amp;e17&amp;e14|e15&amp;e6&amp;e16&amp;e18&amp;e13&amp;e19&amp;e14|e15&amp;e6&amp;e3|e15&amp;e20&amp;e13&amp;e19&amp;e14|e15&amp;e20&amp;e13&amp;e2&amp;e16&amp;e17&amp;e14|e15&amp;e20&amp;e13&amp;e2&amp;e3|e15&amp;e20&amp;e13&amp;e4&amp;e7&amp;e9&amp;e16&amp;e17&amp;e14|e15&amp;e20&amp;e13&amp;e4&amp;e7&amp;e9&amp;e3|e21</text:p>
          </table:table-cell>
          <table:table-cell office:value-type="float" office:value="0.0036475658416748" calcext:value-type="float">
            <text:p>0.0036475658</text:p>
          </table:table-cell>
          <table:table-cell office:value-type="float" office:value="271" calcext:value-type="float">
            <text:p>271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4.40460300445557" calcext:value-type="float">
            <text:p>4.4046030045</text:p>
          </table:table-cell>
          <table:table-cell office:value-type="string" calcext:value-type="string">
            <text:p>e0&amp;e1&amp;e2&amp;e3&amp;e4&amp;e5|e0&amp;e1&amp;e2&amp;e3&amp;e6&amp;e7&amp;e8&amp;e5|e0&amp;e1&amp;e2&amp;e3&amp;e9&amp;e8&amp;e5|e0&amp;e1&amp;e2&amp;e10&amp;e11&amp;e12&amp;e4&amp;e5|e0&amp;e1&amp;e2&amp;e10&amp;e8&amp;e5|e0&amp;e1&amp;e2&amp;e13|e0&amp;e1&amp;e14&amp;e12&amp;e4&amp;e15&amp;e16&amp;e13|e0&amp;e1&amp;e14&amp;e12&amp;e4&amp;e5|e0&amp;e1&amp;e14&amp;e12&amp;e6&amp;e7&amp;e16&amp;e13|e0&amp;e1&amp;e14&amp;e12&amp;e6&amp;e7&amp;e8&amp;e5|e0&amp;e1&amp;e14&amp;e12&amp;e9&amp;e16&amp;e13|e0&amp;e1&amp;e14&amp;e12&amp;e9&amp;e8&amp;e5|e0&amp;e1&amp;e17&amp;e16&amp;e3&amp;e4&amp;e5|e0&amp;e1&amp;e17&amp;e16&amp;e13|e0&amp;e1&amp;e17&amp;e11&amp;e12&amp;e4&amp;e5|e0&amp;e1&amp;e17&amp;e8&amp;e5|e0&amp;e18&amp;e4&amp;e19&amp;e20&amp;e2&amp;e13|e0&amp;e18&amp;e4&amp;e19&amp;e20&amp;e17&amp;e16&amp;e13|e0&amp;e18&amp;e4&amp;e15&amp;e16&amp;e13|e0&amp;e18&amp;e4&amp;e15&amp;e11&amp;e20&amp;e2&amp;e13|e0&amp;e18&amp;e4&amp;e5|e0&amp;e18&amp;e6&amp;e7&amp;e16&amp;e13|e0&amp;e18&amp;e6&amp;e7&amp;e11&amp;e20&amp;e2&amp;e13|e0&amp;e18&amp;e6&amp;e7&amp;e8&amp;e19&amp;e20&amp;e2&amp;e13|e0&amp;e18&amp;e6&amp;e7&amp;e8&amp;e5|e0&amp;e18&amp;e9&amp;e16&amp;e13|e0&amp;e18&amp;e9&amp;e11&amp;e20&amp;e2&amp;e13|e0&amp;e18&amp;e9&amp;e8&amp;e19&amp;e20&amp;e2&amp;e13|e0&amp;e18&amp;e9&amp;e8&amp;e5|e0&amp;e21&amp;e16&amp;e3&amp;e4&amp;e5|e0&amp;e21&amp;e16&amp;e13|e0&amp;e21&amp;e11&amp;e20&amp;e2&amp;e3&amp;e4&amp;e5|e0&amp;e21&amp;e11&amp;e20&amp;e2&amp;e13|e0&amp;e21&amp;e11&amp;e12&amp;e4&amp;e5|e0&amp;e21&amp;e8&amp;e19&amp;e20&amp;e2&amp;e13|e0&amp;e21&amp;e8&amp;e5|e22&amp;e2&amp;e3&amp;e4&amp;e5|e22&amp;e2&amp;e3&amp;e6&amp;e7&amp;e8&amp;e5|e22&amp;e2&amp;e3&amp;e9&amp;e8&amp;e5|e22&amp;e2&amp;e10&amp;e11&amp;e12&amp;e4&amp;e5|e22&amp;e2&amp;e10&amp;e8&amp;e5|e22&amp;e2&amp;e13|e22&amp;e14&amp;e12&amp;e4&amp;e15&amp;e16&amp;e13|e22&amp;e14&amp;e12&amp;e4&amp;e5|e22&amp;e14&amp;e12&amp;e6&amp;e7&amp;e16&amp;e13|e22&amp;e14&amp;e12&amp;e6&amp;e7&amp;e8&amp;e5|e22&amp;e14&amp;e12&amp;e9&amp;e16&amp;e13|e22&amp;e14&amp;e12&amp;e9&amp;e8&amp;e5|e22&amp;e17&amp;e16&amp;e3&amp;e4&amp;e5|e22&amp;e17&amp;e16&amp;e13|e22&amp;e17&amp;e11&amp;e12&amp;e4&amp;e5|e22&amp;e17&amp;e8&amp;e5|e23&amp;e24&amp;e4&amp;e19&amp;e20&amp;e2&amp;e13|e23&amp;e24&amp;e4&amp;e19&amp;e20&amp;e17&amp;e16&amp;e13|e23&amp;e24&amp;e4&amp;e15&amp;e16&amp;e13|e23&amp;e24&amp;e4&amp;e15&amp;e11&amp;e20&amp;e2&amp;e13|e23&amp;e24&amp;e4&amp;e5|e23&amp;e24&amp;e9&amp;e16&amp;e13|e23&amp;e24&amp;e9&amp;e11&amp;e20&amp;e2&amp;e13|e23&amp;e24&amp;e9&amp;e8&amp;e19&amp;e20&amp;e2&amp;e13|e23&amp;e24&amp;e9&amp;e8&amp;e5|e23&amp;e7&amp;e16&amp;e3&amp;e4&amp;e5|e23&amp;e7&amp;e16&amp;e13|e23&amp;e7&amp;e11&amp;e20&amp;e2&amp;e3&amp;e4&amp;e5|e23&amp;e7&amp;e11&amp;e20&amp;e2&amp;e13|e23&amp;e7&amp;e11&amp;e12&amp;e4&amp;e5|e23&amp;e7&amp;e8&amp;e19&amp;e20&amp;e2&amp;e13|e23&amp;e7&amp;e8&amp;e5</text:p>
          </table:table-cell>
          <table:table-cell office:value-type="float" office:value="0.0953423976898194" calcext:value-type="float">
            <text:p>0.0953423977</text:p>
          </table:table-cell>
          <table:table-cell office:value-type="float" office:value="5127" calcext:value-type="float">
            <text:p>5127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689247608184814" calcext:value-type="float">
            <text:p>0.6892476082</text:p>
          </table:table-cell>
          <table:table-cell office:value-type="string" calcext:value-type="string">
            <text:p>e0&amp;e1&amp;e2&amp;e3&amp;e4|e0&amp;e1&amp;e5&amp;e4|e0&amp;e1&amp;e6&amp;e7&amp;e3&amp;e4|e0&amp;e8&amp;e9&amp;e5&amp;e4|e0&amp;e8&amp;e3&amp;e4|e0&amp;e8&amp;e10&amp;e11&amp;e5&amp;e4|e0&amp;e12|e13&amp;e14&amp;e9&amp;e5&amp;e4|e13&amp;e14&amp;e9&amp;e6&amp;e15&amp;e12|e13&amp;e14&amp;e3&amp;e4|e13&amp;e14&amp;e10&amp;e15&amp;e1&amp;e5&amp;e4|e13&amp;e14&amp;e10&amp;e15&amp;e12|e13&amp;e14&amp;e10&amp;e11&amp;e5&amp;e4|e13&amp;e16|e17&amp;e18&amp;e1&amp;e2&amp;e3&amp;e4|e17&amp;e18&amp;e1&amp;e5&amp;e4|e17&amp;e18&amp;e1&amp;e6&amp;e7&amp;e3&amp;e4|e17&amp;e18&amp;e8&amp;e9&amp;e5&amp;e4|e17&amp;e18&amp;e8&amp;e3&amp;e4|e17&amp;e18&amp;e8&amp;e10&amp;e11&amp;e5&amp;e4|e17&amp;e18&amp;e12|e17&amp;e19&amp;e15&amp;e1&amp;e2&amp;e3&amp;e4|e17&amp;e19&amp;e15&amp;e1&amp;e5&amp;e4|e17&amp;e19&amp;e15&amp;e8&amp;e9&amp;e5&amp;e4|e17&amp;e19&amp;e15&amp;e8&amp;e3&amp;e4|e17&amp;e19&amp;e15&amp;e12|e17&amp;e19&amp;e11&amp;e2&amp;e3&amp;e4|e17&amp;e19&amp;e11&amp;e5&amp;e4|e17&amp;e19&amp;e7&amp;e9&amp;e5&amp;e4|e17&amp;e19&amp;e7&amp;e3&amp;e4|e17&amp;e20</text:p>
          </table:table-cell>
          <table:table-cell office:value-type="float" office:value="0.0441365242004395" calcext:value-type="float">
            <text:p>0.0441365242</text:p>
          </table:table-cell>
          <table:table-cell office:value-type="float" office:value="2541" calcext:value-type="float">
            <text:p>2541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4.37935090065002" calcext:value-type="float">
            <text:p>4.3793509007</text:p>
          </table:table-cell>
          <table:table-cell office:value-type="string" calcext:value-type="string">
            <text:p>e0&amp;e1&amp;e2&amp;e3&amp;e4&amp;e5&amp;e6&amp;e7|e0&amp;e1&amp;e2&amp;e3&amp;e4&amp;e5&amp;e8&amp;e9&amp;e7|e0&amp;e1&amp;e2&amp;e3&amp;e4&amp;e10&amp;e7|e0&amp;e1&amp;e2&amp;e11&amp;e12&amp;e6&amp;e7|e0&amp;e1&amp;e2&amp;e11&amp;e9&amp;e7|e0&amp;e1&amp;e2&amp;e13&amp;e5&amp;e6&amp;e7|e0&amp;e1&amp;e2&amp;e13&amp;e5&amp;e8&amp;e9&amp;e7|e0&amp;e1&amp;e2&amp;e13&amp;e10&amp;e7|e0&amp;e1&amp;e14&amp;e6&amp;e7|e0&amp;e1&amp;e14&amp;e8&amp;e9&amp;e7|e0&amp;e15&amp;e16&amp;e2&amp;e11&amp;e12&amp;e6&amp;e7|e0&amp;e15&amp;e16&amp;e2&amp;e11&amp;e9&amp;e7|e0&amp;e15&amp;e16&amp;e14&amp;e6&amp;e7|e0&amp;e15&amp;e16&amp;e14&amp;e8&amp;e9&amp;e7|e0&amp;e15&amp;e5&amp;e17&amp;e2&amp;e11&amp;e9&amp;e7|e0&amp;e15&amp;e5&amp;e6&amp;e7|e0&amp;e15&amp;e5&amp;e8&amp;e9&amp;e7|e0&amp;e15&amp;e10&amp;e7|e0&amp;e18|e19&amp;e3&amp;e20&amp;e14&amp;e6&amp;e21&amp;e22&amp;e18|e19&amp;e3&amp;e20&amp;e14&amp;e6&amp;e7|e19&amp;e3&amp;e20&amp;e14&amp;e8&amp;e22&amp;e15&amp;e10&amp;e7|e19&amp;e3&amp;e20&amp;e14&amp;e8&amp;e22&amp;e18|e19&amp;e3&amp;e20&amp;e14&amp;e8&amp;e9&amp;e7|e19&amp;e3&amp;e4&amp;e16&amp;e14&amp;e6&amp;e21&amp;e22&amp;e18|e19&amp;e3&amp;e4&amp;e16&amp;e14&amp;e6&amp;e7|e19&amp;e3&amp;e4&amp;e16&amp;e14&amp;e8&amp;e22&amp;e18|e19&amp;e3&amp;e4&amp;e16&amp;e14&amp;e8&amp;e9&amp;e7|e19&amp;e3&amp;e4&amp;e5&amp;e6&amp;e21&amp;e22&amp;e18|e19&amp;e3&amp;e4&amp;e5&amp;e6&amp;e7|e19&amp;e3&amp;e4&amp;e5&amp;e8&amp;e22&amp;e18|e19&amp;e3&amp;e4&amp;e5&amp;e8&amp;e9&amp;e7|e19&amp;e3&amp;e4&amp;e10&amp;e21&amp;e22&amp;e18|e19&amp;e3&amp;e4&amp;e10&amp;e7|e19&amp;e11&amp;e22&amp;e1&amp;e14&amp;e6&amp;e7|e19&amp;e11&amp;e22&amp;e15&amp;e16&amp;e14&amp;e6&amp;e7|e19&amp;e11&amp;e22&amp;e15&amp;e5&amp;e6&amp;e7|e19&amp;e11&amp;e22&amp;e15&amp;e10&amp;e7|e19&amp;e11&amp;e22&amp;e18|e19&amp;e11&amp;e12&amp;e6&amp;e7|e19&amp;e11&amp;e9&amp;e7|e19&amp;e13&amp;e16&amp;e14&amp;e6&amp;e21&amp;e22&amp;e18|e19&amp;e13&amp;e16&amp;e14&amp;e6&amp;e7|e19&amp;e13&amp;e16&amp;e14&amp;e8&amp;e22&amp;e18|e19&amp;e13&amp;e16&amp;e14&amp;e8&amp;e9&amp;e7|e19&amp;e13&amp;e5&amp;e6&amp;e21&amp;e22&amp;e18|e19&amp;e13&amp;e5&amp;e6&amp;e7|e19&amp;e13&amp;e5&amp;e8&amp;e22&amp;e18|e19&amp;e13&amp;e5&amp;e8&amp;e9&amp;e7|e19&amp;e13&amp;e10&amp;e21&amp;e22&amp;e18|e19&amp;e13&amp;e10&amp;e7|e23&amp;e17&amp;e2&amp;e3&amp;e4&amp;e10&amp;e21&amp;e22&amp;e18|e23&amp;e17&amp;e2&amp;e3&amp;e4&amp;e10&amp;e7|e23&amp;e17&amp;e2&amp;e11&amp;e22&amp;e15&amp;e10&amp;e7|e23&amp;e17&amp;e2&amp;e11&amp;e22&amp;e18|e23&amp;e17&amp;e2&amp;e11&amp;e9&amp;e7|e23&amp;e17&amp;e2&amp;e13&amp;e10&amp;e21&amp;e22&amp;e18|e23&amp;e17&amp;e2&amp;e13&amp;e10&amp;e7|e23&amp;e6&amp;e21&amp;e22&amp;e18|e23&amp;e6&amp;e24&amp;e16&amp;e2&amp;e11&amp;e22&amp;e18|e23&amp;e6&amp;e7|e23&amp;e8&amp;e22&amp;e1&amp;e2&amp;e3&amp;e4&amp;e10&amp;e7|e23&amp;e8&amp;e22&amp;e1&amp;e2&amp;e13&amp;e10&amp;e7|e23&amp;e8&amp;e22&amp;e15&amp;e10&amp;e7|e23&amp;e8&amp;e22&amp;e18|e23&amp;e8&amp;e9&amp;e7</text:p>
          </table:table-cell>
          <table:table-cell office:value-type="float" office:value="0.0951051712036133" calcext:value-type="float">
            <text:p>0.0951051712</text:p>
          </table:table-cell>
          <table:table-cell office:value-type="float" office:value="5210" calcext:value-type="float">
            <text:p>5210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173840045928955" calcext:value-type="float">
            <text:p>0.1738400459</text:p>
          </table:table-cell>
          <table:table-cell office:value-type="string" calcext:value-type="string">
            <text:p>e0&amp;e1&amp;e2&amp;e3&amp;e4&amp;e5&amp;e6|e0&amp;e1&amp;e2&amp;e3&amp;e7&amp;e8&amp;e5&amp;e6|e0&amp;e1&amp;e2&amp;e3&amp;e7&amp;e9&amp;e6|e0&amp;e1&amp;e2&amp;e10&amp;e8&amp;e5&amp;e6|e0&amp;e1&amp;e2&amp;e10&amp;e9&amp;e6|e0&amp;e1&amp;e11&amp;e8&amp;e5&amp;e6|e0&amp;e1&amp;e11&amp;e9&amp;e6|e0&amp;e12&amp;e6|e0&amp;e13&amp;e14&amp;e11&amp;e8&amp;e5&amp;e6|e0&amp;e13&amp;e14&amp;e11&amp;e9&amp;e6|e0&amp;e13&amp;e3&amp;e4&amp;e15&amp;e11&amp;e9&amp;e6|e0&amp;e13&amp;e3&amp;e4&amp;e5&amp;e6|e0&amp;e13&amp;e3&amp;e7&amp;e8&amp;e5&amp;e6|e0&amp;e13&amp;e3&amp;e7&amp;e9&amp;e6|e0&amp;e13&amp;e10&amp;e8&amp;e5&amp;e6|e0&amp;e13&amp;e10&amp;e9&amp;e6|e16&amp;e14&amp;e17&amp;e12&amp;e6|e16&amp;e14&amp;e11&amp;e18&amp;e12&amp;e6|e16&amp;e14&amp;e11&amp;e8&amp;e5&amp;e6|e16&amp;e14&amp;e11&amp;e8&amp;e19&amp;e20&amp;e12&amp;e6|e16&amp;e14&amp;e11&amp;e9&amp;e6|e16&amp;e3&amp;e20&amp;e1&amp;e11&amp;e8&amp;e5&amp;e6|e16&amp;e3&amp;e20&amp;e1&amp;e11&amp;e9&amp;e6|e16&amp;e3&amp;e20&amp;e12&amp;e6|e16&amp;e3&amp;e4&amp;e15&amp;e17&amp;e12&amp;e6|e16&amp;e3&amp;e4&amp;e15&amp;e11&amp;e18&amp;e12&amp;e6|e16&amp;e3&amp;e4&amp;e15&amp;e11&amp;e9&amp;e6|e16&amp;e3&amp;e4&amp;e5&amp;e6|e16&amp;e3&amp;e7&amp;e18&amp;e12&amp;e6|e16&amp;e3&amp;e7&amp;e8&amp;e15&amp;e17&amp;e12&amp;e6|e16&amp;e3&amp;e7&amp;e8&amp;e5&amp;e6|e16&amp;e3&amp;e7&amp;e9&amp;e6|e16&amp;e10&amp;e18&amp;e12&amp;e6|e16&amp;e10&amp;e8&amp;e15&amp;e17&amp;e12&amp;e6|e16&amp;e10&amp;e8&amp;e5&amp;e6|e16&amp;e10&amp;e8&amp;e19&amp;e20&amp;e12&amp;e6|e16&amp;e10&amp;e9&amp;e6|e21</text:p>
          </table:table-cell>
          <table:table-cell office:value-type="float" office:value="0.017134428024292" calcext:value-type="float">
            <text:p>0.017134428</text:p>
          </table:table-cell>
          <table:table-cell office:value-type="float" office:value="1083" calcext:value-type="float">
            <text:p>1083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306782960891724" calcext:value-type="float">
            <text:p>0.3067829609</text:p>
          </table:table-cell>
          <table:table-cell office:value-type="string" calcext:value-type="string">
            <text:p>e0&amp;e1&amp;e2&amp;e3&amp;e4&amp;e5|e0&amp;e1&amp;e2&amp;e3&amp;e6&amp;e7&amp;e8&amp;e5|e0&amp;e1&amp;e2&amp;e3&amp;e9|e0&amp;e1&amp;e10&amp;e11&amp;e3&amp;e4&amp;e5|e0&amp;e1&amp;e10&amp;e11&amp;e3&amp;e6&amp;e7&amp;e8&amp;e5|e0&amp;e1&amp;e10&amp;e11&amp;e3&amp;e9|e0&amp;e1&amp;e10&amp;e12&amp;e4&amp;e5|e0&amp;e1&amp;e10&amp;e12&amp;e6&amp;e7&amp;e8&amp;e5|e0&amp;e1&amp;e10&amp;e12&amp;e9|e0&amp;e1&amp;e13|e0&amp;e14&amp;e8&amp;e5|e0&amp;e14&amp;e15&amp;e4&amp;e5|e0&amp;e14&amp;e15&amp;e6&amp;e16&amp;e13|e0&amp;e14&amp;e15&amp;e9|e0&amp;e17|e18&amp;e4&amp;e19&amp;e1&amp;e13|e18&amp;e4&amp;e19&amp;e17|e18&amp;e4&amp;e5|e18&amp;e6&amp;e16&amp;e2&amp;e20&amp;e14&amp;e8&amp;e5|e18&amp;e6&amp;e16&amp;e2&amp;e20&amp;e17|e18&amp;e6&amp;e16&amp;e10&amp;e11&amp;e20&amp;e14&amp;e8&amp;e5|e18&amp;e6&amp;e16&amp;e10&amp;e11&amp;e20&amp;e17|e18&amp;e6&amp;e16&amp;e13|e18&amp;e6&amp;e7&amp;e8&amp;e19&amp;e1&amp;e13|e18&amp;e6&amp;e7&amp;e8&amp;e19&amp;e17|e18&amp;e6&amp;e7&amp;e8&amp;e5|e18&amp;e9|e21</text:p>
          </table:table-cell>
          <table:table-cell office:value-type="float" office:value="0.01983642578125" calcext:value-type="float">
            <text:p>0.0198364258</text:p>
          </table:table-cell>
          <table:table-cell office:value-type="float" office:value="1273" calcext:value-type="float">
            <text:p>1273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0.926211595535278" calcext:value-type="float">
            <text:p>0.9262115955</text:p>
          </table:table-cell>
          <table:table-cell office:value-type="string" calcext:value-type="string">
            <text:p>e0&amp;e1&amp;e2&amp;e3&amp;e4|e0&amp;e1&amp;e5&amp;e6&amp;e7&amp;e8&amp;e3&amp;e4|e0&amp;e1&amp;e5&amp;e9|e0&amp;e10&amp;e11&amp;e2&amp;e3&amp;e4|e0&amp;e10&amp;e11&amp;e5&amp;e9|e0&amp;e10&amp;e7&amp;e8&amp;e12&amp;e5&amp;e9|e0&amp;e10&amp;e7&amp;e8&amp;e3&amp;e4|e0&amp;e13&amp;e14&amp;e11&amp;e2&amp;e3&amp;e4|e0&amp;e13&amp;e14&amp;e11&amp;e5&amp;e9|e0&amp;e13&amp;e14&amp;e7&amp;e8&amp;e12&amp;e5&amp;e9|e0&amp;e13&amp;e14&amp;e7&amp;e8&amp;e3&amp;e4|e0&amp;e13&amp;e15&amp;e12&amp;e5&amp;e9|e0&amp;e13&amp;e15&amp;e3&amp;e16&amp;e11&amp;e5&amp;e9|e0&amp;e13&amp;e15&amp;e3&amp;e4|e0&amp;e13&amp;e17&amp;e18&amp;e11&amp;e2&amp;e3&amp;e4|e0&amp;e13&amp;e17&amp;e18&amp;e11&amp;e5&amp;e9|e0&amp;e13&amp;e17&amp;e8&amp;e12&amp;e5&amp;e9|e0&amp;e13&amp;e17&amp;e8&amp;e3&amp;e16&amp;e11&amp;e5&amp;e9|e0&amp;e13&amp;e17&amp;e8&amp;e3&amp;e4|e19&amp;e20&amp;e1&amp;e2&amp;e3&amp;e4|e19&amp;e20&amp;e1&amp;e5&amp;e9|e19&amp;e20&amp;e10&amp;e11&amp;e2&amp;e3&amp;e4|e19&amp;e20&amp;e10&amp;e11&amp;e5&amp;e9|e19&amp;e20&amp;e13&amp;e14&amp;e11&amp;e2&amp;e3&amp;e4|e19&amp;e20&amp;e13&amp;e14&amp;e11&amp;e5&amp;e9|e19&amp;e20&amp;e13&amp;e15&amp;e12&amp;e5&amp;e9|e19&amp;e20&amp;e13&amp;e15&amp;e3&amp;e16&amp;e11&amp;e5&amp;e9|e19&amp;e20&amp;e13&amp;e15&amp;e3&amp;e4|e19&amp;e18&amp;e11&amp;e21&amp;e13&amp;e15&amp;e3&amp;e4|e19&amp;e18&amp;e11&amp;e2&amp;e3&amp;e4|e19&amp;e18&amp;e11&amp;e5&amp;e9|e19&amp;e18&amp;e22&amp;e1&amp;e2&amp;e3&amp;e4|e19&amp;e18&amp;e22&amp;e1&amp;e5&amp;e9|e19&amp;e18&amp;e22&amp;e13&amp;e15&amp;e12&amp;e5&amp;e9|e19&amp;e18&amp;e22&amp;e13&amp;e15&amp;e3&amp;e4|e19&amp;e8&amp;e12&amp;e5&amp;e9|e19&amp;e8&amp;e3&amp;e23&amp;e1&amp;e5&amp;e9|e19&amp;e8&amp;e3&amp;e23&amp;e10&amp;e11&amp;e5&amp;e9|e19&amp;e8&amp;e3&amp;e23&amp;e13&amp;e14&amp;e11&amp;e5&amp;e9|e19&amp;e8&amp;e3&amp;e16&amp;e11&amp;e5&amp;e9|e19&amp;e8&amp;e3&amp;e16&amp;e22&amp;e1&amp;e5&amp;e9|e19&amp;e8&amp;e3&amp;e4|e19&amp;e8&amp;e24&amp;e14&amp;e11&amp;e5&amp;e9|e19&amp;e8&amp;e24&amp;e14&amp;e22&amp;e1&amp;e5&amp;e9|e25&amp;e6&amp;e11&amp;e21&amp;e13&amp;e15&amp;e3&amp;e4|e25&amp;e6&amp;e11&amp;e21&amp;e13&amp;e17&amp;e8&amp;e3&amp;e4|e25&amp;e6&amp;e11&amp;e2&amp;e3&amp;e4|e25&amp;e6&amp;e22&amp;e1&amp;e2&amp;e3&amp;e4|e25&amp;e6&amp;e22&amp;e13&amp;e15&amp;e3&amp;e4|e25&amp;e6&amp;e22&amp;e13&amp;e17&amp;e8&amp;e3&amp;e4|e25&amp;e6&amp;e7&amp;e20&amp;e1&amp;e2&amp;e3&amp;e4|e25&amp;e6&amp;e7&amp;e20&amp;e13&amp;e15&amp;e3&amp;e4|e25&amp;e6&amp;e7&amp;e8&amp;e3&amp;e4|e25&amp;e9</text:p>
          </table:table-cell>
          <table:table-cell office:value-type="float" office:value="0.0457942485809326" calcext:value-type="float">
            <text:p>0.0457942486</text:p>
          </table:table-cell>
          <table:table-cell office:value-type="float" office:value="2514" calcext:value-type="float">
            <text:p>2514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042447566986084" calcext:value-type="float">
            <text:p>0.042447567</text:p>
          </table:table-cell>
          <table:table-cell office:value-type="string" calcext:value-type="string">
            <text:p>e0&amp;e1&amp;e2&amp;e3&amp;e4&amp;e5&amp;e6&amp;e7|e0&amp;e1&amp;e2&amp;e8&amp;e5&amp;e6&amp;e7|e0&amp;e9&amp;e3&amp;e4&amp;e5&amp;e6&amp;e7|e0&amp;e9&amp;e8&amp;e5&amp;e6&amp;e7|e0&amp;e10&amp;e11&amp;e2&amp;e3&amp;e4&amp;e5&amp;e6&amp;e7|e0&amp;e10&amp;e11&amp;e2&amp;e8&amp;e5&amp;e6&amp;e7|e0&amp;e10&amp;e12&amp;e7|e13&amp;e3&amp;e14&amp;e10&amp;e12&amp;e7|e13&amp;e3&amp;e4&amp;e5&amp;e6&amp;e7|e13&amp;e8&amp;e15&amp;e14&amp;e10&amp;e12&amp;e7|e13&amp;e8&amp;e5&amp;e16&amp;e14&amp;e10&amp;e12&amp;e7|e13&amp;e8&amp;e5&amp;e6&amp;e7|e17&amp;e11&amp;e18&amp;e9&amp;e3&amp;e4&amp;e5&amp;e6&amp;e7|e17&amp;e11&amp;e18&amp;e9&amp;e8&amp;e5&amp;e6&amp;e7|e17&amp;e11&amp;e2&amp;e3&amp;e4&amp;e5&amp;e6&amp;e7|e17&amp;e11&amp;e2&amp;e8&amp;e5&amp;e6&amp;e7|e17&amp;e19&amp;e1&amp;e2&amp;e3&amp;e4&amp;e5&amp;e6&amp;e7|e17&amp;e19&amp;e1&amp;e2&amp;e8&amp;e5&amp;e6&amp;e7|e17&amp;e19&amp;e9&amp;e3&amp;e4&amp;e5&amp;e6&amp;e7|e17&amp;e19&amp;e9&amp;e8&amp;e5&amp;e6&amp;e7|e17&amp;e12&amp;e7</text:p>
          </table:table-cell>
          <table:table-cell office:value-type="float" office:value="0.00595903396606445" calcext:value-type="float">
            <text:p>0.005959034</text:p>
          </table:table-cell>
          <table:table-cell office:value-type="float" office:value="389" calcext:value-type="float">
            <text:p>389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39474868774414" calcext:value-type="float">
            <text:p>0.0001394749</text:p>
          </table:table-cell>
          <table:table-cell office:value-type="string" calcext:value-type="string">
            <text:p>e0</text:p>
          </table:table-cell>
          <table:table-cell office:value-type="float" office:value="0.0000128746032714844" calcext:value-type="float">
            <text:p>1.28746032714844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95:.E114])" office:value-type="float" office:value="395.845369815826" calcext:value-type="float">
            <text:p>395.8453698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order 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string" calcext:value-type="string">
            <text:p><text:s/>density</text:p>
          </table:table-cell>
          <table:table-cell office:value-type="string" calcext:value-type="string">
            <text:p><text:s/>num paths</text:p>
          </table:table-cell>
          <table:table-cell office:value-type="string" calcext:value-type="string">
            <text:p><text:s/>num edge</text:p>
          </table:table-cell>
          <table:table-cell office:value-type="string" calcext:value-type="string">
            <text:p><text:s/>construction time</text:p>
          </table:table-cell>
          <table:table-cell office:value-type="string" calcext:value-type="string">
            <text:p><text:s/>paths</text:p>
          </table:table-cell>
          <table:table-cell office:value-type="string" calcext:value-type="string">
            <text:p><text:s/>calculation time</text:p>
          </table:table-cell>
          <table:table-cell office:value-type="string" calcext:value-type="string">
            <text:p><text:s/>num path in bdd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0472719770189" calcext:value-type="float">
            <text:p>0.3104727198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0.288756608963013" calcext:value-type="float">
            <text:p>0.288756609</text:p>
          </table:table-cell>
          <table:table-cell office:value-type="string" calcext:value-type="string">
            <text:p>e1&amp;e0&amp;e4&amp;e3&amp;e2|e5&amp;e0&amp;e4&amp;e3&amp;e2&amp;e6&amp;e7|e0&amp;e8|e11&amp;e10&amp;e12&amp;e9&amp;e8|e13&amp;e10&amp;e6&amp;e9&amp;e8|e14&amp;e10&amp;e6&amp;e7&amp;e9&amp;e8|e15&amp;e10&amp;e16&amp;e12&amp;e9&amp;e8|e16&amp;e17&amp;e12&amp;e9&amp;e8|e18&amp;e13&amp;e16&amp;e6&amp;e17&amp;e9&amp;e8|e18&amp;e14&amp;e16&amp;e6&amp;e17&amp;e7&amp;e9&amp;e8|e19&amp;e11&amp;e17&amp;e12&amp;e9&amp;e8|e19&amp;e13&amp;e6&amp;e17&amp;e9&amp;e8|e19&amp;e14&amp;e6&amp;e17&amp;e7&amp;e9&amp;e8|e3&amp;e13&amp;e20&amp;e9&amp;e8|e3&amp;e14&amp;e20&amp;e7&amp;e9&amp;e8|e4&amp;e3&amp;e9|e13&amp;e21&amp;e20&amp;e8|e14&amp;e21&amp;e20&amp;e7&amp;e8|e11&amp;e2&amp;e10&amp;e21&amp;e20&amp;e12&amp;e7&amp;e8|e15&amp;e2&amp;e10&amp;e16&amp;e21&amp;e20&amp;e12&amp;e7&amp;e8|e2&amp;e16&amp;e21&amp;e20&amp;e17&amp;e12&amp;e7&amp;e8|e19&amp;e11&amp;e2&amp;e21&amp;e20&amp;e17&amp;e12&amp;e7&amp;e8|e4&amp;e21</text:p>
          </table:table-cell>
          <table:table-cell office:value-type="float" office:value="0.0378055572509766" calcext:value-type="float">
            <text:p>0.0378055573</text:p>
          </table:table-cell>
          <table:table-cell office:value-type="float" office:value="1929" calcext:value-type="float">
            <text:p>1929</text:p>
          </table:table-cell>
          <table:table-cell office:value-type="float" office:value="0.536506652832031" calcext:value-type="float">
            <text:p>0.5365066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84350128863" calcext:value-type="float">
            <text:p>0.32843501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0.593650102615356" calcext:value-type="float">
            <text:p>0.5936501026</text:p>
          </table:table-cell>
          <table:table-cell office:value-type="string" calcext:value-type="string">
            <text:p>e1&amp;e2&amp;e5&amp;e3&amp;e4&amp;e0|e1&amp;e2&amp;e6&amp;e0|e1&amp;e7&amp;e0|e10&amp;e9&amp;e8&amp;e7&amp;e0|e9&amp;e5&amp;e3&amp;e8&amp;e4&amp;e0|e9&amp;e3&amp;e8&amp;e12&amp;e11&amp;e7&amp;e0|e9&amp;e8&amp;e6&amp;e0|e2&amp;e5&amp;e13&amp;e3&amp;e8&amp;e12&amp;e4&amp;e0|e2&amp;e13&amp;e8&amp;e12&amp;e6&amp;e0|e13&amp;e8&amp;e12&amp;e7&amp;e0|e10&amp;e14&amp;e13&amp;e8&amp;e7&amp;e0|e5&amp;e14&amp;e13&amp;e3&amp;e8&amp;e4&amp;e0|e14&amp;e13&amp;e8&amp;e6&amp;e0|e5&amp;e15&amp;e8&amp;e4&amp;e0|e2&amp;e15&amp;e8&amp;e12&amp;e6&amp;e11&amp;e0|e15&amp;e8&amp;e12&amp;e11&amp;e7&amp;e0|e10&amp;e15&amp;e14&amp;e8&amp;e11&amp;e7&amp;e0|e15&amp;e14&amp;e8&amp;e6&amp;e11&amp;e0|e16&amp;e5&amp;e4&amp;e0|e16&amp;e2&amp;e12&amp;e6&amp;e11&amp;e0|e16&amp;e12&amp;e11&amp;e7&amp;e0|e17&amp;e16&amp;e10&amp;e9&amp;e11&amp;e7&amp;e0|e17&amp;e16&amp;e9&amp;e6&amp;e11&amp;e0|e16&amp;e10&amp;e14&amp;e11&amp;e7&amp;e0|e16&amp;e14&amp;e6&amp;e11&amp;e0|e10&amp;e9&amp;e18&amp;e7|e19&amp;e1&amp;e9&amp;e3&amp;e4&amp;e18&amp;e7|e9&amp;e5&amp;e3&amp;e4&amp;e18|e9&amp;e3&amp;e12&amp;e11&amp;e18&amp;e7|e9&amp;e6&amp;e18|e2&amp;e5&amp;e13&amp;e3&amp;e12&amp;e4&amp;e18|e2&amp;e13&amp;e12&amp;e6&amp;e18|e13&amp;e12&amp;e18&amp;e7|e10&amp;e14&amp;e13&amp;e18&amp;e7|e19&amp;e1&amp;e14&amp;e13&amp;e3&amp;e4&amp;e18&amp;e7|e5&amp;e14&amp;e13&amp;e3&amp;e4&amp;e18|e14&amp;e13&amp;e6&amp;e18|e19&amp;e1&amp;e2&amp;e15&amp;e6&amp;e4&amp;e18|e19&amp;e1&amp;e15&amp;e4&amp;e18&amp;e7|e5&amp;e15&amp;e4&amp;e18|e2&amp;e15&amp;e12&amp;e6&amp;e11&amp;e18|e15&amp;e12&amp;e11&amp;e18&amp;e7|e10&amp;e15&amp;e14&amp;e11&amp;e18&amp;e7|e15&amp;e14&amp;e6&amp;e11&amp;e18|e20&amp;e10&amp;e7|e20&amp;e19&amp;e1&amp;e3&amp;e4&amp;e7|e20&amp;e19&amp;e13&amp;e3&amp;e8&amp;e12&amp;e4&amp;e7|e20&amp;e5&amp;e3&amp;e4|e20&amp;e3&amp;e12&amp;e11&amp;e7|e20&amp;e6</text:p>
          </table:table-cell>
          <table:table-cell office:value-type="float" office:value="0.0573763847351074" calcext:value-type="float">
            <text:p>0.0573763847</text:p>
          </table:table-cell>
          <table:table-cell office:value-type="float" office:value="3287" calcext:value-type="float">
            <text:p>3287</text:p>
          </table:table-cell>
          <table:table-cell office:value-type="float" office:value="0.598304748535156" calcext:value-type="float">
            <text:p>0.59830474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2377450719665" calcext:value-type="float">
            <text:p>0.3523774507</text:p>
          </table:table-cell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 office:value-type="float" office:value="2.45075464248657" calcext:value-type="float">
            <text:p>2.4507546425</text:p>
          </table:table-cell>
          <table:table-cell office:value-type="string" calcext:value-type="string">
            <text:p>e3&amp;e2&amp;e6&amp;e1&amp;e4&amp;e7&amp;e5&amp;e0|e3&amp;e2&amp;e1&amp;e8&amp;e7&amp;e0|e3&amp;e2&amp;e1&amp;e9&amp;e0|e11&amp;e12&amp;e2&amp;e10&amp;e1&amp;e9&amp;e0|e2&amp;e10&amp;e1&amp;e7&amp;e0|e10&amp;e1&amp;e14&amp;e4&amp;e15&amp;e13&amp;e7&amp;e5&amp;e0|e6&amp;e1&amp;e14&amp;e4&amp;e13&amp;e7&amp;e5&amp;e0|e1&amp;e14&amp;e8&amp;e13&amp;e7&amp;e0|e1&amp;e9&amp;e14&amp;e13&amp;e0|e1&amp;e13&amp;e16&amp;e0|e3&amp;e18&amp;e15&amp;e8&amp;e17&amp;e13&amp;e16&amp;e5&amp;e0|e3&amp;e15&amp;e8&amp;e17&amp;e7&amp;e5&amp;e0|e3&amp;e9&amp;e15&amp;e17&amp;e5&amp;e0|e10&amp;e9&amp;e18&amp;e14&amp;e15&amp;e17&amp;e13&amp;e5&amp;e0|e10&amp;e18&amp;e15&amp;e17&amp;e13&amp;e16&amp;e5&amp;e0|e10&amp;e15&amp;e17&amp;e7&amp;e5&amp;e0|e12&amp;e18&amp;e8&amp;e17&amp;e13&amp;e16&amp;e5&amp;e0|e12&amp;e8&amp;e17&amp;e7&amp;e5&amp;e0|e12&amp;e9&amp;e17&amp;e5&amp;e0|e3&amp;e2&amp;e6&amp;e9&amp;e18&amp;e17&amp;e5&amp;e0|e6&amp;e9&amp;e18&amp;e14&amp;e17&amp;e13&amp;e5&amp;e0|e6&amp;e18&amp;e17&amp;e13&amp;e16&amp;e5&amp;e0|e6&amp;e17&amp;e7&amp;e5&amp;e0|e19&amp;e18&amp;e8&amp;e17&amp;e13&amp;e16&amp;e0|e19&amp;e8&amp;e17&amp;e7&amp;e0|e19&amp;e9&amp;e17&amp;e0|e20&amp;e10&amp;e14&amp;e4&amp;e15&amp;e7&amp;e5&amp;e0|e20&amp;e6&amp;e14&amp;e4&amp;e7&amp;e5&amp;e0|e20&amp;e14&amp;e8&amp;e7&amp;e0|e20&amp;e9&amp;e14&amp;e0|e20&amp;e16&amp;e0|e21&amp;e10&amp;e14&amp;e4&amp;e15&amp;e7&amp;e5|e21&amp;e6&amp;e14&amp;e4&amp;e7&amp;e5|e21&amp;e14&amp;e8&amp;e7|e21&amp;e9&amp;e14|e21&amp;e16|e23&amp;e1&amp;e22&amp;e4&amp;e15&amp;e13&amp;e16&amp;e5|e23&amp;e20&amp;e22&amp;e4&amp;e15&amp;e16&amp;e5|e10&amp;e22&amp;e18&amp;e4&amp;e15&amp;e13&amp;e16&amp;e5|e10&amp;e22&amp;e4&amp;e15&amp;e7&amp;e5|e23&amp;e2&amp;e20&amp;e6&amp;e22&amp;e18&amp;e4&amp;e16&amp;e5|e6&amp;e22&amp;e18&amp;e4&amp;e13&amp;e16&amp;e5|e6&amp;e22&amp;e4&amp;e7&amp;e5|e11&amp;e23&amp;e1&amp;e22&amp;e8&amp;e15&amp;e13&amp;e16|e11&amp;e23&amp;e20&amp;e22&amp;e8&amp;e15&amp;e16|e23&amp;e2&amp;e20&amp;e22&amp;e18&amp;e8&amp;e16|e22&amp;e18&amp;e8&amp;e13&amp;e16|e22&amp;e8&amp;e7|e9&amp;e22</text:p>
          </table:table-cell>
          <table:table-cell office:value-type="float" office:value="0.118807554244995" calcext:value-type="float">
            <text:p>0.1188075542</text:p>
          </table:table-cell>
          <table:table-cell office:value-type="float" office:value="6521" calcext:value-type="float">
            <text:p>6521</text:p>
          </table:table-cell>
          <table:table-cell office:value-type="float" office:value="0.635771751403809" calcext:value-type="float">
            <text:p>0.6357717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0330031605506" calcext:value-type="float">
            <text:p>0.4503300316</text:p>
          </table:table-cell>
          <table:table-cell office:value-type="float" office:value="146" calcext:value-type="float">
            <text:p>146</text:p>
          </table:table-cell>
          <table:table-cell office:value-type="float" office:value="1099" calcext:value-type="float">
            <text:p>1099</text:p>
          </table:table-cell>
          <table:table-cell office:value-type="float" office:value="54.5079729557037" calcext:value-type="float">
            <text:p>54.5079729557</text:p>
          </table:table-cell>
          <table:table-cell office:value-type="string" calcext:value-type="string">
            <text:p>e4&amp;e3&amp;e0&amp;e6&amp;e7&amp;e1&amp;e2&amp;e8&amp;e5|e3&amp;e0&amp;e1&amp;e2&amp;e8&amp;e9|e10&amp;e11&amp;e0&amp;e6&amp;e1&amp;e2&amp;e8&amp;e9&amp;e5|e10&amp;e0&amp;e6&amp;e7&amp;e1&amp;e2&amp;e8&amp;e5|e0&amp;e1&amp;e2&amp;e12|e13&amp;e11&amp;e0&amp;e6&amp;e1&amp;e8&amp;e9&amp;e5|e13&amp;e0&amp;e6&amp;e7&amp;e1&amp;e8&amp;e5|e13&amp;e3&amp;e14&amp;e0&amp;e1&amp;e8&amp;e9|e13&amp;e14&amp;e0&amp;e1&amp;e12|e0&amp;e15&amp;e1|e17&amp;e4&amp;e16&amp;e0&amp;e6&amp;e2&amp;e12&amp;e5|e17&amp;e4&amp;e16&amp;e0&amp;e6&amp;e15&amp;e5|e4&amp;e16&amp;e0&amp;e6&amp;e7&amp;e8&amp;e5|e18&amp;e4&amp;e16&amp;e0&amp;e2&amp;e12|e18&amp;e4&amp;e16&amp;e0&amp;e15|e4&amp;e16&amp;e14&amp;e0&amp;e12|e19&amp;e17&amp;e16&amp;e0&amp;e6&amp;e2&amp;e12&amp;e9&amp;e5|e19&amp;e17&amp;e16&amp;e0&amp;e6&amp;e15&amp;e9&amp;e5|e19&amp;e18&amp;e16&amp;e0&amp;e2&amp;e12&amp;e9|e19&amp;e18&amp;e16&amp;e0&amp;e15&amp;e9|e19&amp;e16&amp;e14&amp;e0&amp;e12&amp;e9|e16&amp;e0&amp;e8&amp;e9|e17&amp;e4&amp;e3&amp;e20&amp;e0&amp;e6&amp;e15&amp;e5|e4&amp;e3&amp;e20&amp;e0&amp;e6&amp;e7&amp;e8&amp;e5|e18&amp;e4&amp;e3&amp;e20&amp;e0&amp;e15|e19&amp;e17&amp;e3&amp;e20&amp;e0&amp;e6&amp;e15&amp;e9&amp;e5|e19&amp;e18&amp;e3&amp;e20&amp;e0&amp;e15&amp;e9|e3&amp;e20&amp;e0&amp;e8&amp;e9|e10&amp;e17&amp;e20&amp;e0&amp;e6&amp;e15&amp;e5|e10&amp;e11&amp;e20&amp;e0&amp;e6&amp;e8&amp;e9&amp;e5|e10&amp;e20&amp;e0&amp;e6&amp;e7&amp;e8&amp;e5|e10&amp;e18&amp;e20&amp;e0&amp;e15|e20&amp;e0&amp;e12|e22&amp;e17&amp;e16&amp;e2&amp;e8&amp;e9&amp;e21|e17&amp;e3&amp;e2&amp;e8&amp;e9&amp;e21|e10&amp;e17&amp;e16&amp;e23&amp;e2&amp;e8&amp;e9&amp;e21&amp;e5|e17&amp;e2&amp;e12&amp;e21|e17&amp;e13&amp;e16&amp;e23&amp;e8&amp;e9&amp;e21&amp;e5|e17&amp;e13&amp;e3&amp;e20&amp;e23&amp;e8&amp;e9&amp;e21&amp;e5|e17&amp;e13&amp;e20&amp;e23&amp;e12&amp;e21&amp;e5|e22&amp;e17&amp;e13&amp;e16&amp;e14&amp;e8&amp;e9&amp;e21|e17&amp;e13&amp;e3&amp;e14&amp;e8&amp;e9&amp;e21|e17&amp;e13&amp;e14&amp;e12&amp;e21|e17&amp;e15&amp;e21|e24&amp;e11&amp;e1&amp;e2&amp;e12&amp;e21|e24&amp;e13&amp;e11&amp;e14&amp;e1&amp;e12&amp;e21|e24&amp;e11&amp;e15&amp;e1&amp;e21|e10&amp;e24&amp;e18&amp;e11&amp;e20&amp;e15&amp;e21|e24&amp;e11&amp;e20&amp;e12&amp;e21|e4&amp;e11&amp;e23&amp;e1&amp;e2&amp;e12&amp;e21&amp;e5|e4&amp;e11&amp;e23&amp;e15&amp;e1&amp;e21&amp;e5|e4&amp;e11&amp;e20&amp;e23&amp;e12&amp;e21&amp;e5|e18&amp;e4&amp;e11&amp;e2&amp;e12&amp;e21|e18&amp;e4&amp;e11&amp;e15&amp;e21|e22&amp;e4&amp;e11&amp;e14&amp;e15&amp;e1&amp;e21|e4&amp;e11&amp;e14&amp;e12&amp;e21|e19&amp;e11&amp;e23&amp;e1&amp;e2&amp;e12&amp;e9&amp;e21&amp;e5|e19&amp;e11&amp;e23&amp;e15&amp;e1&amp;e9&amp;e21&amp;e5|e19&amp;e11&amp;e20&amp;e23&amp;e12&amp;e9&amp;e21&amp;e5|e19&amp;e18&amp;e11&amp;e2&amp;e12&amp;e9&amp;e21|e19&amp;e18&amp;e11&amp;e15&amp;e9&amp;e21|e22&amp;e19&amp;e11&amp;e14&amp;e15&amp;e1&amp;e9&amp;e21|e19&amp;e11&amp;e14&amp;e12&amp;e9&amp;e21|e11&amp;e8&amp;e9&amp;e21|e25&amp;e3&amp;e23&amp;e1&amp;e2&amp;e8&amp;e9&amp;e21&amp;e5|e25&amp;e23&amp;e1&amp;e2&amp;e12&amp;e21&amp;e5|e25&amp;e23&amp;e15&amp;e1&amp;e21&amp;e5|e25&amp;e16&amp;e23&amp;e8&amp;e9&amp;e21&amp;e5|e25&amp;e3&amp;e20&amp;e23&amp;e8&amp;e9&amp;e21&amp;e5|e25&amp;e20&amp;e23&amp;e12&amp;e21&amp;e5|e25&amp;e22&amp;e18&amp;e16&amp;e2&amp;e8&amp;e9&amp;e21|e25&amp;e18&amp;e3&amp;e2&amp;e8&amp;e9&amp;e21|e25&amp;e18&amp;e2&amp;e12&amp;e21|e25&amp;e18&amp;e15&amp;e21|e25&amp;e22&amp;e14&amp;e15&amp;e1&amp;e21|e25&amp;e22&amp;e16&amp;e14&amp;e8&amp;e9&amp;e21|e25&amp;e24&amp;e3&amp;e14&amp;e15&amp;e1&amp;e21|e25&amp;e3&amp;e14&amp;e8&amp;e9&amp;e21|e25&amp;e14&amp;e12&amp;e21|e26&amp;e24&amp;e7&amp;e1&amp;e2&amp;e12&amp;e21|e26&amp;e24&amp;e13&amp;e14&amp;e7&amp;e1&amp;e12&amp;e21|e26&amp;e24&amp;e7&amp;e15&amp;e1&amp;e21|e10&amp;e26&amp;e24&amp;e18&amp;e20&amp;e7&amp;e15&amp;e21|e26&amp;e24&amp;e20&amp;e7&amp;e12&amp;e21|e26&amp;e4&amp;e23&amp;e7&amp;e1&amp;e2&amp;e12&amp;e21&amp;e5|e26&amp;e4&amp;e23&amp;e7&amp;e15&amp;e1&amp;e21&amp;e5|e26&amp;e4&amp;e20&amp;e23&amp;e7&amp;e12&amp;e21&amp;e5|e26&amp;e18&amp;e4&amp;e7&amp;e2&amp;e12&amp;e21|e26&amp;e18&amp;e4&amp;e7&amp;e15&amp;e21|e26&amp;e22&amp;e4&amp;e14&amp;e7&amp;e15&amp;e1&amp;e21|e26&amp;e4&amp;e14&amp;e7&amp;e12&amp;e21|e19&amp;e23&amp;e7&amp;e1&amp;e2&amp;e12&amp;e21&amp;e5|e19&amp;e23&amp;e7&amp;e15&amp;e1&amp;e21&amp;e5|e19&amp;e20&amp;e23&amp;e7&amp;e12&amp;e21&amp;e5|e19&amp;e18&amp;e7&amp;e2&amp;e12&amp;e21|e19&amp;e18&amp;e7&amp;e15&amp;e21|e22&amp;e19&amp;e14&amp;e7&amp;e15&amp;e1&amp;e21|e24&amp;e19&amp;e3&amp;e14&amp;e7&amp;e15&amp;e1&amp;e21|e19&amp;e14&amp;e7&amp;e12&amp;e21|e7&amp;e8&amp;e21|e22&amp;e27&amp;e4&amp;e16&amp;e6&amp;e7&amp;e2&amp;e8&amp;e5|e22&amp;e27&amp;e16&amp;e2&amp;e8&amp;e9|e27&amp;e4&amp;e3&amp;e6&amp;e7&amp;e2&amp;e8&amp;e5|e27&amp;e3&amp;e2&amp;e8&amp;e9|e10&amp;e27&amp;e16&amp;e23&amp;e2&amp;e8&amp;e9&amp;e5|e10&amp;e27&amp;e11&amp;e6&amp;e2&amp;e8&amp;e9&amp;e5|e10&amp;e27&amp;e6&amp;e7&amp;e2&amp;e8&amp;e5|e27&amp;e2&amp;e12|e27&amp;e13&amp;e16&amp;e23&amp;e8&amp;e9&amp;e5|e27&amp;e13&amp;e3&amp;e20&amp;e23&amp;e8&amp;e9&amp;e5|e27&amp;e13&amp;e20&amp;e23&amp;e12&amp;e5|e27&amp;e24&amp;e13&amp;e11&amp;e20&amp;e6&amp;e12&amp;e5|e27&amp;e13&amp;e11&amp;e6&amp;e8&amp;e9&amp;e5|e26&amp;e27&amp;e24&amp;e13&amp;e20&amp;e6&amp;e7&amp;e12&amp;e5|e27&amp;e13&amp;e6&amp;e7&amp;e8&amp;e5|e22&amp;e27&amp;e13&amp;e16&amp;e14&amp;e8&amp;e9|e27&amp;e13&amp;e3&amp;e14&amp;e8&amp;e9|e27&amp;e13&amp;e14&amp;e12|e27&amp;e15|e28&amp;e3&amp;e23&amp;e1&amp;e2&amp;e8&amp;e9&amp;e5|e28&amp;e23&amp;e1&amp;e2&amp;e12&amp;e5|e28&amp;e23&amp;e15&amp;e1&amp;e5|e28&amp;e16&amp;e23&amp;e8&amp;e9&amp;e5|e28&amp;e3&amp;e20&amp;e23&amp;e8&amp;e9&amp;e5|e28&amp;e20&amp;e23&amp;e12&amp;e5|e22&amp;e17&amp;e28&amp;e16&amp;e6&amp;e2&amp;e8&amp;e9&amp;e5|e17&amp;e28&amp;e3&amp;e6&amp;e2&amp;e8&amp;e9&amp;e5|e17&amp;e28&amp;e6&amp;e2&amp;e12&amp;e5|e17&amp;e28&amp;e6&amp;e15&amp;e5|e24&amp;e28&amp;e11&amp;e6&amp;e1&amp;e2&amp;e12&amp;e5|e24&amp;e28&amp;e11&amp;e6&amp;e15&amp;e1&amp;e5|e24&amp;e28&amp;e11&amp;e20&amp;e6&amp;e12&amp;e5|e28&amp;e11&amp;e6&amp;e8&amp;e9&amp;e5|e26&amp;e24&amp;e28&amp;e6&amp;e7&amp;e1&amp;e2&amp;e12&amp;e5|e26&amp;e24&amp;e28&amp;e6&amp;e7&amp;e15&amp;e1&amp;e5|e26&amp;e24&amp;e28&amp;e20&amp;e6&amp;e7&amp;e12&amp;e5|e28&amp;e6&amp;e7&amp;e8&amp;e5|e22&amp;e18&amp;e28&amp;e16&amp;e2&amp;e8&amp;e9|e18&amp;e28&amp;e3&amp;e2&amp;e8&amp;e9|e18&amp;e28&amp;e2&amp;e12|e18&amp;e28&amp;e15|e22&amp;e28&amp;e14&amp;e15&amp;e1|e22&amp;e28&amp;e16&amp;e14&amp;e8&amp;e9|e24&amp;e28&amp;e3&amp;e14&amp;e15&amp;e1|e28&amp;e3&amp;e14&amp;e8&amp;e9|e28&amp;e14&amp;e12</text:p>
          </table:table-cell>
          <table:table-cell office:value-type="float" office:value="1.70472764968872" calcext:value-type="float">
            <text:p>1.7047276497</text:p>
          </table:table-cell>
          <table:table-cell office:value-type="float" office:value="76926" calcext:value-type="float">
            <text:p>76926</text:p>
          </table:table-cell>
          <table:table-cell office:value-type="float" office:value="0.698755741119385" calcext:value-type="float">
            <text:p>0.6987557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715483250604" calcext:value-type="float">
            <text:p>0.3317154833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0.259417533874512" calcext:value-type="float">
            <text:p>0.2594175339</text:p>
          </table:table-cell>
          <table:table-cell office:value-type="string" calcext:value-type="string">
            <text:p>e3&amp;e2&amp;e4&amp;e0&amp;e1|e7&amp;e2&amp;e6&amp;e4&amp;e0&amp;e1&amp;e5|e2&amp;e8&amp;e0&amp;e1&amp;e5|e9&amp;e3&amp;e4&amp;e0&amp;e1&amp;e10|e9&amp;e7&amp;e6&amp;e4&amp;e0&amp;e1&amp;e10&amp;e5|e9&amp;e8&amp;e0&amp;e1&amp;e10&amp;e5|e0&amp;e11&amp;e1|e2&amp;e12&amp;e8&amp;e13&amp;e0&amp;e5|e9&amp;e12&amp;e8&amp;e13&amp;e0&amp;e10&amp;e5|e12&amp;e13&amp;e0&amp;e11|e12&amp;e4&amp;e0|e14&amp;e3&amp;e13&amp;e0&amp;e11&amp;e10|e14&amp;e3&amp;e4&amp;e0&amp;e10|e14&amp;e7&amp;e6&amp;e13&amp;e0&amp;e11&amp;e10&amp;e5|e14&amp;e7&amp;e6&amp;e4&amp;e0&amp;e10&amp;e5|e14&amp;e8&amp;e0&amp;e10&amp;e5|e15&amp;e2&amp;e8&amp;e13&amp;e5|e9&amp;e15&amp;e8&amp;e13&amp;e10&amp;e5|e15&amp;e13&amp;e11|e16&amp;e15&amp;e2&amp;e8&amp;e1&amp;e5|e16&amp;e9&amp;e15&amp;e8&amp;e1&amp;e10&amp;e5|e16&amp;e15&amp;e11&amp;e1|e16&amp;e14&amp;e15&amp;e8&amp;e10&amp;e5|e15&amp;e4|e3&amp;e13&amp;e11&amp;e17&amp;e10|e16&amp;e3&amp;e11&amp;e1&amp;e17&amp;e10|e3&amp;e4&amp;e17&amp;e10|e18&amp;e11&amp;e1&amp;e17&amp;e10&amp;e5|e18&amp;e12&amp;e13&amp;e11&amp;e17&amp;e10&amp;e5|e18&amp;e12&amp;e4&amp;e17&amp;e10&amp;e5|e19&amp;e6&amp;e11&amp;e1&amp;e17&amp;e10&amp;e5|e19&amp;e6&amp;e12&amp;e13&amp;e11&amp;e17&amp;e10&amp;e5|e19&amp;e6&amp;e12&amp;e4&amp;e17&amp;e10&amp;e5|e7&amp;e6&amp;e13&amp;e11&amp;e17&amp;e10&amp;e5|e16&amp;e7&amp;e6&amp;e11&amp;e1&amp;e17&amp;e10&amp;e5|e7&amp;e6&amp;e4&amp;e17&amp;e10&amp;e5|e8&amp;e17&amp;e10&amp;e5|e20&amp;e3&amp;e2&amp;e4&amp;e1&amp;e17|e20&amp;e7&amp;e2&amp;e6&amp;e4&amp;e1&amp;e17&amp;e5|e20&amp;e2&amp;e8&amp;e1&amp;e17&amp;e5|e20&amp;e11&amp;e1&amp;e17|e20&amp;e2&amp;e12&amp;e8&amp;e13&amp;e17&amp;e5|e20&amp;e12&amp;e13&amp;e11&amp;e17|e20&amp;e12&amp;e4&amp;e17</text:p>
          </table:table-cell>
          <table:table-cell office:value-type="float" office:value="0.0147035121917725" calcext:value-type="float">
            <text:p>0.0147035122</text:p>
          </table:table-cell>
          <table:table-cell office:value-type="float" office:value="920" calcext:value-type="float">
            <text:p>920</text:p>
          </table:table-cell>
          <table:table-cell office:value-type="float" office:value="0.5589599609375" calcext:value-type="float">
            <text:p>0.5589599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3405640548082" calcext:value-type="float">
            <text:p>0.3634056405</text:p>
          </table:table-cell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0.0414168834686279" calcext:value-type="float">
            <text:p>0.0414168835</text:p>
          </table:table-cell>
          <table:table-cell office:value-type="string" calcext:value-type="string">
            <text:p>e2&amp;e1&amp;e3&amp;e0|e7&amp;e1&amp;e6&amp;e3&amp;e5&amp;e4&amp;e0|e8&amp;e1&amp;e6&amp;e5&amp;e4&amp;e0|e9&amp;e11&amp;e1&amp;e10&amp;e5&amp;e4&amp;e0|e12&amp;e1&amp;e3&amp;e4&amp;e0|e13&amp;e11&amp;e1&amp;e10&amp;e4&amp;e0|e7&amp;e15&amp;e6&amp;e3&amp;e10&amp;e14&amp;e5&amp;e0|e15&amp;e8&amp;e6&amp;e10&amp;e14&amp;e5&amp;e0|e12&amp;e15&amp;e3&amp;e10&amp;e14&amp;e0|e11&amp;e10&amp;e14&amp;e0|e2&amp;e16&amp;e3&amp;e14&amp;e0|e7&amp;e16&amp;e6&amp;e3&amp;e14&amp;e5&amp;e4&amp;e0|e16&amp;e8&amp;e6&amp;e14&amp;e5&amp;e4&amp;e0|e12&amp;e16&amp;e3&amp;e14&amp;e4&amp;e0|e18&amp;e8&amp;e17&amp;e1&amp;e6&amp;e5&amp;e4|e9&amp;e18&amp;e11&amp;e17&amp;e1&amp;e10&amp;e5&amp;e4|e13&amp;e18&amp;e11&amp;e17&amp;e1&amp;e10&amp;e4|e15&amp;e18&amp;e8&amp;e17&amp;e6&amp;e10&amp;e14&amp;e5|e18&amp;e11&amp;e17&amp;e10&amp;e14|e16&amp;e18&amp;e8&amp;e17&amp;e6&amp;e14&amp;e5&amp;e4|e17&amp;e3|e19</text:p>
          </table:table-cell>
          <table:table-cell office:value-type="float" office:value="0.0111560821533203" calcext:value-type="float">
            <text:p>0.0111560822</text:p>
          </table:table-cell>
          <table:table-cell office:value-type="float" office:value="726" calcext:value-type="float">
            <text:p>726</text:p>
          </table:table-cell>
          <table:table-cell office:value-type="float" office:value="0.683670043945313" calcext:value-type="float">
            <text:p>0.68367004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331886734111" calcext:value-type="float">
            <text:p>0.343318867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0114202499389648" calcext:value-type="float">
            <text:p>0.0114202499</text:p>
          </table:table-cell>
          <table:table-cell office:value-type="string" calcext:value-type="string">
            <text:p>e2&amp;e3&amp;e0&amp;e1&amp;e5&amp;e4&amp;e6|e0&amp;e1&amp;e7&amp;e6|e0&amp;e8&amp;e9&amp;e5&amp;e4&amp;e6|e10&amp;e0&amp;e8&amp;e9&amp;e7&amp;e4&amp;e6|e12&amp;e2&amp;e3&amp;e5&amp;e11&amp;e4&amp;e6|e12&amp;e7&amp;e11&amp;e6|e2&amp;e3&amp;e13&amp;e1&amp;e5&amp;e11&amp;e4&amp;e6|e13&amp;e1&amp;e7&amp;e11&amp;e6|e13&amp;e8&amp;e9&amp;e5&amp;e11&amp;e4&amp;e6|e10&amp;e13&amp;e8&amp;e9&amp;e7&amp;e11&amp;e4&amp;e6|e14</text:p>
          </table:table-cell>
          <table:table-cell office:value-type="float" office:value="0.00296902656555176" calcext:value-type="float">
            <text:p>0.0029690266</text:p>
          </table:table-cell>
          <table:table-cell office:value-type="float" office:value="228" calcext:value-type="float">
            <text:p>228</text:p>
          </table:table-cell>
          <table:table-cell office:value-type="float" office:value="0.56890869140625" calcext:value-type="float">
            <text:p>0.5689086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9367167421315" calcext:value-type="float">
            <text:p>0.4293671674</text:p>
          </table:table-cell>
          <table:table-cell office:value-type="float" office:value="159" calcext:value-type="float">
            <text:p>159</text:p>
          </table:table-cell>
          <table:table-cell office:value-type="float" office:value="1214" calcext:value-type="float">
            <text:p>1214</text:p>
          </table:table-cell>
          <table:table-cell office:value-type="float" office:value="305.571640253067" calcext:value-type="float">
            <text:p>305.5716402531</text:p>
          </table:table-cell>
          <table:table-cell office:value-type="string" calcext:value-type="string">
            <text:p>e5&amp;e8&amp;e0&amp;e6&amp;e2&amp;e3&amp;e1&amp;e4&amp;e7|e5&amp;e0&amp;e9&amp;e2&amp;e3&amp;e1&amp;e4|e10&amp;e8&amp;e0&amp;e2&amp;e3&amp;e1&amp;e4|e11&amp;e12&amp;e0&amp;e9&amp;e2&amp;e3&amp;e1|e11&amp;e5&amp;e0&amp;e9&amp;e2&amp;e3&amp;e13&amp;e1&amp;e7|e11&amp;e8&amp;e0&amp;e2&amp;e3&amp;e1&amp;e7|e5&amp;e0&amp;e9&amp;e2&amp;e3&amp;e14&amp;e13&amp;e1|e8&amp;e0&amp;e2&amp;e3&amp;e14&amp;e1|e10&amp;e8&amp;e15&amp;e0&amp;e6&amp;e2&amp;e1&amp;e4&amp;e16|e8&amp;e15&amp;e0&amp;e6&amp;e2&amp;e14&amp;e1&amp;e16|e8&amp;e15&amp;e0&amp;e6&amp;e2&amp;e1&amp;e7|e15&amp;e0&amp;e9&amp;e2&amp;e1|e0&amp;e1&amp;e17|e15&amp;e18&amp;e0&amp;e19&amp;e9&amp;e2&amp;e4&amp;e16|e18&amp;e0&amp;e19&amp;e17&amp;e4&amp;e16|e5&amp;e18&amp;e0&amp;e9&amp;e4&amp;e16|e21&amp;e10&amp;e18&amp;e0&amp;e20&amp;e17&amp;e4&amp;e16|e10&amp;e15&amp;e18&amp;e0&amp;e9&amp;e20&amp;e4&amp;e16|e10&amp;e8&amp;e18&amp;e0&amp;e4&amp;e16|e21&amp;e18&amp;e0&amp;e14&amp;e20&amp;e17&amp;e16|e15&amp;e18&amp;e0&amp;e9&amp;e14&amp;e20&amp;e16|e15&amp;e18&amp;e0&amp;e19&amp;e9&amp;e2&amp;e14&amp;e13&amp;e16|e18&amp;e0&amp;e19&amp;e14&amp;e13&amp;e17&amp;e16|e5&amp;e18&amp;e0&amp;e9&amp;e14&amp;e13&amp;e16|e8&amp;e18&amp;e0&amp;e14&amp;e16|e12&amp;e18&amp;e0&amp;e9|e18&amp;e0&amp;e19&amp;e3&amp;e20&amp;e17&amp;e4&amp;e7|e5&amp;e18&amp;e0&amp;e9&amp;e3&amp;e20&amp;e4&amp;e7|e21&amp;e18&amp;e0&amp;e20&amp;e17&amp;e7|e15&amp;e18&amp;e0&amp;e9&amp;e20&amp;e7|e15&amp;e18&amp;e0&amp;e19&amp;e9&amp;e2&amp;e13&amp;e7|e18&amp;e0&amp;e19&amp;e13&amp;e17&amp;e7|e5&amp;e18&amp;e0&amp;e9&amp;e13&amp;e7|e8&amp;e18&amp;e0&amp;e7|e0&amp;e22|e15&amp;e19&amp;e24&amp;e2&amp;e22&amp;e4&amp;e16&amp;e23|e15&amp;e19&amp;e9&amp;e2&amp;e4&amp;e16&amp;e23|e25&amp;e19&amp;e22&amp;e4&amp;e16&amp;e23|e19&amp;e17&amp;e4&amp;e16&amp;e23|e26&amp;e15&amp;e9&amp;e2&amp;e1&amp;e4&amp;e16&amp;e23|e26&amp;e1&amp;e17&amp;e4&amp;e16&amp;e23|e26&amp;e22&amp;e4&amp;e16&amp;e23|e5&amp;e24&amp;e1&amp;e17&amp;e4&amp;e16&amp;e23|e5&amp;e24&amp;e22&amp;e4&amp;e16&amp;e23|e5&amp;e9&amp;e4&amp;e16&amp;e23|e25&amp;e21&amp;e10&amp;e22&amp;e20&amp;e4&amp;e16&amp;e23|e21&amp;e10&amp;e20&amp;e17&amp;e4&amp;e16&amp;e23|e10&amp;e15&amp;e24&amp;e20&amp;e1&amp;e17&amp;e4&amp;e16&amp;e23|e10&amp;e15&amp;e24&amp;e22&amp;e20&amp;e4&amp;e16&amp;e23|e10&amp;e15&amp;e9&amp;e20&amp;e4&amp;e16&amp;e23|e10&amp;e8&amp;e4&amp;e16&amp;e23|e27&amp;e15&amp;e9&amp;e2&amp;e1&amp;e16&amp;e23|e27&amp;e1&amp;e17&amp;e16&amp;e23|e27&amp;e22&amp;e16&amp;e23|e25&amp;e21&amp;e14&amp;e22&amp;e20&amp;e16&amp;e23|e21&amp;e14&amp;e20&amp;e17&amp;e16&amp;e23|e15&amp;e24&amp;e14&amp;e20&amp;e1&amp;e17&amp;e16&amp;e23|e15&amp;e24&amp;e14&amp;e22&amp;e20&amp;e16&amp;e23|e15&amp;e9&amp;e14&amp;e20&amp;e16&amp;e23|e15&amp;e19&amp;e24&amp;e2&amp;e14&amp;e13&amp;e22&amp;e16&amp;e23|e15&amp;e19&amp;e9&amp;e2&amp;e14&amp;e13&amp;e16&amp;e23|e25&amp;e19&amp;e14&amp;e13&amp;e22&amp;e16&amp;e23|e19&amp;e14&amp;e13&amp;e17&amp;e16&amp;e23|e26&amp;e15&amp;e9&amp;e2&amp;e14&amp;e13&amp;e1&amp;e16&amp;e23|e26&amp;e14&amp;e13&amp;e1&amp;e17&amp;e16&amp;e23|e26&amp;e14&amp;e13&amp;e22&amp;e16&amp;e23|e5&amp;e24&amp;e14&amp;e13&amp;e1&amp;e17&amp;e16&amp;e23|e5&amp;e24&amp;e14&amp;e13&amp;e22&amp;e16&amp;e23|e5&amp;e9&amp;e14&amp;e13&amp;e16&amp;e23|e8&amp;e14&amp;e16&amp;e23|e28&amp;e5&amp;e9&amp;e2&amp;e3&amp;e1&amp;e4&amp;e23|e28&amp;e10&amp;e8&amp;e2&amp;e3&amp;e1&amp;e4&amp;e23|e28&amp;e5&amp;e9&amp;e2&amp;e3&amp;e14&amp;e13&amp;e1&amp;e23|e28&amp;e8&amp;e2&amp;e3&amp;e14&amp;e1&amp;e23|e28&amp;e15&amp;e9&amp;e2&amp;e1&amp;e23|e28&amp;e1&amp;e17&amp;e23|e28&amp;e22&amp;e23|e12&amp;e10&amp;e8&amp;e24&amp;e2&amp;e3&amp;e1&amp;e4&amp;e23|e12&amp;e8&amp;e24&amp;e2&amp;e3&amp;e14&amp;e1&amp;e23|e12&amp;e24&amp;e1&amp;e17&amp;e23|e12&amp;e24&amp;e22&amp;e23|e12&amp;e9&amp;e23|e25&amp;e19&amp;e3&amp;e22&amp;e20&amp;e4&amp;e7&amp;e23|e19&amp;e3&amp;e20&amp;e17&amp;e4&amp;e7&amp;e23|e26&amp;e3&amp;e20&amp;e1&amp;e17&amp;e4&amp;e7&amp;e23|e26&amp;e3&amp;e22&amp;e20&amp;e4&amp;e7&amp;e23|e5&amp;e24&amp;e3&amp;e20&amp;e1&amp;e17&amp;e4&amp;e7&amp;e23|e5&amp;e24&amp;e3&amp;e22&amp;e20&amp;e4&amp;e7&amp;e23|e5&amp;e9&amp;e3&amp;e20&amp;e4&amp;e7&amp;e23|e27&amp;e3&amp;e20&amp;e1&amp;e17&amp;e7&amp;e23|e27&amp;e3&amp;e22&amp;e20&amp;e7&amp;e23|e25&amp;e21&amp;e22&amp;e20&amp;e7&amp;e23|e21&amp;e20&amp;e17&amp;e7&amp;e23|e15&amp;e24&amp;e20&amp;e1&amp;e17&amp;e7&amp;e23|e15&amp;e24&amp;e22&amp;e20&amp;e7&amp;e23|e15&amp;e9&amp;e20&amp;e7&amp;e23|e27&amp;e19&amp;e2&amp;e3&amp;e13&amp;e22&amp;e7&amp;e23|e15&amp;e19&amp;e24&amp;e2&amp;e13&amp;e22&amp;e7&amp;e23|e15&amp;e19&amp;e9&amp;e2&amp;e13&amp;e7&amp;e23|e25&amp;e19&amp;e13&amp;e22&amp;e7&amp;e23|e19&amp;e13&amp;e17&amp;e7&amp;e23|e26&amp;e15&amp;e9&amp;e2&amp;e13&amp;e1&amp;e7&amp;e23|e26&amp;e13&amp;e1&amp;e17&amp;e7&amp;e23|e26&amp;e13&amp;e22&amp;e7&amp;e23|e5&amp;e24&amp;e13&amp;e1&amp;e17&amp;e7&amp;e23|e5&amp;e24&amp;e13&amp;e22&amp;e7&amp;e23|e5&amp;e9&amp;e13&amp;e7&amp;e23|e8&amp;e7&amp;e23|e10&amp;e8&amp;e24&amp;e2&amp;e3&amp;e29&amp;e1&amp;e4|e11&amp;e8&amp;e24&amp;e2&amp;e3&amp;e29&amp;e1&amp;e7|e8&amp;e24&amp;e2&amp;e3&amp;e14&amp;e29&amp;e1|e24&amp;e29&amp;e1&amp;e17|e18&amp;e19&amp;e24&amp;e29&amp;e17&amp;e4&amp;e16|e21&amp;e10&amp;e18&amp;e24&amp;e20&amp;e29&amp;e17&amp;e4&amp;e16|e10&amp;e8&amp;e18&amp;e24&amp;e29&amp;e4&amp;e16|e21&amp;e18&amp;e24&amp;e14&amp;e20&amp;e29&amp;e17&amp;e16|e18&amp;e19&amp;e24&amp;e14&amp;e13&amp;e29&amp;e17&amp;e16|e8&amp;e18&amp;e24&amp;e14&amp;e29&amp;e16|e18&amp;e19&amp;e24&amp;e3&amp;e20&amp;e29&amp;e17&amp;e4&amp;e7|e21&amp;e18&amp;e24&amp;e20&amp;e29&amp;e17&amp;e7|e18&amp;e19&amp;e24&amp;e13&amp;e29&amp;e17&amp;e7|e8&amp;e18&amp;e24&amp;e29&amp;e7|e24&amp;e22&amp;e29|e25&amp;e19&amp;e6&amp;e22&amp;e29&amp;e4&amp;e16|e19&amp;e6&amp;e29&amp;e17&amp;e4&amp;e16|e26&amp;e6&amp;e29&amp;e1&amp;e17&amp;e4&amp;e16|e26&amp;e6&amp;e22&amp;e29&amp;e4&amp;e16|e25&amp;e21&amp;e10&amp;e6&amp;e22&amp;e20&amp;e29&amp;e4&amp;e16|e21&amp;e10&amp;e6&amp;e20&amp;e29&amp;e17&amp;e4&amp;e16|e10&amp;e8&amp;e6&amp;e29&amp;e4&amp;e16|e27&amp;e6&amp;e29&amp;e1&amp;e17&amp;e16|e27&amp;e6&amp;e22&amp;e29&amp;e16|e25&amp;e21&amp;e6&amp;e14&amp;e22&amp;e20&amp;e29&amp;e16|e21&amp;e6&amp;e14&amp;e20&amp;e29&amp;e17&amp;e16|e25&amp;e19&amp;e6&amp;e14&amp;e13&amp;e22&amp;e29&amp;e16|e19&amp;e6&amp;e14&amp;e13&amp;e29&amp;e17&amp;e16|e26&amp;e6&amp;e14&amp;e13&amp;e29&amp;e1&amp;e17&amp;e16|e26&amp;e6&amp;e14&amp;e13&amp;e22&amp;e29&amp;e16|e8&amp;e6&amp;e14&amp;e29&amp;e16|e28&amp;e10&amp;e8&amp;e6&amp;e2&amp;e3&amp;e29&amp;e1&amp;e4|e28&amp;e8&amp;e6&amp;e2&amp;e3&amp;e14&amp;e29&amp;e1|e28&amp;e6&amp;e29&amp;e1&amp;e17|e28&amp;e6&amp;e22&amp;e29|e25&amp;e19&amp;e6&amp;e3&amp;e22&amp;e20&amp;e29&amp;e4&amp;e7|e19&amp;e6&amp;e3&amp;e20&amp;e29&amp;e17&amp;e4&amp;e7|e26&amp;e6&amp;e3&amp;e20&amp;e29&amp;e1&amp;e17&amp;e4&amp;e7|e26&amp;e6&amp;e3&amp;e22&amp;e20&amp;e29&amp;e4&amp;e7|e27&amp;e6&amp;e3&amp;e20&amp;e29&amp;e1&amp;e17&amp;e7|e27&amp;e6&amp;e3&amp;e22&amp;e20&amp;e29&amp;e7|e25&amp;e21&amp;e6&amp;e22&amp;e20&amp;e29&amp;e7|e21&amp;e6&amp;e20&amp;e29&amp;e17&amp;e7|e27&amp;e19&amp;e6&amp;e2&amp;e3&amp;e13&amp;e22&amp;e29&amp;e7|e25&amp;e19&amp;e6&amp;e13&amp;e22&amp;e29&amp;e7|e19&amp;e6&amp;e13&amp;e29&amp;e17&amp;e7|e26&amp;e6&amp;e13&amp;e29&amp;e1&amp;e17&amp;e7|e26&amp;e6&amp;e13&amp;e22&amp;e29&amp;e7|e8&amp;e6&amp;e29&amp;e7|e9&amp;e29|e30</text:p>
          </table:table-cell>
          <table:table-cell office:value-type="float" office:value="3.82037425041199" calcext:value-type="float">
            <text:p>3.8203742504</text:p>
          </table:table-cell>
          <table:table-cell office:value-type="float" office:value="158058" calcext:value-type="float">
            <text:p>158058</text:p>
          </table:table-cell>
          <table:table-cell office:value-type="float" office:value="0.859373331069946" calcext:value-type="float">
            <text:p>0.8593733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4001528073339" calcext:value-type="float">
            <text:p>0.4140015281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6.00301337242126" calcext:value-type="float">
            <text:p>6.0030133724</text:p>
          </table:table-cell>
          <table:table-cell office:value-type="string" calcext:value-type="string">
            <text:p>e1&amp;e2&amp;e3&amp;e0&amp;e4|e1&amp;e2&amp;e6&amp;e5&amp;e8&amp;e7&amp;e0&amp;e4|e1&amp;e2&amp;e5&amp;e9&amp;e0&amp;e4|e1&amp;e11&amp;e10&amp;e3&amp;e0&amp;e4|e1&amp;e11&amp;e10&amp;e5&amp;e9&amp;e0&amp;e4|e1&amp;e10&amp;e8&amp;e0&amp;e4|e12&amp;e13&amp;e1&amp;e3&amp;e0&amp;e4|e12&amp;e13&amp;e1&amp;e5&amp;e9&amp;e0&amp;e4|e12&amp;e1&amp;e11&amp;e7&amp;e3&amp;e0&amp;e4|e12&amp;e1&amp;e11&amp;e5&amp;e9&amp;e7&amp;e0&amp;e4|e12&amp;e1&amp;e8&amp;e7&amp;e0&amp;e4|e14&amp;e15&amp;e12&amp;e1&amp;e3&amp;e0&amp;e4|e14&amp;e12&amp;e1&amp;e9&amp;e0&amp;e4|e17&amp;e16&amp;e10&amp;e8&amp;e0&amp;e4|e12&amp;e17&amp;e16&amp;e8&amp;e7&amp;e0&amp;e4|e14&amp;e12&amp;e17&amp;e16&amp;e9&amp;e0&amp;e4|e16&amp;e3&amp;e0&amp;e4|e16&amp;e6&amp;e18&amp;e10&amp;e5&amp;e8&amp;e0&amp;e4|e16&amp;e6&amp;e5&amp;e8&amp;e7&amp;e0&amp;e4|e16&amp;e5&amp;e9&amp;e0&amp;e4|e2&amp;e19&amp;e18&amp;e3&amp;e0&amp;e4|e2&amp;e19&amp;e18&amp;e5&amp;e9&amp;e0&amp;e4|e11&amp;e19&amp;e18&amp;e10&amp;e3&amp;e0&amp;e4|e11&amp;e19&amp;e18&amp;e10&amp;e5&amp;e9&amp;e0&amp;e4|e19&amp;e18&amp;e10&amp;e8&amp;e0&amp;e4|e13&amp;e17&amp;e19&amp;e10&amp;e8&amp;e0&amp;e4|e13&amp;e19&amp;e3&amp;e0&amp;e4|e13&amp;e19&amp;e5&amp;e9&amp;e0&amp;e4|e20&amp;e2&amp;e19&amp;e7&amp;e3&amp;e0&amp;e4|e20&amp;e2&amp;e19&amp;e5&amp;e9&amp;e7&amp;e0&amp;e4|e11&amp;e19&amp;e7&amp;e3&amp;e0&amp;e4|e11&amp;e19&amp;e5&amp;e9&amp;e7&amp;e0&amp;e4|e19&amp;e8&amp;e7&amp;e0&amp;e4|e14&amp;e15&amp;e17&amp;e19&amp;e10&amp;e8&amp;e0&amp;e4|e14&amp;e15&amp;e19&amp;e3&amp;e0&amp;e4|e14&amp;e19&amp;e9&amp;e0&amp;e4|e22&amp;e16&amp;e18&amp;e21&amp;e3&amp;e4|e22&amp;e16&amp;e18&amp;e21&amp;e5&amp;e9&amp;e4|e2&amp;e18&amp;e21&amp;e3&amp;e4|e2&amp;e18&amp;e21&amp;e5&amp;e9&amp;e4|e11&amp;e18&amp;e10&amp;e21&amp;e3&amp;e4|e11&amp;e18&amp;e10&amp;e21&amp;e5&amp;e9&amp;e4|e18&amp;e10&amp;e21&amp;e8&amp;e4|e13&amp;e17&amp;e10&amp;e21&amp;e8&amp;e4|e13&amp;e21&amp;e3&amp;e4|e13&amp;e21&amp;e5&amp;e9&amp;e4|e22&amp;e20&amp;e16&amp;e21&amp;e7&amp;e3&amp;e4|e22&amp;e20&amp;e16&amp;e21&amp;e5&amp;e9&amp;e7&amp;e4|e20&amp;e2&amp;e21&amp;e7&amp;e3&amp;e4|e20&amp;e2&amp;e21&amp;e5&amp;e9&amp;e7&amp;e4|e11&amp;e21&amp;e7&amp;e3&amp;e4|e11&amp;e21&amp;e5&amp;e9&amp;e7&amp;e4|e21&amp;e8&amp;e7&amp;e4|e14&amp;e15&amp;e17&amp;e10&amp;e21&amp;e8&amp;e4|e14&amp;e15&amp;e21&amp;e3&amp;e4|e14&amp;e21&amp;e9&amp;e4|e23&amp;e4|e22&amp;e15&amp;e17&amp;e24&amp;e19&amp;e8&amp;e7&amp;e4|e15&amp;e17&amp;e24&amp;e10&amp;e8&amp;e4|e15&amp;e12&amp;e17&amp;e24&amp;e8&amp;e7&amp;e4|e15&amp;e24&amp;e3&amp;e4|e22&amp;e6&amp;e16&amp;e24&amp;e18&amp;e3&amp;e4|e6&amp;e2&amp;e24&amp;e18&amp;e3&amp;e4|e6&amp;e11&amp;e24&amp;e18&amp;e10&amp;e3&amp;e4|e6&amp;e24&amp;e18&amp;e10&amp;e8&amp;e4|e13&amp;e17&amp;e6&amp;e24&amp;e10&amp;e8&amp;e4|e13&amp;e6&amp;e24&amp;e3&amp;e4|e22&amp;e20&amp;e6&amp;e16&amp;e24&amp;e7&amp;e3&amp;e4|e20&amp;e6&amp;e2&amp;e24&amp;e7&amp;e3&amp;e4|e6&amp;e11&amp;e24&amp;e7&amp;e3&amp;e4|e6&amp;e24&amp;e8&amp;e7&amp;e4|e24&amp;e9&amp;e4</text:p>
          </table:table-cell>
          <table:table-cell office:value-type="float" office:value="0.114388465881348" calcext:value-type="float">
            <text:p>0.1143884659</text:p>
          </table:table-cell>
          <table:table-cell office:value-type="float" office:value="6177" calcext:value-type="float">
            <text:p>6177</text:p>
          </table:table-cell>
          <table:table-cell office:value-type="float" office:value="0.416292190551758" calcext:value-type="float">
            <text:p>0.41629219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908293801078" calcext:value-type="float">
            <text:p>0.3019082938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0.284464359283447" calcext:value-type="float">
            <text:p>0.2844643593</text:p>
          </table:table-cell>
          <table:table-cell office:value-type="string" calcext:value-type="string">
            <text:p>e2&amp;e1&amp;e0&amp;e3|e1&amp;e4&amp;e5&amp;e0&amp;e3|e1&amp;e4&amp;e0&amp;e6|e7&amp;e5&amp;e0&amp;e3|e7&amp;e0&amp;e6|e10&amp;e8&amp;e9&amp;e4&amp;e0&amp;e6|e8&amp;e9&amp;e0&amp;e3|e8&amp;e12&amp;e5&amp;e0&amp;e3&amp;e11|e8&amp;e12&amp;e0&amp;e6&amp;e11|e13&amp;e8&amp;e0&amp;e11|e14&amp;e8&amp;e0|e10&amp;e9&amp;e4&amp;e15&amp;e6|e9&amp;e15&amp;e3|e2&amp;e1&amp;e16&amp;e15&amp;e3&amp;e11|e1&amp;e16&amp;e4&amp;e5&amp;e15&amp;e3&amp;e11|e1&amp;e16&amp;e4&amp;e15&amp;e6&amp;e11|e7&amp;e16&amp;e5&amp;e15&amp;e3&amp;e11|e7&amp;e16&amp;e15&amp;e6&amp;e11|e12&amp;e5&amp;e15&amp;e3&amp;e11|e12&amp;e15&amp;e6&amp;e11|e13&amp;e15&amp;e11|e14&amp;e15|e18&amp;e10&amp;e4&amp;e6&amp;e17|e18&amp;e17&amp;e3|e19&amp;e5&amp;e17&amp;e3|e19&amp;e6&amp;e17|e10&amp;e9&amp;e4&amp;e20&amp;e6&amp;e17|e9&amp;e20&amp;e17&amp;e3|e2&amp;e1&amp;e16&amp;e20&amp;e17&amp;e3&amp;e11|e1&amp;e16&amp;e4&amp;e5&amp;e20&amp;e17&amp;e3&amp;e11|e1&amp;e16&amp;e4&amp;e20&amp;e6&amp;e17&amp;e11|e7&amp;e16&amp;e5&amp;e20&amp;e17&amp;e3&amp;e11|e7&amp;e16&amp;e20&amp;e6&amp;e17&amp;e11|e12&amp;e5&amp;e20&amp;e17&amp;e3&amp;e11|e12&amp;e20&amp;e6&amp;e17&amp;e11|e13&amp;e20&amp;e17&amp;e11|e14&amp;e20&amp;e17</text:p>
          </table:table-cell>
          <table:table-cell office:value-type="float" office:value="0.0227417945861816" calcext:value-type="float">
            <text:p>0.0227417946</text:p>
          </table:table-cell>
          <table:table-cell office:value-type="float" office:value="1392" calcext:value-type="float">
            <text:p>1392</text:p>
          </table:table-cell>
          <table:table-cell office:value-type="float" office:value="0.683780670166016" calcext:value-type="float">
            <text:p>0.6837806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2222051109047" calcext:value-type="float">
            <text:p>0.3722220511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office:value-type="float" office:value="1.03122019767761" calcext:value-type="float">
            <text:p>1.0312201977</text:p>
          </table:table-cell>
          <table:table-cell office:value-type="string" calcext:value-type="string">
            <text:p>e2&amp;e6&amp;e1&amp;e4&amp;e5&amp;e0&amp;e3|e2&amp;e1&amp;e0&amp;e7&amp;e3|e9&amp;e6&amp;e1&amp;e4&amp;e5&amp;e0&amp;e8&amp;e3|e9&amp;e1&amp;e0&amp;e7&amp;e8&amp;e3|e1&amp;e0&amp;e10&amp;e8|e12&amp;e11&amp;e0&amp;e10&amp;e8|e13&amp;e11&amp;e0&amp;e10&amp;e8&amp;e3|e14&amp;e11&amp;e4&amp;e5&amp;e0&amp;e10&amp;e8&amp;e3|e6&amp;e11&amp;e4&amp;e5&amp;e0&amp;e3|e11&amp;e0&amp;e7&amp;e3|e15&amp;e9&amp;e6&amp;e4&amp;e5&amp;e0&amp;e3|e15&amp;e9&amp;e0&amp;e7&amp;e3|e15&amp;e0&amp;e10|e12&amp;e16&amp;e10&amp;e8|e13&amp;e16&amp;e10&amp;e8&amp;e3|e14&amp;e16&amp;e4&amp;e5&amp;e10&amp;e8&amp;e3|e16&amp;e17&amp;e1&amp;e4&amp;e5&amp;e10&amp;e8&amp;e3|e15&amp;e16&amp;e17&amp;e4&amp;e5&amp;e10&amp;e3|e16&amp;e6&amp;e4&amp;e5&amp;e3|e16&amp;e7&amp;e3|e14&amp;e2&amp;e19&amp;e7&amp;e18&amp;e3|e20&amp;e14&amp;e11&amp;e19&amp;e7&amp;e8&amp;e18&amp;e3|e14&amp;e9&amp;e19&amp;e7&amp;e8&amp;e18&amp;e3|e14&amp;e19&amp;e10&amp;e8&amp;e18|e2&amp;e17&amp;e1&amp;e19&amp;e7&amp;e18&amp;e3|e9&amp;e17&amp;e1&amp;e19&amp;e7&amp;e8&amp;e18&amp;e3|e17&amp;e1&amp;e19&amp;e10&amp;e8&amp;e18|e12&amp;e17&amp;e11&amp;e19&amp;e10&amp;e8&amp;e18|e13&amp;e17&amp;e11&amp;e19&amp;e10&amp;e8&amp;e18&amp;e3|e17&amp;e11&amp;e19&amp;e7&amp;e18&amp;e3|e15&amp;e9&amp;e17&amp;e19&amp;e7&amp;e18&amp;e3|e15&amp;e17&amp;e19&amp;e10&amp;e18|e6&amp;e19&amp;e18|e20&amp;e2&amp;e21&amp;e6&amp;e1&amp;e4&amp;e5&amp;e18&amp;e3|e20&amp;e2&amp;e21&amp;e1&amp;e7&amp;e18&amp;e3|e20&amp;e21&amp;e6&amp;e11&amp;e4&amp;e5&amp;e18&amp;e3|e20&amp;e21&amp;e11&amp;e7&amp;e18&amp;e3|e21&amp;e9&amp;e6&amp;e4&amp;e5&amp;e18&amp;e3|e21&amp;e9&amp;e7&amp;e18&amp;e3|e21&amp;e10&amp;e18|e22&amp;e18</text:p>
          </table:table-cell>
          <table:table-cell office:value-type="float" office:value="0.0575709342956543" calcext:value-type="float">
            <text:p>0.0575709343</text:p>
          </table:table-cell>
          <table:table-cell office:value-type="float" office:value="3170" calcext:value-type="float">
            <text:p>3170</text:p>
          </table:table-cell>
          <table:table-cell office:value-type="float" office:value="0.578495025634766" calcext:value-type="float">
            <text:p>0.5784950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71895256126" calcext:value-type="float">
            <text:p>0.3830718953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0.0467798709869385" calcext:value-type="float">
            <text:p>0.046779871</text:p>
          </table:table-cell>
          <table:table-cell office:value-type="string" calcext:value-type="string">
            <text:p>e2&amp;e1&amp;e0&amp;e3|e5&amp;e1&amp;e4&amp;e6&amp;e0&amp;e3|e8&amp;e1&amp;e7&amp;e4&amp;e6&amp;e0&amp;e3|e9&amp;e1&amp;e7&amp;e4&amp;e0&amp;e3|e10&amp;e11&amp;e1&amp;e7&amp;e4&amp;e6&amp;e0&amp;e3|e2&amp;e12&amp;e13&amp;e0&amp;e3|e5&amp;e12&amp;e4&amp;e6&amp;e13&amp;e0&amp;e3|e8&amp;e12&amp;e7&amp;e4&amp;e6&amp;e13&amp;e0&amp;e3|e9&amp;e12&amp;e7&amp;e4&amp;e13&amp;e0&amp;e3|e11&amp;e12&amp;e6&amp;e0&amp;e3|e14&amp;e0|e17&amp;e16&amp;e14&amp;e15&amp;e6|e18&amp;e19&amp;e16&amp;e14&amp;e15&amp;e6&amp;e13|e15&amp;e6&amp;e3|e19&amp;e20&amp;e14&amp;e15&amp;e13|e17&amp;e2&amp;e16&amp;e20&amp;e14&amp;e15&amp;e13|e2&amp;e20&amp;e15&amp;e13&amp;e3|e17&amp;e9&amp;e16&amp;e20&amp;e14&amp;e7&amp;e15&amp;e4&amp;e13|e9&amp;e20&amp;e7&amp;e15&amp;e4&amp;e13&amp;e3|e21</text:p>
          </table:table-cell>
          <table:table-cell office:value-type="float" office:value="0.00687336921691895" calcext:value-type="float">
            <text:p>0.0068733692</text:p>
          </table:table-cell>
          <table:table-cell office:value-type="float" office:value="476" calcext:value-type="float">
            <text:p>476</text:p>
          </table:table-cell>
          <table:table-cell office:value-type="float" office:value="0.70501708984375" calcext:value-type="float">
            <text:p>0.7050170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2893562781293" calcext:value-type="float">
            <text:p>0.3028935628</text:p>
          </table:table-cell>
          <table:table-cell office:value-type="float" office:value="68" calcext:value-type="float">
            <text:p>68</text:p>
          </table:table-cell>
          <table:table-cell office:value-type="float" office:value="493" calcext:value-type="float">
            <text:p>493</text:p>
          </table:table-cell>
          <table:table-cell office:value-type="float" office:value="5.5484037399292" calcext:value-type="float">
            <text:p>5.5484037399</text:p>
          </table:table-cell>
          <table:table-cell office:value-type="string" calcext:value-type="string">
            <text:p>e3&amp;e1&amp;e2&amp;e4&amp;e5&amp;e0|e6&amp;e3&amp;e1&amp;e7&amp;e8&amp;e2&amp;e5&amp;e0|e3&amp;e9&amp;e1&amp;e8&amp;e2&amp;e5&amp;e0|e10&amp;e11&amp;e1&amp;e12&amp;e2&amp;e4&amp;e5&amp;e0|e10&amp;e1&amp;e8&amp;e2&amp;e5&amp;e0|e1&amp;e2&amp;e13&amp;e0|e15&amp;e14&amp;e1&amp;e12&amp;e16&amp;e4&amp;e13&amp;e0|e14&amp;e1&amp;e12&amp;e4&amp;e5&amp;e0|e6&amp;e14&amp;e1&amp;e7&amp;e12&amp;e16&amp;e13&amp;e0|e6&amp;e14&amp;e1&amp;e7&amp;e12&amp;e8&amp;e5&amp;e0|e14&amp;e9&amp;e1&amp;e12&amp;e16&amp;e13&amp;e0|e14&amp;e9&amp;e1&amp;e12&amp;e8&amp;e5&amp;e0|e17&amp;e3&amp;e1&amp;e16&amp;e4&amp;e5&amp;e0|e17&amp;e1&amp;e16&amp;e13&amp;e0|e17&amp;e11&amp;e1&amp;e12&amp;e4&amp;e5&amp;e0|e17&amp;e1&amp;e8&amp;e5&amp;e0|e19&amp;e18&amp;e20&amp;e4&amp;e2&amp;e13&amp;e0|e19&amp;e17&amp;e18&amp;e20&amp;e16&amp;e4&amp;e13&amp;e0|e15&amp;e18&amp;e16&amp;e4&amp;e13&amp;e0|e15&amp;e18&amp;e11&amp;e20&amp;e4&amp;e2&amp;e13&amp;e0|e18&amp;e4&amp;e5&amp;e0|e6&amp;e18&amp;e7&amp;e16&amp;e13&amp;e0|e6&amp;e18&amp;e11&amp;e7&amp;e20&amp;e2&amp;e13&amp;e0|e19&amp;e6&amp;e18&amp;e7&amp;e20&amp;e8&amp;e2&amp;e13&amp;e0|e6&amp;e18&amp;e7&amp;e8&amp;e5&amp;e0|e18&amp;e9&amp;e16&amp;e13&amp;e0|e18&amp;e9&amp;e11&amp;e20&amp;e2&amp;e13&amp;e0|e19&amp;e18&amp;e9&amp;e20&amp;e8&amp;e2&amp;e13&amp;e0|e18&amp;e9&amp;e8&amp;e5&amp;e0|e21&amp;e3&amp;e16&amp;e4&amp;e5&amp;e0|e21&amp;e16&amp;e13&amp;e0|e21&amp;e3&amp;e11&amp;e20&amp;e2&amp;e4&amp;e5&amp;e0|e21&amp;e11&amp;e20&amp;e2&amp;e13&amp;e0|e21&amp;e11&amp;e12&amp;e4&amp;e5&amp;e0|e21&amp;e19&amp;e20&amp;e8&amp;e2&amp;e13&amp;e0|e21&amp;e8&amp;e5&amp;e0|e3&amp;e22&amp;e2&amp;e4&amp;e5|e6&amp;e3&amp;e22&amp;e7&amp;e8&amp;e2&amp;e5|e3&amp;e9&amp;e22&amp;e8&amp;e2&amp;e5|e10&amp;e11&amp;e22&amp;e12&amp;e2&amp;e4&amp;e5|e10&amp;e22&amp;e8&amp;e2&amp;e5|e22&amp;e2&amp;e13|e15&amp;e14&amp;e22&amp;e12&amp;e16&amp;e4&amp;e13|e14&amp;e22&amp;e12&amp;e4&amp;e5|e6&amp;e14&amp;e22&amp;e7&amp;e12&amp;e16&amp;e13|e6&amp;e14&amp;e22&amp;e7&amp;e12&amp;e8&amp;e5|e14&amp;e9&amp;e22&amp;e12&amp;e16&amp;e13|e14&amp;e9&amp;e22&amp;e12&amp;e8&amp;e5|e17&amp;e3&amp;e22&amp;e16&amp;e4&amp;e5|e17&amp;e22&amp;e16&amp;e13|e17&amp;e11&amp;e22&amp;e12&amp;e4&amp;e5|e17&amp;e22&amp;e8&amp;e5|e24&amp;e19&amp;e23&amp;e20&amp;e4&amp;e2&amp;e13|e24&amp;e19&amp;e17&amp;e23&amp;e20&amp;e16&amp;e4&amp;e13|e15&amp;e24&amp;e23&amp;e16&amp;e4&amp;e13|e15&amp;e24&amp;e11&amp;e23&amp;e20&amp;e4&amp;e2&amp;e13|e24&amp;e23&amp;e4&amp;e5|e24&amp;e9&amp;e23&amp;e16&amp;e13|e24&amp;e9&amp;e11&amp;e23&amp;e20&amp;e2&amp;e13|e24&amp;e19&amp;e9&amp;e23&amp;e20&amp;e8&amp;e2&amp;e13|e24&amp;e9&amp;e23&amp;e8&amp;e5|e3&amp;e23&amp;e7&amp;e16&amp;e4&amp;e5|e23&amp;e7&amp;e16&amp;e13|e3&amp;e11&amp;e23&amp;e7&amp;e20&amp;e2&amp;e4&amp;e5|e11&amp;e23&amp;e7&amp;e20&amp;e2&amp;e13|e11&amp;e23&amp;e7&amp;e12&amp;e4&amp;e5|e19&amp;e23&amp;e7&amp;e20&amp;e8&amp;e2&amp;e13|e23&amp;e7&amp;e8&amp;e5</text:p>
          </table:table-cell>
          <table:table-cell office:value-type="float" office:value="0.129692792892456" calcext:value-type="float">
            <text:p>0.1296927929</text:p>
          </table:table-cell>
          <table:table-cell office:value-type="float" office:value="6843" calcext:value-type="float">
            <text:p>6843</text:p>
          </table:table-cell>
          <table:table-cell office:value-type="float" office:value="0.444583892822266" calcext:value-type="float">
            <text:p>0.4445838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4298643687357" calcext:value-type="float">
            <text:p>0.3142986437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0.50734806060791" calcext:value-type="float">
            <text:p>0.5073480606</text:p>
          </table:table-cell>
          <table:table-cell office:value-type="string" calcext:value-type="string">
            <text:p>e2&amp;e0&amp;e1&amp;e3&amp;e4|e0&amp;e1&amp;e5&amp;e4|e6&amp;e7&amp;e0&amp;e1&amp;e3&amp;e4|e9&amp;e0&amp;e8&amp;e5&amp;e4|e0&amp;e8&amp;e3&amp;e4|e10&amp;e11&amp;e0&amp;e8&amp;e5&amp;e4|e12&amp;e0|e14&amp;e9&amp;e13&amp;e5&amp;e4|e6&amp;e12&amp;e14&amp;e9&amp;e13&amp;e15|e14&amp;e13&amp;e3&amp;e4|e10&amp;e14&amp;e13&amp;e15&amp;e1&amp;e5&amp;e4|e10&amp;e12&amp;e14&amp;e13&amp;e15|e10&amp;e11&amp;e14&amp;e13&amp;e5&amp;e4|e16&amp;e13|e2&amp;e18&amp;e1&amp;e3&amp;e17&amp;e4|e18&amp;e1&amp;e5&amp;e17&amp;e4|e6&amp;e7&amp;e18&amp;e1&amp;e3&amp;e17&amp;e4|e9&amp;e18&amp;e8&amp;e5&amp;e17&amp;e4|e18&amp;e8&amp;e3&amp;e17&amp;e4|e10&amp;e11&amp;e18&amp;e8&amp;e5&amp;e17&amp;e4|e12&amp;e18&amp;e17|e2&amp;e15&amp;e19&amp;e1&amp;e3&amp;e17&amp;e4|e15&amp;e19&amp;e1&amp;e5&amp;e17&amp;e4|e9&amp;e15&amp;e8&amp;e19&amp;e5&amp;e17&amp;e4|e15&amp;e8&amp;e19&amp;e3&amp;e17&amp;e4|e12&amp;e15&amp;e19&amp;e17|e2&amp;e11&amp;e19&amp;e3&amp;e17&amp;e4|e11&amp;e19&amp;e5&amp;e17&amp;e4|e7&amp;e9&amp;e19&amp;e5&amp;e17&amp;e4|e7&amp;e19&amp;e3&amp;e17&amp;e4|e20&amp;e17</text:p>
          </table:table-cell>
          <table:table-cell office:value-type="float" office:value="0.0242125988006592" calcext:value-type="float">
            <text:p>0.0242125988</text:p>
          </table:table-cell>
          <table:table-cell office:value-type="float" office:value="1440" calcext:value-type="float">
            <text:p>1440</text:p>
          </table:table-cell>
          <table:table-cell office:value-type="float" office:value="0.674629211425781" calcext:value-type="float">
            <text:p>0.6746292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9191480364143" calcext:value-type="float">
            <text:p>0.3391914804</text:p>
          </table:table-cell>
          <table:table-cell office:value-type="float" office:value="66" calcext:value-type="float">
            <text:p>66</text:p>
          </table:table-cell>
          <table:table-cell office:value-type="float" office:value="497" calcext:value-type="float">
            <text:p>497</text:p>
          </table:table-cell>
          <table:table-cell office:value-type="float" office:value="4.98894596099854" calcext:value-type="float">
            <text:p>4.988945961</text:p>
          </table:table-cell>
          <table:table-cell office:value-type="string" calcext:value-type="string">
            <text:p>e1&amp;e4&amp;e5&amp;e0&amp;e2&amp;e3&amp;e6&amp;e7|e1&amp;e4&amp;e5&amp;e9&amp;e0&amp;e2&amp;e3&amp;e8&amp;e7|e1&amp;e4&amp;e10&amp;e0&amp;e2&amp;e3&amp;e7|e12&amp;e1&amp;e11&amp;e0&amp;e2&amp;e6&amp;e7|e1&amp;e11&amp;e9&amp;e0&amp;e2&amp;e7|e1&amp;e13&amp;e5&amp;e0&amp;e2&amp;e6&amp;e7|e1&amp;e13&amp;e5&amp;e9&amp;e0&amp;e2&amp;e8&amp;e7|e1&amp;e13&amp;e10&amp;e0&amp;e2&amp;e7|e1&amp;e0&amp;e14&amp;e6&amp;e7|e1&amp;e9&amp;e0&amp;e14&amp;e8&amp;e7|e12&amp;e15&amp;e16&amp;e11&amp;e0&amp;e2&amp;e6&amp;e7|e15&amp;e16&amp;e11&amp;e9&amp;e0&amp;e2&amp;e7|e15&amp;e16&amp;e0&amp;e14&amp;e6&amp;e7|e15&amp;e16&amp;e9&amp;e0&amp;e14&amp;e8&amp;e7|e17&amp;e15&amp;e5&amp;e11&amp;e9&amp;e0&amp;e2&amp;e7|e15&amp;e5&amp;e0&amp;e6&amp;e7|e15&amp;e5&amp;e9&amp;e0&amp;e8&amp;e7|e15&amp;e10&amp;e0&amp;e7|e0&amp;e18|e20&amp;e21&amp;e14&amp;e18&amp;e3&amp;e6&amp;e22&amp;e19|e20&amp;e14&amp;e3&amp;e6&amp;e19&amp;e7|e20&amp;e15&amp;e10&amp;e14&amp;e3&amp;e8&amp;e22&amp;e19&amp;e7|e20&amp;e14&amp;e18&amp;e3&amp;e8&amp;e22&amp;e19|e20&amp;e9&amp;e14&amp;e3&amp;e8&amp;e19&amp;e7|e21&amp;e16&amp;e4&amp;e14&amp;e18&amp;e3&amp;e6&amp;e22&amp;e19|e16&amp;e4&amp;e14&amp;e3&amp;e6&amp;e19&amp;e7|e16&amp;e4&amp;e14&amp;e18&amp;e3&amp;e8&amp;e22&amp;e19|e16&amp;e4&amp;e9&amp;e14&amp;e3&amp;e8&amp;e19&amp;e7|e21&amp;e4&amp;e5&amp;e18&amp;e3&amp;e6&amp;e22&amp;e19|e4&amp;e5&amp;e3&amp;e6&amp;e19&amp;e7|e4&amp;e5&amp;e18&amp;e3&amp;e8&amp;e22&amp;e19|e4&amp;e5&amp;e9&amp;e3&amp;e8&amp;e19&amp;e7|e21&amp;e4&amp;e10&amp;e18&amp;e3&amp;e22&amp;e19|e4&amp;e10&amp;e3&amp;e19&amp;e7|e1&amp;e11&amp;e14&amp;e6&amp;e22&amp;e19&amp;e7|e15&amp;e16&amp;e11&amp;e14&amp;e6&amp;e22&amp;e19&amp;e7|e15&amp;e11&amp;e5&amp;e6&amp;e22&amp;e19&amp;e7|e15&amp;e11&amp;e10&amp;e22&amp;e19&amp;e7|e11&amp;e18&amp;e22&amp;e19|e12&amp;e11&amp;e6&amp;e19&amp;e7|e11&amp;e9&amp;e19&amp;e7|e21&amp;e16&amp;e13&amp;e14&amp;e18&amp;e6&amp;e22&amp;e19|e16&amp;e13&amp;e14&amp;e6&amp;e19&amp;e7|e16&amp;e13&amp;e14&amp;e18&amp;e8&amp;e22&amp;e19|e16&amp;e13&amp;e9&amp;e14&amp;e8&amp;e19&amp;e7|e21&amp;e13&amp;e5&amp;e18&amp;e6&amp;e22&amp;e19|e13&amp;e5&amp;e6&amp;e19&amp;e7|e13&amp;e5&amp;e18&amp;e8&amp;e22&amp;e19|e13&amp;e5&amp;e9&amp;e8&amp;e19&amp;e7|e21&amp;e13&amp;e10&amp;e18&amp;e22&amp;e19|e13&amp;e10&amp;e19&amp;e7|e17&amp;e21&amp;e23&amp;e4&amp;e10&amp;e18&amp;e2&amp;e3&amp;e22|e17&amp;e23&amp;e4&amp;e10&amp;e2&amp;e3&amp;e7|e17&amp;e15&amp;e23&amp;e11&amp;e10&amp;e2&amp;e22&amp;e7|e17&amp;e23&amp;e11&amp;e18&amp;e2&amp;e22|e17&amp;e23&amp;e11&amp;e9&amp;e2&amp;e7|e17&amp;e21&amp;e23&amp;e13&amp;e10&amp;e18&amp;e2&amp;e22|e17&amp;e23&amp;e13&amp;e10&amp;e2&amp;e7|e21&amp;e23&amp;e18&amp;e6&amp;e22|e24&amp;e16&amp;e23&amp;e11&amp;e18&amp;e2&amp;e6&amp;e22|e23&amp;e6&amp;e7|e1&amp;e23&amp;e4&amp;e10&amp;e8&amp;e2&amp;e3&amp;e22&amp;e7|e1&amp;e23&amp;e13&amp;e10&amp;e8&amp;e2&amp;e22&amp;e7|e15&amp;e23&amp;e10&amp;e8&amp;e22&amp;e7|e23&amp;e18&amp;e8&amp;e22|e23&amp;e9&amp;e8&amp;e7</text:p>
          </table:table-cell>
          <table:table-cell office:value-type="float" office:value="0.120815753936768" calcext:value-type="float">
            <text:p>0.1208157539</text:p>
          </table:table-cell>
          <table:table-cell office:value-type="float" office:value="6336" calcext:value-type="float">
            <text:p>6336</text:p>
          </table:table-cell>
          <table:table-cell office:value-type="float" office:value="0.507546424865723" calcext:value-type="float">
            <text:p>0.5075464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8878560650104" calcext:value-type="float">
            <text:p>0.3888785607</text:p>
          </table:table-cell>
          <table:table-cell office:value-type="float" office:value="38" calcext:value-type="float">
            <text:p>38</text:p>
          </table:table-cell>
          <table:table-cell office:value-type="float" office:value="269" calcext:value-type="float">
            <text:p>269</text:p>
          </table:table-cell>
          <table:table-cell office:value-type="float" office:value="0.177649974822998" calcext:value-type="float">
            <text:p>0.1776499748</text:p>
          </table:table-cell>
          <table:table-cell office:value-type="string" calcext:value-type="string">
            <text:p>e2&amp;e4&amp;e1&amp;e5&amp;e0&amp;e3&amp;e6|e2&amp;e7&amp;e1&amp;e5&amp;e8&amp;e0&amp;e3&amp;e6|e2&amp;e7&amp;e1&amp;e9&amp;e0&amp;e3&amp;e6|e2&amp;e1&amp;e10&amp;e5&amp;e8&amp;e0&amp;e6|e2&amp;e1&amp;e10&amp;e9&amp;e0&amp;e6|e1&amp;e11&amp;e5&amp;e8&amp;e0&amp;e6|e1&amp;e9&amp;e11&amp;e0&amp;e6|e12&amp;e0&amp;e6|e14&amp;e13&amp;e11&amp;e5&amp;e8&amp;e0&amp;e6|e14&amp;e13&amp;e9&amp;e11&amp;e0&amp;e6|e15&amp;e4&amp;e13&amp;e9&amp;e11&amp;e0&amp;e3&amp;e6|e4&amp;e13&amp;e5&amp;e0&amp;e3&amp;e6|e13&amp;e7&amp;e5&amp;e8&amp;e0&amp;e3&amp;e6|e13&amp;e7&amp;e9&amp;e0&amp;e3&amp;e6|e13&amp;e10&amp;e5&amp;e8&amp;e0&amp;e6|e13&amp;e10&amp;e9&amp;e0&amp;e6|e17&amp;e14&amp;e12&amp;e16&amp;e6|e18&amp;e14&amp;e12&amp;e11&amp;e16&amp;e6|e14&amp;e11&amp;e5&amp;e8&amp;e16&amp;e6|e19&amp;e20&amp;e14&amp;e12&amp;e11&amp;e8&amp;e16&amp;e6|e14&amp;e9&amp;e11&amp;e16&amp;e6|e20&amp;e1&amp;e11&amp;e5&amp;e8&amp;e3&amp;e16&amp;e6|e20&amp;e1&amp;e9&amp;e11&amp;e3&amp;e16&amp;e6|e20&amp;e12&amp;e3&amp;e16&amp;e6|e17&amp;e15&amp;e4&amp;e12&amp;e3&amp;e16&amp;e6|e18&amp;e15&amp;e4&amp;e12&amp;e11&amp;e3&amp;e16&amp;e6|e15&amp;e4&amp;e9&amp;e11&amp;e3&amp;e16&amp;e6|e4&amp;e5&amp;e3&amp;e16&amp;e6|e18&amp;e7&amp;e12&amp;e3&amp;e16&amp;e6|e17&amp;e15&amp;e7&amp;e12&amp;e8&amp;e3&amp;e16&amp;e6|e7&amp;e5&amp;e8&amp;e3&amp;e16&amp;e6|e7&amp;e9&amp;e3&amp;e16&amp;e6|e18&amp;e10&amp;e12&amp;e16&amp;e6|e17&amp;e15&amp;e10&amp;e12&amp;e8&amp;e16&amp;e6|e10&amp;e5&amp;e8&amp;e16&amp;e6|e19&amp;e20&amp;e10&amp;e12&amp;e8&amp;e16&amp;e6|e10&amp;e9&amp;e16&amp;e6|e21</text:p>
          </table:table-cell>
          <table:table-cell office:value-type="float" office:value="0.0292646884918213" calcext:value-type="float">
            <text:p>0.0292646885</text:p>
          </table:table-cell>
          <table:table-cell office:value-type="float" office:value="1763" calcext:value-type="float">
            <text:p>1763</text:p>
          </table:table-cell>
          <table:table-cell office:value-type="float" office:value="0.629966735839844" calcext:value-type="float">
            <text:p>0.62996673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6163790935323" calcext:value-type="float">
            <text:p>0.3661637909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0.330705642700195" calcext:value-type="float">
            <text:p>0.3307056427</text:p>
          </table:table-cell>
          <table:table-cell office:value-type="string" calcext:value-type="string">
            <text:p>e2&amp;e3&amp;e4&amp;e1&amp;e5&amp;e0|e2&amp;e3&amp;e7&amp;e8&amp;e1&amp;e6&amp;e5&amp;e0|e2&amp;e9&amp;e3&amp;e1&amp;e0|e11&amp;e3&amp;e4&amp;e10&amp;e1&amp;e5&amp;e0|e11&amp;e3&amp;e7&amp;e10&amp;e8&amp;e1&amp;e6&amp;e5&amp;e0|e11&amp;e9&amp;e3&amp;e10&amp;e1&amp;e0|e12&amp;e4&amp;e10&amp;e1&amp;e5&amp;e0|e12&amp;e7&amp;e10&amp;e8&amp;e1&amp;e6&amp;e5&amp;e0|e12&amp;e9&amp;e10&amp;e1&amp;e0|e13&amp;e1&amp;e0|e14&amp;e8&amp;e5&amp;e0|e15&amp;e14&amp;e4&amp;e5&amp;e0|e15&amp;e13&amp;e14&amp;e16&amp;e6&amp;e0|e15&amp;e9&amp;e14&amp;e0|e17&amp;e0|e19&amp;e13&amp;e4&amp;e18&amp;e1|e19&amp;e17&amp;e4&amp;e18|e4&amp;e18&amp;e5|e20&amp;e2&amp;e16&amp;e14&amp;e8&amp;e18&amp;e6&amp;e5|e20&amp;e2&amp;e17&amp;e16&amp;e18&amp;e6|e20&amp;e11&amp;e16&amp;e14&amp;e10&amp;e8&amp;e18&amp;e6&amp;e5|e20&amp;e11&amp;e17&amp;e16&amp;e10&amp;e18&amp;e6|e13&amp;e16&amp;e18&amp;e6|e19&amp;e13&amp;e7&amp;e8&amp;e18&amp;e6&amp;e1|e19&amp;e17&amp;e7&amp;e8&amp;e18&amp;e6|e7&amp;e8&amp;e18&amp;e6&amp;e5|e9&amp;e18|e21</text:p>
          </table:table-cell>
          <table:table-cell office:value-type="float" office:value="0.021085262298584" calcext:value-type="float">
            <text:p>0.0210852623</text:p>
          </table:table-cell>
          <table:table-cell office:value-type="float" office:value="1366" calcext:value-type="float">
            <text:p>1366</text:p>
          </table:table-cell>
          <table:table-cell office:value-type="float" office:value="0.793811798095703" calcext:value-type="float">
            <text:p>0.7938117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488851708235" calcext:value-type="float">
            <text:p>0.3474888517</text:p>
          </table:table-cell>
          <table:table-cell office:value-type="float" office:value="54" calcext:value-type="float">
            <text:p>54</text:p>
          </table:table-cell>
          <table:table-cell office:value-type="float" office:value="419" calcext:value-type="float">
            <text:p>419</text:p>
          </table:table-cell>
          <table:table-cell office:value-type="float" office:value="0.877289056777954" calcext:value-type="float">
            <text:p>0.8772890568</text:p>
          </table:table-cell>
          <table:table-cell office:value-type="string" calcext:value-type="string">
            <text:p>e1&amp;e2&amp;e0&amp;e4&amp;e3|e7&amp;e6&amp;e1&amp;e0&amp;e8&amp;e5&amp;e4&amp;e3|e1&amp;e0&amp;e5&amp;e9|e10&amp;e2&amp;e0&amp;e11&amp;e4&amp;e3|e10&amp;e0&amp;e11&amp;e5&amp;e9|e10&amp;e12&amp;e7&amp;e0&amp;e8&amp;e5&amp;e9|e10&amp;e7&amp;e0&amp;e8&amp;e4&amp;e3|e14&amp;e2&amp;e0&amp;e11&amp;e13&amp;e4&amp;e3|e14&amp;e0&amp;e11&amp;e13&amp;e5&amp;e9|e12&amp;e7&amp;e14&amp;e0&amp;e8&amp;e13&amp;e5&amp;e9|e7&amp;e14&amp;e0&amp;e8&amp;e13&amp;e4&amp;e3|e12&amp;e15&amp;e0&amp;e13&amp;e5&amp;e9|e16&amp;e15&amp;e0&amp;e11&amp;e13&amp;e5&amp;e9&amp;e3|e15&amp;e0&amp;e13&amp;e4&amp;e3|e17&amp;e18&amp;e2&amp;e0&amp;e11&amp;e13&amp;e4&amp;e3|e17&amp;e18&amp;e0&amp;e11&amp;e13&amp;e5&amp;e9|e17&amp;e12&amp;e0&amp;e8&amp;e13&amp;e5&amp;e9|e16&amp;e17&amp;e0&amp;e8&amp;e11&amp;e13&amp;e5&amp;e9&amp;e3|e17&amp;e0&amp;e8&amp;e13&amp;e4&amp;e3|e20&amp;e1&amp;e2&amp;e19&amp;e4&amp;e3|e20&amp;e1&amp;e19&amp;e5&amp;e9|e10&amp;e20&amp;e2&amp;e11&amp;e19&amp;e4&amp;e3|e10&amp;e20&amp;e11&amp;e19&amp;e5&amp;e9|e14&amp;e20&amp;e2&amp;e11&amp;e19&amp;e13&amp;e4&amp;e3|e14&amp;e20&amp;e11&amp;e19&amp;e13&amp;e5&amp;e9|e12&amp;e20&amp;e15&amp;e19&amp;e13&amp;e5&amp;e9|e16&amp;e20&amp;e15&amp;e11&amp;e19&amp;e13&amp;e5&amp;e9&amp;e3|e20&amp;e15&amp;e19&amp;e13&amp;e4&amp;e3|e21&amp;e18&amp;e15&amp;e11&amp;e19&amp;e13&amp;e4&amp;e3|e18&amp;e2&amp;e11&amp;e19&amp;e4&amp;e3|e18&amp;e11&amp;e19&amp;e5&amp;e9|e18&amp;e22&amp;e1&amp;e2&amp;e19&amp;e4&amp;e3|e18&amp;e22&amp;e1&amp;e19&amp;e5&amp;e9|e12&amp;e18&amp;e22&amp;e15&amp;e19&amp;e13&amp;e5&amp;e9|e18&amp;e22&amp;e15&amp;e19&amp;e13&amp;e4&amp;e3|e12&amp;e8&amp;e19&amp;e5&amp;e9|e23&amp;e1&amp;e8&amp;e19&amp;e5&amp;e9&amp;e3|e23&amp;e10&amp;e8&amp;e11&amp;e19&amp;e5&amp;e9&amp;e3|e23&amp;e14&amp;e8&amp;e11&amp;e19&amp;e13&amp;e5&amp;e9&amp;e3|e16&amp;e8&amp;e11&amp;e19&amp;e5&amp;e9&amp;e3|e16&amp;e22&amp;e1&amp;e8&amp;e19&amp;e5&amp;e9&amp;e3|e8&amp;e19&amp;e4&amp;e3|e24&amp;e14&amp;e8&amp;e11&amp;e19&amp;e5&amp;e9|e24&amp;e14&amp;e22&amp;e1&amp;e8&amp;e19&amp;e5&amp;e9|e21&amp;e25&amp;e6&amp;e15&amp;e11&amp;e13&amp;e4&amp;e3|e21&amp;e17&amp;e25&amp;e6&amp;e8&amp;e11&amp;e13&amp;e4&amp;e3|e25&amp;e6&amp;e2&amp;e11&amp;e4&amp;e3|e22&amp;e25&amp;e6&amp;e1&amp;e2&amp;e4&amp;e3|e22&amp;e25&amp;e6&amp;e15&amp;e13&amp;e4&amp;e3|e17&amp;e22&amp;e25&amp;e6&amp;e8&amp;e13&amp;e4&amp;e3|e7&amp;e25&amp;e6&amp;e20&amp;e1&amp;e2&amp;e4&amp;e3|e7&amp;e25&amp;e6&amp;e20&amp;e15&amp;e13&amp;e4&amp;e3|e7&amp;e25&amp;e6&amp;e8&amp;e4&amp;e3|e25&amp;e9</text:p>
          </table:table-cell>
          <table:table-cell office:value-type="float" office:value="0.0336434841156006" calcext:value-type="float">
            <text:p>0.0336434841</text:p>
          </table:table-cell>
          <table:table-cell office:value-type="float" office:value="1921" calcext:value-type="float">
            <text:p>1921</text:p>
          </table:table-cell>
          <table:table-cell office:value-type="float" office:value="0.404989242553711" calcext:value-type="float">
            <text:p>0.4049892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1692386823434" calcext:value-type="float">
            <text:p>0.3316923868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0.0565590858459473" calcext:value-type="float">
            <text:p>0.0565590858</text:p>
          </table:table-cell>
          <table:table-cell office:value-type="string" calcext:value-type="string">
            <text:p>e1&amp;e0&amp;e2&amp;e4&amp;e3&amp;e6&amp;e5&amp;e7|e1&amp;e0&amp;e2&amp;e8&amp;e6&amp;e5&amp;e7|e9&amp;e0&amp;e4&amp;e3&amp;e6&amp;e5&amp;e7|e9&amp;e0&amp;e8&amp;e6&amp;e5&amp;e7|e10&amp;e11&amp;e0&amp;e2&amp;e4&amp;e3&amp;e6&amp;e5&amp;e7|e10&amp;e11&amp;e0&amp;e2&amp;e8&amp;e6&amp;e5&amp;e7|e12&amp;e10&amp;e0&amp;e7|e14&amp;e13&amp;e12&amp;e10&amp;e3&amp;e7|e13&amp;e4&amp;e3&amp;e6&amp;e5&amp;e7|e15&amp;e14&amp;e13&amp;e12&amp;e10&amp;e8&amp;e7|e16&amp;e14&amp;e13&amp;e12&amp;e10&amp;e8&amp;e5&amp;e7|e13&amp;e8&amp;e6&amp;e5&amp;e7|e18&amp;e11&amp;e9&amp;e4&amp;e17&amp;e3&amp;e6&amp;e5&amp;e7|e18&amp;e11&amp;e9&amp;e17&amp;e8&amp;e6&amp;e5&amp;e7|e11&amp;e2&amp;e4&amp;e17&amp;e3&amp;e6&amp;e5&amp;e7|e11&amp;e2&amp;e17&amp;e8&amp;e6&amp;e5&amp;e7|e19&amp;e1&amp;e2&amp;e4&amp;e17&amp;e3&amp;e6&amp;e5&amp;e7|e19&amp;e1&amp;e2&amp;e17&amp;e8&amp;e6&amp;e5&amp;e7|e19&amp;e9&amp;e4&amp;e17&amp;e3&amp;e6&amp;e5&amp;e7|e19&amp;e9&amp;e17&amp;e8&amp;e6&amp;e5&amp;e7|e12&amp;e17&amp;e7</text:p>
          </table:table-cell>
          <table:table-cell office:value-type="float" office:value="0.00739336013793945" calcext:value-type="float">
            <text:p>0.0073933601</text:p>
          </table:table-cell>
          <table:table-cell office:value-type="float" office:value="483" calcext:value-type="float">
            <text:p>483</text:p>
          </table:table-cell>
          <table:table-cell office:value-type="float" office:value="0.197662353515625" calcext:value-type="float">
            <text:p>0.19766235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7996271246237" calcext:value-type="float">
            <text:p>0.3799627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33752822875977" calcext:value-type="float">
            <text:p>0.0001337528</text:p>
          </table:table-cell>
          <table:table-cell office:value-type="string" calcext:value-type="string">
            <text:p>e0</text:p>
          </table:table-cell>
          <table:table-cell office:value-type="float" office:value="0.0000123977661132813" calcext:value-type="float">
            <text:p>1.23977661132813E-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  <table:table-cell table:formula="of:=SUM([.E118:.E137])" office:value-type="float" office:value="383.577542304993" calcext:value-type="float">
            <text:p>383.5775423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1:16:07.252715132</dc:date>
    <meta:editing-duration>PT6M35S</meta:editing-duration>
    <meta:editing-cycles>1</meta:editing-cycles>
    <meta:document-statistic meta:table-count="1" meta:cell-count="1146" meta:object-count="0"/>
    <meta:generator>LibreOffice/5.1.6.2$Linux_X86_64 LibreOffice_project/10m0$Build-2</meta:generator>
  </office:meta>
</office:document-meta>
</file>